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_color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NCATENATE(&quot;/home/driverless/ras_perception/DL_training/RAS_DATASET/&quot;;[.A1];&quot;.jpg&quot;)" office:value-type="string" office:string-value="/home/driverless/ras_perception/DL_training/RAS_DATASET/1.jpg" calcext:value-type="string">
            <text:p>/home/driverless/ras_perception/DL_training/RAS_DATASET/1.jpg</text:p>
          </table:table-cell>
          <table:table-cell table:number-columns-repeated="5"/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(1)</text:p>
          </table:table-cell>
          <table:table-cell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</table:table-row>
        <table:table-row table:style-name="ro1">
          <table:table-cell office:value-type="string" calcext:value-type="string">
            <text:p>1(2)</text:p>
          </table:table-cell>
          <table:table-cell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</table:table-row>
        <table:table-row table:style-name="ro1">
          <table:table-cell office:value-type="string" calcext:value-type="string">
            <text:p>1(3)</text:p>
          </table:table-cell>
          <table:table-cell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</table:table-row>
        <table:table-row table:style-name="ro1">
          <table:table-cell office:value-type="string" calcext:value-type="string">
            <text:p>1(4)</text:p>
          </table:table-cell>
          <table:table-cell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</table:table-row>
        <table:table-row table:style-name="ro1">
          <table:table-cell office:value-type="string" calcext:value-type="string">
            <text:p>1(5)</text:p>
          </table:table-cell>
          <table:table-cell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</table:table-row>
        <table:table-row table:style-name="ro1">
          <table:table-cell office:value-type="string" calcext:value-type="string">
            <text:p>1(7)</text:p>
          </table:table-cell>
          <table:table-cell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</table:table-row>
        <table:table-row table:style-name="ro1">
          <table:table-cell office:value-type="string" calcext:value-type="string">
            <text:p>1(8)</text:p>
          </table:table-cell>
          <table:table-cell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</table:table-row>
        <table:table-row table:style-name="ro1">
          <table:table-cell office:value-type="string" calcext:value-type="string">
            <text:p>1(10)</text:p>
          </table:table-cell>
          <table:table-cell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</table:table-row>
        <table:table-row table:style-name="ro1">
          <table:table-cell office:value-type="string" calcext:value-type="string">
            <text:p>1(11)</text:p>
          </table:table-cell>
          <table:table-cell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</table:table-row>
        <table:table-row table:style-name="ro1">
          <table:table-cell office:value-type="string" calcext:value-type="string">
            <text:p>1(12)</text:p>
          </table:table-cell>
          <table:table-cell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</table:table-row>
        <table:table-row table:style-name="ro1">
          <table:table-cell office:value-type="string" calcext:value-type="string">
            <text:p>1(13)</text:p>
          </table:table-cell>
          <table:table-cell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</table:table-row>
        <table:table-row table:style-name="ro1">
          <table:table-cell office:value-type="string" calcext:value-type="string">
            <text:p>2(1)</text:p>
          </table:table-cell>
          <table:table-cell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</table:table-row>
        <table:table-row table:style-name="ro1">
          <table:table-cell office:value-type="string" calcext:value-type="string">
            <text:p>2(2)</text:p>
          </table:table-cell>
          <table:table-cell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</table:table-row>
        <table:table-row table:style-name="ro1">
          <table:table-cell office:value-type="string" calcext:value-type="string">
            <text:p>2(4)</text:p>
          </table:table-cell>
          <table:table-cell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</table:table-row>
        <table:table-row table:style-name="ro1">
          <table:table-cell office:value-type="string" calcext:value-type="string">
            <text:p>2(7)</text:p>
          </table:table-cell>
          <table:table-cell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</table:table-row>
        <table:table-row table:style-name="ro1">
          <table:table-cell office:value-type="string" calcext:value-type="string">
            <text:p>2(8)</text:p>
          </table:table-cell>
          <table:table-cell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</table:table-row>
        <table:table-row table:style-name="ro1">
          <table:table-cell office:value-type="string" calcext:value-type="string">
            <text:p>2(9)</text:p>
          </table:table-cell>
          <table:table-cell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</table:table-row>
        <table:table-row table:style-name="ro1">
          <table:table-cell office:value-type="string" calcext:value-type="string">
            <text:p>2(10)</text:p>
          </table:table-cell>
          <table:table-cell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</table:table-row>
        <table:table-row table:style-name="ro1">
          <table:table-cell office:value-type="string" calcext:value-type="string">
            <text:p>2(11)</text:p>
          </table:table-cell>
          <table:table-cell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</table:table-row>
        <table:table-row table:style-name="ro1">
          <table:table-cell office:value-type="string" calcext:value-type="string">
            <text:p>2(12)</text:p>
          </table:table-cell>
          <table:table-cell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</table:table-row>
        <table:table-row table:style-name="ro1">
          <table:table-cell office:value-type="string" calcext:value-type="string">
            <text:p>2(13)</text:p>
          </table:table-cell>
          <table:table-cell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</table:table-row>
        <table:table-row table:style-name="ro1">
          <table:table-cell office:value-type="string" calcext:value-type="string">
            <text:p>3(2)</text:p>
          </table:table-cell>
          <table:table-cell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</table:table-row>
        <table:table-row table:style-name="ro1">
          <table:table-cell office:value-type="string" calcext:value-type="string">
            <text:p>3(4)</text:p>
          </table:table-cell>
          <table:table-cell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</table:table-row>
        <table:table-row table:style-name="ro1">
          <table:table-cell office:value-type="string" calcext:value-type="string">
            <text:p>3(7)</text:p>
          </table:table-cell>
          <table:table-cell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</table:table-row>
        <table:table-row table:style-name="ro1">
          <table:table-cell office:value-type="string" calcext:value-type="string">
            <text:p>3(8)</text:p>
          </table:table-cell>
          <table:table-cell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</table:table-row>
        <table:table-row table:style-name="ro1">
          <table:table-cell office:value-type="string" calcext:value-type="string">
            <text:p>3(9)</text:p>
          </table:table-cell>
          <table:table-cell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</table:table-row>
        <table:table-row table:style-name="ro1">
          <table:table-cell office:value-type="string" calcext:value-type="string">
            <text:p>3(11)</text:p>
          </table:table-cell>
          <table:table-cell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</table:table-row>
        <table:table-row table:style-name="ro1">
          <table:table-cell office:value-type="string" calcext:value-type="string">
            <text:p>3(12)</text:p>
          </table:table-cell>
          <table:table-cell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</table:table-row>
        <table:table-row table:style-name="ro1">
          <table:table-cell office:value-type="string" calcext:value-type="string">
            <text:p>3(13)</text:p>
          </table:table-cell>
          <table:table-cell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</table:table-row>
        <table:table-row table:style-name="ro1">
          <table:table-cell office:value-type="string" calcext:value-type="string">
            <text:p>4(9)</text:p>
          </table:table-cell>
          <table:table-cell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</table:table-row>
        <table:table-row table:style-name="ro1">
          <table:table-cell office:value-type="string" calcext:value-type="string">
            <text:p>4(11)</text:p>
          </table:table-cell>
          <table:table-cell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</table:table-row>
        <table:table-row table:style-name="ro1">
          <table:table-cell office:value-type="string" calcext:value-type="string">
            <text:p>4(13)</text:p>
          </table:table-cell>
          <table:table-cell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</table:table-row>
        <table:table-row table:style-name="ro1">
          <table:table-cell office:value-type="string" calcext:value-type="string">
            <text:p>10(1)</text:p>
          </table:table-cell>
          <table:table-cell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</table:table-row>
        <table:table-row table:style-name="ro1">
          <table:table-cell office:value-type="string" calcext:value-type="string">
            <text:p>10(2)</text:p>
          </table:table-cell>
          <table:table-cell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</table:table-row>
        <table:table-row table:style-name="ro1">
          <table:table-cell office:value-type="string" calcext:value-type="string">
            <text:p>10(3)</text:p>
          </table:table-cell>
          <table:table-cell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</table:table-row>
        <table:table-row table:style-name="ro1">
          <table:table-cell office:value-type="string" calcext:value-type="string">
            <text:p>10(4)</text:p>
          </table:table-cell>
          <table:table-cell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</table:table-row>
        <table:table-row table:style-name="ro1">
          <table:table-cell office:value-type="string" calcext:value-type="string">
            <text:p>10(5)</text:p>
          </table:table-cell>
          <table:table-cell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</table:table-row>
        <table:table-row table:style-name="ro1">
          <table:table-cell office:value-type="string" calcext:value-type="string">
            <text:p>10(6)</text:p>
          </table:table-cell>
          <table:table-cell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</table:table-row>
        <table:table-row table:style-name="ro1">
          <table:table-cell office:value-type="string" calcext:value-type="string">
            <text:p>10(7)</text:p>
          </table:table-cell>
          <table:table-cell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</table:table-row>
        <table:table-row table:style-name="ro1">
          <table:table-cell office:value-type="string" calcext:value-type="string">
            <text:p>10(8)</text:p>
          </table:table-cell>
          <table:table-cell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</table:table-row>
        <table:table-row table:style-name="ro1">
          <table:table-cell office:value-type="string" calcext:value-type="string">
            <text:p>10(9)</text:p>
          </table:table-cell>
          <table:table-cell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</table:table-row>
        <table:table-row table:style-name="ro1">
          <table:table-cell office:value-type="string" calcext:value-type="string">
            <text:p>10(11)</text:p>
          </table:table-cell>
          <table:table-cell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</table:table-row>
        <table:table-row table:style-name="ro1">
          <table:table-cell office:value-type="string" calcext:value-type="string">
            <text:p>10(12)</text:p>
          </table:table-cell>
          <table:table-cell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</table:table-row>
        <table:table-row table:style-name="ro1">
          <table:table-cell office:value-type="string" calcext:value-type="string">
            <text:p>10(13)</text:p>
          </table:table-cell>
          <table:table-cell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</table:table-row>
        <table:table-row table:style-name="ro1">
          <table:table-cell office:value-type="string" calcext:value-type="string">
            <text:p>11(1)</text:p>
          </table:table-cell>
          <table:table-cell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</table:table-row>
        <table:table-row table:style-name="ro1">
          <table:table-cell office:value-type="string" calcext:value-type="string">
            <text:p>11(2)</text:p>
          </table:table-cell>
          <table:table-cell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</table:table-row>
        <table:table-row table:style-name="ro1">
          <table:table-cell office:value-type="string" calcext:value-type="string">
            <text:p>11(3)</text:p>
          </table:table-cell>
          <table:table-cell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</table:table-row>
        <table:table-row table:style-name="ro1">
          <table:table-cell office:value-type="string" calcext:value-type="string">
            <text:p>11(4)</text:p>
          </table:table-cell>
          <table:table-cell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</table:table-row>
        <table:table-row table:style-name="ro1">
          <table:table-cell office:value-type="string" calcext:value-type="string">
            <text:p>11(5)</text:p>
          </table:table-cell>
          <table:table-cell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</table:table-row>
        <table:table-row table:style-name="ro1">
          <table:table-cell office:value-type="string" calcext:value-type="string">
            <text:p>11(6)</text:p>
          </table:table-cell>
          <table:table-cell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</table:table-row>
        <table:table-row table:style-name="ro1">
          <table:table-cell office:value-type="string" calcext:value-type="string">
            <text:p>11(7)</text:p>
          </table:table-cell>
          <table:table-cell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</table:table-row>
        <table:table-row table:style-name="ro1">
          <table:table-cell office:value-type="string" calcext:value-type="string">
            <text:p>11(8)</text:p>
          </table:table-cell>
          <table:table-cell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</table:table-row>
        <table:table-row table:style-name="ro1">
          <table:table-cell office:value-type="string" calcext:value-type="string">
            <text:p>11(10)</text:p>
          </table:table-cell>
          <table:table-cell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</table:table-row>
        <table:table-row table:style-name="ro1">
          <table:table-cell office:value-type="string" calcext:value-type="string">
            <text:p>11(12)</text:p>
          </table:table-cell>
          <table:table-cell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</table:table-row>
        <table:table-row table:style-name="ro1">
          <table:table-cell office:value-type="string" calcext:value-type="string">
            <text:p>12(2)</text:p>
          </table:table-cell>
          <table:table-cell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</table:table-row>
        <table:table-row table:style-name="ro1">
          <table:table-cell office:value-type="string" calcext:value-type="string">
            <text:p>12(3)</text:p>
          </table:table-cell>
          <table:table-cell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</table:table-row>
        <table:table-row table:style-name="ro1">
          <table:table-cell office:value-type="string" calcext:value-type="string">
            <text:p>12(4)</text:p>
          </table:table-cell>
          <table:table-cell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</table:table-row>
        <table:table-row table:style-name="ro1">
          <table:table-cell office:value-type="string" calcext:value-type="string">
            <text:p>12(5)</text:p>
          </table:table-cell>
          <table:table-cell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</table:table-row>
        <table:table-row table:style-name="ro1">
          <table:table-cell office:value-type="string" calcext:value-type="string">
            <text:p>12(6)</text:p>
          </table:table-cell>
          <table:table-cell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</table:table-row>
        <table:table-row table:style-name="ro1">
          <table:table-cell office:value-type="string" calcext:value-type="string">
            <text:p>12(8)</text:p>
          </table:table-cell>
          <table:table-cell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</table:table-row>
        <table:table-row table:style-name="ro1">
          <table:table-cell office:value-type="string" calcext:value-type="string">
            <text:p>12(11)</text:p>
          </table:table-cell>
          <table:table-cell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5"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(13)</text:p>
          </table:table-cell>
          <table:table-cell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5"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5"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)</text:p>
          </table:table-cell>
          <table:table-cell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5"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3)</text:p>
          </table:table-cell>
          <table:table-cell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5"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7)</text:p>
          </table:table-cell>
          <table:table-cell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5"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9)</text:p>
          </table:table-cell>
          <table:table-cell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5"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0)</text:p>
          </table:table-cell>
          <table:table-cell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5"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2)</text:p>
          </table:table-cell>
          <table:table-cell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5"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3)</text:p>
          </table:table-cell>
          <table:table-cell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5"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5"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2)</text:p>
          </table:table-cell>
          <table:table-cell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5"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3)</text:p>
          </table:table-cell>
          <table:table-cell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5"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5)</text:p>
          </table:table-cell>
          <table:table-cell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5"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6)</text:p>
          </table:table-cell>
          <table:table-cell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5"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8)</text:p>
          </table:table-cell>
          <table:table-cell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5"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9)</text:p>
          </table:table-cell>
          <table:table-cell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5"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0)</text:p>
          </table:table-cell>
          <table:table-cell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5"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1)</text:p>
          </table:table-cell>
          <table:table-cell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5"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2)</text:p>
          </table:table-cell>
          <table:table-cell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5"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5"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)</text:p>
          </table:table-cell>
          <table:table-cell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5"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2)</text:p>
          </table:table-cell>
          <table:table-cell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5"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4)</text:p>
          </table:table-cell>
          <table:table-cell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5"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5)</text:p>
          </table:table-cell>
          <table:table-cell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5"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7)</text:p>
          </table:table-cell>
          <table:table-cell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5"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9)</text:p>
          </table:table-cell>
          <table:table-cell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5"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0)</text:p>
          </table:table-cell>
          <table:table-cell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5"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2)</text:p>
          </table:table-cell>
          <table:table-cell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5"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3)</text:p>
          </table:table-cell>
          <table:table-cell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5"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5"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)</text:p>
          </table:table-cell>
          <table:table-cell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5"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2)</text:p>
          </table:table-cell>
          <table:table-cell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5"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3)</text:p>
          </table:table-cell>
          <table:table-cell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5"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4)</text:p>
          </table:table-cell>
          <table:table-cell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5"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5)</text:p>
          </table:table-cell>
          <table:table-cell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5"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6)</text:p>
          </table:table-cell>
          <table:table-cell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5"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7)</text:p>
          </table:table-cell>
          <table:table-cell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5"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8)</text:p>
          </table:table-cell>
          <table:table-cell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5"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9)</text:p>
          </table:table-cell>
          <table:table-cell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5"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1)</text:p>
          </table:table-cell>
          <table:table-cell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5"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2)</text:p>
          </table:table-cell>
          <table:table-cell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5"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5"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3)</text:p>
          </table:table-cell>
          <table:table-cell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5"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5)</text:p>
          </table:table-cell>
          <table:table-cell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5"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6)</text:p>
          </table:table-cell>
          <table:table-cell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5"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7)</text:p>
          </table:table-cell>
          <table:table-cell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5"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9)</text:p>
          </table:table-cell>
          <table:table-cell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5"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0)</text:p>
          </table:table-cell>
          <table:table-cell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5"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2)</text:p>
          </table:table-cell>
          <table:table-cell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5"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3)</text:p>
          </table:table-cell>
          <table:table-cell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5"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5"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2)</text:p>
          </table:table-cell>
          <table:table-cell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5"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4)</text:p>
          </table:table-cell>
          <table:table-cell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5"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7)</text:p>
          </table:table-cell>
          <table:table-cell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5"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8)</text:p>
          </table:table-cell>
          <table:table-cell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5"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0)</text:p>
          </table:table-cell>
          <table:table-cell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5"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1)</text:p>
          </table:table-cell>
          <table:table-cell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5"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3)</text:p>
          </table:table-cell>
          <table:table-cell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5"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5"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2)</text:p>
          </table:table-cell>
          <table:table-cell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5"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3)</text:p>
          </table:table-cell>
          <table:table-cell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5"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5)</text:p>
          </table:table-cell>
          <table:table-cell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5"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6)</text:p>
          </table:table-cell>
          <table:table-cell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5"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8)</text:p>
          </table:table-cell>
          <table:table-cell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5"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2)</text:p>
          </table:table-cell>
          <table:table-cell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5"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3)</text:p>
          </table:table-cell>
          <table:table-cell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5"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5"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)</text:p>
          </table:table-cell>
          <table:table-cell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5"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2)</text:p>
          </table:table-cell>
          <table:table-cell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5"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3)</text:p>
          </table:table-cell>
          <table:table-cell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5"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4)</text:p>
          </table:table-cell>
          <table:table-cell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5"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5)</text:p>
          </table:table-cell>
          <table:table-cell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5"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7)</text:p>
          </table:table-cell>
          <table:table-cell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5"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8)</text:p>
          </table:table-cell>
          <table:table-cell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5"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9)</text:p>
          </table:table-cell>
          <table:table-cell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5"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0)</text:p>
          </table:table-cell>
          <table:table-cell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5"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2)</text:p>
          </table:table-cell>
          <table:table-cell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5"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3)</text:p>
          </table:table-cell>
          <table:table-cell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5"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5"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3)</text:p>
          </table:table-cell>
          <table:table-cell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5"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5)</text:p>
          </table:table-cell>
          <table:table-cell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5"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6)</text:p>
          </table:table-cell>
          <table:table-cell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5"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8)</text:p>
          </table:table-cell>
          <table:table-cell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5"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0)</text:p>
          </table:table-cell>
          <table:table-cell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5"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2)</text:p>
          </table:table-cell>
          <table:table-cell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5"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3)</text:p>
          </table:table-cell>
          <table:table-cell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5"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5"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3)</text:p>
          </table:table-cell>
          <table:table-cell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5"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4)</text:p>
          </table:table-cell>
          <table:table-cell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5"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6)</text:p>
          </table:table-cell>
          <table:table-cell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5"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8)</text:p>
          </table:table-cell>
          <table:table-cell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5"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9)</text:p>
          </table:table-cell>
          <table:table-cell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5"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0)</text:p>
          </table:table-cell>
          <table:table-cell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5"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2)</text:p>
          </table:table-cell>
          <table:table-cell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5"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5"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(3)</text:p>
          </table:table-cell>
          <table:table-cell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5"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5"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3)</text:p>
          </table:table-cell>
          <table:table-cell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5"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4)</text:p>
          </table:table-cell>
          <table:table-cell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5"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6)</text:p>
          </table:table-cell>
          <table:table-cell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5"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7)</text:p>
          </table:table-cell>
          <table:table-cell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5"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8)</text:p>
          </table:table-cell>
          <table:table-cell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5"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1)</text:p>
          </table:table-cell>
          <table:table-cell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5"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3)</text:p>
          </table:table-cell>
          <table:table-cell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5"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5"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2)</text:p>
          </table:table-cell>
          <table:table-cell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5"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3)</text:p>
          </table:table-cell>
          <table:table-cell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5"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4)</text:p>
          </table:table-cell>
          <table:table-cell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5"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5)</text:p>
          </table:table-cell>
          <table:table-cell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5"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6)</text:p>
          </table:table-cell>
          <table:table-cell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5"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8)</text:p>
          </table:table-cell>
          <table:table-cell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5"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9)</text:p>
          </table:table-cell>
          <table:table-cell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5"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0)</text:p>
          </table:table-cell>
          <table:table-cell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5"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2)</text:p>
          </table:table-cell>
          <table:table-cell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5"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5"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2)</text:p>
          </table:table-cell>
          <table:table-cell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5"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3)</text:p>
          </table:table-cell>
          <table:table-cell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5"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4)</text:p>
          </table:table-cell>
          <table:table-cell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5"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5)</text:p>
          </table:table-cell>
          <table:table-cell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5"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6)</text:p>
          </table:table-cell>
          <table:table-cell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5"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8)</text:p>
          </table:table-cell>
          <table:table-cell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5"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0)</text:p>
          </table:table-cell>
          <table:table-cell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5"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2)</text:p>
          </table:table-cell>
          <table:table-cell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5"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3)</text:p>
          </table:table-cell>
          <table:table-cell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5"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5"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2)</text:p>
          </table:table-cell>
          <table:table-cell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5"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3)</text:p>
          </table:table-cell>
          <table:table-cell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5"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7)</text:p>
          </table:table-cell>
          <table:table-cell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5"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8)</text:p>
          </table:table-cell>
          <table:table-cell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5"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0)</text:p>
          </table:table-cell>
          <table:table-cell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5"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1)</text:p>
          </table:table-cell>
          <table:table-cell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5"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5"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2)</text:p>
          </table:table-cell>
          <table:table-cell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5"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3)</text:p>
          </table:table-cell>
          <table:table-cell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5"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5)</text:p>
          </table:table-cell>
          <table:table-cell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5"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6)</text:p>
          </table:table-cell>
          <table:table-cell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5"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8)</text:p>
          </table:table-cell>
          <table:table-cell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5"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13)</text:p>
          </table:table-cell>
          <table:table-cell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5"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5"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)</text:p>
          </table:table-cell>
          <table:table-cell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5"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2)</text:p>
          </table:table-cell>
          <table:table-cell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5"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3)</text:p>
          </table:table-cell>
          <table:table-cell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5"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4)</text:p>
          </table:table-cell>
          <table:table-cell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5"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7)</text:p>
          </table:table-cell>
          <table:table-cell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5"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0)</text:p>
          </table:table-cell>
          <table:table-cell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5"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5"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2)</text:p>
          </table:table-cell>
          <table:table-cell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5"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3)</text:p>
          </table:table-cell>
          <table:table-cell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5"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4)</text:p>
          </table:table-cell>
          <table:table-cell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5"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7)</text:p>
          </table:table-cell>
          <table:table-cell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5"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8)</text:p>
          </table:table-cell>
          <table:table-cell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5"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5"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2)</text:p>
          </table:table-cell>
          <table:table-cell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5"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3)</text:p>
          </table:table-cell>
          <table:table-cell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5"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4)</text:p>
          </table:table-cell>
          <table:table-cell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5"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5)</text:p>
          </table:table-cell>
          <table:table-cell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5"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8)</text:p>
          </table:table-cell>
          <table:table-cell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5"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1)</text:p>
          </table:table-cell>
          <table:table-cell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5"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3)</text:p>
          </table:table-cell>
          <table:table-cell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5"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5"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7)</text:p>
          </table:table-cell>
          <table:table-cell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5"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1)</text:p>
          </table:table-cell>
          <table:table-cell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5"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2)</text:p>
          </table:table-cell>
          <table:table-cell/>
          <table:table-cell table:formula="of:=CONCATENATE(&quot;/home/driverless/ras_perception/DL_training/RAS_DATASET/&quot;;[.A232];&quot;.jpg&quot;)" office:value-type="string" office:string-value="/home/driverless/ras_perception/DL_training/RAS_DATASET/32(12).jpg" calcext:value-type="string">
            <text:p>/home/driverless/ras_perception/DL_training/RAS_DATASET/32(12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(13)</text:p>
          </table:table-cell>
          <table:table-cell/>
          <table:table-cell table:formula="of:=CONCATENATE(&quot;/home/driverless/ras_perception/DL_training/RAS_DATASET/&quot;;[.A233];&quot;.jpg&quot;)" office:value-type="string" office:string-value="/home/driverless/ras_perception/DL_training/RAS_DATASET/32(13).jpg" calcext:value-type="string">
            <text:p>/home/driverless/ras_perception/DL_training/RAS_DATASET/32(13).jpg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CONCATENATE(&quot;/home/driverless/ras_perception/DL_training/RAS_DATASET/&quot;;[.A234];&quot;.jpg&quot;)" office:value-type="string" office:string-value="/home/driverless/ras_perception/DL_training/RAS_DATASET/33.jpg" calcext:value-type="string">
            <text:p>/home/driverless/ras_perception/DL_training/RAS_DATASET/3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5)</text:p>
          </table:table-cell>
          <table:table-cell/>
          <table:table-cell table:formula="of:=CONCATENATE(&quot;/home/driverless/ras_perception/DL_training/RAS_DATASET/&quot;;[.A235];&quot;.jpg&quot;)" office:value-type="string" office:string-value="/home/driverless/ras_perception/DL_training/RAS_DATASET/33(5).jpg" calcext:value-type="string">
            <text:p>/home/driverless/ras_perception/DL_training/RAS_DATASET/33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8)</text:p>
          </table:table-cell>
          <table:table-cell/>
          <table:table-cell table:formula="of:=CONCATENATE(&quot;/home/driverless/ras_perception/DL_training/RAS_DATASET/&quot;;[.A236];&quot;.jpg&quot;)" office:value-type="string" office:string-value="/home/driverless/ras_perception/DL_training/RAS_DATASET/33(8).jpg" calcext:value-type="string">
            <text:p>/home/driverless/ras_perception/DL_training/RAS_DATASET/33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10)</text:p>
          </table:table-cell>
          <table:table-cell/>
          <table:table-cell table:formula="of:=CONCATENATE(&quot;/home/driverless/ras_perception/DL_training/RAS_DATASET/&quot;;[.A237];&quot;.jpg&quot;)" office:value-type="string" office:string-value="/home/driverless/ras_perception/DL_training/RAS_DATASET/33(10).jpg" calcext:value-type="string">
            <text:p>/home/driverless/ras_perception/DL_training/RAS_DATASET/33(10).jpg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NCATENATE(&quot;/home/driverless/ras_perception/DL_training/RAS_DATASET/&quot;;[.A238];&quot;.jpg&quot;)" office:value-type="string" office:string-value="/home/driverless/ras_perception/DL_training/RAS_DATASET/34.jpg" calcext:value-type="string">
            <text:p>/home/driverless/ras_perception/DL_training/RAS_DATASET/3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8)</text:p>
          </table:table-cell>
          <table:table-cell/>
          <table:table-cell table:formula="of:=CONCATENATE(&quot;/home/driverless/ras_perception/DL_training/RAS_DATASET/&quot;;[.A239];&quot;.jpg&quot;)" office:value-type="string" office:string-value="/home/driverless/ras_perception/DL_training/RAS_DATASET/34(8).jpg" calcext:value-type="string">
            <text:p>/home/driverless/ras_perception/DL_training/RAS_DATASET/34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1)</text:p>
          </table:table-cell>
          <table:table-cell/>
          <table:table-cell table:formula="of:=CONCATENATE(&quot;/home/driverless/ras_perception/DL_training/RAS_DATASET/&quot;;[.A240];&quot;.jpg&quot;)" office:value-type="string" office:string-value="/home/driverless/ras_perception/DL_training/RAS_DATASET/34(11).jpg" calcext:value-type="string">
            <text:p>/home/driverless/ras_perception/DL_training/RAS_DATASET/34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2)</text:p>
          </table:table-cell>
          <table:table-cell/>
          <table:table-cell table:formula="of:=CONCATENATE(&quot;/home/driverless/ras_perception/DL_training/RAS_DATASET/&quot;;[.A241];&quot;.jpg&quot;)" office:value-type="string" office:string-value="/home/driverless/ras_perception/DL_training/RAS_DATASET/34(12).jpg" calcext:value-type="string">
            <text:p>/home/driverless/ras_perception/DL_training/RAS_DATASET/34(12).jpg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CONCATENATE(&quot;/home/driverless/ras_perception/DL_training/RAS_DATASET/&quot;;[.A242];&quot;.jpg&quot;)" office:value-type="string" office:string-value="/home/driverless/ras_perception/DL_training/RAS_DATASET/35.jpg" calcext:value-type="string">
            <text:p>/home/driverless/ras_perception/DL_training/RAS_DATASET/3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8)</text:p>
          </table:table-cell>
          <table:table-cell/>
          <table:table-cell table:formula="of:=CONCATENATE(&quot;/home/driverless/ras_perception/DL_training/RAS_DATASET/&quot;;[.A243];&quot;.jpg&quot;)" office:value-type="string" office:string-value="/home/driverless/ras_perception/DL_training/RAS_DATASET/35(8).jpg" calcext:value-type="string">
            <text:p>/home/driverless/ras_perception/DL_training/RAS_DATASET/35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10)</text:p>
          </table:table-cell>
          <table:table-cell/>
          <table:table-cell table:formula="of:=CONCATENATE(&quot;/home/driverless/ras_perception/DL_training/RAS_DATASET/&quot;;[.A244];&quot;.jpg&quot;)" office:value-type="string" office:string-value="/home/driverless/ras_perception/DL_training/RAS_DATASET/35(10).jpg" calcext:value-type="string">
            <text:p>/home/driverless/ras_perception/DL_training/RAS_DATASET/35(10).jpg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NCATENATE(&quot;/home/driverless/ras_perception/DL_training/RAS_DATASET/&quot;;[.A245];&quot;.jpg&quot;)" office:value-type="string" office:string-value="/home/driverless/ras_perception/DL_training/RAS_DATASET/36.jpg" calcext:value-type="string">
            <text:p>/home/driverless/ras_perception/DL_training/RAS_DATASET/36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0)</text:p>
          </table:table-cell>
          <table:table-cell/>
          <table:table-cell table:formula="of:=CONCATENATE(&quot;/home/driverless/ras_perception/DL_training/RAS_DATASET/&quot;;[.A246];&quot;.jpg&quot;)" office:value-type="string" office:string-value="/home/driverless/ras_perception/DL_training/RAS_DATASET/36(10).jpg" calcext:value-type="string">
            <text:p>/home/driverless/ras_perception/DL_training/RAS_DATASET/36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1)</text:p>
          </table:table-cell>
          <table:table-cell/>
          <table:table-cell table:formula="of:=CONCATENATE(&quot;/home/driverless/ras_perception/DL_training/RAS_DATASET/&quot;;[.A247];&quot;.jpg&quot;)" office:value-type="string" office:string-value="/home/driverless/ras_perception/DL_training/RAS_DATASET/36(11).jpg" calcext:value-type="string">
            <text:p>/home/driverless/ras_perception/DL_training/RAS_DATASET/36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2)</text:p>
          </table:table-cell>
          <table:table-cell/>
          <table:table-cell table:formula="of:=CONCATENATE(&quot;/home/driverless/ras_perception/DL_training/RAS_DATASET/&quot;;[.A248];&quot;.jpg&quot;)" office:value-type="string" office:string-value="/home/driverless/ras_perception/DL_training/RAS_DATASET/36(12).jpg" calcext:value-type="string">
            <text:p>/home/driverless/ras_perception/DL_training/RAS_DATASET/36(12).jpg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CONCATENATE(&quot;/home/driverless/ras_perception/DL_training/RAS_DATASET/&quot;;[.A249];&quot;.jpg&quot;)" office:value-type="string" office:string-value="/home/driverless/ras_perception/DL_training/RAS_DATASET/37.jpg" calcext:value-type="string">
            <text:p>/home/driverless/ras_perception/DL_training/RAS_DATASET/37.jpg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NCATENATE(&quot;/home/driverless/ras_perception/DL_training/RAS_DATASET/&quot;;[.A250];&quot;.jpg&quot;)" office:value-type="string" office:string-value="/home/driverless/ras_perception/DL_training/RAS_DATASET/38.jpg" calcext:value-type="string">
            <text:p>/home/driverless/ras_perception/DL_training/RAS_DATASET/38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5)</text:p>
          </table:table-cell>
          <table:table-cell/>
          <table:table-cell table:formula="of:=CONCATENATE(&quot;/home/driverless/ras_perception/DL_training/RAS_DATASET/&quot;;[.A251];&quot;.jpg&quot;)" office:value-type="string" office:string-value="/home/driverless/ras_perception/DL_training/RAS_DATASET/38(5).jpg" calcext:value-type="string">
            <text:p>/home/driverless/ras_perception/DL_training/RAS_DATASET/38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9)</text:p>
          </table:table-cell>
          <table:table-cell/>
          <table:table-cell table:formula="of:=CONCATENATE(&quot;/home/driverless/ras_perception/DL_training/RAS_DATASET/&quot;;[.A252];&quot;.jpg&quot;)" office:value-type="string" office:string-value="/home/driverless/ras_perception/DL_training/RAS_DATASET/38(9).jpg" calcext:value-type="string">
            <text:p>/home/driverless/ras_perception/DL_training/RAS_DATASET/38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11)</text:p>
          </table:table-cell>
          <table:table-cell/>
          <table:table-cell table:formula="of:=CONCATENATE(&quot;/home/driverless/ras_perception/DL_training/RAS_DATASET/&quot;;[.A253];&quot;.jpg&quot;)" office:value-type="string" office:string-value="/home/driverless/ras_perception/DL_training/RAS_DATASET/38(11).jpg" calcext:value-type="string">
            <text:p>/home/driverless/ras_perception/DL_training/RAS_DATASET/38(11).jp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CONCATENATE(&quot;/home/driverless/ras_perception/DL_training/RAS_DATASET/&quot;;[.A254];&quot;.jpg&quot;)" office:value-type="string" office:string-value="/home/driverless/ras_perception/DL_training/RAS_DATASET/39.jpg" calcext:value-type="string">
            <text:p>/home/driverless/ras_perception/DL_training/RAS_DATASET/39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(12)</text:p>
          </table:table-cell>
          <table:table-cell/>
          <table:table-cell table:formula="of:=CONCATENATE(&quot;/home/driverless/ras_perception/DL_training/RAS_DATASET/&quot;;[.A255];&quot;.jpg&quot;)" office:value-type="string" office:string-value="/home/driverless/ras_perception/DL_training/RAS_DATASET/39(12).jpg" calcext:value-type="string">
            <text:p>/home/driverless/ras_perception/DL_training/RAS_DATASET/39(12).jpg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NCATENATE(&quot;/home/driverless/ras_perception/DL_training/RAS_DATASET/&quot;;[.A256];&quot;.jpg&quot;)" office:value-type="string" office:string-value="/home/driverless/ras_perception/DL_training/RAS_DATASET/40.jpg" calcext:value-type="string">
            <text:p>/home/driverless/ras_perception/DL_training/RAS_DATASET/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9)</text:p>
          </table:table-cell>
          <table:table-cell/>
          <table:table-cell table:formula="of:=CONCATENATE(&quot;/home/driverless/ras_perception/DL_training/RAS_DATASET/&quot;;[.A257];&quot;.jpg&quot;)" office:value-type="string" office:string-value="/home/driverless/ras_perception/DL_training/RAS_DATASET/40(9).jpg" calcext:value-type="string">
            <text:p>/home/driverless/ras_perception/DL_training/RAS_DATASET/40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11)</text:p>
          </table:table-cell>
          <table:table-cell/>
          <table:table-cell table:formula="of:=CONCATENATE(&quot;/home/driverless/ras_perception/DL_training/RAS_DATASET/&quot;;[.A258];&quot;.jpg&quot;)" office:value-type="string" office:string-value="/home/driverless/ras_perception/DL_training/RAS_DATASET/40(11).jpg" calcext:value-type="string">
            <text:p>/home/driverless/ras_perception/DL_training/RAS_DATASET/40(11).jpg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CONCATENATE(&quot;/home/driverless/ras_perception/DL_training/RAS_DATASET/&quot;;[.A259];&quot;.jpg&quot;)" office:value-type="string" office:string-value="/home/driverless/ras_perception/DL_training/RAS_DATASET/41.jpg" calcext:value-type="string">
            <text:p>/home/driverless/ras_perception/DL_training/RAS_DATASET/4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0)</text:p>
          </table:table-cell>
          <table:table-cell/>
          <table:table-cell table:formula="of:=CONCATENATE(&quot;/home/driverless/ras_perception/DL_training/RAS_DATASET/&quot;;[.A260];&quot;.jpg&quot;)" office:value-type="string" office:string-value="/home/driverless/ras_perception/DL_training/RAS_DATASET/41(10).jpg" calcext:value-type="string">
            <text:p>/home/driverless/ras_perception/DL_training/RAS_DATASET/41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1)</text:p>
          </table:table-cell>
          <table:table-cell/>
          <table:table-cell table:formula="of:=CONCATENATE(&quot;/home/driverless/ras_perception/DL_training/RAS_DATASET/&quot;;[.A261];&quot;.jpg&quot;)" office:value-type="string" office:string-value="/home/driverless/ras_perception/DL_training/RAS_DATASET/41(11).jpg" calcext:value-type="string">
            <text:p>/home/driverless/ras_perception/DL_training/RAS_DATASET/41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2)</text:p>
          </table:table-cell>
          <table:table-cell/>
          <table:table-cell table:formula="of:=CONCATENATE(&quot;/home/driverless/ras_perception/DL_training/RAS_DATASET/&quot;;[.A262];&quot;.jpg&quot;)" office:value-type="string" office:string-value="/home/driverless/ras_perception/DL_training/RAS_DATASET/41(12).jpg" calcext:value-type="string">
            <text:p>/home/driverless/ras_perception/DL_training/RAS_DATASET/41(12).jpg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NCATENATE(&quot;/home/driverless/ras_perception/DL_training/RAS_DATASET/&quot;;[.A263];&quot;.jpg&quot;)" office:value-type="string" office:string-value="/home/driverless/ras_perception/DL_training/RAS_DATASET/42.jpg" calcext:value-type="string">
            <text:p>/home/driverless/ras_perception/DL_training/RAS_DATASET/42.jpg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CONCATENATE(&quot;/home/driverless/ras_perception/DL_training/RAS_DATASET/&quot;;[.A264];&quot;.jpg&quot;)" office:value-type="string" office:string-value="/home/driverless/ras_perception/DL_training/RAS_DATASET/43.jpg" calcext:value-type="string">
            <text:p>/home/driverless/ras_perception/DL_training/RAS_DATASET/4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(10)</text:p>
          </table:table-cell>
          <table:table-cell/>
          <table:table-cell table:formula="of:=CONCATENATE(&quot;/home/driverless/ras_perception/DL_training/RAS_DATASET/&quot;;[.A265];&quot;.jpg&quot;)" office:value-type="string" office:string-value="/home/driverless/ras_perception/DL_training/RAS_DATASET/43(10).jpg" calcext:value-type="string">
            <text:p>/home/driverless/ras_perception/DL_training/RAS_DATASET/43(10).jpg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NCATENATE(&quot;/home/driverless/ras_perception/DL_training/RAS_DATASET/&quot;;[.A266];&quot;.jpg&quot;)" office:value-type="string" office:string-value="/home/driverless/ras_perception/DL_training/RAS_DATASET/44.jpg" calcext:value-type="string">
            <text:p>/home/driverless/ras_perception/DL_training/RAS_DATASET/44.jpg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NCATENATE(&quot;/home/driverless/ras_perception/DL_training/RAS_DATASET/&quot;;[.A267];&quot;.jpg&quot;)" office:value-type="string" office:string-value="/home/driverless/ras_perception/DL_training/RAS_DATASET/45.jpg" calcext:value-type="string">
            <text:p>/home/driverless/ras_perception/DL_training/RAS_DATASET/45.jpg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NCATENATE(&quot;/home/driverless/ras_perception/DL_training/RAS_DATASET/&quot;;[.A268];&quot;.jpg&quot;)" office:value-type="string" office:string-value="/home/driverless/ras_perception/DL_training/RAS_DATASET/46.jpg" calcext:value-type="string">
            <text:p>/home/driverless/ras_perception/DL_training/RAS_DATASET/46.jpg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NCATENATE(&quot;/home/driverless/ras_perception/DL_training/RAS_DATASET/&quot;;[.A269];&quot;.jpg&quot;)" office:value-type="string" office:string-value="/home/driverless/ras_perception/DL_training/RAS_DATASET/47.jpg" calcext:value-type="string">
            <text:p>/home/driverless/ras_perception/DL_training/RAS_DATASET/47.jpg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NCATENATE(&quot;/home/driverless/ras_perception/DL_training/RAS_DATASET/&quot;;[.A270];&quot;.jpg&quot;)" office:value-type="string" office:string-value="/home/driverless/ras_perception/DL_training/RAS_DATASET/50.jpg" calcext:value-type="string">
            <text:p>/home/driverless/ras_perception/DL_training/RAS_DATASET/50.jpg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NCATENATE(&quot;/home/driverless/ras_perception/DL_training/RAS_DATASET/&quot;;[.A271];&quot;.jpg&quot;)" office:value-type="string" office:string-value="/home/driverless/ras_perception/DL_training/RAS_DATASET/52.jpg" calcext:value-type="string">
            <text:p>/home/driverless/ras_perception/DL_training/RAS_DATASET/52.jpg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CONCATENATE(&quot;/home/driverless/ras_perception/DL_training/RAS_DATASET/&quot;;[.A272];&quot;.jpg&quot;)" office:value-type="string" office:string-value="/home/driverless/ras_perception/DL_training/RAS_DATASET/53.jpg" calcext:value-type="string">
            <text:p>/home/driverless/ras_perception/DL_training/RAS_DATASET/53.jpg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ONCATENATE(&quot;/home/driverless/ras_perception/DL_training/RAS_DATASET/&quot;;[.A273];&quot;.jpg&quot;)" office:value-type="string" office:string-value="/home/driverless/ras_perception/DL_training/RAS_DATASET/100.jpg" calcext:value-type="string">
            <text:p>/home/driverless/ras_perception/DL_training/RAS_DATASET/10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6)</text:p>
          </table:table-cell>
          <table:table-cell/>
          <table:table-cell table:formula="of:=CONCATENATE(&quot;/home/driverless/ras_perception/DL_training/RAS_DATASET/&quot;;[.A274];&quot;.jpg&quot;)" office:value-type="string" office:string-value="/home/driverless/ras_perception/DL_training/RAS_DATASET/100(6).jpg" calcext:value-type="string">
            <text:p>/home/driverless/ras_perception/DL_training/RAS_DATASET/100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7)</text:p>
          </table:table-cell>
          <table:table-cell/>
          <table:table-cell table:formula="of:=CONCATENATE(&quot;/home/driverless/ras_perception/DL_training/RAS_DATASET/&quot;;[.A275];&quot;.jpg&quot;)" office:value-type="string" office:string-value="/home/driverless/ras_perception/DL_training/RAS_DATASET/100(7).jpg" calcext:value-type="string">
            <text:p>/home/driverless/ras_perception/DL_training/RAS_DATASET/100(7).jpg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CONCATENATE(&quot;/home/driverless/ras_perception/DL_training/RAS_DATASET/&quot;;[.A276];&quot;.jpg&quot;)" office:value-type="string" office:string-value="/home/driverless/ras_perception/DL_training/RAS_DATASET/101.jpg" calcext:value-type="string">
            <text:p>/home/driverless/ras_perception/DL_training/RAS_DATASET/10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6)</text:p>
          </table:table-cell>
          <table:table-cell/>
          <table:table-cell table:formula="of:=CONCATENATE(&quot;/home/driverless/ras_perception/DL_training/RAS_DATASET/&quot;;[.A277];&quot;.jpg&quot;)" office:value-type="string" office:string-value="/home/driverless/ras_perception/DL_training/RAS_DATASET/101(6).jpg" calcext:value-type="string">
            <text:p>/home/driverless/ras_perception/DL_training/RAS_DATASET/101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7)</text:p>
          </table:table-cell>
          <table:table-cell/>
          <table:table-cell table:formula="of:=CONCATENATE(&quot;/home/driverless/ras_perception/DL_training/RAS_DATASET/&quot;;[.A278];&quot;.jpg&quot;)" office:value-type="string" office:string-value="/home/driverless/ras_perception/DL_training/RAS_DATASET/101(7).jpg" calcext:value-type="string">
            <text:p>/home/driverless/ras_perception/DL_training/RAS_DATASET/101(7).jpg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CONCATENATE(&quot;/home/driverless/ras_perception/DL_training/RAS_DATASET/&quot;;[.A279];&quot;.jpg&quot;)" office:value-type="string" office:string-value="/home/driverless/ras_perception/DL_training/RAS_DATASET/102.jpg" calcext:value-type="string">
            <text:p>/home/driverless/ras_perception/DL_training/RAS_DATASET/102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(7)</text:p>
          </table:table-cell>
          <table:table-cell/>
          <table:table-cell table:formula="of:=CONCATENATE(&quot;/home/driverless/ras_perception/DL_training/RAS_DATASET/&quot;;[.A280];&quot;.jpg&quot;)" office:value-type="string" office:string-value="/home/driverless/ras_perception/DL_training/RAS_DATASET/102(7).jpg" calcext:value-type="string">
            <text:p>/home/driverless/ras_perception/DL_training/RAS_DATASET/102(7).jpg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CONCATENATE(&quot;/home/driverless/ras_perception/DL_training/RAS_DATASET/&quot;;[.A281];&quot;.jpg&quot;)" office:value-type="string" office:string-value="/home/driverless/ras_perception/DL_training/RAS_DATASET/103.jpg" calcext:value-type="string">
            <text:p>/home/driverless/ras_perception/DL_training/RAS_DATASET/10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(6)</text:p>
          </table:table-cell>
          <table:table-cell/>
          <table:table-cell table:formula="of:=CONCATENATE(&quot;/home/driverless/ras_perception/DL_training/RAS_DATASET/&quot;;[.A282];&quot;.jpg&quot;)" office:value-type="string" office:string-value="/home/driverless/ras_perception/DL_training/RAS_DATASET/103(6).jpg" calcext:value-type="string">
            <text:p>/home/driverless/ras_perception/DL_training/RAS_DATASET/103(6).jpg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CONCATENATE(&quot;/home/driverless/ras_perception/DL_training/RAS_DATASET/&quot;;[.A283];&quot;.jpg&quot;)" office:value-type="string" office:string-value="/home/driverless/ras_perception/DL_training/RAS_DATASET/104.jpg" calcext:value-type="string">
            <text:p>/home/driverless/ras_perception/DL_training/RAS_DATASET/10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6)</text:p>
          </table:table-cell>
          <table:table-cell/>
          <table:table-cell table:formula="of:=CONCATENATE(&quot;/home/driverless/ras_perception/DL_training/RAS_DATASET/&quot;;[.A284];&quot;.jpg&quot;)" office:value-type="string" office:string-value="/home/driverless/ras_perception/DL_training/RAS_DATASET/104(6).jpg" calcext:value-type="string">
            <text:p>/home/driverless/ras_perception/DL_training/RAS_DATASET/104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7)</text:p>
          </table:table-cell>
          <table:table-cell/>
          <table:table-cell table:formula="of:=CONCATENATE(&quot;/home/driverless/ras_perception/DL_training/RAS_DATASET/&quot;;[.A285];&quot;.jpg&quot;)" office:value-type="string" office:string-value="/home/driverless/ras_perception/DL_training/RAS_DATASET/104(7).jpg" calcext:value-type="string">
            <text:p>/home/driverless/ras_perception/DL_training/RAS_DATASET/104(7).jpg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CONCATENATE(&quot;/home/driverless/ras_perception/DL_training/RAS_DATASET/&quot;;[.A286];&quot;.jpg&quot;)" office:value-type="string" office:string-value="/home/driverless/ras_perception/DL_training/RAS_DATASET/105.jpg" calcext:value-type="string">
            <text:p>/home/driverless/ras_perception/DL_training/RAS_DATASET/10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(6)</text:p>
          </table:table-cell>
          <table:table-cell/>
          <table:table-cell table:formula="of:=CONCATENATE(&quot;/home/driverless/ras_perception/DL_training/RAS_DATASET/&quot;;[.A287];&quot;.jpg&quot;)" office:value-type="string" office:string-value="/home/driverless/ras_perception/DL_training/RAS_DATASET/105(6).jpg" calcext:value-type="string">
            <text:p>/home/driverless/ras_perception/DL_training/RAS_DATASET/105(6).jpg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CONCATENATE(&quot;/home/driverless/ras_perception/DL_training/RAS_DATASET/&quot;;[.A288];&quot;.jpg&quot;)" office:value-type="string" office:string-value="/home/driverless/ras_perception/DL_training/RAS_DATASET/107.jpg" calcext:value-type="string">
            <text:p>/home/driverless/ras_perception/DL_training/RAS_DATASET/107.jpg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CONCATENATE(&quot;/home/driverless/ras_perception/DL_training/RAS_DATASET/&quot;;[.A289];&quot;.jpg&quot;)" office:value-type="string" office:string-value="/home/driverless/ras_perception/DL_training/RAS_DATASET/108.jpg" calcext:value-type="string">
            <text:p>/home/driverless/ras_perception/DL_training/RAS_DATASET/108.jpg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CONCATENATE(&quot;/home/driverless/ras_perception/DL_training/RAS_DATASET/&quot;;[.A290];&quot;.jpg&quot;)" office:value-type="string" office:string-value="/home/driverless/ras_perception/DL_training/RAS_DATASET/110.jpg" calcext:value-type="string">
            <text:p>/home/driverless/ras_perception/DL_training/RAS_DATASET/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080</text:p>
          </table:table-cell>
          <table:table-cell/>
          <table:table-cell table:formula="of:=CONCATENATE(&quot;/home/driverless/ras_perception/DL_training/RAS_DATASET/&quot;;[.A291];&quot;.jpg&quot;)" office:value-type="string" office:string-value="/home/driverless/ras_perception/DL_training/RAS_DATASET/frame_001080.jpg" calcext:value-type="string">
            <text:p>/home/driverless/ras_perception/DL_training/RAS_DATASET/frame_00108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110</text:p>
          </table:table-cell>
          <table:table-cell/>
          <table:table-cell table:formula="of:=CONCATENATE(&quot;/home/driverless/ras_perception/DL_training/RAS_DATASET/&quot;;[.A292];&quot;.jpg&quot;)" office:value-type="string" office:string-value="/home/driverless/ras_perception/DL_training/RAS_DATASET/frame_001110.jpg" calcext:value-type="string">
            <text:p>/home/driverless/ras_perception/DL_training/RAS_DATASET/frame_001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10</text:p>
          </table:table-cell>
          <table:table-cell/>
          <table:table-cell table:formula="of:=CONCATENATE(&quot;/home/driverless/ras_perception/DL_training/RAS_DATASET/&quot;;[.A293];&quot;.jpg&quot;)" office:value-type="string" office:string-value="/home/driverless/ras_perception/DL_training/RAS_DATASET/frame_001410.jpg" calcext:value-type="string">
            <text:p>/home/driverless/ras_perception/DL_training/RAS_DATASET/frame_0014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20</text:p>
          </table:table-cell>
          <table:table-cell/>
          <table:table-cell table:formula="of:=CONCATENATE(&quot;/home/driverless/ras_perception/DL_training/RAS_DATASET/&quot;;[.A294];&quot;.jpg&quot;)" office:value-type="string" office:string-value="/home/driverless/ras_perception/DL_training/RAS_DATASET/frame_001420.jpg" calcext:value-type="string">
            <text:p>/home/driverless/ras_perception/DL_training/RAS_DATASET/frame_00142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40</text:p>
          </table:table-cell>
          <table:table-cell/>
          <table:table-cell table:formula="of:=CONCATENATE(&quot;/home/driverless/ras_perception/DL_training/RAS_DATASET/&quot;;[.A295];&quot;.jpg&quot;)" office:value-type="string" office:string-value="/home/driverless/ras_perception/DL_training/RAS_DATASET/frame_001440.jpg" calcext:value-type="string">
            <text:p>/home/driverless/ras_perception/DL_training/RAS_DATASET/frame_0014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760</text:p>
          </table:table-cell>
          <table:table-cell/>
          <table:table-cell table:formula="of:=CONCATENATE(&quot;/home/driverless/ras_perception/DL_training/RAS_DATASET/&quot;;[.A296];&quot;.jpg&quot;)" office:value-type="string" office:string-value="/home/driverless/ras_perception/DL_training/RAS_DATASET/frame_001760.jpg" calcext:value-type="string">
            <text:p>/home/driverless/ras_perception/DL_training/RAS_DATASET/frame_00176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2240</text:p>
          </table:table-cell>
          <table:table-cell/>
          <table:table-cell table:formula="of:=CONCATENATE(&quot;/home/driverless/ras_perception/DL_training/RAS_DATASET/&quot;;[.A297];&quot;.jpg&quot;)" office:value-type="string" office:string-value="/home/driverless/ras_perception/DL_training/RAS_DATASET/frame_002240.jpg" calcext:value-type="string">
            <text:p>/home/driverless/ras_perception/DL_training/RAS_DATASET/frame_002240.jpg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CONCATENATE(&quot;/home/driverless/ras_perception/DL_training/RAS_DATASET/&quot;;[.A298];&quot;.jpg&quot;)" office:value-type="string" office:string-value="/home/driverless/ras_perception/DL_training/RAS_DATASET/1000.jpg" calcext:value-type="string">
            <text:p>/home/driverless/ras_perception/DL_training/RAS_DATASET/1000.jpg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formula="of:=CONCATENATE(&quot;/home/driverless/ras_perception/DL_training/RAS_DATASET/&quot;;[.A299];&quot;.jpg&quot;)" office:value-type="string" office:string-value="/home/driverless/ras_perception/DL_training/RAS_DATASET/1001.jpg" calcext:value-type="string">
            <text:p>/home/driverless/ras_perception/DL_training/RAS_DATASET/1001.jpg</text:p>
          </table:table-cell>
          <table:table-cell table:number-columns-repeated="12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formula="of:=CONCATENATE(&quot;/home/driverless/ras_perception/DL_training/RAS_DATASET/&quot;;[.A300];&quot;.jpg&quot;)" office:value-type="string" office:string-value="/home/driverless/ras_perception/DL_training/RAS_DATASET/1002.jpg" calcext:value-type="string">
            <text:p>/home/driverless/ras_perception/DL_training/RAS_DATASET/1002.jpg</text:p>
          </table:table-cell>
          <table:table-cell table:number-columns-repeated="12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formula="of:=CONCATENATE(&quot;/home/driverless/ras_perception/DL_training/RAS_DATASET/&quot;;[.A301];&quot;.jpg&quot;)" office:value-type="string" office:string-value="/home/driverless/ras_perception/DL_training/RAS_DATASET/1003.jpg" calcext:value-type="string">
            <text:p>/home/driverless/ras_perception/DL_training/RAS_DATASET/1003.jpg</text:p>
          </table:table-cell>
          <table:table-cell table:number-columns-repeated="12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CONCATENATE(&quot;/home/driverless/ras_perception/DL_training/RAS_DATASET/&quot;;[.A302];&quot;.jpg&quot;)" office:value-type="string" office:string-value="/home/driverless/ras_perception/DL_training/RAS_DATASET/1004.jpg" calcext:value-type="string">
            <text:p>/home/driverless/ras_perception/DL_training/RAS_DATASET/1004.jpg</text:p>
          </table:table-cell>
          <table:table-cell table:number-columns-repeated="1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formula="of:=CONCATENATE(&quot;/home/driverless/ras_perception/DL_training/RAS_DATASET/&quot;;[.A303];&quot;.jpg&quot;)" office:value-type="string" office:string-value="/home/driverless/ras_perception/DL_training/RAS_DATASET/1005.jpg" calcext:value-type="string">
            <text:p>/home/driverless/ras_perception/DL_training/RAS_DATASET/1005.jpg</text:p>
          </table:table-cell>
          <table:table-cell table:number-columns-repeated="12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formula="of:=CONCATENATE(&quot;/home/driverless/ras_perception/DL_training/RAS_DATASET/&quot;;[.A304];&quot;.jpg&quot;)" office:value-type="string" office:string-value="/home/driverless/ras_perception/DL_training/RAS_DATASET/1006.jpg" calcext:value-type="string">
            <text:p>/home/driverless/ras_perception/DL_training/RAS_DATASET/1006.jpg</text:p>
          </table:table-cell>
          <table:table-cell table:number-columns-repeated="12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formula="of:=CONCATENATE(&quot;/home/driverless/ras_perception/DL_training/RAS_DATASET/&quot;;[.A305];&quot;.jpg&quot;)" office:value-type="string" office:string-value="/home/driverless/ras_perception/DL_training/RAS_DATASET/1007.jpg" calcext:value-type="string">
            <text:p>/home/driverless/ras_perception/DL_training/RAS_DATASET/1007.jpg</text:p>
          </table:table-cell>
          <table:table-cell table:number-columns-repeated="12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CONCATENATE(&quot;/home/driverless/ras_perception/DL_training/RAS_DATASET/&quot;;[.A306];&quot;.jpg&quot;)" office:value-type="string" office:string-value="/home/driverless/ras_perception/DL_training/RAS_DATASET/1008.jpg" calcext:value-type="string">
            <text:p>/home/driverless/ras_perception/DL_training/RAS_DATASET/1008.jpg</text:p>
          </table:table-cell>
          <table:table-cell table:number-columns-repeated="12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CONCATENATE(&quot;/home/driverless/ras_perception/DL_training/RAS_DATASET/&quot;;[.A307];&quot;.jpg&quot;)" office:value-type="string" office:string-value="/home/driverless/ras_perception/DL_training/RAS_DATASET/1009.jpg" calcext:value-type="string">
            <text:p>/home/driverless/ras_perception/DL_training/RAS_DATASET/1009.jpg</text:p>
          </table:table-cell>
          <table:table-cell table:number-columns-repeated="12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CONCATENATE(&quot;/home/driverless/ras_perception/DL_training/RAS_DATASET/&quot;;[.A308];&quot;.jpg&quot;)" office:value-type="string" office:string-value="/home/driverless/ras_perception/DL_training/RAS_DATASET/1010.jpg" calcext:value-type="string">
            <text:p>/home/driverless/ras_perception/DL_training/RAS_DATASET/1010.jpg</text:p>
          </table:table-cell>
          <table:table-cell table:number-columns-repeated="12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formula="of:=CONCATENATE(&quot;/home/driverless/ras_perception/DL_training/RAS_DATASET/&quot;;[.A309];&quot;.jpg&quot;)" office:value-type="string" office:string-value="/home/driverless/ras_perception/DL_training/RAS_DATASET/1011.jpg" calcext:value-type="string">
            <text:p>/home/driverless/ras_perception/DL_training/RAS_DATASET/1011.jpg</text:p>
          </table:table-cell>
          <table:table-cell table:number-columns-repeated="12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CONCATENATE(&quot;/home/driverless/ras_perception/DL_training/RAS_DATASET/&quot;;[.A310];&quot;.jpg&quot;)" office:value-type="string" office:string-value="/home/driverless/ras_perception/DL_training/RAS_DATASET/1012.jpg" calcext:value-type="string">
            <text:p>/home/driverless/ras_perception/DL_training/RAS_DATASET/1012.jpg</text:p>
          </table:table-cell>
          <table:table-cell table:number-columns-repeated="12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CONCATENATE(&quot;/home/driverless/ras_perception/DL_training/RAS_DATASET/&quot;;[.A311];&quot;.jpg&quot;)" office:value-type="string" office:string-value="/home/driverless/ras_perception/DL_training/RAS_DATASET/1013.jpg" calcext:value-type="string">
            <text:p>/home/driverless/ras_perception/DL_training/RAS_DATASET/1013.jpg</text:p>
          </table:table-cell>
          <table:table-cell table:number-columns-repeated="12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formula="of:=CONCATENATE(&quot;/home/driverless/ras_perception/DL_training/RAS_DATASET/&quot;;[.A312];&quot;.jpg&quot;)" office:value-type="string" office:string-value="/home/driverless/ras_perception/DL_training/RAS_DATASET/1014.jpg" calcext:value-type="string">
            <text:p>/home/driverless/ras_perception/DL_training/RAS_DATASET/1014.jpg</text:p>
          </table:table-cell>
          <table:table-cell table:number-columns-repeated="12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CONCATENATE(&quot;/home/driverless/ras_perception/DL_training/RAS_DATASET/&quot;;[.A313];&quot;.jpg&quot;)" office:value-type="string" office:string-value="/home/driverless/ras_perception/DL_training/RAS_DATASET/1015.jpg" calcext:value-type="string">
            <text:p>/home/driverless/ras_perception/DL_training/RAS_DATASET/1015.jpg</text:p>
          </table:table-cell>
          <table:table-cell table:number-columns-repeated="12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CONCATENATE(&quot;/home/driverless/ras_perception/DL_training/RAS_DATASET/&quot;;[.A314];&quot;.jpg&quot;)" office:value-type="string" office:string-value="/home/driverless/ras_perception/DL_training/RAS_DATASET/1016.jpg" calcext:value-type="string">
            <text:p>/home/driverless/ras_perception/DL_training/RAS_DATASET/1016.jpg</text:p>
          </table:table-cell>
          <table:table-cell table:number-columns-repeated="12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formula="of:=CONCATENATE(&quot;/home/driverless/ras_perception/DL_training/RAS_DATASET/&quot;;[.A315];&quot;.jpg&quot;)" office:value-type="string" office:string-value="/home/driverless/ras_perception/DL_training/RAS_DATASET/1017.jpg" calcext:value-type="string">
            <text:p>/home/driverless/ras_perception/DL_training/RAS_DATASET/1017.jpg</text:p>
          </table:table-cell>
          <table:table-cell table:number-columns-repeated="12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formula="of:=CONCATENATE(&quot;/home/driverless/ras_perception/DL_training/RAS_DATASET/&quot;;[.A316];&quot;.jpg&quot;)" office:value-type="string" office:string-value="/home/driverless/ras_perception/DL_training/RAS_DATASET/1018.jpg" calcext:value-type="string">
            <text:p>/home/driverless/ras_perception/DL_training/RAS_DATASET/1018.jpg</text:p>
          </table:table-cell>
          <table:table-cell table:number-columns-repeated="12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CONCATENATE(&quot;/home/driverless/ras_perception/DL_training/RAS_DATASET/&quot;;[.A317];&quot;.jpg&quot;)" office:value-type="string" office:string-value="/home/driverless/ras_perception/DL_training/RAS_DATASET/1021.jpg" calcext:value-type="string">
            <text:p>/home/driverless/ras_perception/DL_training/RAS_DATASET/1021.jpg</text:p>
          </table:table-cell>
          <table:table-cell table:number-columns-repeated="12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CONCATENATE(&quot;/home/driverless/ras_perception/DL_training/RAS_DATASET/&quot;;[.A318];&quot;.jpg&quot;)" office:value-type="string" office:string-value="/home/driverless/ras_perception/DL_training/RAS_DATASET/1022.jpg" calcext:value-type="string">
            <text:p>/home/driverless/ras_perception/DL_training/RAS_DATASET/1022.jpg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CONCATENATE(&quot;/home/driverless/ras_perception/DL_training/RAS_DATASET/&quot;;[.A319];&quot;.jpg&quot;)" office:value-type="string" office:string-value="/home/driverless/ras_perception/DL_training/RAS_DATASET/1023.jpg" calcext:value-type="string">
            <text:p>/home/driverless/ras_perception/DL_training/RAS_DATASET/1023.jpg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CONCATENATE(&quot;/home/driverless/ras_perception/DL_training/RAS_DATASET/&quot;;[.A320];&quot;.jpg&quot;)" office:value-type="string" office:string-value="/home/driverless/ras_perception/DL_training/RAS_DATASET/1024.jpg" calcext:value-type="string">
            <text:p>/home/driverless/ras_perception/DL_training/RAS_DATASET/1024.jpg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formula="of:=CONCATENATE(&quot;/home/driverless/ras_perception/DL_training/RAS_DATASET/&quot;;[.A321];&quot;.jpg&quot;)" office:value-type="string" office:string-value="/home/driverless/ras_perception/DL_training/RAS_DATASET/1026.jpg" calcext:value-type="string">
            <text:p>/home/driverless/ras_perception/DL_training/RAS_DATASET/1026.jpg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formula="of:=CONCATENATE(&quot;/home/driverless/ras_perception/DL_training/RAS_DATASET/&quot;;[.A322];&quot;.jpg&quot;)" office:value-type="string" office:string-value="/home/driverless/ras_perception/DL_training/RAS_DATASET/1027.jpg" calcext:value-type="string">
            <text:p>/home/driverless/ras_perception/DL_training/RAS_DATASET/1027.jpg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CONCATENATE(&quot;/home/driverless/ras_perception/DL_training/RAS_DATASET/&quot;;[.A323];&quot;.jpg&quot;)" office:value-type="string" office:string-value="/home/driverless/ras_perception/DL_training/RAS_DATASET/1028.jpg" calcext:value-type="string">
            <text:p>/home/driverless/ras_perception/DL_training/RAS_DATASET/1028.jpg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formula="of:=CONCATENATE(&quot;/home/driverless/ras_perception/DL_training/RAS_DATASET/&quot;;[.A324];&quot;.jpg&quot;)" office:value-type="string" office:string-value="/home/driverless/ras_perception/DL_training/RAS_DATASET/1029.jpg" calcext:value-type="string">
            <text:p>/home/driverless/ras_perception/DL_training/RAS_DATASET/1029.jpg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CONCATENATE(&quot;/home/driverless/ras_perception/DL_training/RAS_DATASET/&quot;;[.A325];&quot;.jpg&quot;)" office:value-type="string" office:string-value="/home/driverless/ras_perception/DL_training/RAS_DATASET/1030.jpg" calcext:value-type="string">
            <text:p>/home/driverless/ras_perception/DL_training/RAS_DATASET/1030.jpg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CONCATENATE(&quot;/home/driverless/ras_perception/DL_training/RAS_DATASET/&quot;;[.A326];&quot;.jpg&quot;)" office:value-type="string" office:string-value="/home/driverless/ras_perception/DL_training/RAS_DATASET/1031.jpg" calcext:value-type="string">
            <text:p>/home/driverless/ras_perception/DL_training/RAS_DATASET/1031.jpg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CONCATENATE(&quot;/home/driverless/ras_perception/DL_training/RAS_DATASET/&quot;;[.A327];&quot;.jpg&quot;)" office:value-type="string" office:string-value="/home/driverless/ras_perception/DL_training/RAS_DATASET/1032.jpg" calcext:value-type="string">
            <text:p>/home/driverless/ras_perception/DL_training/RAS_DATASET/1032.jpg</text:p>
          </table:table-cell>
          <table:table-cell table:number-columns-repeated="12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CONCATENATE(&quot;/home/driverless/ras_perception/DL_training/RAS_DATASET/&quot;;[.A328];&quot;.jpg&quot;)" office:value-type="string" office:string-value="/home/driverless/ras_perception/DL_training/RAS_DATASET/1033.jpg" calcext:value-type="string">
            <text:p>/home/driverless/ras_perception/DL_training/RAS_DATASET/1033.jpg</text:p>
          </table:table-cell>
          <table:table-cell table:number-columns-repeated="12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CONCATENATE(&quot;/home/driverless/ras_perception/DL_training/RAS_DATASET/&quot;;[.A329];&quot;.jpg&quot;)" office:value-type="string" office:string-value="/home/driverless/ras_perception/DL_training/RAS_DATASET/1034.jpg" calcext:value-type="string">
            <text:p>/home/driverless/ras_perception/DL_training/RAS_DATASET/1034.jpg</text:p>
          </table:table-cell>
          <table:table-cell table:number-columns-repeated="12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formula="of:=CONCATENATE(&quot;/home/driverless/ras_perception/DL_training/RAS_DATASET/&quot;;[.A330];&quot;.jpg&quot;)" office:value-type="string" office:string-value="/home/driverless/ras_perception/DL_training/RAS_DATASET/1035.jpg" calcext:value-type="string">
            <text:p>/home/driverless/ras_perception/DL_training/RAS_DATASET/1035.jpg</text:p>
          </table:table-cell>
          <table:table-cell table:number-columns-repeated="12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CONCATENATE(&quot;/home/driverless/ras_perception/DL_training/RAS_DATASET/&quot;;[.A331];&quot;.jpg&quot;)" office:value-type="string" office:string-value="/home/driverless/ras_perception/DL_training/RAS_DATASET/1036.jpg" calcext:value-type="string">
            <text:p>/home/driverless/ras_perception/DL_training/RAS_DATASET/1036.jpg</text:p>
          </table:table-cell>
          <table:table-cell table:number-columns-repeated="12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formula="of:=CONCATENATE(&quot;/home/driverless/ras_perception/DL_training/RAS_DATASET/&quot;;[.A332];&quot;.jpg&quot;)" office:value-type="string" office:string-value="/home/driverless/ras_perception/DL_training/RAS_DATASET/1037.jpg" calcext:value-type="string">
            <text:p>/home/driverless/ras_perception/DL_training/RAS_DATASET/1037.jpg</text:p>
          </table:table-cell>
          <table:table-cell table:number-columns-repeated="12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formula="of:=CONCATENATE(&quot;/home/driverless/ras_perception/DL_training/RAS_DATASET/&quot;;[.A333];&quot;.jpg&quot;)" office:value-type="string" office:string-value="/home/driverless/ras_perception/DL_training/RAS_DATASET/1038.jpg" calcext:value-type="string">
            <text:p>/home/driverless/ras_perception/DL_training/RAS_DATASET/1038.jpg</text:p>
          </table:table-cell>
          <table:table-cell table:number-columns-repeated="12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CONCATENATE(&quot;/home/driverless/ras_perception/DL_training/RAS_DATASET/&quot;;[.A334];&quot;.jpg&quot;)" office:value-type="string" office:string-value="/home/driverless/ras_perception/DL_training/RAS_DATASET/1039.jpg" calcext:value-type="string">
            <text:p>/home/driverless/ras_perception/DL_training/RAS_DATASET/1039.jpg</text:p>
          </table:table-cell>
          <table:table-cell table:number-columns-repeated="12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CONCATENATE(&quot;/home/driverless/ras_perception/DL_training/RAS_DATASET/&quot;;[.A335];&quot;.jpg&quot;)" office:value-type="string" office:string-value="/home/driverless/ras_perception/DL_training/RAS_DATASET/1040.jpg" calcext:value-type="string">
            <text:p>/home/driverless/ras_perception/DL_training/RAS_DATASET/1040.jpg</text:p>
          </table:table-cell>
          <table:table-cell table:number-columns-repeated="12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formula="of:=CONCATENATE(&quot;/home/driverless/ras_perception/DL_training/RAS_DATASET/&quot;;[.A336];&quot;.jpg&quot;)" office:value-type="string" office:string-value="/home/driverless/ras_perception/DL_training/RAS_DATASET/1041.jpg" calcext:value-type="string">
            <text:p>/home/driverless/ras_perception/DL_training/RAS_DATASET/1041.jpg</text:p>
          </table:table-cell>
          <table:table-cell table:number-columns-repeated="12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formula="of:=CONCATENATE(&quot;/home/driverless/ras_perception/DL_training/RAS_DATASET/&quot;;[.A337];&quot;.jpg&quot;)" office:value-type="string" office:string-value="/home/driverless/ras_perception/DL_training/RAS_DATASET/1042.jpg" calcext:value-type="string">
            <text:p>/home/driverless/ras_perception/DL_training/RAS_DATASET/1042.jpg</text:p>
          </table:table-cell>
          <table:table-cell table:number-columns-repeated="12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formula="of:=CONCATENATE(&quot;/home/driverless/ras_perception/DL_training/RAS_DATASET/&quot;;[.A338];&quot;.jpg&quot;)" office:value-type="string" office:string-value="/home/driverless/ras_perception/DL_training/RAS_DATASET/1043.jpg" calcext:value-type="string">
            <text:p>/home/driverless/ras_perception/DL_training/RAS_DATASET/1043.jpg</text:p>
          </table:table-cell>
          <table:table-cell table:number-columns-repeated="12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formula="of:=CONCATENATE(&quot;/home/driverless/ras_perception/DL_training/RAS_DATASET/&quot;;[.A339];&quot;.jpg&quot;)" office:value-type="string" office:string-value="/home/driverless/ras_perception/DL_training/RAS_DATASET/1046.jpg" calcext:value-type="string">
            <text:p>/home/driverless/ras_perception/DL_training/RAS_DATASET/1046.jpg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CONCATENATE(&quot;/home/driverless/ras_perception/DL_training/RAS_DATASET/&quot;;[.A340];&quot;.jpg&quot;)" office:value-type="string" office:string-value="/home/driverless/ras_perception/DL_training/RAS_DATASET/1048.jpg" calcext:value-type="string">
            <text:p>/home/driverless/ras_perception/DL_training/RAS_DATASET/1048.jpg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CONCATENATE(&quot;/home/driverless/ras_perception/DL_training/RAS_DATASET/&quot;;[.A341];&quot;.jpg&quot;)" office:value-type="string" office:string-value="/home/driverless/ras_perception/DL_training/RAS_DATASET/1052.jpg" calcext:value-type="string">
            <text:p>/home/driverless/ras_perception/DL_training/RAS_DATASET/1052.jpg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formula="of:=CONCATENATE(&quot;/home/driverless/ras_perception/DL_training/RAS_DATASET/&quot;;[.A342];&quot;.jpg&quot;)" office:value-type="string" office:string-value="/home/driverless/ras_perception/DL_training/RAS_DATASET/1053.jpg" calcext:value-type="string">
            <text:p>/home/driverless/ras_perception/DL_training/RAS_DATASET/1053.jpg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formula="of:=CONCATENATE(&quot;/home/driverless/ras_perception/DL_training/RAS_DATASET/&quot;;[.A343];&quot;.jpg&quot;)" office:value-type="string" office:string-value="/home/driverless/ras_perception/DL_training/RAS_DATASET/1054.jpg" calcext:value-type="string">
            <text:p>/home/driverless/ras_perception/DL_training/RAS_DATASET/1054.jpg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formula="of:=CONCATENATE(&quot;/home/driverless/ras_perception/DL_training/RAS_DATASET/&quot;;[.A344];&quot;.jpg&quot;)" office:value-type="string" office:string-value="/home/driverless/ras_perception/DL_training/RAS_DATASET/1055.jpg" calcext:value-type="string">
            <text:p>/home/driverless/ras_perception/DL_training/RAS_DATASET/1055.jpg</text:p>
          </table:table-cell>
          <table:table-cell table:number-columns-repeated="12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CONCATENATE(&quot;/home/driverless/ras_perception/DL_training/RAS_DATASET/&quot;;[.A345];&quot;.jpg&quot;)" office:value-type="string" office:string-value="/home/driverless/ras_perception/DL_training/RAS_DATASET/1056.jpg" calcext:value-type="string">
            <text:p>/home/driverless/ras_perception/DL_training/RAS_DATASET/1056.jpg</text:p>
          </table:table-cell>
          <table:table-cell table:number-columns-repeated="12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formula="of:=CONCATENATE(&quot;/home/driverless/ras_perception/DL_training/RAS_DATASET/&quot;;[.A346];&quot;.jpg&quot;)" office:value-type="string" office:string-value="/home/driverless/ras_perception/DL_training/RAS_DATASET/1057.jpg" calcext:value-type="string">
            <text:p>/home/driverless/ras_perception/DL_training/RAS_DATASET/1057.jpg</text:p>
          </table:table-cell>
          <table:table-cell table:number-columns-repeated="12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formula="of:=CONCATENATE(&quot;/home/driverless/ras_perception/DL_training/RAS_DATASET/&quot;;[.A347];&quot;.jpg&quot;)" office:value-type="string" office:string-value="/home/driverless/ras_perception/DL_training/RAS_DATASET/1058.jpg" calcext:value-type="string">
            <text:p>/home/driverless/ras_perception/DL_training/RAS_DATASET/1058.jpg</text:p>
          </table:table-cell>
          <table:table-cell table:number-columns-repeated="12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formula="of:=CONCATENATE(&quot;/home/driverless/ras_perception/DL_training/RAS_DATASET/&quot;;[.A348];&quot;.jpg&quot;)" office:value-type="string" office:string-value="/home/driverless/ras_perception/DL_training/RAS_DATASET/1059.jpg" calcext:value-type="string">
            <text:p>/home/driverless/ras_perception/DL_training/RAS_DATASET/1059.jpg</text:p>
          </table:table-cell>
          <table:table-cell table:number-columns-repeated="12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CONCATENATE(&quot;/home/driverless/ras_perception/DL_training/RAS_DATASET/&quot;;[.A349];&quot;.jpg&quot;)" office:value-type="string" office:string-value="/home/driverless/ras_perception/DL_training/RAS_DATASET/1060.jpg" calcext:value-type="string">
            <text:p>/home/driverless/ras_perception/DL_training/RAS_DATASET/1060.jpg</text:p>
          </table:table-cell>
          <table:table-cell table:number-columns-repeated="12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CONCATENATE(&quot;/home/driverless/ras_perception/DL_training/RAS_DATASET/&quot;;[.A350];&quot;.jpg&quot;)" office:value-type="string" office:string-value="/home/driverless/ras_perception/DL_training/RAS_DATASET/1061.jpg" calcext:value-type="string">
            <text:p>/home/driverless/ras_perception/DL_training/RAS_DATASET/1061.jpg</text:p>
          </table:table-cell>
          <table:table-cell table:number-columns-repeated="12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formula="of:=CONCATENATE(&quot;/home/driverless/ras_perception/DL_training/RAS_DATASET/&quot;;[.A351];&quot;.jpg&quot;)" office:value-type="string" office:string-value="/home/driverless/ras_perception/DL_training/RAS_DATASET/1062.jpg" calcext:value-type="string">
            <text:p>/home/driverless/ras_perception/DL_training/RAS_DATASET/1062.jpg</text:p>
          </table:table-cell>
          <table:table-cell table:number-columns-repeated="12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formula="of:=CONCATENATE(&quot;/home/driverless/ras_perception/DL_training/RAS_DATASET/&quot;;[.A352];&quot;.jpg&quot;)" office:value-type="string" office:string-value="/home/driverless/ras_perception/DL_training/RAS_DATASET/1063.jpg" calcext:value-type="string">
            <text:p>/home/driverless/ras_perception/DL_training/RAS_DATASET/1063.jpg</text:p>
          </table:table-cell>
          <table:table-cell table:number-columns-repeated="12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CONCATENATE(&quot;/home/driverless/ras_perception/DL_training/RAS_DATASET/&quot;;[.A353];&quot;.jpg&quot;)" office:value-type="string" office:string-value="/home/driverless/ras_perception/DL_training/RAS_DATASET/1064.jpg" calcext:value-type="string">
            <text:p>/home/driverless/ras_perception/DL_training/RAS_DATASET/1064.jpg</text:p>
          </table:table-cell>
          <table:table-cell table:number-columns-repeated="12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formula="of:=CONCATENATE(&quot;/home/driverless/ras_perception/DL_training/RAS_DATASET/&quot;;[.A354];&quot;.jpg&quot;)" office:value-type="string" office:string-value="/home/driverless/ras_perception/DL_training/RAS_DATASET/1065.jpg" calcext:value-type="string">
            <text:p>/home/driverless/ras_perception/DL_training/RAS_DATASET/1065.jpg</text:p>
          </table:table-cell>
          <table:table-cell table:number-columns-repeated="12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formula="of:=CONCATENATE(&quot;/home/driverless/ras_perception/DL_training/RAS_DATASET/&quot;;[.A355];&quot;.jpg&quot;)" office:value-type="string" office:string-value="/home/driverless/ras_perception/DL_training/RAS_DATASET/1066.jpg" calcext:value-type="string">
            <text:p>/home/driverless/ras_perception/DL_training/RAS_DATASET/1066.jpg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formula="of:=CONCATENATE(&quot;/home/driverless/ras_perception/DL_training/RAS_DATASET/&quot;;[.A356];&quot;.jpg&quot;)" office:value-type="string" office:string-value="/home/driverless/ras_perception/DL_training/RAS_DATASET/1067.jpg" calcext:value-type="string">
            <text:p>/home/driverless/ras_perception/DL_training/RAS_DATASET/1067.jpg</text:p>
          </table:table-cell>
          <table:table-cell table:number-columns-repeated="12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CONCATENATE(&quot;/home/driverless/ras_perception/DL_training/RAS_DATASET/&quot;;[.A357];&quot;.jpg&quot;)" office:value-type="string" office:string-value="/home/driverless/ras_perception/DL_training/RAS_DATASET/1068.jpg" calcext:value-type="string">
            <text:p>/home/driverless/ras_perception/DL_training/RAS_DATASET/1068.jpg</text:p>
          </table:table-cell>
          <table:table-cell table:number-columns-repeated="12"/>
        </table:table-row>
      </table:table>
      <table:table table:name="classes_shape" table:style-name="ta1"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 OF IMAGES</text:p>
          </table:table-cell>
          <table:table-cell/>
          <table:table-cell office:value-type="string" calcext:value-type="string">
            <text:p>RESULT</text:p>
          </table:table-cell>
          <table:table-cell table:number-columns-repeated="5"/>
          <table:table-cell office:value-type="string" calcext:value-type="string">
            <text:p>TRAINING SET</text:p>
          </table:table-cell>
          <table:table-cell table:number-columns-repeated="6"/>
        </table:table-row>
        <table:table-row table:style-name="ro1">
          <table:table-cell office:value-type="float" office:value="10001" calcext:value-type="float">
            <text:p>10001</text:p>
          </table:table-cell>
          <table:table-cell/>
          <table:table-cell table:formula="of:=CONCATENATE(&quot;/home/driverless/ras_perception/DL_training/RAS_DATASET/&quot;;[.A2];&quot;.jpg&quot;)" office:value-type="string" office:string-value="/home/driverless/ras_perception/DL_training/RAS_DATASET/10001.jpg" calcext:value-type="string">
            <text:p>/home/driverless/ras_perception/DL_training/RAS_DATASET/10001.jpg</text:p>
          </table:table-cell>
          <table:table-cell table:number-columns-repeated="5"/>
          <table:table-cell office:value-type="string" calcext:value-type="string">
            <text:p>/home/driverless/ras_perception/DL_training/RAS_DATASET/10001.jpg</text:p>
          </table:table-cell>
          <table:table-cell table:number-columns-repeated="5"/>
          <table:table-cell office:value-type="string" calcext:value-type="string">
            <text:p>/home/driverless/ras_perception/DL_training/RAS_DATASET/10002.jpg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/>
          <table:table-cell table:formula="of:=CONCATENATE(&quot;/home/driverless/ras_perception/DL_training/RAS_DATASET/&quot;;[.A3];&quot;.jpg&quot;)" office:value-type="string" office:string-value="/home/driverless/ras_perception/DL_training/RAS_DATASET/10002.jpg" calcext:value-type="string">
            <text:p>/home/driverless/ras_perception/DL_training/RAS_DATASET/10002.jpg</text:p>
          </table:table-cell>
          <table:table-cell table:number-columns-repeated="11"/>
          <table:table-cell office:value-type="string" calcext:value-type="string">
            <text:p>/home/driverless/ras_perception/DL_training/RAS_DATASET/10017.jpg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/>
          <table:table-cell table:formula="of:=CONCATENATE(&quot;/home/driverless/ras_perception/DL_training/RAS_DATASET/&quot;;[.A4];&quot;.jpg&quot;)" office:value-type="string" office:string-value="/home/driverless/ras_perception/DL_training/RAS_DATASET/10003.jpg" calcext:value-type="string">
            <text:p>/home/driverless/ras_perception/DL_training/RAS_DATASET/10003.jpg</text:p>
          </table:table-cell>
          <table:table-cell table:number-columns-repeated="5"/>
          <table:table-cell office:value-type="string" calcext:value-type="string">
            <text:p>/home/driverless/ras_perception/DL_training/RAS_DATASET/10003.jpg</text:p>
          </table:table-cell>
          <table:table-cell table:number-columns-repeated="5"/>
          <table:table-cell office:value-type="string" calcext:value-type="string">
            <text:p>/home/driverless/ras_perception/DL_training/RAS_DATASET/20006.jpg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/>
          <table:table-cell table:formula="of:=CONCATENATE(&quot;/home/driverless/ras_perception/DL_training/RAS_DATASET/&quot;;[.A5];&quot;.jpg&quot;)" office:value-type="string" office:string-value="/home/driverless/ras_perception/DL_training/RAS_DATASET/10004.jpg" calcext:value-type="string">
            <text:p>/home/driverless/ras_perception/DL_training/RAS_DATASET/10004.jpg</text:p>
          </table:table-cell>
          <table:table-cell table:number-columns-repeated="5"/>
          <table:table-cell office:value-type="string" calcext:value-type="string">
            <text:p>/home/driverless/ras_perception/DL_training/RAS_DATASET/10004.jpg</text:p>
          </table:table-cell>
          <table:table-cell table:number-columns-repeated="5"/>
          <table:table-cell office:value-type="string" calcext:value-type="string">
            <text:p>/home/driverless/ras_perception/DL_training/RAS_DATASET/20011.jpg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/>
          <table:table-cell table:formula="of:=CONCATENATE(&quot;/home/driverless/ras_perception/DL_training/RAS_DATASET/&quot;;[.A6];&quot;.jpg&quot;)" office:value-type="string" office:string-value="/home/driverless/ras_perception/DL_training/RAS_DATASET/10005.jpg" calcext:value-type="string">
            <text:p>/home/driverless/ras_perception/DL_training/RAS_DATASET/10005.jpg</text:p>
          </table:table-cell>
          <table:table-cell table:number-columns-repeated="5"/>
          <table:table-cell office:value-type="string" calcext:value-type="string">
            <text:p>/home/driverless/ras_perception/DL_training/RAS_DATASET/10005.jpg</text:p>
          </table:table-cell>
          <table:table-cell table:number-columns-repeated="5"/>
          <table:table-cell office:value-type="string" calcext:value-type="string">
            <text:p>/home/driverless/ras_perception/DL_training/RAS_DATASET/30015.jpg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/>
          <table:table-cell table:formula="of:=CONCATENATE(&quot;/home/driverless/ras_perception/DL_training/RAS_DATASET/&quot;;[.A7];&quot;.jpg&quot;)" office:value-type="string" office:string-value="/home/driverless/ras_perception/DL_training/RAS_DATASET/10006.jpg" calcext:value-type="string">
            <text:p>/home/driverless/ras_perception/DL_training/RAS_DATASET/10006.jpg</text:p>
          </table:table-cell>
          <table:table-cell table:number-columns-repeated="5"/>
          <table:table-cell office:value-type="string" calcext:value-type="string">
            <text:p>/home/driverless/ras_perception/DL_training/RAS_DATASET/10006.jpg</text:p>
          </table:table-cell>
          <table:table-cell table:number-columns-repeated="5"/>
          <table:table-cell office:value-type="string" calcext:value-type="string">
            <text:p>/home/driverless/ras_perception/DL_training/RAS_DATASET/30024.jpg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/>
          <table:table-cell table:formula="of:=CONCATENATE(&quot;/home/driverless/ras_perception/DL_training/RAS_DATASET/&quot;;[.A8];&quot;.jpg&quot;)" office:value-type="string" office:string-value="/home/driverless/ras_perception/DL_training/RAS_DATASET/10007.jpg" calcext:value-type="string">
            <text:p>/home/driverless/ras_perception/DL_training/RAS_DATASET/10007.jpg</text:p>
          </table:table-cell>
          <table:table-cell table:number-columns-repeated="5"/>
          <table:table-cell office:value-type="string" calcext:value-type="string">
            <text:p>/home/driverless/ras_perception/DL_training/RAS_DATASET/10007.jpg</text:p>
          </table:table-cell>
          <table:table-cell table:number-columns-repeated="5"/>
          <table:table-cell office:value-type="string" calcext:value-type="string">
            <text:p>/home/driverless/ras_perception/DL_training/RAS_DATASET/40003.jpg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/>
          <table:table-cell table:formula="of:=CONCATENATE(&quot;/home/driverless/ras_perception/DL_training/RAS_DATASET/&quot;;[.A9];&quot;.jpg&quot;)" office:value-type="string" office:string-value="/home/driverless/ras_perception/DL_training/RAS_DATASET/10008.jpg" calcext:value-type="string">
            <text:p>/home/driverless/ras_perception/DL_training/RAS_DATASET/10008.jpg</text:p>
          </table:table-cell>
          <table:table-cell table:number-columns-repeated="5"/>
          <table:table-cell office:value-type="string" calcext:value-type="string">
            <text:p>/home/driverless/ras_perception/DL_training/RAS_DATASET/10008.jpg</text:p>
          </table:table-cell>
          <table:table-cell table:number-columns-repeated="5"/>
          <table:table-cell office:value-type="string" calcext:value-type="string">
            <text:p>/home/driverless/ras_perception/DL_training/RAS_DATASET/40015.jpg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/>
          <table:table-cell table:formula="of:=CONCATENATE(&quot;/home/driverless/ras_perception/DL_training/RAS_DATASET/&quot;;[.A10];&quot;.jpg&quot;)" office:value-type="string" office:string-value="/home/driverless/ras_perception/DL_training/RAS_DATASET/10009.jpg" calcext:value-type="string">
            <text:p>/home/driverless/ras_perception/DL_training/RAS_DATASET/10009.jpg</text:p>
          </table:table-cell>
          <table:table-cell table:number-columns-repeated="5"/>
          <table:table-cell office:value-type="string" calcext:value-type="string">
            <text:p>/home/driverless/ras_perception/DL_training/RAS_DATASET/10009.jpg</text:p>
          </table:table-cell>
          <table:table-cell table:number-columns-repeated="5"/>
          <table:table-cell office:value-type="string" calcext:value-type="string">
            <text:p>/home/driverless/ras_perception/DL_training/RAS_DATASET/50010.jpg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/>
          <table:table-cell table:formula="of:=CONCATENATE(&quot;/home/driverless/ras_perception/DL_training/RAS_DATASET/&quot;;[.A11];&quot;.jpg&quot;)" office:value-type="string" office:string-value="/home/driverless/ras_perception/DL_training/RAS_DATASET/10010.jpg" calcext:value-type="string">
            <text:p>/home/driverless/ras_perception/DL_training/RAS_DATASET/10010.jpg</text:p>
          </table:table-cell>
          <table:table-cell table:number-columns-repeated="5"/>
          <table:table-cell office:value-type="string" calcext:value-type="string">
            <text:p>/home/driverless/ras_perception/DL_training/RAS_DATASET/10010.jpg</text:p>
          </table:table-cell>
          <table:table-cell table:number-columns-repeated="5"/>
          <table:table-cell office:value-type="string" calcext:value-type="string">
            <text:p>/home/driverless/ras_perception/DL_training/RAS_DATASET/50028.jpg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/>
          <table:table-cell table:formula="of:=CONCATENATE(&quot;/home/driverless/ras_perception/DL_training/RAS_DATASET/&quot;;[.A12];&quot;.jpg&quot;)" office:value-type="string" office:string-value="/home/driverless/ras_perception/DL_training/RAS_DATASET/10011.jpg" calcext:value-type="string">
            <text:p>/home/driverless/ras_perception/DL_training/RAS_DATASET/10011.jpg</text:p>
          </table:table-cell>
          <table:table-cell table:number-columns-repeated="5"/>
          <table:table-cell office:value-type="string" calcext:value-type="string">
            <text:p>/home/driverless/ras_perception/DL_training/RAS_DATASET/10011.jpg</text:p>
          </table:table-cell>
          <table:table-cell table:number-columns-repeated="5"/>
          <table:table-cell office:value-type="string" calcext:value-type="string">
            <text:p>/home/driverless/ras_perception/DL_training/RAS_DATASET/60007.jpg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/>
          <table:table-cell table:formula="of:=CONCATENATE(&quot;/home/driverless/ras_perception/DL_training/RAS_DATASET/&quot;;[.A13];&quot;.jpg&quot;)" office:value-type="string" office:string-value="/home/driverless/ras_perception/DL_training/RAS_DATASET/10014.jpg" calcext:value-type="string">
            <text:p>/home/driverless/ras_perception/DL_training/RAS_DATASET/10014.jpg</text:p>
          </table:table-cell>
          <table:table-cell table:number-columns-repeated="5"/>
          <table:table-cell office:value-type="string" calcext:value-type="string">
            <text:p>/home/driverless/ras_perception/DL_training/RAS_DATASET/10014.jpg</text:p>
          </table:table-cell>
          <table:table-cell table:number-columns-repeated="5"/>
          <table:table-cell office:value-type="string" calcext:value-type="string">
            <text:p>/home/driverless/ras_perception/DL_training/RAS_DATASET/70018.jpg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/>
          <table:table-cell table:formula="of:=CONCATENATE(&quot;/home/driverless/ras_perception/DL_training/RAS_DATASET/&quot;;[.A14];&quot;.jpg&quot;)" office:value-type="string" office:string-value="/home/driverless/ras_perception/DL_training/RAS_DATASET/10016.jpg" calcext:value-type="string">
            <text:p>/home/driverless/ras_perception/DL_training/RAS_DATASET/10016.jpg</text:p>
          </table:table-cell>
          <table:table-cell table:number-columns-repeated="5"/>
          <table:table-cell office:value-type="string" calcext:value-type="string">
            <text:p>/home/driverless/ras_perception/DL_training/RAS_DATASET/10016.jpg</text:p>
          </table:table-cell>
          <table:table-cell table:number-columns-repeated="5"/>
          <table:table-cell office:value-type="string" calcext:value-type="string">
            <text:p>/home/driverless/ras_perception/DL_training/RAS_DATASET/70063.jpg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/>
          <table:table-cell table:formula="of:=CONCATENATE(&quot;/home/driverless/ras_perception/DL_training/RAS_DATASET/&quot;;[.A15];&quot;.jpg&quot;)" office:value-type="string" office:string-value="/home/driverless/ras_perception/DL_training/RAS_DATASET/10017.jpg" calcext:value-type="string">
            <text:p>/home/driverless/ras_perception/DL_training/RAS_DATASET/10017.jpg</text:p>
          </table:table-cell>
          <table:table-cell table:number-columns-repeated="11"/>
          <table:table-cell office:value-type="string" calcext:value-type="string">
            <text:p>/home/driverless/ras_perception/DL_training/RAS_DATASET/80001.jpg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/>
          <table:table-cell table:formula="of:=CONCATENATE(&quot;/home/driverless/ras_perception/DL_training/RAS_DATASET/&quot;;[.A16];&quot;.jpg&quot;)" office:value-type="string" office:string-value="/home/driverless/ras_perception/DL_training/RAS_DATASET/10018.jpg" calcext:value-type="string">
            <text:p>/home/driverless/ras_perception/DL_training/RAS_DATASET/10018.jpg</text:p>
          </table:table-cell>
          <table:table-cell table:number-columns-repeated="5"/>
          <table:table-cell office:value-type="string" calcext:value-type="string">
            <text:p>/home/driverless/ras_perception/DL_training/RAS_DATASET/10018.jpg</text:p>
          </table:table-cell>
          <table:table-cell table:number-columns-repeated="5"/>
          <table:table-cell office:value-type="string" calcext:value-type="string">
            <text:p>/home/driverless/ras_perception/DL_training/RAS_DATASET/90007.jpg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/>
          <table:table-cell table:formula="of:=CONCATENATE(&quot;/home/driverless/ras_perception/DL_training/RAS_DATASET/&quot;;[.A17];&quot;.jpg&quot;)" office:value-type="string" office:string-value="/home/driverless/ras_perception/DL_training/RAS_DATASET/10019.jpg" calcext:value-type="string">
            <text:p>/home/driverless/ras_perception/DL_training/RAS_DATASET/10019.jpg</text:p>
          </table:table-cell>
          <table:table-cell table:number-columns-repeated="5"/>
          <table:table-cell office:value-type="string" calcext:value-type="string">
            <text:p>/home/driverless/ras_perception/DL_training/RAS_DATASET/10019.jpg</text:p>
          </table:table-cell>
          <table:table-cell table:number-columns-repeated="5"/>
          <table:table-cell office:value-type="string" calcext:value-type="string">
            <text:p>/home/driverless/ras_perception/DL_training/RAS_DATASET/100012.jpg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/>
          <table:table-cell table:formula="of:=CONCATENATE(&quot;/home/driverless/ras_perception/DL_training/RAS_DATASET/&quot;;[.A18];&quot;.jpg&quot;)" office:value-type="string" office:string-value="/home/driverless/ras_perception/DL_training/RAS_DATASET/10020.jpg" calcext:value-type="string">
            <text:p>/home/driverless/ras_perception/DL_training/RAS_DATASET/10020.jpg</text:p>
          </table:table-cell>
          <table:table-cell table:number-columns-repeated="5"/>
          <table:table-cell office:value-type="string" calcext:value-type="string">
            <text:p>/home/driverless/ras_perception/DL_training/RAS_DATASET/10020.jpg</text:p>
          </table:table-cell>
          <table:table-cell table:number-columns-repeated="5"/>
          <table:table-cell office:value-type="string" calcext:value-type="string">
            <text:p>/home/driverless/ras_perception/DL_training/RAS_DATASET/110014.jpg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/>
          <table:table-cell table:formula="of:=CONCATENATE(&quot;/home/driverless/ras_perception/DL_training/RAS_DATASET/&quot;;[.A19];&quot;.jpg&quot;)" office:value-type="string" office:string-value="/home/driverless/ras_perception/DL_training/RAS_DATASET/10021.jpg" calcext:value-type="string">
            <text:p>/home/driverless/ras_perception/DL_training/RAS_DATASET/10021.jpg</text:p>
          </table:table-cell>
          <table:table-cell table:number-columns-repeated="5"/>
          <table:table-cell office:value-type="string" calcext:value-type="string">
            <text:p>/home/driverless/ras_perception/DL_training/RAS_DATASET/10021.jpg</text:p>
          </table:table-cell>
          <table:table-cell table:number-columns-repeated="5"/>
          <table:table-cell office:value-type="string" calcext:value-type="string">
            <text:p>/home/driverless/ras_perception/DL_training/RAS_DATASET/120010.jpg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/>
          <table:table-cell table:formula="of:=CONCATENATE(&quot;/home/driverless/ras_perception/DL_training/RAS_DATASET/&quot;;[.A20];&quot;.jpg&quot;)" office:value-type="string" office:string-value="/home/driverless/ras_perception/DL_training/RAS_DATASET/10022.jpg" calcext:value-type="string">
            <text:p>/home/driverless/ras_perception/DL_training/RAS_DATASET/10022.jpg</text:p>
          </table:table-cell>
          <table:table-cell table:number-columns-repeated="5"/>
          <table:table-cell office:value-type="string" calcext:value-type="string">
            <text:p>/home/driverless/ras_perception/DL_training/RAS_DATASET/10022.jpg</text:p>
          </table:table-cell>
          <table:table-cell table:number-columns-repeated="5"/>
          <table:table-cell office:value-type="string" calcext:value-type="string">
            <text:p>/home/driverless/ras_perception/DL_training/RAS_DATASET/130015.jpg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/>
          <table:table-cell table:formula="of:=CONCATENATE(&quot;/home/driverless/ras_perception/DL_training/RAS_DATASET/&quot;;[.A21];&quot;.jpg&quot;)" office:value-type="string" office:string-value="/home/driverless/ras_perception/DL_training/RAS_DATASET/10023.jpg" calcext:value-type="string">
            <text:p>/home/driverless/ras_perception/DL_training/RAS_DATASET/10023.jpg</text:p>
          </table:table-cell>
          <table:table-cell table:number-columns-repeated="5"/>
          <table:table-cell office:value-type="string" calcext:value-type="string">
            <text:p>/home/driverless/ras_perception/DL_training/RAS_DATASET/10023.jpg</text:p>
          </table:table-cell>
          <table:table-cell table:number-columns-repeated="5"/>
          <table:table-cell office:value-type="string" calcext:value-type="string">
            <text:p>/home/driverless/ras_perception/DL_training/RAS_DATASET/140007.jpg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/>
          <table:table-cell table:formula="of:=CONCATENATE(&quot;/home/driverless/ras_perception/DL_training/RAS_DATASET/&quot;;[.A22];&quot;.jpg&quot;)" office:value-type="string" office:string-value="/home/driverless/ras_perception/DL_training/RAS_DATASET/10024.jpg" calcext:value-type="string">
            <text:p>/home/driverless/ras_perception/DL_training/RAS_DATASET/10024.jpg</text:p>
          </table:table-cell>
          <table:table-cell table:number-columns-repeated="5"/>
          <table:table-cell office:value-type="string" calcext:value-type="string">
            <text:p>/home/driverless/ras_perception/DL_training/RAS_DATASET/10024.jpg</text:p>
          </table:table-cell>
          <table:table-cell table:number-columns-repeated="6"/>
        </table:table-row>
        <table:table-row table:style-name="ro1">
          <table:table-cell office:value-type="float" office:value="10025" calcext:value-type="float">
            <text:p>10025</text:p>
          </table:table-cell>
          <table:table-cell/>
          <table:table-cell table:formula="of:=CONCATENATE(&quot;/home/driverless/ras_perception/DL_training/RAS_DATASET/&quot;;[.A23];&quot;.jpg&quot;)" office:value-type="string" office:string-value="/home/driverless/ras_perception/DL_training/RAS_DATASET/10025.jpg" calcext:value-type="string">
            <text:p>/home/driverless/ras_perception/DL_training/RAS_DATASET/10025.jpg</text:p>
          </table:table-cell>
          <table:table-cell table:number-columns-repeated="5"/>
          <table:table-cell office:value-type="string" calcext:value-type="string">
            <text:p>/home/driverless/ras_perception/DL_training/RAS_DATASET/10025.jpg</text:p>
          </table:table-cell>
          <table:table-cell table:number-columns-repeated="6"/>
        </table:table-row>
        <table:table-row table:style-name="ro1">
          <table:table-cell office:value-type="float" office:value="10026" calcext:value-type="float">
            <text:p>10026</text:p>
          </table:table-cell>
          <table:table-cell/>
          <table:table-cell table:formula="of:=CONCATENATE(&quot;/home/driverless/ras_perception/DL_training/RAS_DATASET/&quot;;[.A24];&quot;.jpg&quot;)" office:value-type="string" office:string-value="/home/driverless/ras_perception/DL_training/RAS_DATASET/10026.jpg" calcext:value-type="string">
            <text:p>/home/driverless/ras_perception/DL_training/RAS_DATASET/10026.jpg</text:p>
          </table:table-cell>
          <table:table-cell table:number-columns-repeated="5"/>
          <table:table-cell office:value-type="string" calcext:value-type="string">
            <text:p>/home/driverless/ras_perception/DL_training/RAS_DATASET/10026.jpg</text:p>
          </table:table-cell>
          <table:table-cell table:number-columns-repeated="6"/>
        </table:table-row>
        <table:table-row table:style-name="ro1">
          <table:table-cell office:value-type="float" office:value="10027" calcext:value-type="float">
            <text:p>10027</text:p>
          </table:table-cell>
          <table:table-cell/>
          <table:table-cell table:formula="of:=CONCATENATE(&quot;/home/driverless/ras_perception/DL_training/RAS_DATASET/&quot;;[.A25];&quot;.jpg&quot;)" office:value-type="string" office:string-value="/home/driverless/ras_perception/DL_training/RAS_DATASET/10027.jpg" calcext:value-type="string">
            <text:p>/home/driverless/ras_perception/DL_training/RAS_DATASET/10027.jpg</text:p>
          </table:table-cell>
          <table:table-cell table:number-columns-repeated="5"/>
          <table:table-cell office:value-type="string" calcext:value-type="string">
            <text:p>/home/driverless/ras_perception/DL_training/RAS_DATASET/10027.jpg</text:p>
          </table:table-cell>
          <table:table-cell table:number-columns-repeated="6"/>
        </table:table-row>
        <table:table-row table:style-name="ro1">
          <table:table-cell office:value-type="float" office:value="10028" calcext:value-type="float">
            <text:p>10028</text:p>
          </table:table-cell>
          <table:table-cell/>
          <table:table-cell table:formula="of:=CONCATENATE(&quot;/home/driverless/ras_perception/DL_training/RAS_DATASET/&quot;;[.A26];&quot;.jpg&quot;)" office:value-type="string" office:string-value="/home/driverless/ras_perception/DL_training/RAS_DATASET/10028.jpg" calcext:value-type="string">
            <text:p>/home/driverless/ras_perception/DL_training/RAS_DATASET/10028.jpg</text:p>
          </table:table-cell>
          <table:table-cell table:number-columns-repeated="5"/>
          <table:table-cell office:value-type="string" calcext:value-type="string">
            <text:p>/home/driverless/ras_perception/DL_training/RAS_DATASET/10028.jpg</text:p>
          </table:table-cell>
          <table:table-cell table:number-columns-repeated="6"/>
        </table:table-row>
        <table:table-row table:style-name="ro1">
          <table:table-cell office:value-type="float" office:value="10029" calcext:value-type="float">
            <text:p>10029</text:p>
          </table:table-cell>
          <table:table-cell/>
          <table:table-cell table:formula="of:=CONCATENATE(&quot;/home/driverless/ras_perception/DL_training/RAS_DATASET/&quot;;[.A27];&quot;.jpg&quot;)" office:value-type="string" office:string-value="/home/driverless/ras_perception/DL_training/RAS_DATASET/10029.jpg" calcext:value-type="string">
            <text:p>/home/driverless/ras_perception/DL_training/RAS_DATASET/10029.jpg</text:p>
          </table:table-cell>
          <table:table-cell table:number-columns-repeated="5"/>
          <table:table-cell office:value-type="string" calcext:value-type="string">
            <text:p>/home/driverless/ras_perception/DL_training/RAS_DATASET/10029.jpg</text:p>
          </table:table-cell>
          <table:table-cell table:number-columns-repeated="6"/>
        </table:table-row>
        <table:table-row table:style-name="ro1">
          <table:table-cell office:value-type="float" office:value="10030" calcext:value-type="float">
            <text:p>10030</text:p>
          </table:table-cell>
          <table:table-cell/>
          <table:table-cell table:formula="of:=CONCATENATE(&quot;/home/driverless/ras_perception/DL_training/RAS_DATASET/&quot;;[.A28];&quot;.jpg&quot;)" office:value-type="string" office:string-value="/home/driverless/ras_perception/DL_training/RAS_DATASET/10030.jpg" calcext:value-type="string">
            <text:p>/home/driverless/ras_perception/DL_training/RAS_DATASET/10030.jpg</text:p>
          </table:table-cell>
          <table:table-cell table:number-columns-repeated="5"/>
          <table:table-cell office:value-type="string" calcext:value-type="string">
            <text:p>/home/driverless/ras_perception/DL_training/RAS_DATASET/10030.jpg</text:p>
          </table:table-cell>
          <table:table-cell table:number-columns-repeated="6"/>
        </table:table-row>
        <table:table-row table:style-name="ro1">
          <table:table-cell office:value-type="float" office:value="10031" calcext:value-type="float">
            <text:p>10031</text:p>
          </table:table-cell>
          <table:table-cell/>
          <table:table-cell table:formula="of:=CONCATENATE(&quot;/home/driverless/ras_perception/DL_training/RAS_DATASET/&quot;;[.A29];&quot;.jpg&quot;)" office:value-type="string" office:string-value="/home/driverless/ras_perception/DL_training/RAS_DATASET/10031.jpg" calcext:value-type="string">
            <text:p>/home/driverless/ras_perception/DL_training/RAS_DATASET/10031.jpg</text:p>
          </table:table-cell>
          <table:table-cell table:number-columns-repeated="5"/>
          <table:table-cell office:value-type="string" calcext:value-type="string">
            <text:p>/home/driverless/ras_perception/DL_training/RAS_DATASET/10031.jpg</text:p>
          </table:table-cell>
          <table:table-cell table:number-columns-repeated="6"/>
        </table:table-row>
        <table:table-row table:style-name="ro1">
          <table:table-cell office:value-type="float" office:value="10032" calcext:value-type="float">
            <text:p>10032</text:p>
          </table:table-cell>
          <table:table-cell/>
          <table:table-cell table:formula="of:=CONCATENATE(&quot;/home/driverless/ras_perception/DL_training/RAS_DATASET/&quot;;[.A30];&quot;.jpg&quot;)" office:value-type="string" office:string-value="/home/driverless/ras_perception/DL_training/RAS_DATASET/10032.jpg" calcext:value-type="string">
            <text:p>/home/driverless/ras_perception/DL_training/RAS_DATASET/10032.jpg</text:p>
          </table:table-cell>
          <table:table-cell table:number-columns-repeated="5"/>
          <table:table-cell office:value-type="string" calcext:value-type="string">
            <text:p>/home/driverless/ras_perception/DL_training/RAS_DATASET/10032.jpg</text:p>
          </table:table-cell>
          <table:table-cell table:number-columns-repeated="6"/>
        </table:table-row>
        <table:table-row table:style-name="ro1">
          <table:table-cell office:value-type="float" office:value="10033" calcext:value-type="float">
            <text:p>10033</text:p>
          </table:table-cell>
          <table:table-cell/>
          <table:table-cell table:formula="of:=CONCATENATE(&quot;/home/driverless/ras_perception/DL_training/RAS_DATASET/&quot;;[.A31];&quot;.jpg&quot;)" office:value-type="string" office:string-value="/home/driverless/ras_perception/DL_training/RAS_DATASET/10033.jpg" calcext:value-type="string">
            <text:p>/home/driverless/ras_perception/DL_training/RAS_DATASET/10033.jpg</text:p>
          </table:table-cell>
          <table:table-cell table:number-columns-repeated="5"/>
          <table:table-cell office:value-type="string" calcext:value-type="string">
            <text:p>/home/driverless/ras_perception/DL_training/RAS_DATASET/10033.jpg</text:p>
          </table:table-cell>
          <table:table-cell table:number-columns-repeated="6"/>
        </table:table-row>
        <table:table-row table:style-name="ro1">
          <table:table-cell office:value-type="float" office:value="20001" calcext:value-type="float">
            <text:p>20001</text:p>
          </table:table-cell>
          <table:table-cell/>
          <table:table-cell table:formula="of:=CONCATENATE(&quot;/home/driverless/ras_perception/DL_training/RAS_DATASET/&quot;;[.A32];&quot;.jpg&quot;)" office:value-type="string" office:string-value="/home/driverless/ras_perception/DL_training/RAS_DATASET/20001.jpg" calcext:value-type="string">
            <text:p>/home/driverless/ras_perception/DL_training/RAS_DATASET/20001.jpg</text:p>
          </table:table-cell>
          <table:table-cell table:number-columns-repeated="5"/>
          <table:table-cell office:value-type="string" calcext:value-type="string">
            <text:p>/home/driverless/ras_perception/DL_training/RAS_DATASET/20001.jpg</text:p>
          </table:table-cell>
          <table:table-cell table:number-columns-repeated="6"/>
        </table:table-row>
        <table:table-row table:style-name="ro1">
          <table:table-cell office:value-type="float" office:value="20002" calcext:value-type="float">
            <text:p>20002</text:p>
          </table:table-cell>
          <table:table-cell/>
          <table:table-cell table:formula="of:=CONCATENATE(&quot;/home/driverless/ras_perception/DL_training/RAS_DATASET/&quot;;[.A33];&quot;.jpg&quot;)" office:value-type="string" office:string-value="/home/driverless/ras_perception/DL_training/RAS_DATASET/20002.jpg" calcext:value-type="string">
            <text:p>/home/driverless/ras_perception/DL_training/RAS_DATASET/20002.jpg</text:p>
          </table:table-cell>
          <table:table-cell table:number-columns-repeated="5"/>
          <table:table-cell office:value-type="string" calcext:value-type="string">
            <text:p>/home/driverless/ras_perception/DL_training/RAS_DATASET/20002.jpg</text:p>
          </table:table-cell>
          <table:table-cell table:number-columns-repeated="6"/>
        </table:table-row>
        <table:table-row table:style-name="ro1">
          <table:table-cell office:value-type="float" office:value="20003" calcext:value-type="float">
            <text:p>20003</text:p>
          </table:table-cell>
          <table:table-cell/>
          <table:table-cell table:formula="of:=CONCATENATE(&quot;/home/driverless/ras_perception/DL_training/RAS_DATASET/&quot;;[.A34];&quot;.jpg&quot;)" office:value-type="string" office:string-value="/home/driverless/ras_perception/DL_training/RAS_DATASET/20003.jpg" calcext:value-type="string">
            <text:p>/home/driverless/ras_perception/DL_training/RAS_DATASET/20003.jpg</text:p>
          </table:table-cell>
          <table:table-cell table:number-columns-repeated="5"/>
          <table:table-cell office:value-type="string" calcext:value-type="string">
            <text:p>/home/driverless/ras_perception/DL_training/RAS_DATASET/20003.jpg</text:p>
          </table:table-cell>
          <table:table-cell table:number-columns-repeated="6"/>
        </table:table-row>
        <table:table-row table:style-name="ro1">
          <table:table-cell office:value-type="float" office:value="20004" calcext:value-type="float">
            <text:p>20004</text:p>
          </table:table-cell>
          <table:table-cell/>
          <table:table-cell table:formula="of:=CONCATENATE(&quot;/home/driverless/ras_perception/DL_training/RAS_DATASET/&quot;;[.A35];&quot;.jpg&quot;)" office:value-type="string" office:string-value="/home/driverless/ras_perception/DL_training/RAS_DATASET/20004.jpg" calcext:value-type="string">
            <text:p>/home/driverless/ras_perception/DL_training/RAS_DATASET/20004.jpg</text:p>
          </table:table-cell>
          <table:table-cell table:number-columns-repeated="5"/>
          <table:table-cell office:value-type="string" calcext:value-type="string">
            <text:p>/home/driverless/ras_perception/DL_training/RAS_DATASET/20004.jpg</text:p>
          </table:table-cell>
          <table:table-cell table:number-columns-repeated="6"/>
        </table:table-row>
        <table:table-row table:style-name="ro1">
          <table:table-cell office:value-type="float" office:value="20005" calcext:value-type="float">
            <text:p>20005</text:p>
          </table:table-cell>
          <table:table-cell/>
          <table:table-cell table:formula="of:=CONCATENATE(&quot;/home/driverless/ras_perception/DL_training/RAS_DATASET/&quot;;[.A36];&quot;.jpg&quot;)" office:value-type="string" office:string-value="/home/driverless/ras_perception/DL_training/RAS_DATASET/20005.jpg" calcext:value-type="string">
            <text:p>/home/driverless/ras_perception/DL_training/RAS_DATASET/20005.jpg</text:p>
          </table:table-cell>
          <table:table-cell table:number-columns-repeated="5"/>
          <table:table-cell office:value-type="string" calcext:value-type="string">
            <text:p>/home/driverless/ras_perception/DL_training/RAS_DATASET/20005.jpg</text:p>
          </table:table-cell>
          <table:table-cell table:number-columns-repeated="6"/>
        </table:table-row>
        <table:table-row table:style-name="ro1">
          <table:table-cell office:value-type="float" office:value="20006" calcext:value-type="float">
            <text:p>20006</text:p>
          </table:table-cell>
          <table:table-cell/>
          <table:table-cell table:formula="of:=CONCATENATE(&quot;/home/driverless/ras_perception/DL_training/RAS_DATASET/&quot;;[.A37];&quot;.jpg&quot;)" office:value-type="string" office:string-value="/home/driverless/ras_perception/DL_training/RAS_DATASET/20006.jpg" calcext:value-type="string">
            <text:p>/home/driverless/ras_perception/DL_training/RAS_DATASET/20006.jpg</text:p>
          </table:table-cell>
          <table:table-cell table:number-columns-repeated="12"/>
        </table:table-row>
        <table:table-row table:style-name="ro1">
          <table:table-cell office:value-type="float" office:value="20007" calcext:value-type="float">
            <text:p>20007</text:p>
          </table:table-cell>
          <table:table-cell/>
          <table:table-cell table:formula="of:=CONCATENATE(&quot;/home/driverless/ras_perception/DL_training/RAS_DATASET/&quot;;[.A38];&quot;.jpg&quot;)" office:value-type="string" office:string-value="/home/driverless/ras_perception/DL_training/RAS_DATASET/20007.jpg" calcext:value-type="string">
            <text:p>/home/driverless/ras_perception/DL_training/RAS_DATASET/20007.jpg</text:p>
          </table:table-cell>
          <table:table-cell table:number-columns-repeated="5"/>
          <table:table-cell office:value-type="string" calcext:value-type="string">
            <text:p>/home/driverless/ras_perception/DL_training/RAS_DATASET/20007.jpg</text:p>
          </table:table-cell>
          <table:table-cell table:number-columns-repeated="6"/>
        </table:table-row>
        <table:table-row table:style-name="ro1">
          <table:table-cell office:value-type="float" office:value="20008" calcext:value-type="float">
            <text:p>20008</text:p>
          </table:table-cell>
          <table:table-cell/>
          <table:table-cell table:formula="of:=CONCATENATE(&quot;/home/driverless/ras_perception/DL_training/RAS_DATASET/&quot;;[.A39];&quot;.jpg&quot;)" office:value-type="string" office:string-value="/home/driverless/ras_perception/DL_training/RAS_DATASET/20008.jpg" calcext:value-type="string">
            <text:p>/home/driverless/ras_perception/DL_training/RAS_DATASET/20008.jpg</text:p>
          </table:table-cell>
          <table:table-cell table:number-columns-repeated="5"/>
          <table:table-cell office:value-type="string" calcext:value-type="string">
            <text:p>/home/driverless/ras_perception/DL_training/RAS_DATASET/20008.jpg</text:p>
          </table:table-cell>
          <table:table-cell table:number-columns-repeated="6"/>
        </table:table-row>
        <table:table-row table:style-name="ro1">
          <table:table-cell office:value-type="float" office:value="20009" calcext:value-type="float">
            <text:p>20009</text:p>
          </table:table-cell>
          <table:table-cell/>
          <table:table-cell table:formula="of:=CONCATENATE(&quot;/home/driverless/ras_perception/DL_training/RAS_DATASET/&quot;;[.A40];&quot;.jpg&quot;)" office:value-type="string" office:string-value="/home/driverless/ras_perception/DL_training/RAS_DATASET/20009.jpg" calcext:value-type="string">
            <text:p>/home/driverless/ras_perception/DL_training/RAS_DATASET/20009.jpg</text:p>
          </table:table-cell>
          <table:table-cell table:number-columns-repeated="5"/>
          <table:table-cell office:value-type="string" calcext:value-type="string">
            <text:p>/home/driverless/ras_perception/DL_training/RAS_DATASET/20009.jpg</text:p>
          </table:table-cell>
          <table:table-cell table:number-columns-repeated="6"/>
        </table:table-row>
        <table:table-row table:style-name="ro1">
          <table:table-cell office:value-type="float" office:value="20010" calcext:value-type="float">
            <text:p>20010</text:p>
          </table:table-cell>
          <table:table-cell/>
          <table:table-cell table:formula="of:=CONCATENATE(&quot;/home/driverless/ras_perception/DL_training/RAS_DATASET/&quot;;[.A41];&quot;.jpg&quot;)" office:value-type="string" office:string-value="/home/driverless/ras_perception/DL_training/RAS_DATASET/20010.jpg" calcext:value-type="string">
            <text:p>/home/driverless/ras_perception/DL_training/RAS_DATASET/20010.jpg</text:p>
          </table:table-cell>
          <table:table-cell table:number-columns-repeated="5"/>
          <table:table-cell office:value-type="string" calcext:value-type="string">
            <text:p>/home/driverless/ras_perception/DL_training/RAS_DATASET/20010.jpg</text:p>
          </table:table-cell>
          <table:table-cell table:number-columns-repeated="6"/>
        </table:table-row>
        <table:table-row table:style-name="ro1">
          <table:table-cell office:value-type="float" office:value="20011" calcext:value-type="float">
            <text:p>20011</text:p>
          </table:table-cell>
          <table:table-cell/>
          <table:table-cell table:formula="of:=CONCATENATE(&quot;/home/driverless/ras_perception/DL_training/RAS_DATASET/&quot;;[.A42];&quot;.jpg&quot;)" office:value-type="string" office:string-value="/home/driverless/ras_perception/DL_training/RAS_DATASET/20011.jpg" calcext:value-type="string">
            <text:p>/home/driverless/ras_perception/DL_training/RAS_DATASET/20011.jpg</text:p>
          </table:table-cell>
          <table:table-cell table:number-columns-repeated="12"/>
        </table:table-row>
        <table:table-row table:style-name="ro1">
          <table:table-cell office:value-type="float" office:value="20012" calcext:value-type="float">
            <text:p>20012</text:p>
          </table:table-cell>
          <table:table-cell/>
          <table:table-cell table:formula="of:=CONCATENATE(&quot;/home/driverless/ras_perception/DL_training/RAS_DATASET/&quot;;[.A43];&quot;.jpg&quot;)" office:value-type="string" office:string-value="/home/driverless/ras_perception/DL_training/RAS_DATASET/20012.jpg" calcext:value-type="string">
            <text:p>/home/driverless/ras_perception/DL_training/RAS_DATASET/20012.jpg</text:p>
          </table:table-cell>
          <table:table-cell table:number-columns-repeated="5"/>
          <table:table-cell office:value-type="string" calcext:value-type="string">
            <text:p>/home/driverless/ras_perception/DL_training/RAS_DATASET/20012.jpg</text:p>
          </table:table-cell>
          <table:table-cell table:number-columns-repeated="6"/>
        </table:table-row>
        <table:table-row table:style-name="ro1">
          <table:table-cell office:value-type="float" office:value="20013" calcext:value-type="float">
            <text:p>20013</text:p>
          </table:table-cell>
          <table:table-cell/>
          <table:table-cell table:formula="of:=CONCATENATE(&quot;/home/driverless/ras_perception/DL_training/RAS_DATASET/&quot;;[.A44];&quot;.jpg&quot;)" office:value-type="string" office:string-value="/home/driverless/ras_perception/DL_training/RAS_DATASET/20013.jpg" calcext:value-type="string">
            <text:p>/home/driverless/ras_perception/DL_training/RAS_DATASET/20013.jpg</text:p>
          </table:table-cell>
          <table:table-cell table:number-columns-repeated="5"/>
          <table:table-cell office:value-type="string" calcext:value-type="string">
            <text:p>/home/driverless/ras_perception/DL_training/RAS_DATASET/20013.jpg</text:p>
          </table:table-cell>
          <table:table-cell table:number-columns-repeated="6"/>
        </table:table-row>
        <table:table-row table:style-name="ro1">
          <table:table-cell office:value-type="float" office:value="20014" calcext:value-type="float">
            <text:p>20014</text:p>
          </table:table-cell>
          <table:table-cell/>
          <table:table-cell table:formula="of:=CONCATENATE(&quot;/home/driverless/ras_perception/DL_training/RAS_DATASET/&quot;;[.A45];&quot;.jpg&quot;)" office:value-type="string" office:string-value="/home/driverless/ras_perception/DL_training/RAS_DATASET/20014.jpg" calcext:value-type="string">
            <text:p>/home/driverless/ras_perception/DL_training/RAS_DATASET/20014.jpg</text:p>
          </table:table-cell>
          <table:table-cell table:number-columns-repeated="5"/>
          <table:table-cell office:value-type="string" calcext:value-type="string">
            <text:p>/home/driverless/ras_perception/DL_training/RAS_DATASET/20014.jpg</text:p>
          </table:table-cell>
          <table:table-cell table:number-columns-repeated="6"/>
        </table:table-row>
        <table:table-row table:style-name="ro1">
          <table:table-cell office:value-type="float" office:value="20015" calcext:value-type="float">
            <text:p>20015</text:p>
          </table:table-cell>
          <table:table-cell/>
          <table:table-cell table:formula="of:=CONCATENATE(&quot;/home/driverless/ras_perception/DL_training/RAS_DATASET/&quot;;[.A46];&quot;.jpg&quot;)" office:value-type="string" office:string-value="/home/driverless/ras_perception/DL_training/RAS_DATASET/20015.jpg" calcext:value-type="string">
            <text:p>/home/driverless/ras_perception/DL_training/RAS_DATASET/20015.jpg</text:p>
          </table:table-cell>
          <table:table-cell table:number-columns-repeated="5"/>
          <table:table-cell office:value-type="string" calcext:value-type="string">
            <text:p>/home/driverless/ras_perception/DL_training/RAS_DATASET/20015.jpg</text:p>
          </table:table-cell>
          <table:table-cell table:number-columns-repeated="6"/>
        </table:table-row>
        <table:table-row table:style-name="ro1">
          <table:table-cell office:value-type="float" office:value="20016" calcext:value-type="float">
            <text:p>20016</text:p>
          </table:table-cell>
          <table:table-cell/>
          <table:table-cell table:formula="of:=CONCATENATE(&quot;/home/driverless/ras_perception/DL_training/RAS_DATASET/&quot;;[.A47];&quot;.jpg&quot;)" office:value-type="string" office:string-value="/home/driverless/ras_perception/DL_training/RAS_DATASET/20016.jpg" calcext:value-type="string">
            <text:p>/home/driverless/ras_perception/DL_training/RAS_DATASET/20016.jpg</text:p>
          </table:table-cell>
          <table:table-cell table:number-columns-repeated="5"/>
          <table:table-cell office:value-type="string" calcext:value-type="string">
            <text:p>/home/driverless/ras_perception/DL_training/RAS_DATASET/20016.jpg</text:p>
          </table:table-cell>
          <table:table-cell table:number-columns-repeated="6"/>
        </table:table-row>
        <table:table-row table:style-name="ro1">
          <table:table-cell office:value-type="float" office:value="20017" calcext:value-type="float">
            <text:p>20017</text:p>
          </table:table-cell>
          <table:table-cell/>
          <table:table-cell table:formula="of:=CONCATENATE(&quot;/home/driverless/ras_perception/DL_training/RAS_DATASET/&quot;;[.A48];&quot;.jpg&quot;)" office:value-type="string" office:string-value="/home/driverless/ras_perception/DL_training/RAS_DATASET/20017.jpg" calcext:value-type="string">
            <text:p>/home/driverless/ras_perception/DL_training/RAS_DATASET/20017.jpg</text:p>
          </table:table-cell>
          <table:table-cell table:number-columns-repeated="5"/>
          <table:table-cell office:value-type="string" calcext:value-type="string">
            <text:p>/home/driverless/ras_perception/DL_training/RAS_DATASET/20017.jpg</text:p>
          </table:table-cell>
          <table:table-cell table:number-columns-repeated="6"/>
        </table:table-row>
        <table:table-row table:style-name="ro1">
          <table:table-cell office:value-type="float" office:value="20018" calcext:value-type="float">
            <text:p>20018</text:p>
          </table:table-cell>
          <table:table-cell/>
          <table:table-cell table:formula="of:=CONCATENATE(&quot;/home/driverless/ras_perception/DL_training/RAS_DATASET/&quot;;[.A49];&quot;.jpg&quot;)" office:value-type="string" office:string-value="/home/driverless/ras_perception/DL_training/RAS_DATASET/20018.jpg" calcext:value-type="string">
            <text:p>/home/driverless/ras_perception/DL_training/RAS_DATASET/20018.jpg</text:p>
          </table:table-cell>
          <table:table-cell table:number-columns-repeated="5"/>
          <table:table-cell office:value-type="string" calcext:value-type="string">
            <text:p>/home/driverless/ras_perception/DL_training/RAS_DATASET/20018.jpg</text:p>
          </table:table-cell>
          <table:table-cell table:number-columns-repeated="6"/>
        </table:table-row>
        <table:table-row table:style-name="ro1">
          <table:table-cell office:value-type="float" office:value="20019" calcext:value-type="float">
            <text:p>20019</text:p>
          </table:table-cell>
          <table:table-cell/>
          <table:table-cell table:formula="of:=CONCATENATE(&quot;/home/driverless/ras_perception/DL_training/RAS_DATASET/&quot;;[.A50];&quot;.jpg&quot;)" office:value-type="string" office:string-value="/home/driverless/ras_perception/DL_training/RAS_DATASET/20019.jpg" calcext:value-type="string">
            <text:p>/home/driverless/ras_perception/DL_training/RAS_DATASET/20019.jpg</text:p>
          </table:table-cell>
          <table:table-cell table:number-columns-repeated="5"/>
          <table:table-cell office:value-type="string" calcext:value-type="string">
            <text:p>/home/driverless/ras_perception/DL_training/RAS_DATASET/20019.jpg</text:p>
          </table:table-cell>
          <table:table-cell table:number-columns-repeated="6"/>
        </table:table-row>
        <table:table-row table:style-name="ro1">
          <table:table-cell office:value-type="float" office:value="20020" calcext:value-type="float">
            <text:p>20020</text:p>
          </table:table-cell>
          <table:table-cell/>
          <table:table-cell table:formula="of:=CONCATENATE(&quot;/home/driverless/ras_perception/DL_training/RAS_DATASET/&quot;;[.A51];&quot;.jpg&quot;)" office:value-type="string" office:string-value="/home/driverless/ras_perception/DL_training/RAS_DATASET/20020.jpg" calcext:value-type="string">
            <text:p>/home/driverless/ras_perception/DL_training/RAS_DATASET/20020.jpg</text:p>
          </table:table-cell>
          <table:table-cell table:number-columns-repeated="5"/>
          <table:table-cell office:value-type="string" calcext:value-type="string">
            <text:p>/home/driverless/ras_perception/DL_training/RAS_DATASET/20020.jpg</text:p>
          </table:table-cell>
          <table:table-cell table:number-columns-repeated="6"/>
        </table:table-row>
        <table:table-row table:style-name="ro1">
          <table:table-cell office:value-type="float" office:value="20021" calcext:value-type="float">
            <text:p>20021</text:p>
          </table:table-cell>
          <table:table-cell/>
          <table:table-cell table:formula="of:=CONCATENATE(&quot;/home/driverless/ras_perception/DL_training/RAS_DATASET/&quot;;[.A52];&quot;.jpg&quot;)" office:value-type="string" office:string-value="/home/driverless/ras_perception/DL_training/RAS_DATASET/20021.jpg" calcext:value-type="string">
            <text:p>/home/driverless/ras_perception/DL_training/RAS_DATASET/20021.jpg</text:p>
          </table:table-cell>
          <table:table-cell table:number-columns-repeated="5"/>
          <table:table-cell office:value-type="string" calcext:value-type="string">
            <text:p>/home/driverless/ras_perception/DL_training/RAS_DATASET/20021.jpg</text:p>
          </table:table-cell>
          <table:table-cell table:number-columns-repeated="6"/>
        </table:table-row>
        <table:table-row table:style-name="ro1">
          <table:table-cell office:value-type="float" office:value="20022" calcext:value-type="float">
            <text:p>20022</text:p>
          </table:table-cell>
          <table:table-cell/>
          <table:table-cell table:formula="of:=CONCATENATE(&quot;/home/driverless/ras_perception/DL_training/RAS_DATASET/&quot;;[.A53];&quot;.jpg&quot;)" office:value-type="string" office:string-value="/home/driverless/ras_perception/DL_training/RAS_DATASET/20022.jpg" calcext:value-type="string">
            <text:p>/home/driverless/ras_perception/DL_training/RAS_DATASET/20022.jpg</text:p>
          </table:table-cell>
          <table:table-cell table:number-columns-repeated="5"/>
          <table:table-cell office:value-type="string" calcext:value-type="string">
            <text:p>/home/driverless/ras_perception/DL_training/RAS_DATASET/20022.jpg</text:p>
          </table:table-cell>
          <table:table-cell table:number-columns-repeated="6"/>
        </table:table-row>
        <table:table-row table:style-name="ro1">
          <table:table-cell office:value-type="float" office:value="20023" calcext:value-type="float">
            <text:p>20023</text:p>
          </table:table-cell>
          <table:table-cell/>
          <table:table-cell table:formula="of:=CONCATENATE(&quot;/home/driverless/ras_perception/DL_training/RAS_DATASET/&quot;;[.A54];&quot;.jpg&quot;)" office:value-type="string" office:string-value="/home/driverless/ras_perception/DL_training/RAS_DATASET/20023.jpg" calcext:value-type="string">
            <text:p>/home/driverless/ras_perception/DL_training/RAS_DATASET/20023.jpg</text:p>
          </table:table-cell>
          <table:table-cell table:number-columns-repeated="5"/>
          <table:table-cell office:value-type="string" calcext:value-type="string">
            <text:p>/home/driverless/ras_perception/DL_training/RAS_DATASET/20023.jpg</text:p>
          </table:table-cell>
          <table:table-cell table:number-columns-repeated="6"/>
        </table:table-row>
        <table:table-row table:style-name="ro1">
          <table:table-cell office:value-type="float" office:value="20024" calcext:value-type="float">
            <text:p>20024</text:p>
          </table:table-cell>
          <table:table-cell/>
          <table:table-cell table:formula="of:=CONCATENATE(&quot;/home/driverless/ras_perception/DL_training/RAS_DATASET/&quot;;[.A55];&quot;.jpg&quot;)" office:value-type="string" office:string-value="/home/driverless/ras_perception/DL_training/RAS_DATASET/20024.jpg" calcext:value-type="string">
            <text:p>/home/driverless/ras_perception/DL_training/RAS_DATASET/20024.jpg</text:p>
          </table:table-cell>
          <table:table-cell table:number-columns-repeated="5"/>
          <table:table-cell office:value-type="string" calcext:value-type="string">
            <text:p>/home/driverless/ras_perception/DL_training/RAS_DATASET/20024.jpg</text:p>
          </table:table-cell>
          <table:table-cell table:number-columns-repeated="6"/>
        </table:table-row>
        <table:table-row table:style-name="ro1">
          <table:table-cell office:value-type="float" office:value="20025" calcext:value-type="float">
            <text:p>20025</text:p>
          </table:table-cell>
          <table:table-cell/>
          <table:table-cell table:formula="of:=CONCATENATE(&quot;/home/driverless/ras_perception/DL_training/RAS_DATASET/&quot;;[.A56];&quot;.jpg&quot;)" office:value-type="string" office:string-value="/home/driverless/ras_perception/DL_training/RAS_DATASET/20025.jpg" calcext:value-type="string">
            <text:p>/home/driverless/ras_perception/DL_training/RAS_DATASET/20025.jpg</text:p>
          </table:table-cell>
          <table:table-cell table:number-columns-repeated="5"/>
          <table:table-cell office:value-type="string" calcext:value-type="string">
            <text:p>/home/driverless/ras_perception/DL_training/RAS_DATASET/20025.jpg</text:p>
          </table:table-cell>
          <table:table-cell table:number-columns-repeated="6"/>
        </table:table-row>
        <table:table-row table:style-name="ro1">
          <table:table-cell office:value-type="float" office:value="20026" calcext:value-type="float">
            <text:p>20026</text:p>
          </table:table-cell>
          <table:table-cell/>
          <table:table-cell table:formula="of:=CONCATENATE(&quot;/home/driverless/ras_perception/DL_training/RAS_DATASET/&quot;;[.A57];&quot;.jpg&quot;)" office:value-type="string" office:string-value="/home/driverless/ras_perception/DL_training/RAS_DATASET/20026.jpg" calcext:value-type="string">
            <text:p>/home/driverless/ras_perception/DL_training/RAS_DATASET/20026.jpg</text:p>
          </table:table-cell>
          <table:table-cell table:number-columns-repeated="5"/>
          <table:table-cell office:value-type="string" calcext:value-type="string">
            <text:p>/home/driverless/ras_perception/DL_training/RAS_DATASET/20026.jpg</text:p>
          </table:table-cell>
          <table:table-cell table:number-columns-repeated="6"/>
        </table:table-row>
        <table:table-row table:style-name="ro1">
          <table:table-cell office:value-type="float" office:value="20027" calcext:value-type="float">
            <text:p>20027</text:p>
          </table:table-cell>
          <table:table-cell/>
          <table:table-cell table:formula="of:=CONCATENATE(&quot;/home/driverless/ras_perception/DL_training/RAS_DATASET/&quot;;[.A58];&quot;.jpg&quot;)" office:value-type="string" office:string-value="/home/driverless/ras_perception/DL_training/RAS_DATASET/20027.jpg" calcext:value-type="string">
            <text:p>/home/driverless/ras_perception/DL_training/RAS_DATASET/20027.jpg</text:p>
          </table:table-cell>
          <table:table-cell table:number-columns-repeated="5"/>
          <table:table-cell office:value-type="string" calcext:value-type="string">
            <text:p>/home/driverless/ras_perception/DL_training/RAS_DATASET/20027.jpg</text:p>
          </table:table-cell>
          <table:table-cell table:number-columns-repeated="6"/>
        </table:table-row>
        <table:table-row table:style-name="ro1">
          <table:table-cell office:value-type="float" office:value="20028" calcext:value-type="float">
            <text:p>20028</text:p>
          </table:table-cell>
          <table:table-cell/>
          <table:table-cell table:formula="of:=CONCATENATE(&quot;/home/driverless/ras_perception/DL_training/RAS_DATASET/&quot;;[.A59];&quot;.jpg&quot;)" office:value-type="string" office:string-value="/home/driverless/ras_perception/DL_training/RAS_DATASET/20028.jpg" calcext:value-type="string">
            <text:p>/home/driverless/ras_perception/DL_training/RAS_DATASET/20028.jpg</text:p>
          </table:table-cell>
          <table:table-cell table:number-columns-repeated="5"/>
          <table:table-cell office:value-type="string" calcext:value-type="string">
            <text:p>/home/driverless/ras_perception/DL_training/RAS_DATASET/20028.jpg</text:p>
          </table:table-cell>
          <table:table-cell table:number-columns-repeated="6"/>
        </table:table-row>
        <table:table-row table:style-name="ro1">
          <table:table-cell office:value-type="float" office:value="20029" calcext:value-type="float">
            <text:p>20029</text:p>
          </table:table-cell>
          <table:table-cell/>
          <table:table-cell table:formula="of:=CONCATENATE(&quot;/home/driverless/ras_perception/DL_training/RAS_DATASET/&quot;;[.A60];&quot;.jpg&quot;)" office:value-type="string" office:string-value="/home/driverless/ras_perception/DL_training/RAS_DATASET/20029.jpg" calcext:value-type="string">
            <text:p>/home/driverless/ras_perception/DL_training/RAS_DATASET/20029.jpg</text:p>
          </table:table-cell>
          <table:table-cell table:number-columns-repeated="5"/>
          <table:table-cell office:value-type="string" calcext:value-type="string">
            <text:p>/home/driverless/ras_perception/DL_training/RAS_DATASET/20029.jpg</text:p>
          </table:table-cell>
          <table:table-cell table:number-columns-repeated="6"/>
        </table:table-row>
        <table:table-row table:style-name="ro1">
          <table:table-cell office:value-type="float" office:value="20030" calcext:value-type="float">
            <text:p>20030</text:p>
          </table:table-cell>
          <table:table-cell/>
          <table:table-cell table:formula="of:=CONCATENATE(&quot;/home/driverless/ras_perception/DL_training/RAS_DATASET/&quot;;[.A61];&quot;.jpg&quot;)" office:value-type="string" office:string-value="/home/driverless/ras_perception/DL_training/RAS_DATASET/20030.jpg" calcext:value-type="string">
            <text:p>/home/driverless/ras_perception/DL_training/RAS_DATASET/20030.jpg</text:p>
          </table:table-cell>
          <table:table-cell table:number-columns-repeated="5"/>
          <table:table-cell office:value-type="string" calcext:value-type="string">
            <text:p>/home/driverless/ras_perception/DL_training/RAS_DATASET/20030.jpg</text:p>
          </table:table-cell>
          <table:table-cell table:number-columns-repeated="6"/>
        </table:table-row>
        <table:table-row table:style-name="ro1">
          <table:table-cell office:value-type="float" office:value="30002" calcext:value-type="float">
            <text:p>30002</text:p>
          </table:table-cell>
          <table:table-cell/>
          <table:table-cell table:formula="of:=CONCATENATE(&quot;/home/driverless/ras_perception/DL_training/RAS_DATASET/&quot;;[.A62];&quot;.jpg&quot;)" office:value-type="string" office:string-value="/home/driverless/ras_perception/DL_training/RAS_DATASET/30002.jpg" calcext:value-type="string">
            <text:p>/home/driverless/ras_perception/DL_training/RAS_DATASET/30002.jpg</text:p>
          </table:table-cell>
          <table:table-cell table:number-columns-repeated="5"/>
          <table:table-cell office:value-type="string" calcext:value-type="string">
            <text:p>/home/driverless/ras_perception/DL_training/RAS_DATASET/30002.jpg</text:p>
          </table:table-cell>
          <table:table-cell table:number-columns-repeated="6"/>
        </table:table-row>
        <table:table-row table:style-name="ro1">
          <table:table-cell office:value-type="float" office:value="30003" calcext:value-type="float">
            <text:p>30003</text:p>
          </table:table-cell>
          <table:table-cell/>
          <table:table-cell table:formula="of:=CONCATENATE(&quot;/home/driverless/ras_perception/DL_training/RAS_DATASET/&quot;;[.A63];&quot;.jpg&quot;)" office:value-type="string" office:string-value="/home/driverless/ras_perception/DL_training/RAS_DATASET/30003.jpg" calcext:value-type="string">
            <text:p>/home/driverless/ras_perception/DL_training/RAS_DATASET/30003.jpg</text:p>
          </table:table-cell>
          <table:table-cell table:number-columns-repeated="5"/>
          <table:table-cell office:value-type="string" calcext:value-type="string">
            <text:p>/home/driverless/ras_perception/DL_training/RAS_DATASET/30003.jpg</text:p>
          </table:table-cell>
          <table:table-cell table:number-columns-repeated="6"/>
        </table:table-row>
        <table:table-row table:style-name="ro1">
          <table:table-cell office:value-type="float" office:value="30004" calcext:value-type="float">
            <text:p>30004</text:p>
          </table:table-cell>
          <table:table-cell/>
          <table:table-cell table:formula="of:=CONCATENATE(&quot;/home/driverless/ras_perception/DL_training/RAS_DATASET/&quot;;[.A64];&quot;.jpg&quot;)" office:value-type="string" office:string-value="/home/driverless/ras_perception/DL_training/RAS_DATASET/30004.jpg" calcext:value-type="string">
            <text:p>/home/driverless/ras_perception/DL_training/RAS_DATASET/30004.jpg</text:p>
          </table:table-cell>
          <table:table-cell table:number-columns-repeated="5"/>
          <table:table-cell office:value-type="string" calcext:value-type="string">
            <text:p>/home/driverless/ras_perception/DL_training/RAS_DATASET/30004.jpg</text:p>
          </table:table-cell>
          <table:table-cell table:number-columns-repeated="6"/>
        </table:table-row>
        <table:table-row table:style-name="ro1">
          <table:table-cell office:value-type="float" office:value="30005" calcext:value-type="float">
            <text:p>30005</text:p>
          </table:table-cell>
          <table:table-cell/>
          <table:table-cell table:formula="of:=CONCATENATE(&quot;/home/driverless/ras_perception/DL_training/RAS_DATASET/&quot;;[.A65];&quot;.jpg&quot;)" office:value-type="string" office:string-value="/home/driverless/ras_perception/DL_training/RAS_DATASET/30005.jpg" calcext:value-type="string">
            <text:p>/home/driverless/ras_perception/DL_training/RAS_DATASET/30005.jpg</text:p>
          </table:table-cell>
          <table:table-cell table:number-columns-repeated="5"/>
          <table:table-cell office:value-type="string" calcext:value-type="string">
            <text:p>/home/driverless/ras_perception/DL_training/RAS_DATASET/30005.jpg</text:p>
          </table:table-cell>
          <table:table-cell table:number-columns-repeated="6"/>
        </table:table-row>
        <table:table-row table:style-name="ro1">
          <table:table-cell office:value-type="float" office:value="30006" calcext:value-type="float">
            <text:p>30006</text:p>
          </table:table-cell>
          <table:table-cell/>
          <table:table-cell table:formula="of:=CONCATENATE(&quot;/home/driverless/ras_perception/DL_training/RAS_DATASET/&quot;;[.A66];&quot;.jpg&quot;)" office:value-type="string" office:string-value="/home/driverless/ras_perception/DL_training/RAS_DATASET/30006.jpg" calcext:value-type="string">
            <text:p>/home/driverless/ras_perception/DL_training/RAS_DATASET/30006.jpg</text:p>
          </table:table-cell>
          <table:table-cell table:number-columns-repeated="5"/>
          <table:table-cell office:value-type="string" calcext:value-type="string">
            <text:p>/home/driverless/ras_perception/DL_training/RAS_DATASET/30006.jpg</text:p>
          </table:table-cell>
          <table:table-cell table:number-columns-repeated="6"/>
        </table:table-row>
        <table:table-row table:style-name="ro1">
          <table:table-cell office:value-type="float" office:value="30007" calcext:value-type="float">
            <text:p>30007</text:p>
          </table:table-cell>
          <table:table-cell/>
          <table:table-cell table:formula="of:=CONCATENATE(&quot;/home/driverless/ras_perception/DL_training/RAS_DATASET/&quot;;[.A67];&quot;.jpg&quot;)" office:value-type="string" office:string-value="/home/driverless/ras_perception/DL_training/RAS_DATASET/30007.jpg" calcext:value-type="string">
            <text:p>/home/driverless/ras_perception/DL_training/RAS_DATASET/30007.jpg</text:p>
          </table:table-cell>
          <table:table-cell table:number-columns-repeated="5"/>
          <table:table-cell office:value-type="string" calcext:value-type="string">
            <text:p>/home/driverless/ras_perception/DL_training/RAS_DATASET/30007.jpg</text:p>
          </table:table-cell>
          <table:table-cell table:number-columns-repeated="6"/>
        </table:table-row>
        <table:table-row table:style-name="ro1">
          <table:table-cell office:value-type="float" office:value="30008" calcext:value-type="float">
            <text:p>30008</text:p>
          </table:table-cell>
          <table:table-cell/>
          <table:table-cell table:formula="of:=CONCATENATE(&quot;/home/driverless/ras_perception/DL_training/RAS_DATASET/&quot;;[.A68];&quot;.jpg&quot;)" office:value-type="string" office:string-value="/home/driverless/ras_perception/DL_training/RAS_DATASET/30008.jpg" calcext:value-type="string">
            <text:p>/home/driverless/ras_perception/DL_training/RAS_DATASET/30008.jpg</text:p>
          </table:table-cell>
          <table:table-cell table:number-columns-repeated="5"/>
          <table:table-cell office:value-type="string" calcext:value-type="string">
            <text:p>/home/driverless/ras_perception/DL_training/RAS_DATASET/30008.jpg</text:p>
          </table:table-cell>
          <table:table-cell table:number-columns-repeated="6"/>
        </table:table-row>
        <table:table-row table:style-name="ro1">
          <table:table-cell office:value-type="float" office:value="30009" calcext:value-type="float">
            <text:p>30009</text:p>
          </table:table-cell>
          <table:table-cell/>
          <table:table-cell table:formula="of:=CONCATENATE(&quot;/home/driverless/ras_perception/DL_training/RAS_DATASET/&quot;;[.A69];&quot;.jpg&quot;)" office:value-type="string" office:string-value="/home/driverless/ras_perception/DL_training/RAS_DATASET/30009.jpg" calcext:value-type="string">
            <text:p>/home/driverless/ras_perception/DL_training/RAS_DATASET/30009.jpg</text:p>
          </table:table-cell>
          <table:table-cell table:number-columns-repeated="5"/>
          <table:table-cell office:value-type="string" calcext:value-type="string">
            <text:p>/home/driverless/ras_perception/DL_training/RAS_DATASET/30009.jpg</text:p>
          </table:table-cell>
          <table:table-cell table:number-columns-repeated="6"/>
        </table:table-row>
        <table:table-row table:style-name="ro1">
          <table:table-cell office:value-type="float" office:value="30010" calcext:value-type="float">
            <text:p>30010</text:p>
          </table:table-cell>
          <table:table-cell/>
          <table:table-cell table:formula="of:=CONCATENATE(&quot;/home/driverless/ras_perception/DL_training/RAS_DATASET/&quot;;[.A70];&quot;.jpg&quot;)" office:value-type="string" office:string-value="/home/driverless/ras_perception/DL_training/RAS_DATASET/30010.jpg" calcext:value-type="string">
            <text:p>/home/driverless/ras_perception/DL_training/RAS_DATASET/30010.jpg</text:p>
          </table:table-cell>
          <table:table-cell table:number-columns-repeated="5"/>
          <table:table-cell office:value-type="string" calcext:value-type="string">
            <text:p>/home/driverless/ras_perception/DL_training/RAS_DATASET/30010.jpg</text:p>
          </table:table-cell>
          <table:table-cell table:number-columns-repeated="6"/>
        </table:table-row>
        <table:table-row table:style-name="ro1">
          <table:table-cell office:value-type="float" office:value="30011" calcext:value-type="float">
            <text:p>30011</text:p>
          </table:table-cell>
          <table:table-cell/>
          <table:table-cell table:formula="of:=CONCATENATE(&quot;/home/driverless/ras_perception/DL_training/RAS_DATASET/&quot;;[.A71];&quot;.jpg&quot;)" office:value-type="string" office:string-value="/home/driverless/ras_perception/DL_training/RAS_DATASET/30011.jpg" calcext:value-type="string">
            <text:p>/home/driverless/ras_perception/DL_training/RAS_DATASET/30011.jpg</text:p>
          </table:table-cell>
          <table:table-cell table:number-columns-repeated="5"/>
          <table:table-cell office:value-type="string" calcext:value-type="string">
            <text:p>/home/driverless/ras_perception/DL_training/RAS_DATASET/30011.jpg</text:p>
          </table:table-cell>
          <table:table-cell table:number-columns-repeated="6"/>
        </table:table-row>
        <table:table-row table:style-name="ro1">
          <table:table-cell office:value-type="float" office:value="30012" calcext:value-type="float">
            <text:p>30012</text:p>
          </table:table-cell>
          <table:table-cell/>
          <table:table-cell table:formula="of:=CONCATENATE(&quot;/home/driverless/ras_perception/DL_training/RAS_DATASET/&quot;;[.A72];&quot;.jpg&quot;)" office:value-type="string" office:string-value="/home/driverless/ras_perception/DL_training/RAS_DATASET/30012.jpg" calcext:value-type="string">
            <text:p>/home/driverless/ras_perception/DL_training/RAS_DATASET/30012.jpg</text:p>
          </table:table-cell>
          <table:table-cell table:number-columns-repeated="5"/>
          <table:table-cell office:value-type="string" calcext:value-type="string">
            <text:p>/home/driverless/ras_perception/DL_training/RAS_DATASET/30012.jpg</text:p>
          </table:table-cell>
          <table:table-cell table:number-columns-repeated="6"/>
        </table:table-row>
        <table:table-row table:style-name="ro1">
          <table:table-cell office:value-type="float" office:value="30013" calcext:value-type="float">
            <text:p>30013</text:p>
          </table:table-cell>
          <table:table-cell/>
          <table:table-cell table:formula="of:=CONCATENATE(&quot;/home/driverless/ras_perception/DL_training/RAS_DATASET/&quot;;[.A73];&quot;.jpg&quot;)" office:value-type="string" office:string-value="/home/driverless/ras_perception/DL_training/RAS_DATASET/30013.jpg" calcext:value-type="string">
            <text:p>/home/driverless/ras_perception/DL_training/RAS_DATASET/30013.jpg</text:p>
          </table:table-cell>
          <table:table-cell table:number-columns-repeated="5"/>
          <table:table-cell office:value-type="string" calcext:value-type="string">
            <text:p>/home/driverless/ras_perception/DL_training/RAS_DATASET/30013.jpg</text:p>
          </table:table-cell>
          <table:table-cell table:number-columns-repeated="6"/>
        </table:table-row>
        <table:table-row table:style-name="ro1">
          <table:table-cell office:value-type="float" office:value="30014" calcext:value-type="float">
            <text:p>30014</text:p>
          </table:table-cell>
          <table:table-cell/>
          <table:table-cell table:formula="of:=CONCATENATE(&quot;/home/driverless/ras_perception/DL_training/RAS_DATASET/&quot;;[.A74];&quot;.jpg&quot;)" office:value-type="string" office:string-value="/home/driverless/ras_perception/DL_training/RAS_DATASET/30014.jpg" calcext:value-type="string">
            <text:p>/home/driverless/ras_perception/DL_training/RAS_DATASET/30014.jpg</text:p>
          </table:table-cell>
          <table:table-cell table:number-columns-repeated="5"/>
          <table:table-cell office:value-type="string" calcext:value-type="string">
            <text:p>/home/driverless/ras_perception/DL_training/RAS_DATASET/30014.jpg</text:p>
          </table:table-cell>
          <table:table-cell table:number-columns-repeated="6"/>
        </table:table-row>
        <table:table-row table:style-name="ro1">
          <table:table-cell office:value-type="float" office:value="30015" calcext:value-type="float">
            <text:p>30015</text:p>
          </table:table-cell>
          <table:table-cell/>
          <table:table-cell table:formula="of:=CONCATENATE(&quot;/home/driverless/ras_perception/DL_training/RAS_DATASET/&quot;;[.A75];&quot;.jpg&quot;)" office:value-type="string" office:string-value="/home/driverless/ras_perception/DL_training/RAS_DATASET/30015.jpg" calcext:value-type="string">
            <text:p>/home/driverless/ras_perception/DL_training/RAS_DATASET/30015.jpg</text:p>
          </table:table-cell>
          <table:table-cell table:number-columns-repeated="12"/>
        </table:table-row>
        <table:table-row table:style-name="ro1">
          <table:table-cell office:value-type="float" office:value="30016" calcext:value-type="float">
            <text:p>30016</text:p>
          </table:table-cell>
          <table:table-cell/>
          <table:table-cell table:formula="of:=CONCATENATE(&quot;/home/driverless/ras_perception/DL_training/RAS_DATASET/&quot;;[.A76];&quot;.jpg&quot;)" office:value-type="string" office:string-value="/home/driverless/ras_perception/DL_training/RAS_DATASET/30016.jpg" calcext:value-type="string">
            <text:p>/home/driverless/ras_perception/DL_training/RAS_DATASET/30016.jpg</text:p>
          </table:table-cell>
          <table:table-cell table:number-columns-repeated="5"/>
          <table:table-cell office:value-type="string" calcext:value-type="string">
            <text:p>/home/driverless/ras_perception/DL_training/RAS_DATASET/30016.jpg</text:p>
          </table:table-cell>
          <table:table-cell table:number-columns-repeated="6"/>
        </table:table-row>
        <table:table-row table:style-name="ro1">
          <table:table-cell office:value-type="float" office:value="30017" calcext:value-type="float">
            <text:p>30017</text:p>
          </table:table-cell>
          <table:table-cell/>
          <table:table-cell table:formula="of:=CONCATENATE(&quot;/home/driverless/ras_perception/DL_training/RAS_DATASET/&quot;;[.A77];&quot;.jpg&quot;)" office:value-type="string" office:string-value="/home/driverless/ras_perception/DL_training/RAS_DATASET/30017.jpg" calcext:value-type="string">
            <text:p>/home/driverless/ras_perception/DL_training/RAS_DATASET/30017.jpg</text:p>
          </table:table-cell>
          <table:table-cell table:number-columns-repeated="5"/>
          <table:table-cell office:value-type="string" calcext:value-type="string">
            <text:p>/home/driverless/ras_perception/DL_training/RAS_DATASET/30017.jpg</text:p>
          </table:table-cell>
          <table:table-cell table:number-columns-repeated="6"/>
        </table:table-row>
        <table:table-row table:style-name="ro1">
          <table:table-cell office:value-type="float" office:value="30018" calcext:value-type="float">
            <text:p>30018</text:p>
          </table:table-cell>
          <table:table-cell/>
          <table:table-cell table:formula="of:=CONCATENATE(&quot;/home/driverless/ras_perception/DL_training/RAS_DATASET/&quot;;[.A78];&quot;.jpg&quot;)" office:value-type="string" office:string-value="/home/driverless/ras_perception/DL_training/RAS_DATASET/30018.jpg" calcext:value-type="string">
            <text:p>/home/driverless/ras_perception/DL_training/RAS_DATASET/30018.jpg</text:p>
          </table:table-cell>
          <table:table-cell table:number-columns-repeated="5"/>
          <table:table-cell office:value-type="string" calcext:value-type="string">
            <text:p>/home/driverless/ras_perception/DL_training/RAS_DATASET/30018.jpg</text:p>
          </table:table-cell>
          <table:table-cell table:number-columns-repeated="6"/>
        </table:table-row>
        <table:table-row table:style-name="ro1">
          <table:table-cell office:value-type="float" office:value="30019" calcext:value-type="float">
            <text:p>30019</text:p>
          </table:table-cell>
          <table:table-cell/>
          <table:table-cell table:formula="of:=CONCATENATE(&quot;/home/driverless/ras_perception/DL_training/RAS_DATASET/&quot;;[.A79];&quot;.jpg&quot;)" office:value-type="string" office:string-value="/home/driverless/ras_perception/DL_training/RAS_DATASET/30019.jpg" calcext:value-type="string">
            <text:p>/home/driverless/ras_perception/DL_training/RAS_DATASET/30019.jpg</text:p>
          </table:table-cell>
          <table:table-cell table:number-columns-repeated="5"/>
          <table:table-cell office:value-type="string" calcext:value-type="string">
            <text:p>/home/driverless/ras_perception/DL_training/RAS_DATASET/30019.jpg</text:p>
          </table:table-cell>
          <table:table-cell table:number-columns-repeated="6"/>
        </table:table-row>
        <table:table-row table:style-name="ro1">
          <table:table-cell office:value-type="float" office:value="30020" calcext:value-type="float">
            <text:p>30020</text:p>
          </table:table-cell>
          <table:table-cell/>
          <table:table-cell table:formula="of:=CONCATENATE(&quot;/home/driverless/ras_perception/DL_training/RAS_DATASET/&quot;;[.A80];&quot;.jpg&quot;)" office:value-type="string" office:string-value="/home/driverless/ras_perception/DL_training/RAS_DATASET/30020.jpg" calcext:value-type="string">
            <text:p>/home/driverless/ras_perception/DL_training/RAS_DATASET/30020.jpg</text:p>
          </table:table-cell>
          <table:table-cell table:number-columns-repeated="5"/>
          <table:table-cell office:value-type="string" calcext:value-type="string">
            <text:p>/home/driverless/ras_perception/DL_training/RAS_DATASET/30020.jpg</text:p>
          </table:table-cell>
          <table:table-cell table:number-columns-repeated="6"/>
        </table:table-row>
        <table:table-row table:style-name="ro1">
          <table:table-cell office:value-type="float" office:value="30021" calcext:value-type="float">
            <text:p>30021</text:p>
          </table:table-cell>
          <table:table-cell/>
          <table:table-cell table:formula="of:=CONCATENATE(&quot;/home/driverless/ras_perception/DL_training/RAS_DATASET/&quot;;[.A81];&quot;.jpg&quot;)" office:value-type="string" office:string-value="/home/driverless/ras_perception/DL_training/RAS_DATASET/30021.jpg" calcext:value-type="string">
            <text:p>/home/driverless/ras_perception/DL_training/RAS_DATASET/30021.jpg</text:p>
          </table:table-cell>
          <table:table-cell table:number-columns-repeated="5"/>
          <table:table-cell office:value-type="string" calcext:value-type="string">
            <text:p>/home/driverless/ras_perception/DL_training/RAS_DATASET/30021.jpg</text:p>
          </table:table-cell>
          <table:table-cell table:number-columns-repeated="6"/>
        </table:table-row>
        <table:table-row table:style-name="ro1">
          <table:table-cell office:value-type="float" office:value="30022" calcext:value-type="float">
            <text:p>30022</text:p>
          </table:table-cell>
          <table:table-cell/>
          <table:table-cell table:formula="of:=CONCATENATE(&quot;/home/driverless/ras_perception/DL_training/RAS_DATASET/&quot;;[.A82];&quot;.jpg&quot;)" office:value-type="string" office:string-value="/home/driverless/ras_perception/DL_training/RAS_DATASET/30022.jpg" calcext:value-type="string">
            <text:p>/home/driverless/ras_perception/DL_training/RAS_DATASET/30022.jpg</text:p>
          </table:table-cell>
          <table:table-cell table:number-columns-repeated="5"/>
          <table:table-cell office:value-type="string" calcext:value-type="string">
            <text:p>/home/driverless/ras_perception/DL_training/RAS_DATASET/30022.jpg</text:p>
          </table:table-cell>
          <table:table-cell table:number-columns-repeated="6"/>
        </table:table-row>
        <table:table-row table:style-name="ro1">
          <table:table-cell office:value-type="float" office:value="30023" calcext:value-type="float">
            <text:p>30023</text:p>
          </table:table-cell>
          <table:table-cell/>
          <table:table-cell table:formula="of:=CONCATENATE(&quot;/home/driverless/ras_perception/DL_training/RAS_DATASET/&quot;;[.A83];&quot;.jpg&quot;)" office:value-type="string" office:string-value="/home/driverless/ras_perception/DL_training/RAS_DATASET/30023.jpg" calcext:value-type="string">
            <text:p>/home/driverless/ras_perception/DL_training/RAS_DATASET/30023.jpg</text:p>
          </table:table-cell>
          <table:table-cell table:number-columns-repeated="5"/>
          <table:table-cell office:value-type="string" calcext:value-type="string">
            <text:p>/home/driverless/ras_perception/DL_training/RAS_DATASET/30023.jpg</text:p>
          </table:table-cell>
          <table:table-cell table:number-columns-repeated="6"/>
        </table:table-row>
        <table:table-row table:style-name="ro1">
          <table:table-cell office:value-type="float" office:value="30024" calcext:value-type="float">
            <text:p>30024</text:p>
          </table:table-cell>
          <table:table-cell/>
          <table:table-cell table:formula="of:=CONCATENATE(&quot;/home/driverless/ras_perception/DL_training/RAS_DATASET/&quot;;[.A84];&quot;.jpg&quot;)" office:value-type="string" office:string-value="/home/driverless/ras_perception/DL_training/RAS_DATASET/30024.jpg" calcext:value-type="string">
            <text:p>/home/driverless/ras_perception/DL_training/RAS_DATASET/30024.jpg</text:p>
          </table:table-cell>
          <table:table-cell table:number-columns-repeated="12"/>
        </table:table-row>
        <table:table-row table:style-name="ro1">
          <table:table-cell office:value-type="float" office:value="30025" calcext:value-type="float">
            <text:p>30025</text:p>
          </table:table-cell>
          <table:table-cell/>
          <table:table-cell table:formula="of:=CONCATENATE(&quot;/home/driverless/ras_perception/DL_training/RAS_DATASET/&quot;;[.A85];&quot;.jpg&quot;)" office:value-type="string" office:string-value="/home/driverless/ras_perception/DL_training/RAS_DATASET/30025.jpg" calcext:value-type="string">
            <text:p>/home/driverless/ras_perception/DL_training/RAS_DATASET/30025.jpg</text:p>
          </table:table-cell>
          <table:table-cell table:number-columns-repeated="5"/>
          <table:table-cell office:value-type="string" calcext:value-type="string">
            <text:p>/home/driverless/ras_perception/DL_training/RAS_DATASET/30025.jpg</text:p>
          </table:table-cell>
          <table:table-cell table:number-columns-repeated="6"/>
        </table:table-row>
        <table:table-row table:style-name="ro1">
          <table:table-cell office:value-type="float" office:value="30026" calcext:value-type="float">
            <text:p>30026</text:p>
          </table:table-cell>
          <table:table-cell/>
          <table:table-cell table:formula="of:=CONCATENATE(&quot;/home/driverless/ras_perception/DL_training/RAS_DATASET/&quot;;[.A86];&quot;.jpg&quot;)" office:value-type="string" office:string-value="/home/driverless/ras_perception/DL_training/RAS_DATASET/30026.jpg" calcext:value-type="string">
            <text:p>/home/driverless/ras_perception/DL_training/RAS_DATASET/30026.jpg</text:p>
          </table:table-cell>
          <table:table-cell table:number-columns-repeated="5"/>
          <table:table-cell office:value-type="string" calcext:value-type="string">
            <text:p>/home/driverless/ras_perception/DL_training/RAS_DATASET/30026.jpg</text:p>
          </table:table-cell>
          <table:table-cell table:number-columns-repeated="6"/>
        </table:table-row>
        <table:table-row table:style-name="ro1">
          <table:table-cell office:value-type="float" office:value="40001" calcext:value-type="float">
            <text:p>40001</text:p>
          </table:table-cell>
          <table:table-cell/>
          <table:table-cell table:formula="of:=CONCATENATE(&quot;/home/driverless/ras_perception/DL_training/RAS_DATASET/&quot;;[.A87];&quot;.jpg&quot;)" office:value-type="string" office:string-value="/home/driverless/ras_perception/DL_training/RAS_DATASET/40001.jpg" calcext:value-type="string">
            <text:p>/home/driverless/ras_perception/DL_training/RAS_DATASET/40001.jpg</text:p>
          </table:table-cell>
          <table:table-cell table:number-columns-repeated="5"/>
          <table:table-cell office:value-type="string" calcext:value-type="string">
            <text:p>/home/driverless/ras_perception/DL_training/RAS_DATASET/40001.jpg</text:p>
          </table:table-cell>
          <table:table-cell table:number-columns-repeated="6"/>
        </table:table-row>
        <table:table-row table:style-name="ro1">
          <table:table-cell office:value-type="float" office:value="40002" calcext:value-type="float">
            <text:p>40002</text:p>
          </table:table-cell>
          <table:table-cell/>
          <table:table-cell table:formula="of:=CONCATENATE(&quot;/home/driverless/ras_perception/DL_training/RAS_DATASET/&quot;;[.A88];&quot;.jpg&quot;)" office:value-type="string" office:string-value="/home/driverless/ras_perception/DL_training/RAS_DATASET/40002.jpg" calcext:value-type="string">
            <text:p>/home/driverless/ras_perception/DL_training/RAS_DATASET/40002.jpg</text:p>
          </table:table-cell>
          <table:table-cell table:number-columns-repeated="5"/>
          <table:table-cell office:value-type="string" calcext:value-type="string">
            <text:p>/home/driverless/ras_perception/DL_training/RAS_DATASET/40002.jpg</text:p>
          </table:table-cell>
          <table:table-cell table:number-columns-repeated="6"/>
        </table:table-row>
        <table:table-row table:style-name="ro1">
          <table:table-cell office:value-type="float" office:value="40003" calcext:value-type="float">
            <text:p>40003</text:p>
          </table:table-cell>
          <table:table-cell/>
          <table:table-cell table:formula="of:=CONCATENATE(&quot;/home/driverless/ras_perception/DL_training/RAS_DATASET/&quot;;[.A89];&quot;.jpg&quot;)" office:value-type="string" office:string-value="/home/driverless/ras_perception/DL_training/RAS_DATASET/40003.jpg" calcext:value-type="string">
            <text:p>/home/driverless/ras_perception/DL_training/RAS_DATASET/40003.jpg</text:p>
          </table:table-cell>
          <table:table-cell table:number-columns-repeated="12"/>
        </table:table-row>
        <table:table-row table:style-name="ro1">
          <table:table-cell office:value-type="float" office:value="40004" calcext:value-type="float">
            <text:p>40004</text:p>
          </table:table-cell>
          <table:table-cell/>
          <table:table-cell table:formula="of:=CONCATENATE(&quot;/home/driverless/ras_perception/DL_training/RAS_DATASET/&quot;;[.A90];&quot;.jpg&quot;)" office:value-type="string" office:string-value="/home/driverless/ras_perception/DL_training/RAS_DATASET/40004.jpg" calcext:value-type="string">
            <text:p>/home/driverless/ras_perception/DL_training/RAS_DATASET/40004.jpg</text:p>
          </table:table-cell>
          <table:table-cell table:number-columns-repeated="5"/>
          <table:table-cell office:value-type="string" calcext:value-type="string">
            <text:p>/home/driverless/ras_perception/DL_training/RAS_DATASET/40004.jpg</text:p>
          </table:table-cell>
          <table:table-cell table:number-columns-repeated="6"/>
        </table:table-row>
        <table:table-row table:style-name="ro1">
          <table:table-cell office:value-type="float" office:value="40005" calcext:value-type="float">
            <text:p>40005</text:p>
          </table:table-cell>
          <table:table-cell/>
          <table:table-cell table:formula="of:=CONCATENATE(&quot;/home/driverless/ras_perception/DL_training/RAS_DATASET/&quot;;[.A91];&quot;.jpg&quot;)" office:value-type="string" office:string-value="/home/driverless/ras_perception/DL_training/RAS_DATASET/40005.jpg" calcext:value-type="string">
            <text:p>/home/driverless/ras_perception/DL_training/RAS_DATASET/40005.jpg</text:p>
          </table:table-cell>
          <table:table-cell table:number-columns-repeated="5"/>
          <table:table-cell office:value-type="string" calcext:value-type="string">
            <text:p>/home/driverless/ras_perception/DL_training/RAS_DATASET/40005.jpg</text:p>
          </table:table-cell>
          <table:table-cell table:number-columns-repeated="6"/>
        </table:table-row>
        <table:table-row table:style-name="ro1">
          <table:table-cell office:value-type="float" office:value="40006" calcext:value-type="float">
            <text:p>40006</text:p>
          </table:table-cell>
          <table:table-cell/>
          <table:table-cell table:formula="of:=CONCATENATE(&quot;/home/driverless/ras_perception/DL_training/RAS_DATASET/&quot;;[.A92];&quot;.jpg&quot;)" office:value-type="string" office:string-value="/home/driverless/ras_perception/DL_training/RAS_DATASET/40006.jpg" calcext:value-type="string">
            <text:p>/home/driverless/ras_perception/DL_training/RAS_DATASET/40006.jpg</text:p>
          </table:table-cell>
          <table:table-cell table:number-columns-repeated="5"/>
          <table:table-cell office:value-type="string" calcext:value-type="string">
            <text:p>/home/driverless/ras_perception/DL_training/RAS_DATASET/40006.jpg</text:p>
          </table:table-cell>
          <table:table-cell table:number-columns-repeated="6"/>
        </table:table-row>
        <table:table-row table:style-name="ro1">
          <table:table-cell office:value-type="float" office:value="40007" calcext:value-type="float">
            <text:p>40007</text:p>
          </table:table-cell>
          <table:table-cell/>
          <table:table-cell table:formula="of:=CONCATENATE(&quot;/home/driverless/ras_perception/DL_training/RAS_DATASET/&quot;;[.A93];&quot;.jpg&quot;)" office:value-type="string" office:string-value="/home/driverless/ras_perception/DL_training/RAS_DATASET/40007.jpg" calcext:value-type="string">
            <text:p>/home/driverless/ras_perception/DL_training/RAS_DATASET/40007.jpg</text:p>
          </table:table-cell>
          <table:table-cell table:number-columns-repeated="5"/>
          <table:table-cell office:value-type="string" calcext:value-type="string">
            <text:p>/home/driverless/ras_perception/DL_training/RAS_DATASET/40007.jpg</text:p>
          </table:table-cell>
          <table:table-cell table:number-columns-repeated="6"/>
        </table:table-row>
        <table:table-row table:style-name="ro1">
          <table:table-cell office:value-type="float" office:value="40008" calcext:value-type="float">
            <text:p>40008</text:p>
          </table:table-cell>
          <table:table-cell/>
          <table:table-cell table:formula="of:=CONCATENATE(&quot;/home/driverless/ras_perception/DL_training/RAS_DATASET/&quot;;[.A94];&quot;.jpg&quot;)" office:value-type="string" office:string-value="/home/driverless/ras_perception/DL_training/RAS_DATASET/40008.jpg" calcext:value-type="string">
            <text:p>/home/driverless/ras_perception/DL_training/RAS_DATASET/40008.jpg</text:p>
          </table:table-cell>
          <table:table-cell table:number-columns-repeated="5"/>
          <table:table-cell office:value-type="string" calcext:value-type="string">
            <text:p>/home/driverless/ras_perception/DL_training/RAS_DATASET/40008.jpg</text:p>
          </table:table-cell>
          <table:table-cell table:number-columns-repeated="6"/>
        </table:table-row>
        <table:table-row table:style-name="ro1">
          <table:table-cell office:value-type="float" office:value="40009" calcext:value-type="float">
            <text:p>40009</text:p>
          </table:table-cell>
          <table:table-cell/>
          <table:table-cell table:formula="of:=CONCATENATE(&quot;/home/driverless/ras_perception/DL_training/RAS_DATASET/&quot;;[.A95];&quot;.jpg&quot;)" office:value-type="string" office:string-value="/home/driverless/ras_perception/DL_training/RAS_DATASET/40009.jpg" calcext:value-type="string">
            <text:p>/home/driverless/ras_perception/DL_training/RAS_DATASET/40009.jpg</text:p>
          </table:table-cell>
          <table:table-cell table:number-columns-repeated="5"/>
          <table:table-cell office:value-type="string" calcext:value-type="string">
            <text:p>/home/driverless/ras_perception/DL_training/RAS_DATASET/40009.jpg</text:p>
          </table:table-cell>
          <table:table-cell table:number-columns-repeated="6"/>
        </table:table-row>
        <table:table-row table:style-name="ro1">
          <table:table-cell office:value-type="float" office:value="40010" calcext:value-type="float">
            <text:p>40010</text:p>
          </table:table-cell>
          <table:table-cell/>
          <table:table-cell table:formula="of:=CONCATENATE(&quot;/home/driverless/ras_perception/DL_training/RAS_DATASET/&quot;;[.A96];&quot;.jpg&quot;)" office:value-type="string" office:string-value="/home/driverless/ras_perception/DL_training/RAS_DATASET/40010.jpg" calcext:value-type="string">
            <text:p>/home/driverless/ras_perception/DL_training/RAS_DATASET/40010.jpg</text:p>
          </table:table-cell>
          <table:table-cell table:number-columns-repeated="5"/>
          <table:table-cell office:value-type="string" calcext:value-type="string">
            <text:p>/home/driverless/ras_perception/DL_training/RAS_DATASET/40010.jpg</text:p>
          </table:table-cell>
          <table:table-cell table:number-columns-repeated="6"/>
        </table:table-row>
        <table:table-row table:style-name="ro1">
          <table:table-cell office:value-type="float" office:value="40011" calcext:value-type="float">
            <text:p>40011</text:p>
          </table:table-cell>
          <table:table-cell/>
          <table:table-cell table:formula="of:=CONCATENATE(&quot;/home/driverless/ras_perception/DL_training/RAS_DATASET/&quot;;[.A97];&quot;.jpg&quot;)" office:value-type="string" office:string-value="/home/driverless/ras_perception/DL_training/RAS_DATASET/40011.jpg" calcext:value-type="string">
            <text:p>/home/driverless/ras_perception/DL_training/RAS_DATASET/40011.jpg</text:p>
          </table:table-cell>
          <table:table-cell table:number-columns-repeated="5"/>
          <table:table-cell office:value-type="string" calcext:value-type="string">
            <text:p>/home/driverless/ras_perception/DL_training/RAS_DATASET/40011.jpg</text:p>
          </table:table-cell>
          <table:table-cell table:number-columns-repeated="6"/>
        </table:table-row>
        <table:table-row table:style-name="ro1">
          <table:table-cell office:value-type="float" office:value="40012" calcext:value-type="float">
            <text:p>40012</text:p>
          </table:table-cell>
          <table:table-cell/>
          <table:table-cell table:formula="of:=CONCATENATE(&quot;/home/driverless/ras_perception/DL_training/RAS_DATASET/&quot;;[.A98];&quot;.jpg&quot;)" office:value-type="string" office:string-value="/home/driverless/ras_perception/DL_training/RAS_DATASET/40012.jpg" calcext:value-type="string">
            <text:p>/home/driverless/ras_perception/DL_training/RAS_DATASET/40012.jpg</text:p>
          </table:table-cell>
          <table:table-cell table:number-columns-repeated="5"/>
          <table:table-cell office:value-type="string" calcext:value-type="string">
            <text:p>/home/driverless/ras_perception/DL_training/RAS_DATASET/40012.jpg</text:p>
          </table:table-cell>
          <table:table-cell table:number-columns-repeated="6"/>
        </table:table-row>
        <table:table-row table:style-name="ro1">
          <table:table-cell office:value-type="float" office:value="40013" calcext:value-type="float">
            <text:p>40013</text:p>
          </table:table-cell>
          <table:table-cell/>
          <table:table-cell table:formula="of:=CONCATENATE(&quot;/home/driverless/ras_perception/DL_training/RAS_DATASET/&quot;;[.A99];&quot;.jpg&quot;)" office:value-type="string" office:string-value="/home/driverless/ras_perception/DL_training/RAS_DATASET/40013.jpg" calcext:value-type="string">
            <text:p>/home/driverless/ras_perception/DL_training/RAS_DATASET/40013.jpg</text:p>
          </table:table-cell>
          <table:table-cell table:number-columns-repeated="5"/>
          <table:table-cell office:value-type="string" calcext:value-type="string">
            <text:p>/home/driverless/ras_perception/DL_training/RAS_DATASET/40013.jpg</text:p>
          </table:table-cell>
          <table:table-cell table:number-columns-repeated="6"/>
        </table:table-row>
        <table:table-row table:style-name="ro1">
          <table:table-cell office:value-type="float" office:value="40014" calcext:value-type="float">
            <text:p>40014</text:p>
          </table:table-cell>
          <table:table-cell/>
          <table:table-cell table:formula="of:=CONCATENATE(&quot;/home/driverless/ras_perception/DL_training/RAS_DATASET/&quot;;[.A100];&quot;.jpg&quot;)" office:value-type="string" office:string-value="/home/driverless/ras_perception/DL_training/RAS_DATASET/40014.jpg" calcext:value-type="string">
            <text:p>/home/driverless/ras_perception/DL_training/RAS_DATASET/40014.jpg</text:p>
          </table:table-cell>
          <table:table-cell table:number-columns-repeated="5"/>
          <table:table-cell office:value-type="string" calcext:value-type="string">
            <text:p>/home/driverless/ras_perception/DL_training/RAS_DATASET/40014.jpg</text:p>
          </table:table-cell>
          <table:table-cell table:number-columns-repeated="6"/>
        </table:table-row>
        <table:table-row table:style-name="ro1">
          <table:table-cell office:value-type="float" office:value="40015" calcext:value-type="float">
            <text:p>40015</text:p>
          </table:table-cell>
          <table:table-cell/>
          <table:table-cell table:formula="of:=CONCATENATE(&quot;/home/driverless/ras_perception/DL_training/RAS_DATASET/&quot;;[.A101];&quot;.jpg&quot;)" office:value-type="string" office:string-value="/home/driverless/ras_perception/DL_training/RAS_DATASET/40015.jpg" calcext:value-type="string">
            <text:p>/home/driverless/ras_perception/DL_training/RAS_DATASET/40015.jpg</text:p>
          </table:table-cell>
          <table:table-cell table:number-columns-repeated="12"/>
        </table:table-row>
        <table:table-row table:style-name="ro1">
          <table:table-cell office:value-type="float" office:value="40016" calcext:value-type="float">
            <text:p>40016</text:p>
          </table:table-cell>
          <table:table-cell/>
          <table:table-cell table:formula="of:=CONCATENATE(&quot;/home/driverless/ras_perception/DL_training/RAS_DATASET/&quot;;[.A102];&quot;.jpg&quot;)" office:value-type="string" office:string-value="/home/driverless/ras_perception/DL_training/RAS_DATASET/40016.jpg" calcext:value-type="string">
            <text:p>/home/driverless/ras_perception/DL_training/RAS_DATASET/40016.jpg</text:p>
          </table:table-cell>
          <table:table-cell table:number-columns-repeated="5"/>
          <table:table-cell office:value-type="string" calcext:value-type="string">
            <text:p>/home/driverless/ras_perception/DL_training/RAS_DATASET/40016.jpg</text:p>
          </table:table-cell>
          <table:table-cell table:number-columns-repeated="6"/>
        </table:table-row>
        <table:table-row table:style-name="ro1">
          <table:table-cell office:value-type="float" office:value="40017" calcext:value-type="float">
            <text:p>40017</text:p>
          </table:table-cell>
          <table:table-cell/>
          <table:table-cell table:formula="of:=CONCATENATE(&quot;/home/driverless/ras_perception/DL_training/RAS_DATASET/&quot;;[.A103];&quot;.jpg&quot;)" office:value-type="string" office:string-value="/home/driverless/ras_perception/DL_training/RAS_DATASET/40017.jpg" calcext:value-type="string">
            <text:p>/home/driverless/ras_perception/DL_training/RAS_DATASET/40017.jpg</text:p>
          </table:table-cell>
          <table:table-cell table:number-columns-repeated="5"/>
          <table:table-cell office:value-type="string" calcext:value-type="string">
            <text:p>/home/driverless/ras_perception/DL_training/RAS_DATASET/40017.jpg</text:p>
          </table:table-cell>
          <table:table-cell table:number-columns-repeated="6"/>
        </table:table-row>
        <table:table-row table:style-name="ro1">
          <table:table-cell office:value-type="float" office:value="40018" calcext:value-type="float">
            <text:p>40018</text:p>
          </table:table-cell>
          <table:table-cell/>
          <table:table-cell table:formula="of:=CONCATENATE(&quot;/home/driverless/ras_perception/DL_training/RAS_DATASET/&quot;;[.A104];&quot;.jpg&quot;)" office:value-type="string" office:string-value="/home/driverless/ras_perception/DL_training/RAS_DATASET/40018.jpg" calcext:value-type="string">
            <text:p>/home/driverless/ras_perception/DL_training/RAS_DATASET/40018.jpg</text:p>
          </table:table-cell>
          <table:table-cell table:number-columns-repeated="5"/>
          <table:table-cell office:value-type="string" calcext:value-type="string">
            <text:p>/home/driverless/ras_perception/DL_training/RAS_DATASET/40018.jpg</text:p>
          </table:table-cell>
          <table:table-cell table:number-columns-repeated="6"/>
        </table:table-row>
        <table:table-row table:style-name="ro1">
          <table:table-cell office:value-type="float" office:value="40019" calcext:value-type="float">
            <text:p>40019</text:p>
          </table:table-cell>
          <table:table-cell/>
          <table:table-cell table:formula="of:=CONCATENATE(&quot;/home/driverless/ras_perception/DL_training/RAS_DATASET/&quot;;[.A105];&quot;.jpg&quot;)" office:value-type="string" office:string-value="/home/driverless/ras_perception/DL_training/RAS_DATASET/40019.jpg" calcext:value-type="string">
            <text:p>/home/driverless/ras_perception/DL_training/RAS_DATASET/40019.jpg</text:p>
          </table:table-cell>
          <table:table-cell table:number-columns-repeated="5"/>
          <table:table-cell office:value-type="string" calcext:value-type="string">
            <text:p>/home/driverless/ras_perception/DL_training/RAS_DATASET/40019.jpg</text:p>
          </table:table-cell>
          <table:table-cell table:number-columns-repeated="6"/>
        </table:table-row>
        <table:table-row table:style-name="ro1">
          <table:table-cell office:value-type="float" office:value="40020" calcext:value-type="float">
            <text:p>40020</text:p>
          </table:table-cell>
          <table:table-cell/>
          <table:table-cell table:formula="of:=CONCATENATE(&quot;/home/driverless/ras_perception/DL_training/RAS_DATASET/&quot;;[.A106];&quot;.jpg&quot;)" office:value-type="string" office:string-value="/home/driverless/ras_perception/DL_training/RAS_DATASET/40020.jpg" calcext:value-type="string">
            <text:p>/home/driverless/ras_perception/DL_training/RAS_DATASET/40020.jpg</text:p>
          </table:table-cell>
          <table:table-cell table:number-columns-repeated="5"/>
          <table:table-cell office:value-type="string" calcext:value-type="string">
            <text:p>/home/driverless/ras_perception/DL_training/RAS_DATASET/40020.jpg</text:p>
          </table:table-cell>
          <table:table-cell table:number-columns-repeated="6"/>
        </table:table-row>
        <table:table-row table:style-name="ro1">
          <table:table-cell office:value-type="float" office:value="40021" calcext:value-type="float">
            <text:p>40021</text:p>
          </table:table-cell>
          <table:table-cell/>
          <table:table-cell table:formula="of:=CONCATENATE(&quot;/home/driverless/ras_perception/DL_training/RAS_DATASET/&quot;;[.A107];&quot;.jpg&quot;)" office:value-type="string" office:string-value="/home/driverless/ras_perception/DL_training/RAS_DATASET/40021.jpg" calcext:value-type="string">
            <text:p>/home/driverless/ras_perception/DL_training/RAS_DATASET/40021.jpg</text:p>
          </table:table-cell>
          <table:table-cell table:number-columns-repeated="5"/>
          <table:table-cell office:value-type="string" calcext:value-type="string">
            <text:p>/home/driverless/ras_perception/DL_training/RAS_DATASET/40021.jpg</text:p>
          </table:table-cell>
          <table:table-cell table:number-columns-repeated="6"/>
        </table:table-row>
        <table:table-row table:style-name="ro1">
          <table:table-cell office:value-type="float" office:value="40022" calcext:value-type="float">
            <text:p>40022</text:p>
          </table:table-cell>
          <table:table-cell/>
          <table:table-cell table:formula="of:=CONCATENATE(&quot;/home/driverless/ras_perception/DL_training/RAS_DATASET/&quot;;[.A108];&quot;.jpg&quot;)" office:value-type="string" office:string-value="/home/driverless/ras_perception/DL_training/RAS_DATASET/40022.jpg" calcext:value-type="string">
            <text:p>/home/driverless/ras_perception/DL_training/RAS_DATASET/40022.jpg</text:p>
          </table:table-cell>
          <table:table-cell table:number-columns-repeated="5"/>
          <table:table-cell office:value-type="string" calcext:value-type="string">
            <text:p>/home/driverless/ras_perception/DL_training/RAS_DATASET/40022.jpg</text:p>
          </table:table-cell>
          <table:table-cell table:number-columns-repeated="6"/>
        </table:table-row>
        <table:table-row table:style-name="ro1">
          <table:table-cell office:value-type="float" office:value="40023" calcext:value-type="float">
            <text:p>40023</text:p>
          </table:table-cell>
          <table:table-cell/>
          <table:table-cell table:formula="of:=CONCATENATE(&quot;/home/driverless/ras_perception/DL_training/RAS_DATASET/&quot;;[.A109];&quot;.jpg&quot;)" office:value-type="string" office:string-value="/home/driverless/ras_perception/DL_training/RAS_DATASET/40023.jpg" calcext:value-type="string">
            <text:p>/home/driverless/ras_perception/DL_training/RAS_DATASET/40023.jpg</text:p>
          </table:table-cell>
          <table:table-cell table:number-columns-repeated="5"/>
          <table:table-cell office:value-type="string" calcext:value-type="string">
            <text:p>/home/driverless/ras_perception/DL_training/RAS_DATASET/40023.jpg</text:p>
          </table:table-cell>
          <table:table-cell table:number-columns-repeated="6"/>
        </table:table-row>
        <table:table-row table:style-name="ro1">
          <table:table-cell office:value-type="float" office:value="40024" calcext:value-type="float">
            <text:p>40024</text:p>
          </table:table-cell>
          <table:table-cell/>
          <table:table-cell table:formula="of:=CONCATENATE(&quot;/home/driverless/ras_perception/DL_training/RAS_DATASET/&quot;;[.A110];&quot;.jpg&quot;)" office:value-type="string" office:string-value="/home/driverless/ras_perception/DL_training/RAS_DATASET/40024.jpg" calcext:value-type="string">
            <text:p>/home/driverless/ras_perception/DL_training/RAS_DATASET/40024.jpg</text:p>
          </table:table-cell>
          <table:table-cell table:number-columns-repeated="5"/>
          <table:table-cell office:value-type="string" calcext:value-type="string">
            <text:p>/home/driverless/ras_perception/DL_training/RAS_DATASET/40024.jpg</text:p>
          </table:table-cell>
          <table:table-cell table:number-columns-repeated="6"/>
        </table:table-row>
        <table:table-row table:style-name="ro1">
          <table:table-cell office:value-type="float" office:value="40025" calcext:value-type="float">
            <text:p>40025</text:p>
          </table:table-cell>
          <table:table-cell/>
          <table:table-cell table:formula="of:=CONCATENATE(&quot;/home/driverless/ras_perception/DL_training/RAS_DATASET/&quot;;[.A111];&quot;.jpg&quot;)" office:value-type="string" office:string-value="/home/driverless/ras_perception/DL_training/RAS_DATASET/40025.jpg" calcext:value-type="string">
            <text:p>/home/driverless/ras_perception/DL_training/RAS_DATASET/40025.jpg</text:p>
          </table:table-cell>
          <table:table-cell table:number-columns-repeated="5"/>
          <table:table-cell office:value-type="string" calcext:value-type="string">
            <text:p>/home/driverless/ras_perception/DL_training/RAS_DATASET/40025.jpg</text:p>
          </table:table-cell>
          <table:table-cell table:number-columns-repeated="6"/>
        </table:table-row>
        <table:table-row table:style-name="ro1">
          <table:table-cell office:value-type="float" office:value="40026" calcext:value-type="float">
            <text:p>40026</text:p>
          </table:table-cell>
          <table:table-cell/>
          <table:table-cell table:formula="of:=CONCATENATE(&quot;/home/driverless/ras_perception/DL_training/RAS_DATASET/&quot;;[.A112];&quot;.jpg&quot;)" office:value-type="string" office:string-value="/home/driverless/ras_perception/DL_training/RAS_DATASET/40026.jpg" calcext:value-type="string">
            <text:p>/home/driverless/ras_perception/DL_training/RAS_DATASET/40026.jpg</text:p>
          </table:table-cell>
          <table:table-cell table:number-columns-repeated="5"/>
          <table:table-cell office:value-type="string" calcext:value-type="string">
            <text:p>/home/driverless/ras_perception/DL_training/RAS_DATASET/40026.jpg</text:p>
          </table:table-cell>
          <table:table-cell table:number-columns-repeated="6"/>
        </table:table-row>
        <table:table-row table:style-name="ro1">
          <table:table-cell office:value-type="float" office:value="40027" calcext:value-type="float">
            <text:p>40027</text:p>
          </table:table-cell>
          <table:table-cell/>
          <table:table-cell table:formula="of:=CONCATENATE(&quot;/home/driverless/ras_perception/DL_training/RAS_DATASET/&quot;;[.A113];&quot;.jpg&quot;)" office:value-type="string" office:string-value="/home/driverless/ras_perception/DL_training/RAS_DATASET/40027.jpg" calcext:value-type="string">
            <text:p>/home/driverless/ras_perception/DL_training/RAS_DATASET/40027.jpg</text:p>
          </table:table-cell>
          <table:table-cell table:number-columns-repeated="5"/>
          <table:table-cell office:value-type="string" calcext:value-type="string">
            <text:p>/home/driverless/ras_perception/DL_training/RAS_DATASET/40027.jpg</text:p>
          </table:table-cell>
          <table:table-cell table:number-columns-repeated="6"/>
        </table:table-row>
        <table:table-row table:style-name="ro1">
          <table:table-cell office:value-type="float" office:value="50001" calcext:value-type="float">
            <text:p>50001</text:p>
          </table:table-cell>
          <table:table-cell/>
          <table:table-cell table:formula="of:=CONCATENATE(&quot;/home/driverless/ras_perception/DL_training/RAS_DATASET/&quot;;[.A114];&quot;.jpg&quot;)" office:value-type="string" office:string-value="/home/driverless/ras_perception/DL_training/RAS_DATASET/50001.jpg" calcext:value-type="string">
            <text:p>/home/driverless/ras_perception/DL_training/RAS_DATASET/50001.jpg</text:p>
          </table:table-cell>
          <table:table-cell table:number-columns-repeated="5"/>
          <table:table-cell office:value-type="string" calcext:value-type="string">
            <text:p>/home/driverless/ras_perception/DL_training/RAS_DATASET/50001.jpg</text:p>
          </table:table-cell>
          <table:table-cell table:number-columns-repeated="6"/>
        </table:table-row>
        <table:table-row table:style-name="ro1">
          <table:table-cell office:value-type="float" office:value="50002" calcext:value-type="float">
            <text:p>50002</text:p>
          </table:table-cell>
          <table:table-cell/>
          <table:table-cell table:formula="of:=CONCATENATE(&quot;/home/driverless/ras_perception/DL_training/RAS_DATASET/&quot;;[.A115];&quot;.jpg&quot;)" office:value-type="string" office:string-value="/home/driverless/ras_perception/DL_training/RAS_DATASET/50002.jpg" calcext:value-type="string">
            <text:p>/home/driverless/ras_perception/DL_training/RAS_DATASET/50002.jpg</text:p>
          </table:table-cell>
          <table:table-cell table:number-columns-repeated="5"/>
          <table:table-cell office:value-type="string" calcext:value-type="string">
            <text:p>/home/driverless/ras_perception/DL_training/RAS_DATASET/50002.jpg</text:p>
          </table:table-cell>
          <table:table-cell table:number-columns-repeated="6"/>
        </table:table-row>
        <table:table-row table:style-name="ro1">
          <table:table-cell office:value-type="float" office:value="50003" calcext:value-type="float">
            <text:p>50003</text:p>
          </table:table-cell>
          <table:table-cell/>
          <table:table-cell table:formula="of:=CONCATENATE(&quot;/home/driverless/ras_perception/DL_training/RAS_DATASET/&quot;;[.A116];&quot;.jpg&quot;)" office:value-type="string" office:string-value="/home/driverless/ras_perception/DL_training/RAS_DATASET/50003.jpg" calcext:value-type="string">
            <text:p>/home/driverless/ras_perception/DL_training/RAS_DATASET/50003.jpg</text:p>
          </table:table-cell>
          <table:table-cell table:number-columns-repeated="5"/>
          <table:table-cell office:value-type="string" calcext:value-type="string">
            <text:p>/home/driverless/ras_perception/DL_training/RAS_DATASET/50003.jpg</text:p>
          </table:table-cell>
          <table:table-cell table:number-columns-repeated="6"/>
        </table:table-row>
        <table:table-row table:style-name="ro1">
          <table:table-cell office:value-type="float" office:value="50004" calcext:value-type="float">
            <text:p>50004</text:p>
          </table:table-cell>
          <table:table-cell/>
          <table:table-cell table:formula="of:=CONCATENATE(&quot;/home/driverless/ras_perception/DL_training/RAS_DATASET/&quot;;[.A117];&quot;.jpg&quot;)" office:value-type="string" office:string-value="/home/driverless/ras_perception/DL_training/RAS_DATASET/50004.jpg" calcext:value-type="string">
            <text:p>/home/driverless/ras_perception/DL_training/RAS_DATASET/50004.jpg</text:p>
          </table:table-cell>
          <table:table-cell table:number-columns-repeated="5"/>
          <table:table-cell office:value-type="string" calcext:value-type="string">
            <text:p>/home/driverless/ras_perception/DL_training/RAS_DATASET/50004.jpg</text:p>
          </table:table-cell>
          <table:table-cell table:number-columns-repeated="6"/>
        </table:table-row>
        <table:table-row table:style-name="ro1">
          <table:table-cell office:value-type="float" office:value="50005" calcext:value-type="float">
            <text:p>50005</text:p>
          </table:table-cell>
          <table:table-cell/>
          <table:table-cell table:formula="of:=CONCATENATE(&quot;/home/driverless/ras_perception/DL_training/RAS_DATASET/&quot;;[.A118];&quot;.jpg&quot;)" office:value-type="string" office:string-value="/home/driverless/ras_perception/DL_training/RAS_DATASET/50005.jpg" calcext:value-type="string">
            <text:p>/home/driverless/ras_perception/DL_training/RAS_DATASET/50005.jpg</text:p>
          </table:table-cell>
          <table:table-cell table:number-columns-repeated="5"/>
          <table:table-cell office:value-type="string" calcext:value-type="string">
            <text:p>/home/driverless/ras_perception/DL_training/RAS_DATASET/50005.jpg</text:p>
          </table:table-cell>
          <table:table-cell table:number-columns-repeated="6"/>
        </table:table-row>
        <table:table-row table:style-name="ro1">
          <table:table-cell office:value-type="float" office:value="50006" calcext:value-type="float">
            <text:p>50006</text:p>
          </table:table-cell>
          <table:table-cell/>
          <table:table-cell table:formula="of:=CONCATENATE(&quot;/home/driverless/ras_perception/DL_training/RAS_DATASET/&quot;;[.A119];&quot;.jpg&quot;)" office:value-type="string" office:string-value="/home/driverless/ras_perception/DL_training/RAS_DATASET/50006.jpg" calcext:value-type="string">
            <text:p>/home/driverless/ras_perception/DL_training/RAS_DATASET/50006.jpg</text:p>
          </table:table-cell>
          <table:table-cell table:number-columns-repeated="5"/>
          <table:table-cell office:value-type="string" calcext:value-type="string">
            <text:p>/home/driverless/ras_perception/DL_training/RAS_DATASET/50006.jpg</text:p>
          </table:table-cell>
          <table:table-cell table:number-columns-repeated="6"/>
        </table:table-row>
        <table:table-row table:style-name="ro1">
          <table:table-cell office:value-type="float" office:value="50008" calcext:value-type="float">
            <text:p>50008</text:p>
          </table:table-cell>
          <table:table-cell/>
          <table:table-cell table:formula="of:=CONCATENATE(&quot;/home/driverless/ras_perception/DL_training/RAS_DATASET/&quot;;[.A120];&quot;.jpg&quot;)" office:value-type="string" office:string-value="/home/driverless/ras_perception/DL_training/RAS_DATASET/50008.jpg" calcext:value-type="string">
            <text:p>/home/driverless/ras_perception/DL_training/RAS_DATASET/50008.jpg</text:p>
          </table:table-cell>
          <table:table-cell table:number-columns-repeated="5"/>
          <table:table-cell office:value-type="string" calcext:value-type="string">
            <text:p>/home/driverless/ras_perception/DL_training/RAS_DATASET/50008.jpg</text:p>
          </table:table-cell>
          <table:table-cell table:number-columns-repeated="6"/>
        </table:table-row>
        <table:table-row table:style-name="ro1">
          <table:table-cell office:value-type="float" office:value="50009" calcext:value-type="float">
            <text:p>50009</text:p>
          </table:table-cell>
          <table:table-cell/>
          <table:table-cell table:formula="of:=CONCATENATE(&quot;/home/driverless/ras_perception/DL_training/RAS_DATASET/&quot;;[.A121];&quot;.jpg&quot;)" office:value-type="string" office:string-value="/home/driverless/ras_perception/DL_training/RAS_DATASET/50009.jpg" calcext:value-type="string">
            <text:p>/home/driverless/ras_perception/DL_training/RAS_DATASET/50009.jpg</text:p>
          </table:table-cell>
          <table:table-cell table:number-columns-repeated="5"/>
          <table:table-cell office:value-type="string" calcext:value-type="string">
            <text:p>/home/driverless/ras_perception/DL_training/RAS_DATASET/50009.jpg</text:p>
          </table:table-cell>
          <table:table-cell table:number-columns-repeated="6"/>
        </table:table-row>
        <table:table-row table:style-name="ro1">
          <table:table-cell office:value-type="float" office:value="50010" calcext:value-type="float">
            <text:p>50010</text:p>
          </table:table-cell>
          <table:table-cell/>
          <table:table-cell table:formula="of:=CONCATENATE(&quot;/home/driverless/ras_perception/DL_training/RAS_DATASET/&quot;;[.A122];&quot;.jpg&quot;)" office:value-type="string" office:string-value="/home/driverless/ras_perception/DL_training/RAS_DATASET/50010.jpg" calcext:value-type="string">
            <text:p>/home/driverless/ras_perception/DL_training/RAS_DATASET/50010.jpg</text:p>
          </table:table-cell>
          <table:table-cell table:number-columns-repeated="12"/>
        </table:table-row>
        <table:table-row table:style-name="ro1">
          <table:table-cell office:value-type="float" office:value="50011" calcext:value-type="float">
            <text:p>50011</text:p>
          </table:table-cell>
          <table:table-cell/>
          <table:table-cell table:formula="of:=CONCATENATE(&quot;/home/driverless/ras_perception/DL_training/RAS_DATASET/&quot;;[.A123];&quot;.jpg&quot;)" office:value-type="string" office:string-value="/home/driverless/ras_perception/DL_training/RAS_DATASET/50011.jpg" calcext:value-type="string">
            <text:p>/home/driverless/ras_perception/DL_training/RAS_DATASET/50011.jpg</text:p>
          </table:table-cell>
          <table:table-cell table:number-columns-repeated="5"/>
          <table:table-cell office:value-type="string" calcext:value-type="string">
            <text:p>/home/driverless/ras_perception/DL_training/RAS_DATASET/50011.jpg</text:p>
          </table:table-cell>
          <table:table-cell table:number-columns-repeated="6"/>
        </table:table-row>
        <table:table-row table:style-name="ro1">
          <table:table-cell office:value-type="float" office:value="50012" calcext:value-type="float">
            <text:p>50012</text:p>
          </table:table-cell>
          <table:table-cell/>
          <table:table-cell table:formula="of:=CONCATENATE(&quot;/home/driverless/ras_perception/DL_training/RAS_DATASET/&quot;;[.A124];&quot;.jpg&quot;)" office:value-type="string" office:string-value="/home/driverless/ras_perception/DL_training/RAS_DATASET/50012.jpg" calcext:value-type="string">
            <text:p>/home/driverless/ras_perception/DL_training/RAS_DATASET/50012.jpg</text:p>
          </table:table-cell>
          <table:table-cell table:number-columns-repeated="5"/>
          <table:table-cell office:value-type="string" calcext:value-type="string">
            <text:p>/home/driverless/ras_perception/DL_training/RAS_DATASET/50012.jpg</text:p>
          </table:table-cell>
          <table:table-cell table:number-columns-repeated="6"/>
        </table:table-row>
        <table:table-row table:style-name="ro1">
          <table:table-cell office:value-type="float" office:value="50013" calcext:value-type="float">
            <text:p>50013</text:p>
          </table:table-cell>
          <table:table-cell/>
          <table:table-cell table:formula="of:=CONCATENATE(&quot;/home/driverless/ras_perception/DL_training/RAS_DATASET/&quot;;[.A125];&quot;.jpg&quot;)" office:value-type="string" office:string-value="/home/driverless/ras_perception/DL_training/RAS_DATASET/50013.jpg" calcext:value-type="string">
            <text:p>/home/driverless/ras_perception/DL_training/RAS_DATASET/50013.jpg</text:p>
          </table:table-cell>
          <table:table-cell table:number-columns-repeated="5"/>
          <table:table-cell office:value-type="string" calcext:value-type="string">
            <text:p>/home/driverless/ras_perception/DL_training/RAS_DATASET/50013.jpg</text:p>
          </table:table-cell>
          <table:table-cell table:number-columns-repeated="6"/>
        </table:table-row>
        <table:table-row table:style-name="ro1">
          <table:table-cell office:value-type="float" office:value="50014" calcext:value-type="float">
            <text:p>50014</text:p>
          </table:table-cell>
          <table:table-cell/>
          <table:table-cell table:formula="of:=CONCATENATE(&quot;/home/driverless/ras_perception/DL_training/RAS_DATASET/&quot;;[.A126];&quot;.jpg&quot;)" office:value-type="string" office:string-value="/home/driverless/ras_perception/DL_training/RAS_DATASET/50014.jpg" calcext:value-type="string">
            <text:p>/home/driverless/ras_perception/DL_training/RAS_DATASET/50014.jpg</text:p>
          </table:table-cell>
          <table:table-cell table:number-columns-repeated="5"/>
          <table:table-cell office:value-type="string" calcext:value-type="string">
            <text:p>/home/driverless/ras_perception/DL_training/RAS_DATASET/50014.jpg</text:p>
          </table:table-cell>
          <table:table-cell table:number-columns-repeated="6"/>
        </table:table-row>
        <table:table-row table:style-name="ro1">
          <table:table-cell office:value-type="float" office:value="50015" calcext:value-type="float">
            <text:p>50015</text:p>
          </table:table-cell>
          <table:table-cell/>
          <table:table-cell table:formula="of:=CONCATENATE(&quot;/home/driverless/ras_perception/DL_training/RAS_DATASET/&quot;;[.A127];&quot;.jpg&quot;)" office:value-type="string" office:string-value="/home/driverless/ras_perception/DL_training/RAS_DATASET/50015.jpg" calcext:value-type="string">
            <text:p>/home/driverless/ras_perception/DL_training/RAS_DATASET/50015.jpg</text:p>
          </table:table-cell>
          <table:table-cell table:number-columns-repeated="5"/>
          <table:table-cell office:value-type="string" calcext:value-type="string">
            <text:p>/home/driverless/ras_perception/DL_training/RAS_DATASET/50015.jpg</text:p>
          </table:table-cell>
          <table:table-cell table:number-columns-repeated="6"/>
        </table:table-row>
        <table:table-row table:style-name="ro1">
          <table:table-cell office:value-type="float" office:value="50016" calcext:value-type="float">
            <text:p>50016</text:p>
          </table:table-cell>
          <table:table-cell/>
          <table:table-cell table:formula="of:=CONCATENATE(&quot;/home/driverless/ras_perception/DL_training/RAS_DATASET/&quot;;[.A128];&quot;.jpg&quot;)" office:value-type="string" office:string-value="/home/driverless/ras_perception/DL_training/RAS_DATASET/50016.jpg" calcext:value-type="string">
            <text:p>/home/driverless/ras_perception/DL_training/RAS_DATASET/50016.jpg</text:p>
          </table:table-cell>
          <table:table-cell table:number-columns-repeated="5"/>
          <table:table-cell office:value-type="string" calcext:value-type="string">
            <text:p>/home/driverless/ras_perception/DL_training/RAS_DATASET/50016.jpg</text:p>
          </table:table-cell>
          <table:table-cell table:number-columns-repeated="6"/>
        </table:table-row>
        <table:table-row table:style-name="ro1">
          <table:table-cell office:value-type="float" office:value="50017" calcext:value-type="float">
            <text:p>50017</text:p>
          </table:table-cell>
          <table:table-cell/>
          <table:table-cell table:formula="of:=CONCATENATE(&quot;/home/driverless/ras_perception/DL_training/RAS_DATASET/&quot;;[.A129];&quot;.jpg&quot;)" office:value-type="string" office:string-value="/home/driverless/ras_perception/DL_training/RAS_DATASET/50017.jpg" calcext:value-type="string">
            <text:p>/home/driverless/ras_perception/DL_training/RAS_DATASET/50017.jpg</text:p>
          </table:table-cell>
          <table:table-cell table:number-columns-repeated="5"/>
          <table:table-cell office:value-type="string" calcext:value-type="string">
            <text:p>/home/driverless/ras_perception/DL_training/RAS_DATASET/50017.jpg</text:p>
          </table:table-cell>
          <table:table-cell table:number-columns-repeated="6"/>
        </table:table-row>
        <table:table-row table:style-name="ro1">
          <table:table-cell office:value-type="float" office:value="50018" calcext:value-type="float">
            <text:p>50018</text:p>
          </table:table-cell>
          <table:table-cell/>
          <table:table-cell table:formula="of:=CONCATENATE(&quot;/home/driverless/ras_perception/DL_training/RAS_DATASET/&quot;;[.A130];&quot;.jpg&quot;)" office:value-type="string" office:string-value="/home/driverless/ras_perception/DL_training/RAS_DATASET/50018.jpg" calcext:value-type="string">
            <text:p>/home/driverless/ras_perception/DL_training/RAS_DATASET/50018.jpg</text:p>
          </table:table-cell>
          <table:table-cell table:number-columns-repeated="5"/>
          <table:table-cell office:value-type="string" calcext:value-type="string">
            <text:p>/home/driverless/ras_perception/DL_training/RAS_DATASET/50018.jpg</text:p>
          </table:table-cell>
          <table:table-cell table:number-columns-repeated="6"/>
        </table:table-row>
        <table:table-row table:style-name="ro1">
          <table:table-cell office:value-type="float" office:value="50019" calcext:value-type="float">
            <text:p>50019</text:p>
          </table:table-cell>
          <table:table-cell/>
          <table:table-cell table:formula="of:=CONCATENATE(&quot;/home/driverless/ras_perception/DL_training/RAS_DATASET/&quot;;[.A131];&quot;.jpg&quot;)" office:value-type="string" office:string-value="/home/driverless/ras_perception/DL_training/RAS_DATASET/50019.jpg" calcext:value-type="string">
            <text:p>/home/driverless/ras_perception/DL_training/RAS_DATASET/50019.jpg</text:p>
          </table:table-cell>
          <table:table-cell table:number-columns-repeated="5"/>
          <table:table-cell office:value-type="string" calcext:value-type="string">
            <text:p>/home/driverless/ras_perception/DL_training/RAS_DATASET/50019.jpg</text:p>
          </table:table-cell>
          <table:table-cell table:number-columns-repeated="6"/>
        </table:table-row>
        <table:table-row table:style-name="ro1">
          <table:table-cell office:value-type="float" office:value="50021" calcext:value-type="float">
            <text:p>50021</text:p>
          </table:table-cell>
          <table:table-cell/>
          <table:table-cell table:formula="of:=CONCATENATE(&quot;/home/driverless/ras_perception/DL_training/RAS_DATASET/&quot;;[.A132];&quot;.jpg&quot;)" office:value-type="string" office:string-value="/home/driverless/ras_perception/DL_training/RAS_DATASET/50021.jpg" calcext:value-type="string">
            <text:p>/home/driverless/ras_perception/DL_training/RAS_DATASET/50021.jpg</text:p>
          </table:table-cell>
          <table:table-cell table:number-columns-repeated="5"/>
          <table:table-cell office:value-type="string" calcext:value-type="string">
            <text:p>/home/driverless/ras_perception/DL_training/RAS_DATASET/50021.jpg</text:p>
          </table:table-cell>
          <table:table-cell table:number-columns-repeated="6"/>
        </table:table-row>
        <table:table-row table:style-name="ro1">
          <table:table-cell office:value-type="float" office:value="50022" calcext:value-type="float">
            <text:p>50022</text:p>
          </table:table-cell>
          <table:table-cell/>
          <table:table-cell table:formula="of:=CONCATENATE(&quot;/home/driverless/ras_perception/DL_training/RAS_DATASET/&quot;;[.A133];&quot;.jpg&quot;)" office:value-type="string" office:string-value="/home/driverless/ras_perception/DL_training/RAS_DATASET/50022.jpg" calcext:value-type="string">
            <text:p>/home/driverless/ras_perception/DL_training/RAS_DATASET/50022.jpg</text:p>
          </table:table-cell>
          <table:table-cell table:number-columns-repeated="5"/>
          <table:table-cell office:value-type="string" calcext:value-type="string">
            <text:p>/home/driverless/ras_perception/DL_training/RAS_DATASET/50022.jpg</text:p>
          </table:table-cell>
          <table:table-cell table:number-columns-repeated="6"/>
        </table:table-row>
        <table:table-row table:style-name="ro1">
          <table:table-cell office:value-type="float" office:value="50023" calcext:value-type="float">
            <text:p>50023</text:p>
          </table:table-cell>
          <table:table-cell/>
          <table:table-cell table:formula="of:=CONCATENATE(&quot;/home/driverless/ras_perception/DL_training/RAS_DATASET/&quot;;[.A134];&quot;.jpg&quot;)" office:value-type="string" office:string-value="/home/driverless/ras_perception/DL_training/RAS_DATASET/50023.jpg" calcext:value-type="string">
            <text:p>/home/driverless/ras_perception/DL_training/RAS_DATASET/50023.jpg</text:p>
          </table:table-cell>
          <table:table-cell table:number-columns-repeated="5"/>
          <table:table-cell office:value-type="string" calcext:value-type="string">
            <text:p>/home/driverless/ras_perception/DL_training/RAS_DATASET/50023.jpg</text:p>
          </table:table-cell>
          <table:table-cell table:number-columns-repeated="6"/>
        </table:table-row>
        <table:table-row table:style-name="ro1">
          <table:table-cell office:value-type="float" office:value="50024" calcext:value-type="float">
            <text:p>50024</text:p>
          </table:table-cell>
          <table:table-cell/>
          <table:table-cell table:formula="of:=CONCATENATE(&quot;/home/driverless/ras_perception/DL_training/RAS_DATASET/&quot;;[.A135];&quot;.jpg&quot;)" office:value-type="string" office:string-value="/home/driverless/ras_perception/DL_training/RAS_DATASET/50024.jpg" calcext:value-type="string">
            <text:p>/home/driverless/ras_perception/DL_training/RAS_DATASET/50024.jpg</text:p>
          </table:table-cell>
          <table:table-cell table:number-columns-repeated="5"/>
          <table:table-cell office:value-type="string" calcext:value-type="string">
            <text:p>/home/driverless/ras_perception/DL_training/RAS_DATASET/50024.jpg</text:p>
          </table:table-cell>
          <table:table-cell table:number-columns-repeated="6"/>
        </table:table-row>
        <table:table-row table:style-name="ro1">
          <table:table-cell office:value-type="float" office:value="50025" calcext:value-type="float">
            <text:p>50025</text:p>
          </table:table-cell>
          <table:table-cell/>
          <table:table-cell table:formula="of:=CONCATENATE(&quot;/home/driverless/ras_perception/DL_training/RAS_DATASET/&quot;;[.A136];&quot;.jpg&quot;)" office:value-type="string" office:string-value="/home/driverless/ras_perception/DL_training/RAS_DATASET/50025.jpg" calcext:value-type="string">
            <text:p>/home/driverless/ras_perception/DL_training/RAS_DATASET/50025.jpg</text:p>
          </table:table-cell>
          <table:table-cell table:number-columns-repeated="5"/>
          <table:table-cell office:value-type="string" calcext:value-type="string">
            <text:p>/home/driverless/ras_perception/DL_training/RAS_DATASET/50025.jpg</text:p>
          </table:table-cell>
          <table:table-cell table:number-columns-repeated="6"/>
        </table:table-row>
        <table:table-row table:style-name="ro1">
          <table:table-cell office:value-type="float" office:value="50026" calcext:value-type="float">
            <text:p>50026</text:p>
          </table:table-cell>
          <table:table-cell/>
          <table:table-cell table:formula="of:=CONCATENATE(&quot;/home/driverless/ras_perception/DL_training/RAS_DATASET/&quot;;[.A137];&quot;.jpg&quot;)" office:value-type="string" office:string-value="/home/driverless/ras_perception/DL_training/RAS_DATASET/50026.jpg" calcext:value-type="string">
            <text:p>/home/driverless/ras_perception/DL_training/RAS_DATASET/50026.jpg</text:p>
          </table:table-cell>
          <table:table-cell table:number-columns-repeated="5"/>
          <table:table-cell office:value-type="string" calcext:value-type="string">
            <text:p>/home/driverless/ras_perception/DL_training/RAS_DATASET/50026.jpg</text:p>
          </table:table-cell>
          <table:table-cell table:number-columns-repeated="6"/>
        </table:table-row>
        <table:table-row table:style-name="ro1">
          <table:table-cell office:value-type="float" office:value="50027" calcext:value-type="float">
            <text:p>50027</text:p>
          </table:table-cell>
          <table:table-cell/>
          <table:table-cell table:formula="of:=CONCATENATE(&quot;/home/driverless/ras_perception/DL_training/RAS_DATASET/&quot;;[.A138];&quot;.jpg&quot;)" office:value-type="string" office:string-value="/home/driverless/ras_perception/DL_training/RAS_DATASET/50027.jpg" calcext:value-type="string">
            <text:p>/home/driverless/ras_perception/DL_training/RAS_DATASET/50027.jpg</text:p>
          </table:table-cell>
          <table:table-cell table:number-columns-repeated="5"/>
          <table:table-cell office:value-type="string" calcext:value-type="string">
            <text:p>/home/driverless/ras_perception/DL_training/RAS_DATASET/50027.jpg</text:p>
          </table:table-cell>
          <table:table-cell table:number-columns-repeated="6"/>
        </table:table-row>
        <table:table-row table:style-name="ro1">
          <table:table-cell office:value-type="float" office:value="50028" calcext:value-type="float">
            <text:p>50028</text:p>
          </table:table-cell>
          <table:table-cell/>
          <table:table-cell table:formula="of:=CONCATENATE(&quot;/home/driverless/ras_perception/DL_training/RAS_DATASET/&quot;;[.A139];&quot;.jpg&quot;)" office:value-type="string" office:string-value="/home/driverless/ras_perception/DL_training/RAS_DATASET/50028.jpg" calcext:value-type="string">
            <text:p>/home/driverless/ras_perception/DL_training/RAS_DATASET/50028.jpg</text:p>
          </table:table-cell>
          <table:table-cell table:number-columns-repeated="12"/>
        </table:table-row>
        <table:table-row table:style-name="ro1">
          <table:table-cell office:value-type="float" office:value="50029" calcext:value-type="float">
            <text:p>50029</text:p>
          </table:table-cell>
          <table:table-cell/>
          <table:table-cell table:formula="of:=CONCATENATE(&quot;/home/driverless/ras_perception/DL_training/RAS_DATASET/&quot;;[.A140];&quot;.jpg&quot;)" office:value-type="string" office:string-value="/home/driverless/ras_perception/DL_training/RAS_DATASET/50029.jpg" calcext:value-type="string">
            <text:p>/home/driverless/ras_perception/DL_training/RAS_DATASET/50029.jpg</text:p>
          </table:table-cell>
          <table:table-cell table:number-columns-repeated="5"/>
          <table:table-cell office:value-type="string" calcext:value-type="string">
            <text:p>/home/driverless/ras_perception/DL_training/RAS_DATASET/50029.jpg</text:p>
          </table:table-cell>
          <table:table-cell table:number-columns-repeated="6"/>
        </table:table-row>
        <table:table-row table:style-name="ro1">
          <table:table-cell office:value-type="float" office:value="50030" calcext:value-type="float">
            <text:p>50030</text:p>
          </table:table-cell>
          <table:table-cell/>
          <table:table-cell table:formula="of:=CONCATENATE(&quot;/home/driverless/ras_perception/DL_training/RAS_DATASET/&quot;;[.A141];&quot;.jpg&quot;)" office:value-type="string" office:string-value="/home/driverless/ras_perception/DL_training/RAS_DATASET/50030.jpg" calcext:value-type="string">
            <text:p>/home/driverless/ras_perception/DL_training/RAS_DATASET/50030.jpg</text:p>
          </table:table-cell>
          <table:table-cell table:number-columns-repeated="5"/>
          <table:table-cell office:value-type="string" calcext:value-type="string">
            <text:p>/home/driverless/ras_perception/DL_training/RAS_DATASET/50030.jpg</text:p>
          </table:table-cell>
          <table:table-cell table:number-columns-repeated="6"/>
        </table:table-row>
        <table:table-row table:style-name="ro1">
          <table:table-cell office:value-type="float" office:value="50031" calcext:value-type="float">
            <text:p>50031</text:p>
          </table:table-cell>
          <table:table-cell/>
          <table:table-cell table:formula="of:=CONCATENATE(&quot;/home/driverless/ras_perception/DL_training/RAS_DATASET/&quot;;[.A142];&quot;.jpg&quot;)" office:value-type="string" office:string-value="/home/driverless/ras_perception/DL_training/RAS_DATASET/50031.jpg" calcext:value-type="string">
            <text:p>/home/driverless/ras_perception/DL_training/RAS_DATASET/50031.jpg</text:p>
          </table:table-cell>
          <table:table-cell table:number-columns-repeated="5"/>
          <table:table-cell office:value-type="string" calcext:value-type="string">
            <text:p>/home/driverless/ras_perception/DL_training/RAS_DATASET/50031.jpg</text:p>
          </table:table-cell>
          <table:table-cell table:number-columns-repeated="6"/>
        </table:table-row>
        <table:table-row table:style-name="ro1">
          <table:table-cell office:value-type="float" office:value="50032" calcext:value-type="float">
            <text:p>50032</text:p>
          </table:table-cell>
          <table:table-cell/>
          <table:table-cell table:formula="of:=CONCATENATE(&quot;/home/driverless/ras_perception/DL_training/RAS_DATASET/&quot;;[.A143];&quot;.jpg&quot;)" office:value-type="string" office:string-value="/home/driverless/ras_perception/DL_training/RAS_DATASET/50032.jpg" calcext:value-type="string">
            <text:p>/home/driverless/ras_perception/DL_training/RAS_DATASET/50032.jpg</text:p>
          </table:table-cell>
          <table:table-cell table:number-columns-repeated="5"/>
          <table:table-cell office:value-type="string" calcext:value-type="string">
            <text:p>/home/driverless/ras_perception/DL_training/RAS_DATASET/50032.jpg</text:p>
          </table:table-cell>
          <table:table-cell table:number-columns-repeated="6"/>
        </table:table-row>
        <table:table-row table:style-name="ro1">
          <table:table-cell office:value-type="float" office:value="50033" calcext:value-type="float">
            <text:p>50033</text:p>
          </table:table-cell>
          <table:table-cell/>
          <table:table-cell table:formula="of:=CONCATENATE(&quot;/home/driverless/ras_perception/DL_training/RAS_DATASET/&quot;;[.A144];&quot;.jpg&quot;)" office:value-type="string" office:string-value="/home/driverless/ras_perception/DL_training/RAS_DATASET/50033.jpg" calcext:value-type="string">
            <text:p>/home/driverless/ras_perception/DL_training/RAS_DATASET/50033.jpg</text:p>
          </table:table-cell>
          <table:table-cell table:number-columns-repeated="5"/>
          <table:table-cell office:value-type="string" calcext:value-type="string">
            <text:p>/home/driverless/ras_perception/DL_training/RAS_DATASET/50033.jpg</text:p>
          </table:table-cell>
          <table:table-cell table:number-columns-repeated="6"/>
        </table:table-row>
        <table:table-row table:style-name="ro1">
          <table:table-cell office:value-type="float" office:value="50034" calcext:value-type="float">
            <text:p>50034</text:p>
          </table:table-cell>
          <table:table-cell/>
          <table:table-cell table:formula="of:=CONCATENATE(&quot;/home/driverless/ras_perception/DL_training/RAS_DATASET/&quot;;[.A145];&quot;.jpg&quot;)" office:value-type="string" office:string-value="/home/driverless/ras_perception/DL_training/RAS_DATASET/50034.jpg" calcext:value-type="string">
            <text:p>/home/driverless/ras_perception/DL_training/RAS_DATASET/50034.jpg</text:p>
          </table:table-cell>
          <table:table-cell table:number-columns-repeated="5"/>
          <table:table-cell office:value-type="string" calcext:value-type="string">
            <text:p>/home/driverless/ras_perception/DL_training/RAS_DATASET/50034.jpg</text:p>
          </table:table-cell>
          <table:table-cell table:number-columns-repeated="6"/>
        </table:table-row>
        <table:table-row table:style-name="ro1">
          <table:table-cell office:value-type="float" office:value="50035" calcext:value-type="float">
            <text:p>50035</text:p>
          </table:table-cell>
          <table:table-cell/>
          <table:table-cell table:formula="of:=CONCATENATE(&quot;/home/driverless/ras_perception/DL_training/RAS_DATASET/&quot;;[.A146];&quot;.jpg&quot;)" office:value-type="string" office:string-value="/home/driverless/ras_perception/DL_training/RAS_DATASET/50035.jpg" calcext:value-type="string">
            <text:p>/home/driverless/ras_perception/DL_training/RAS_DATASET/50035.jpg</text:p>
          </table:table-cell>
          <table:table-cell table:number-columns-repeated="5"/>
          <table:table-cell office:value-type="string" calcext:value-type="string">
            <text:p>/home/driverless/ras_perception/DL_training/RAS_DATASET/50035.jpg</text:p>
          </table:table-cell>
          <table:table-cell table:number-columns-repeated="6"/>
        </table:table-row>
        <table:table-row table:style-name="ro1">
          <table:table-cell office:value-type="float" office:value="60002" calcext:value-type="float">
            <text:p>60002</text:p>
          </table:table-cell>
          <table:table-cell/>
          <table:table-cell table:formula="of:=CONCATENATE(&quot;/home/driverless/ras_perception/DL_training/RAS_DATASET/&quot;;[.A147];&quot;.jpg&quot;)" office:value-type="string" office:string-value="/home/driverless/ras_perception/DL_training/RAS_DATASET/60002.jpg" calcext:value-type="string">
            <text:p>/home/driverless/ras_perception/DL_training/RAS_DATASET/60002.jpg</text:p>
          </table:table-cell>
          <table:table-cell table:number-columns-repeated="5"/>
          <table:table-cell office:value-type="string" calcext:value-type="string">
            <text:p>/home/driverless/ras_perception/DL_training/RAS_DATASET/60002.jpg</text:p>
          </table:table-cell>
          <table:table-cell table:number-columns-repeated="6"/>
        </table:table-row>
        <table:table-row table:style-name="ro1">
          <table:table-cell office:value-type="float" office:value="60003" calcext:value-type="float">
            <text:p>60003</text:p>
          </table:table-cell>
          <table:table-cell/>
          <table:table-cell table:formula="of:=CONCATENATE(&quot;/home/driverless/ras_perception/DL_training/RAS_DATASET/&quot;;[.A148];&quot;.jpg&quot;)" office:value-type="string" office:string-value="/home/driverless/ras_perception/DL_training/RAS_DATASET/60003.jpg" calcext:value-type="string">
            <text:p>/home/driverless/ras_perception/DL_training/RAS_DATASET/60003.jpg</text:p>
          </table:table-cell>
          <table:table-cell table:number-columns-repeated="5"/>
          <table:table-cell office:value-type="string" calcext:value-type="string">
            <text:p>/home/driverless/ras_perception/DL_training/RAS_DATASET/60003.jpg</text:p>
          </table:table-cell>
          <table:table-cell table:number-columns-repeated="6"/>
        </table:table-row>
        <table:table-row table:style-name="ro1">
          <table:table-cell office:value-type="float" office:value="60004" calcext:value-type="float">
            <text:p>60004</text:p>
          </table:table-cell>
          <table:table-cell/>
          <table:table-cell table:formula="of:=CONCATENATE(&quot;/home/driverless/ras_perception/DL_training/RAS_DATASET/&quot;;[.A149];&quot;.jpg&quot;)" office:value-type="string" office:string-value="/home/driverless/ras_perception/DL_training/RAS_DATASET/60004.jpg" calcext:value-type="string">
            <text:p>/home/driverless/ras_perception/DL_training/RAS_DATASET/60004.jpg</text:p>
          </table:table-cell>
          <table:table-cell table:number-columns-repeated="5"/>
          <table:table-cell office:value-type="string" calcext:value-type="string">
            <text:p>/home/driverless/ras_perception/DL_training/RAS_DATASET/60004.jpg</text:p>
          </table:table-cell>
          <table:table-cell table:number-columns-repeated="6"/>
        </table:table-row>
        <table:table-row table:style-name="ro1">
          <table:table-cell office:value-type="float" office:value="60005" calcext:value-type="float">
            <text:p>60005</text:p>
          </table:table-cell>
          <table:table-cell/>
          <table:table-cell table:formula="of:=CONCATENATE(&quot;/home/driverless/ras_perception/DL_training/RAS_DATASET/&quot;;[.A150];&quot;.jpg&quot;)" office:value-type="string" office:string-value="/home/driverless/ras_perception/DL_training/RAS_DATASET/60005.jpg" calcext:value-type="string">
            <text:p>/home/driverless/ras_perception/DL_training/RAS_DATASET/60005.jpg</text:p>
          </table:table-cell>
          <table:table-cell table:number-columns-repeated="5"/>
          <table:table-cell office:value-type="string" calcext:value-type="string">
            <text:p>/home/driverless/ras_perception/DL_training/RAS_DATASET/60005.jpg</text:p>
          </table:table-cell>
          <table:table-cell table:number-columns-repeated="6"/>
        </table:table-row>
        <table:table-row table:style-name="ro1">
          <table:table-cell office:value-type="float" office:value="60006" calcext:value-type="float">
            <text:p>60006</text:p>
          </table:table-cell>
          <table:table-cell/>
          <table:table-cell table:formula="of:=CONCATENATE(&quot;/home/driverless/ras_perception/DL_training/RAS_DATASET/&quot;;[.A151];&quot;.jpg&quot;)" office:value-type="string" office:string-value="/home/driverless/ras_perception/DL_training/RAS_DATASET/60006.jpg" calcext:value-type="string">
            <text:p>/home/driverless/ras_perception/DL_training/RAS_DATASET/60006.jpg</text:p>
          </table:table-cell>
          <table:table-cell table:number-columns-repeated="5"/>
          <table:table-cell office:value-type="string" calcext:value-type="string">
            <text:p>/home/driverless/ras_perception/DL_training/RAS_DATASET/60006.jpg</text:p>
          </table:table-cell>
          <table:table-cell table:number-columns-repeated="6"/>
        </table:table-row>
        <table:table-row table:style-name="ro1">
          <table:table-cell office:value-type="float" office:value="60007" calcext:value-type="float">
            <text:p>60007</text:p>
          </table:table-cell>
          <table:table-cell/>
          <table:table-cell table:formula="of:=CONCATENATE(&quot;/home/driverless/ras_perception/DL_training/RAS_DATASET/&quot;;[.A152];&quot;.jpg&quot;)" office:value-type="string" office:string-value="/home/driverless/ras_perception/DL_training/RAS_DATASET/60007.jpg" calcext:value-type="string">
            <text:p>/home/driverless/ras_perception/DL_training/RAS_DATASET/60007.jpg</text:p>
          </table:table-cell>
          <table:table-cell table:number-columns-repeated="12"/>
        </table:table-row>
        <table:table-row table:style-name="ro1">
          <table:table-cell office:value-type="float" office:value="60008" calcext:value-type="float">
            <text:p>60008</text:p>
          </table:table-cell>
          <table:table-cell/>
          <table:table-cell table:formula="of:=CONCATENATE(&quot;/home/driverless/ras_perception/DL_training/RAS_DATASET/&quot;;[.A153];&quot;.jpg&quot;)" office:value-type="string" office:string-value="/home/driverless/ras_perception/DL_training/RAS_DATASET/60008.jpg" calcext:value-type="string">
            <text:p>/home/driverless/ras_perception/DL_training/RAS_DATASET/60008.jpg</text:p>
          </table:table-cell>
          <table:table-cell table:number-columns-repeated="5"/>
          <table:table-cell office:value-type="string" calcext:value-type="string">
            <text:p>/home/driverless/ras_perception/DL_training/RAS_DATASET/60008.jpg</text:p>
          </table:table-cell>
          <table:table-cell table:number-columns-repeated="6"/>
        </table:table-row>
        <table:table-row table:style-name="ro1">
          <table:table-cell office:value-type="float" office:value="60009" calcext:value-type="float">
            <text:p>60009</text:p>
          </table:table-cell>
          <table:table-cell/>
          <table:table-cell table:formula="of:=CONCATENATE(&quot;/home/driverless/ras_perception/DL_training/RAS_DATASET/&quot;;[.A154];&quot;.jpg&quot;)" office:value-type="string" office:string-value="/home/driverless/ras_perception/DL_training/RAS_DATASET/60009.jpg" calcext:value-type="string">
            <text:p>/home/driverless/ras_perception/DL_training/RAS_DATASET/60009.jpg</text:p>
          </table:table-cell>
          <table:table-cell table:number-columns-repeated="5"/>
          <table:table-cell office:value-type="string" calcext:value-type="string">
            <text:p>/home/driverless/ras_perception/DL_training/RAS_DATASET/60009.jpg</text:p>
          </table:table-cell>
          <table:table-cell table:number-columns-repeated="6"/>
        </table:table-row>
        <table:table-row table:style-name="ro1">
          <table:table-cell office:value-type="float" office:value="60010" calcext:value-type="float">
            <text:p>60010</text:p>
          </table:table-cell>
          <table:table-cell/>
          <table:table-cell table:formula="of:=CONCATENATE(&quot;/home/driverless/ras_perception/DL_training/RAS_DATASET/&quot;;[.A155];&quot;.jpg&quot;)" office:value-type="string" office:string-value="/home/driverless/ras_perception/DL_training/RAS_DATASET/60010.jpg" calcext:value-type="string">
            <text:p>/home/driverless/ras_perception/DL_training/RAS_DATASET/60010.jpg</text:p>
          </table:table-cell>
          <table:table-cell table:number-columns-repeated="5"/>
          <table:table-cell office:value-type="string" calcext:value-type="string">
            <text:p>/home/driverless/ras_perception/DL_training/RAS_DATASET/60010.jpg</text:p>
          </table:table-cell>
          <table:table-cell table:number-columns-repeated="6"/>
        </table:table-row>
        <table:table-row table:style-name="ro1">
          <table:table-cell office:value-type="float" office:value="60011" calcext:value-type="float">
            <text:p>60011</text:p>
          </table:table-cell>
          <table:table-cell/>
          <table:table-cell table:formula="of:=CONCATENATE(&quot;/home/driverless/ras_perception/DL_training/RAS_DATASET/&quot;;[.A156];&quot;.jpg&quot;)" office:value-type="string" office:string-value="/home/driverless/ras_perception/DL_training/RAS_DATASET/60011.jpg" calcext:value-type="string">
            <text:p>/home/driverless/ras_perception/DL_training/RAS_DATASET/60011.jpg</text:p>
          </table:table-cell>
          <table:table-cell table:number-columns-repeated="5"/>
          <table:table-cell office:value-type="string" calcext:value-type="string">
            <text:p>/home/driverless/ras_perception/DL_training/RAS_DATASET/60011.jpg</text:p>
          </table:table-cell>
          <table:table-cell table:number-columns-repeated="6"/>
        </table:table-row>
        <table:table-row table:style-name="ro1">
          <table:table-cell office:value-type="float" office:value="60012" calcext:value-type="float">
            <text:p>60012</text:p>
          </table:table-cell>
          <table:table-cell/>
          <table:table-cell table:formula="of:=CONCATENATE(&quot;/home/driverless/ras_perception/DL_training/RAS_DATASET/&quot;;[.A157];&quot;.jpg&quot;)" office:value-type="string" office:string-value="/home/driverless/ras_perception/DL_training/RAS_DATASET/60012.jpg" calcext:value-type="string">
            <text:p>/home/driverless/ras_perception/DL_training/RAS_DATASET/60012.jpg</text:p>
          </table:table-cell>
          <table:table-cell table:number-columns-repeated="5"/>
          <table:table-cell office:value-type="string" calcext:value-type="string">
            <text:p>/home/driverless/ras_perception/DL_training/RAS_DATASET/60012.jpg</text:p>
          </table:table-cell>
          <table:table-cell table:number-columns-repeated="6"/>
        </table:table-row>
        <table:table-row table:style-name="ro1">
          <table:table-cell office:value-type="float" office:value="60013" calcext:value-type="float">
            <text:p>60013</text:p>
          </table:table-cell>
          <table:table-cell/>
          <table:table-cell table:formula="of:=CONCATENATE(&quot;/home/driverless/ras_perception/DL_training/RAS_DATASET/&quot;;[.A158];&quot;.jpg&quot;)" office:value-type="string" office:string-value="/home/driverless/ras_perception/DL_training/RAS_DATASET/60013.jpg" calcext:value-type="string">
            <text:p>/home/driverless/ras_perception/DL_training/RAS_DATASET/60013.jpg</text:p>
          </table:table-cell>
          <table:table-cell table:number-columns-repeated="5"/>
          <table:table-cell office:value-type="string" calcext:value-type="string">
            <text:p>/home/driverless/ras_perception/DL_training/RAS_DATASET/60013.jpg</text:p>
          </table:table-cell>
          <table:table-cell table:number-columns-repeated="6"/>
        </table:table-row>
        <table:table-row table:style-name="ro1">
          <table:table-cell office:value-type="float" office:value="60014" calcext:value-type="float">
            <text:p>60014</text:p>
          </table:table-cell>
          <table:table-cell/>
          <table:table-cell table:formula="of:=CONCATENATE(&quot;/home/driverless/ras_perception/DL_training/RAS_DATASET/&quot;;[.A159];&quot;.jpg&quot;)" office:value-type="string" office:string-value="/home/driverless/ras_perception/DL_training/RAS_DATASET/60014.jpg" calcext:value-type="string">
            <text:p>/home/driverless/ras_perception/DL_training/RAS_DATASET/60014.jpg</text:p>
          </table:table-cell>
          <table:table-cell table:number-columns-repeated="5"/>
          <table:table-cell office:value-type="string" calcext:value-type="string">
            <text:p>/home/driverless/ras_perception/DL_training/RAS_DATASET/60014.jpg</text:p>
          </table:table-cell>
          <table:table-cell table:number-columns-repeated="6"/>
        </table:table-row>
        <table:table-row table:style-name="ro1">
          <table:table-cell office:value-type="float" office:value="60016" calcext:value-type="float">
            <text:p>60016</text:p>
          </table:table-cell>
          <table:table-cell/>
          <table:table-cell table:formula="of:=CONCATENATE(&quot;/home/driverless/ras_perception/DL_training/RAS_DATASET/&quot;;[.A160];&quot;.jpg&quot;)" office:value-type="string" office:string-value="/home/driverless/ras_perception/DL_training/RAS_DATASET/60016.jpg" calcext:value-type="string">
            <text:p>/home/driverless/ras_perception/DL_training/RAS_DATASET/60016.jpg</text:p>
          </table:table-cell>
          <table:table-cell table:number-columns-repeated="5"/>
          <table:table-cell office:value-type="string" calcext:value-type="string">
            <text:p>/home/driverless/ras_perception/DL_training/RAS_DATASET/60016.jpg</text:p>
          </table:table-cell>
          <table:table-cell table:number-columns-repeated="6"/>
        </table:table-row>
        <table:table-row table:style-name="ro1">
          <table:table-cell office:value-type="float" office:value="60017" calcext:value-type="float">
            <text:p>60017</text:p>
          </table:table-cell>
          <table:table-cell/>
          <table:table-cell table:formula="of:=CONCATENATE(&quot;/home/driverless/ras_perception/DL_training/RAS_DATASET/&quot;;[.A161];&quot;.jpg&quot;)" office:value-type="string" office:string-value="/home/driverless/ras_perception/DL_training/RAS_DATASET/60017.jpg" calcext:value-type="string">
            <text:p>/home/driverless/ras_perception/DL_training/RAS_DATASET/60017.jpg</text:p>
          </table:table-cell>
          <table:table-cell table:number-columns-repeated="5"/>
          <table:table-cell office:value-type="string" calcext:value-type="string">
            <text:p>/home/driverless/ras_perception/DL_training/RAS_DATASET/60017.jpg</text:p>
          </table:table-cell>
          <table:table-cell table:number-columns-repeated="6"/>
        </table:table-row>
        <table:table-row table:style-name="ro1">
          <table:table-cell office:value-type="float" office:value="60018" calcext:value-type="float">
            <text:p>60018</text:p>
          </table:table-cell>
          <table:table-cell/>
          <table:table-cell table:formula="of:=CONCATENATE(&quot;/home/driverless/ras_perception/DL_training/RAS_DATASET/&quot;;[.A162];&quot;.jpg&quot;)" office:value-type="string" office:string-value="/home/driverless/ras_perception/DL_training/RAS_DATASET/60018.jpg" calcext:value-type="string">
            <text:p>/home/driverless/ras_perception/DL_training/RAS_DATASET/60018.jpg</text:p>
          </table:table-cell>
          <table:table-cell table:number-columns-repeated="5"/>
          <table:table-cell office:value-type="string" calcext:value-type="string">
            <text:p>/home/driverless/ras_perception/DL_training/RAS_DATASET/60018.jpg</text:p>
          </table:table-cell>
          <table:table-cell table:number-columns-repeated="6"/>
        </table:table-row>
        <table:table-row table:style-name="ro1">
          <table:table-cell office:value-type="float" office:value="60019" calcext:value-type="float">
            <text:p>60019</text:p>
          </table:table-cell>
          <table:table-cell/>
          <table:table-cell table:formula="of:=CONCATENATE(&quot;/home/driverless/ras_perception/DL_training/RAS_DATASET/&quot;;[.A163];&quot;.jpg&quot;)" office:value-type="string" office:string-value="/home/driverless/ras_perception/DL_training/RAS_DATASET/60019.jpg" calcext:value-type="string">
            <text:p>/home/driverless/ras_perception/DL_training/RAS_DATASET/60019.jpg</text:p>
          </table:table-cell>
          <table:table-cell table:number-columns-repeated="5"/>
          <table:table-cell office:value-type="string" calcext:value-type="string">
            <text:p>/home/driverless/ras_perception/DL_training/RAS_DATASET/60019.jpg</text:p>
          </table:table-cell>
          <table:table-cell table:number-columns-repeated="6"/>
        </table:table-row>
        <table:table-row table:style-name="ro1">
          <table:table-cell office:value-type="float" office:value="60020" calcext:value-type="float">
            <text:p>60020</text:p>
          </table:table-cell>
          <table:table-cell/>
          <table:table-cell table:formula="of:=CONCATENATE(&quot;/home/driverless/ras_perception/DL_training/RAS_DATASET/&quot;;[.A164];&quot;.jpg&quot;)" office:value-type="string" office:string-value="/home/driverless/ras_perception/DL_training/RAS_DATASET/60020.jpg" calcext:value-type="string">
            <text:p>/home/driverless/ras_perception/DL_training/RAS_DATASET/60020.jpg</text:p>
          </table:table-cell>
          <table:table-cell table:number-columns-repeated="5"/>
          <table:table-cell office:value-type="string" calcext:value-type="string">
            <text:p>/home/driverless/ras_perception/DL_training/RAS_DATASET/60020.jpg</text:p>
          </table:table-cell>
          <table:table-cell table:number-columns-repeated="6"/>
        </table:table-row>
        <table:table-row table:style-name="ro1">
          <table:table-cell office:value-type="float" office:value="60021" calcext:value-type="float">
            <text:p>60021</text:p>
          </table:table-cell>
          <table:table-cell/>
          <table:table-cell table:formula="of:=CONCATENATE(&quot;/home/driverless/ras_perception/DL_training/RAS_DATASET/&quot;;[.A165];&quot;.jpg&quot;)" office:value-type="string" office:string-value="/home/driverless/ras_perception/DL_training/RAS_DATASET/60021.jpg" calcext:value-type="string">
            <text:p>/home/driverless/ras_perception/DL_training/RAS_DATASET/60021.jpg</text:p>
          </table:table-cell>
          <table:table-cell table:number-columns-repeated="5"/>
          <table:table-cell office:value-type="string" calcext:value-type="string">
            <text:p>/home/driverless/ras_perception/DL_training/RAS_DATASET/60021.jpg</text:p>
          </table:table-cell>
          <table:table-cell table:number-columns-repeated="6"/>
        </table:table-row>
        <table:table-row table:style-name="ro1">
          <table:table-cell office:value-type="float" office:value="60022" calcext:value-type="float">
            <text:p>60022</text:p>
          </table:table-cell>
          <table:table-cell/>
          <table:table-cell table:formula="of:=CONCATENATE(&quot;/home/driverless/ras_perception/DL_training/RAS_DATASET/&quot;;[.A166];&quot;.jpg&quot;)" office:value-type="string" office:string-value="/home/driverless/ras_perception/DL_training/RAS_DATASET/60022.jpg" calcext:value-type="string">
            <text:p>/home/driverless/ras_perception/DL_training/RAS_DATASET/60022.jpg</text:p>
          </table:table-cell>
          <table:table-cell table:number-columns-repeated="5"/>
          <table:table-cell office:value-type="string" calcext:value-type="string">
            <text:p>/home/driverless/ras_perception/DL_training/RAS_DATASET/60022.jpg</text:p>
          </table:table-cell>
          <table:table-cell table:number-columns-repeated="6"/>
        </table:table-row>
        <table:table-row table:style-name="ro1">
          <table:table-cell office:value-type="float" office:value="60023" calcext:value-type="float">
            <text:p>60023</text:p>
          </table:table-cell>
          <table:table-cell/>
          <table:table-cell table:formula="of:=CONCATENATE(&quot;/home/driverless/ras_perception/DL_training/RAS_DATASET/&quot;;[.A167];&quot;.jpg&quot;)" office:value-type="string" office:string-value="/home/driverless/ras_perception/DL_training/RAS_DATASET/60023.jpg" calcext:value-type="string">
            <text:p>/home/driverless/ras_perception/DL_training/RAS_DATASET/60023.jpg</text:p>
          </table:table-cell>
          <table:table-cell table:number-columns-repeated="5"/>
          <table:table-cell office:value-type="string" calcext:value-type="string">
            <text:p>/home/driverless/ras_perception/DL_training/RAS_DATASET/60023.jpg</text:p>
          </table:table-cell>
          <table:table-cell table:number-columns-repeated="6"/>
        </table:table-row>
        <table:table-row table:style-name="ro1">
          <table:table-cell office:value-type="float" office:value="60024" calcext:value-type="float">
            <text:p>60024</text:p>
          </table:table-cell>
          <table:table-cell/>
          <table:table-cell table:formula="of:=CONCATENATE(&quot;/home/driverless/ras_perception/DL_training/RAS_DATASET/&quot;;[.A168];&quot;.jpg&quot;)" office:value-type="string" office:string-value="/home/driverless/ras_perception/DL_training/RAS_DATASET/60024.jpg" calcext:value-type="string">
            <text:p>/home/driverless/ras_perception/DL_training/RAS_DATASET/60024.jpg</text:p>
          </table:table-cell>
          <table:table-cell table:number-columns-repeated="5"/>
          <table:table-cell office:value-type="string" calcext:value-type="string">
            <text:p>/home/driverless/ras_perception/DL_training/RAS_DATASET/60024.jpg</text:p>
          </table:table-cell>
          <table:table-cell table:number-columns-repeated="6"/>
        </table:table-row>
        <table:table-row table:style-name="ro1">
          <table:table-cell office:value-type="float" office:value="60025" calcext:value-type="float">
            <text:p>60025</text:p>
          </table:table-cell>
          <table:table-cell/>
          <table:table-cell table:formula="of:=CONCATENATE(&quot;/home/driverless/ras_perception/DL_training/RAS_DATASET/&quot;;[.A169];&quot;.jpg&quot;)" office:value-type="string" office:string-value="/home/driverless/ras_perception/DL_training/RAS_DATASET/60025.jpg" calcext:value-type="string">
            <text:p>/home/driverless/ras_perception/DL_training/RAS_DATASET/60025.jpg</text:p>
          </table:table-cell>
          <table:table-cell table:number-columns-repeated="5"/>
          <table:table-cell office:value-type="string" calcext:value-type="string">
            <text:p>/home/driverless/ras_perception/DL_training/RAS_DATASET/60025.jpg</text:p>
          </table:table-cell>
          <table:table-cell table:number-columns-repeated="6"/>
        </table:table-row>
        <table:table-row table:style-name="ro1">
          <table:table-cell office:value-type="float" office:value="60026" calcext:value-type="float">
            <text:p>60026</text:p>
          </table:table-cell>
          <table:table-cell/>
          <table:table-cell table:formula="of:=CONCATENATE(&quot;/home/driverless/ras_perception/DL_training/RAS_DATASET/&quot;;[.A170];&quot;.jpg&quot;)" office:value-type="string" office:string-value="/home/driverless/ras_perception/DL_training/RAS_DATASET/60026.jpg" calcext:value-type="string">
            <text:p>/home/driverless/ras_perception/DL_training/RAS_DATASET/60026.jpg</text:p>
          </table:table-cell>
          <table:table-cell table:number-columns-repeated="5"/>
          <table:table-cell office:value-type="string" calcext:value-type="string">
            <text:p>/home/driverless/ras_perception/DL_training/RAS_DATASET/60026.jpg</text:p>
          </table:table-cell>
          <table:table-cell table:number-columns-repeated="6"/>
        </table:table-row>
        <table:table-row table:style-name="ro1">
          <table:table-cell office:value-type="float" office:value="60027" calcext:value-type="float">
            <text:p>60027</text:p>
          </table:table-cell>
          <table:table-cell/>
          <table:table-cell table:formula="of:=CONCATENATE(&quot;/home/driverless/ras_perception/DL_training/RAS_DATASET/&quot;;[.A171];&quot;.jpg&quot;)" office:value-type="string" office:string-value="/home/driverless/ras_perception/DL_training/RAS_DATASET/60027.jpg" calcext:value-type="string">
            <text:p>/home/driverless/ras_perception/DL_training/RAS_DATASET/60027.jpg</text:p>
          </table:table-cell>
          <table:table-cell table:number-columns-repeated="5"/>
          <table:table-cell office:value-type="string" calcext:value-type="string">
            <text:p>/home/driverless/ras_perception/DL_training/RAS_DATASET/60027.jpg</text:p>
          </table:table-cell>
          <table:table-cell table:number-columns-repeated="6"/>
        </table:table-row>
        <table:table-row table:style-name="ro1">
          <table:table-cell office:value-type="float" office:value="60028" calcext:value-type="float">
            <text:p>60028</text:p>
          </table:table-cell>
          <table:table-cell/>
          <table:table-cell table:formula="of:=CONCATENATE(&quot;/home/driverless/ras_perception/DL_training/RAS_DATASET/&quot;;[.A172];&quot;.jpg&quot;)" office:value-type="string" office:string-value="/home/driverless/ras_perception/DL_training/RAS_DATASET/60028.jpg" calcext:value-type="string">
            <text:p>/home/driverless/ras_perception/DL_training/RAS_DATASET/60028.jpg</text:p>
          </table:table-cell>
          <table:table-cell table:number-columns-repeated="5"/>
          <table:table-cell office:value-type="string" calcext:value-type="string">
            <text:p>/home/driverless/ras_perception/DL_training/RAS_DATASET/60028.jpg</text:p>
          </table:table-cell>
          <table:table-cell table:number-columns-repeated="6"/>
        </table:table-row>
        <table:table-row table:style-name="ro1">
          <table:table-cell office:value-type="float" office:value="60029" calcext:value-type="float">
            <text:p>60029</text:p>
          </table:table-cell>
          <table:table-cell/>
          <table:table-cell table:formula="of:=CONCATENATE(&quot;/home/driverless/ras_perception/DL_training/RAS_DATASET/&quot;;[.A173];&quot;.jpg&quot;)" office:value-type="string" office:string-value="/home/driverless/ras_perception/DL_training/RAS_DATASET/60029.jpg" calcext:value-type="string">
            <text:p>/home/driverless/ras_perception/DL_training/RAS_DATASET/60029.jpg</text:p>
          </table:table-cell>
          <table:table-cell table:number-columns-repeated="5"/>
          <table:table-cell office:value-type="string" calcext:value-type="string">
            <text:p>/home/driverless/ras_perception/DL_training/RAS_DATASET/60029.jpg</text:p>
          </table:table-cell>
          <table:table-cell table:number-columns-repeated="6"/>
        </table:table-row>
        <table:table-row table:style-name="ro1">
          <table:table-cell office:value-type="float" office:value="70001" calcext:value-type="float">
            <text:p>70001</text:p>
          </table:table-cell>
          <table:table-cell/>
          <table:table-cell table:formula="of:=CONCATENATE(&quot;/home/driverless/ras_perception/DL_training/RAS_DATASET/&quot;;[.A174];&quot;.jpg&quot;)" office:value-type="string" office:string-value="/home/driverless/ras_perception/DL_training/RAS_DATASET/70001.jpg" calcext:value-type="string">
            <text:p>/home/driverless/ras_perception/DL_training/RAS_DATASET/70001.jpg</text:p>
          </table:table-cell>
          <table:table-cell table:number-columns-repeated="5"/>
          <table:table-cell office:value-type="string" calcext:value-type="string">
            <text:p>/home/driverless/ras_perception/DL_training/RAS_DATASET/70001.jpg</text:p>
          </table:table-cell>
          <table:table-cell table:number-columns-repeated="6"/>
        </table:table-row>
        <table:table-row table:style-name="ro1">
          <table:table-cell office:value-type="float" office:value="70002" calcext:value-type="float">
            <text:p>70002</text:p>
          </table:table-cell>
          <table:table-cell/>
          <table:table-cell table:formula="of:=CONCATENATE(&quot;/home/driverless/ras_perception/DL_training/RAS_DATASET/&quot;;[.A175];&quot;.jpg&quot;)" office:value-type="string" office:string-value="/home/driverless/ras_perception/DL_training/RAS_DATASET/70002.jpg" calcext:value-type="string">
            <text:p>/home/driverless/ras_perception/DL_training/RAS_DATASET/70002.jpg</text:p>
          </table:table-cell>
          <table:table-cell table:number-columns-repeated="5"/>
          <table:table-cell office:value-type="string" calcext:value-type="string">
            <text:p>/home/driverless/ras_perception/DL_training/RAS_DATASET/70002.jpg</text:p>
          </table:table-cell>
          <table:table-cell table:number-columns-repeated="6"/>
        </table:table-row>
        <table:table-row table:style-name="ro1">
          <table:table-cell office:value-type="float" office:value="70003" calcext:value-type="float">
            <text:p>70003</text:p>
          </table:table-cell>
          <table:table-cell/>
          <table:table-cell table:formula="of:=CONCATENATE(&quot;/home/driverless/ras_perception/DL_training/RAS_DATASET/&quot;;[.A176];&quot;.jpg&quot;)" office:value-type="string" office:string-value="/home/driverless/ras_perception/DL_training/RAS_DATASET/70003.jpg" calcext:value-type="string">
            <text:p>/home/driverless/ras_perception/DL_training/RAS_DATASET/70003.jpg</text:p>
          </table:table-cell>
          <table:table-cell table:number-columns-repeated="5"/>
          <table:table-cell office:value-type="string" calcext:value-type="string">
            <text:p>/home/driverless/ras_perception/DL_training/RAS_DATASET/70003.jpg</text:p>
          </table:table-cell>
          <table:table-cell table:number-columns-repeated="6"/>
        </table:table-row>
        <table:table-row table:style-name="ro1">
          <table:table-cell office:value-type="float" office:value="70004" calcext:value-type="float">
            <text:p>70004</text:p>
          </table:table-cell>
          <table:table-cell/>
          <table:table-cell table:formula="of:=CONCATENATE(&quot;/home/driverless/ras_perception/DL_training/RAS_DATASET/&quot;;[.A177];&quot;.jpg&quot;)" office:value-type="string" office:string-value="/home/driverless/ras_perception/DL_training/RAS_DATASET/70004.jpg" calcext:value-type="string">
            <text:p>/home/driverless/ras_perception/DL_training/RAS_DATASET/70004.jpg</text:p>
          </table:table-cell>
          <table:table-cell table:number-columns-repeated="5"/>
          <table:table-cell office:value-type="string" calcext:value-type="string">
            <text:p>/home/driverless/ras_perception/DL_training/RAS_DATASET/70004.jpg</text:p>
          </table:table-cell>
          <table:table-cell table:number-columns-repeated="6"/>
        </table:table-row>
        <table:table-row table:style-name="ro1">
          <table:table-cell office:value-type="float" office:value="70005" calcext:value-type="float">
            <text:p>70005</text:p>
          </table:table-cell>
          <table:table-cell/>
          <table:table-cell table:formula="of:=CONCATENATE(&quot;/home/driverless/ras_perception/DL_training/RAS_DATASET/&quot;;[.A178];&quot;.jpg&quot;)" office:value-type="string" office:string-value="/home/driverless/ras_perception/DL_training/RAS_DATASET/70005.jpg" calcext:value-type="string">
            <text:p>/home/driverless/ras_perception/DL_training/RAS_DATASET/70005.jpg</text:p>
          </table:table-cell>
          <table:table-cell table:number-columns-repeated="5"/>
          <table:table-cell office:value-type="string" calcext:value-type="string">
            <text:p>/home/driverless/ras_perception/DL_training/RAS_DATASET/70005.jpg</text:p>
          </table:table-cell>
          <table:table-cell table:number-columns-repeated="6"/>
        </table:table-row>
        <table:table-row table:style-name="ro1">
          <table:table-cell office:value-type="float" office:value="70006" calcext:value-type="float">
            <text:p>70006</text:p>
          </table:table-cell>
          <table:table-cell/>
          <table:table-cell table:formula="of:=CONCATENATE(&quot;/home/driverless/ras_perception/DL_training/RAS_DATASET/&quot;;[.A179];&quot;.jpg&quot;)" office:value-type="string" office:string-value="/home/driverless/ras_perception/DL_training/RAS_DATASET/70006.jpg" calcext:value-type="string">
            <text:p>/home/driverless/ras_perception/DL_training/RAS_DATASET/70006.jpg</text:p>
          </table:table-cell>
          <table:table-cell table:number-columns-repeated="5"/>
          <table:table-cell office:value-type="string" calcext:value-type="string">
            <text:p>/home/driverless/ras_perception/DL_training/RAS_DATASET/70006.jpg</text:p>
          </table:table-cell>
          <table:table-cell table:number-columns-repeated="6"/>
        </table:table-row>
        <table:table-row table:style-name="ro1">
          <table:table-cell office:value-type="float" office:value="70007" calcext:value-type="float">
            <text:p>70007</text:p>
          </table:table-cell>
          <table:table-cell/>
          <table:table-cell table:formula="of:=CONCATENATE(&quot;/home/driverless/ras_perception/DL_training/RAS_DATASET/&quot;;[.A180];&quot;.jpg&quot;)" office:value-type="string" office:string-value="/home/driverless/ras_perception/DL_training/RAS_DATASET/70007.jpg" calcext:value-type="string">
            <text:p>/home/driverless/ras_perception/DL_training/RAS_DATASET/70007.jpg</text:p>
          </table:table-cell>
          <table:table-cell table:number-columns-repeated="5"/>
          <table:table-cell office:value-type="string" calcext:value-type="string">
            <text:p>/home/driverless/ras_perception/DL_training/RAS_DATASET/70007.jpg</text:p>
          </table:table-cell>
          <table:table-cell table:number-columns-repeated="6"/>
        </table:table-row>
        <table:table-row table:style-name="ro1">
          <table:table-cell office:value-type="float" office:value="70008" calcext:value-type="float">
            <text:p>70008</text:p>
          </table:table-cell>
          <table:table-cell/>
          <table:table-cell table:formula="of:=CONCATENATE(&quot;/home/driverless/ras_perception/DL_training/RAS_DATASET/&quot;;[.A181];&quot;.jpg&quot;)" office:value-type="string" office:string-value="/home/driverless/ras_perception/DL_training/RAS_DATASET/70008.jpg" calcext:value-type="string">
            <text:p>/home/driverless/ras_perception/DL_training/RAS_DATASET/70008.jpg</text:p>
          </table:table-cell>
          <table:table-cell table:number-columns-repeated="5"/>
          <table:table-cell office:value-type="string" calcext:value-type="string">
            <text:p>/home/driverless/ras_perception/DL_training/RAS_DATASET/70008.jpg</text:p>
          </table:table-cell>
          <table:table-cell table:number-columns-repeated="6"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  <table:table-cell table:formula="of:=CONCATENATE(&quot;/home/driverless/ras_perception/DL_training/RAS_DATASET/&quot;;[.A182];&quot;.jpg&quot;)" office:value-type="string" office:string-value="/home/driverless/ras_perception/DL_training/RAS_DATASET/70009.jpg" calcext:value-type="string">
            <text:p>/home/driverless/ras_perception/DL_training/RAS_DATASET/70009.jpg</text:p>
          </table:table-cell>
          <table:table-cell table:number-columns-repeated="5"/>
          <table:table-cell office:value-type="string" calcext:value-type="string">
            <text:p>/home/driverless/ras_perception/DL_training/RAS_DATASET/70009.jpg</text:p>
          </table:table-cell>
          <table:table-cell table:number-columns-repeated="6"/>
        </table:table-row>
        <table:table-row table:style-name="ro1">
          <table:table-cell office:value-type="float" office:value="70010" calcext:value-type="float">
            <text:p>70010</text:p>
          </table:table-cell>
          <table:table-cell/>
          <table:table-cell table:formula="of:=CONCATENATE(&quot;/home/driverless/ras_perception/DL_training/RAS_DATASET/&quot;;[.A183];&quot;.jpg&quot;)" office:value-type="string" office:string-value="/home/driverless/ras_perception/DL_training/RAS_DATASET/70010.jpg" calcext:value-type="string">
            <text:p>/home/driverless/ras_perception/DL_training/RAS_DATASET/70010.jpg</text:p>
          </table:table-cell>
          <table:table-cell table:number-columns-repeated="5"/>
          <table:table-cell office:value-type="string" calcext:value-type="string">
            <text:p>/home/driverless/ras_perception/DL_training/RAS_DATASET/70010.jpg</text:p>
          </table:table-cell>
          <table:table-cell table:number-columns-repeated="6"/>
        </table:table-row>
        <table:table-row table:style-name="ro1">
          <table:table-cell office:value-type="float" office:value="70011" calcext:value-type="float">
            <text:p>70011</text:p>
          </table:table-cell>
          <table:table-cell/>
          <table:table-cell table:formula="of:=CONCATENATE(&quot;/home/driverless/ras_perception/DL_training/RAS_DATASET/&quot;;[.A184];&quot;.jpg&quot;)" office:value-type="string" office:string-value="/home/driverless/ras_perception/DL_training/RAS_DATASET/70011.jpg" calcext:value-type="string">
            <text:p>/home/driverless/ras_perception/DL_training/RAS_DATASET/70011.jpg</text:p>
          </table:table-cell>
          <table:table-cell table:number-columns-repeated="5"/>
          <table:table-cell office:value-type="string" calcext:value-type="string">
            <text:p>/home/driverless/ras_perception/DL_training/RAS_DATASET/70011.jpg</text:p>
          </table:table-cell>
          <table:table-cell table:number-columns-repeated="6"/>
        </table:table-row>
        <table:table-row table:style-name="ro1">
          <table:table-cell office:value-type="float" office:value="70013" calcext:value-type="float">
            <text:p>70013</text:p>
          </table:table-cell>
          <table:table-cell/>
          <table:table-cell table:formula="of:=CONCATENATE(&quot;/home/driverless/ras_perception/DL_training/RAS_DATASET/&quot;;[.A185];&quot;.jpg&quot;)" office:value-type="string" office:string-value="/home/driverless/ras_perception/DL_training/RAS_DATASET/70013.jpg" calcext:value-type="string">
            <text:p>/home/driverless/ras_perception/DL_training/RAS_DATASET/70013.jpg</text:p>
          </table:table-cell>
          <table:table-cell table:number-columns-repeated="5"/>
          <table:table-cell office:value-type="string" calcext:value-type="string">
            <text:p>/home/driverless/ras_perception/DL_training/RAS_DATASET/70013.jpg</text:p>
          </table:table-cell>
          <table:table-cell table:number-columns-repeated="6"/>
        </table:table-row>
        <table:table-row table:style-name="ro1">
          <table:table-cell office:value-type="float" office:value="70014" calcext:value-type="float">
            <text:p>70014</text:p>
          </table:table-cell>
          <table:table-cell/>
          <table:table-cell table:formula="of:=CONCATENATE(&quot;/home/driverless/ras_perception/DL_training/RAS_DATASET/&quot;;[.A186];&quot;.jpg&quot;)" office:value-type="string" office:string-value="/home/driverless/ras_perception/DL_training/RAS_DATASET/70014.jpg" calcext:value-type="string">
            <text:p>/home/driverless/ras_perception/DL_training/RAS_DATASET/70014.jpg</text:p>
          </table:table-cell>
          <table:table-cell table:number-columns-repeated="5"/>
          <table:table-cell office:value-type="string" calcext:value-type="string">
            <text:p>/home/driverless/ras_perception/DL_training/RAS_DATASET/70014.jpg</text:p>
          </table:table-cell>
          <table:table-cell table:number-columns-repeated="6"/>
        </table:table-row>
        <table:table-row table:style-name="ro1">
          <table:table-cell office:value-type="float" office:value="70015" calcext:value-type="float">
            <text:p>70015</text:p>
          </table:table-cell>
          <table:table-cell/>
          <table:table-cell table:formula="of:=CONCATENATE(&quot;/home/driverless/ras_perception/DL_training/RAS_DATASET/&quot;;[.A187];&quot;.jpg&quot;)" office:value-type="string" office:string-value="/home/driverless/ras_perception/DL_training/RAS_DATASET/70015.jpg" calcext:value-type="string">
            <text:p>/home/driverless/ras_perception/DL_training/RAS_DATASET/70015.jpg</text:p>
          </table:table-cell>
          <table:table-cell table:number-columns-repeated="5"/>
          <table:table-cell office:value-type="string" calcext:value-type="string">
            <text:p>/home/driverless/ras_perception/DL_training/RAS_DATASET/70015.jpg</text:p>
          </table:table-cell>
          <table:table-cell table:number-columns-repeated="6"/>
        </table:table-row>
        <table:table-row table:style-name="ro1">
          <table:table-cell office:value-type="float" office:value="70016" calcext:value-type="float">
            <text:p>70016</text:p>
          </table:table-cell>
          <table:table-cell/>
          <table:table-cell table:formula="of:=CONCATENATE(&quot;/home/driverless/ras_perception/DL_training/RAS_DATASET/&quot;;[.A188];&quot;.jpg&quot;)" office:value-type="string" office:string-value="/home/driverless/ras_perception/DL_training/RAS_DATASET/70016.jpg" calcext:value-type="string">
            <text:p>/home/driverless/ras_perception/DL_training/RAS_DATASET/70016.jpg</text:p>
          </table:table-cell>
          <table:table-cell table:number-columns-repeated="5"/>
          <table:table-cell office:value-type="string" calcext:value-type="string">
            <text:p>/home/driverless/ras_perception/DL_training/RAS_DATASET/70016.jpg</text:p>
          </table:table-cell>
          <table:table-cell table:number-columns-repeated="6"/>
        </table:table-row>
        <table:table-row table:style-name="ro1">
          <table:table-cell office:value-type="float" office:value="70017" calcext:value-type="float">
            <text:p>70017</text:p>
          </table:table-cell>
          <table:table-cell/>
          <table:table-cell table:formula="of:=CONCATENATE(&quot;/home/driverless/ras_perception/DL_training/RAS_DATASET/&quot;;[.A189];&quot;.jpg&quot;)" office:value-type="string" office:string-value="/home/driverless/ras_perception/DL_training/RAS_DATASET/70017.jpg" calcext:value-type="string">
            <text:p>/home/driverless/ras_perception/DL_training/RAS_DATASET/70017.jpg</text:p>
          </table:table-cell>
          <table:table-cell table:number-columns-repeated="5"/>
          <table:table-cell office:value-type="string" calcext:value-type="string">
            <text:p>/home/driverless/ras_perception/DL_training/RAS_DATASET/70017.jpg</text:p>
          </table:table-cell>
          <table:table-cell table:number-columns-repeated="6"/>
        </table:table-row>
        <table:table-row table:style-name="ro1">
          <table:table-cell office:value-type="float" office:value="70018" calcext:value-type="float">
            <text:p>70018</text:p>
          </table:table-cell>
          <table:table-cell/>
          <table:table-cell table:formula="of:=CONCATENATE(&quot;/home/driverless/ras_perception/DL_training/RAS_DATASET/&quot;;[.A190];&quot;.jpg&quot;)" office:value-type="string" office:string-value="/home/driverless/ras_perception/DL_training/RAS_DATASET/70018.jpg" calcext:value-type="string">
            <text:p>/home/driverless/ras_perception/DL_training/RAS_DATASET/70018.jpg</text:p>
          </table:table-cell>
          <table:table-cell table:number-columns-repeated="12"/>
        </table:table-row>
        <table:table-row table:style-name="ro1">
          <table:table-cell office:value-type="float" office:value="70019" calcext:value-type="float">
            <text:p>70019</text:p>
          </table:table-cell>
          <table:table-cell/>
          <table:table-cell table:formula="of:=CONCATENATE(&quot;/home/driverless/ras_perception/DL_training/RAS_DATASET/&quot;;[.A191];&quot;.jpg&quot;)" office:value-type="string" office:string-value="/home/driverless/ras_perception/DL_training/RAS_DATASET/70019.jpg" calcext:value-type="string">
            <text:p>/home/driverless/ras_perception/DL_training/RAS_DATASET/70019.jpg</text:p>
          </table:table-cell>
          <table:table-cell table:number-columns-repeated="5"/>
          <table:table-cell office:value-type="string" calcext:value-type="string">
            <text:p>/home/driverless/ras_perception/DL_training/RAS_DATASET/70019.jpg</text:p>
          </table:table-cell>
          <table:table-cell table:number-columns-repeated="6"/>
        </table:table-row>
        <table:table-row table:style-name="ro1">
          <table:table-cell office:value-type="float" office:value="70020" calcext:value-type="float">
            <text:p>70020</text:p>
          </table:table-cell>
          <table:table-cell/>
          <table:table-cell table:formula="of:=CONCATENATE(&quot;/home/driverless/ras_perception/DL_training/RAS_DATASET/&quot;;[.A192];&quot;.jpg&quot;)" office:value-type="string" office:string-value="/home/driverless/ras_perception/DL_training/RAS_DATASET/70020.jpg" calcext:value-type="string">
            <text:p>/home/driverless/ras_perception/DL_training/RAS_DATASET/70020.jpg</text:p>
          </table:table-cell>
          <table:table-cell table:number-columns-repeated="5"/>
          <table:table-cell office:value-type="string" calcext:value-type="string">
            <text:p>/home/driverless/ras_perception/DL_training/RAS_DATASET/70020.jpg</text:p>
          </table:table-cell>
          <table:table-cell table:number-columns-repeated="6"/>
        </table:table-row>
        <table:table-row table:style-name="ro1">
          <table:table-cell office:value-type="float" office:value="70021" calcext:value-type="float">
            <text:p>70021</text:p>
          </table:table-cell>
          <table:table-cell/>
          <table:table-cell table:formula="of:=CONCATENATE(&quot;/home/driverless/ras_perception/DL_training/RAS_DATASET/&quot;;[.A193];&quot;.jpg&quot;)" office:value-type="string" office:string-value="/home/driverless/ras_perception/DL_training/RAS_DATASET/70021.jpg" calcext:value-type="string">
            <text:p>/home/driverless/ras_perception/DL_training/RAS_DATASET/70021.jpg</text:p>
          </table:table-cell>
          <table:table-cell table:number-columns-repeated="5"/>
          <table:table-cell office:value-type="string" calcext:value-type="string">
            <text:p>/home/driverless/ras_perception/DL_training/RAS_DATASET/70021.jpg</text:p>
          </table:table-cell>
          <table:table-cell table:number-columns-repeated="6"/>
        </table:table-row>
        <table:table-row table:style-name="ro1">
          <table:table-cell office:value-type="float" office:value="70022" calcext:value-type="float">
            <text:p>70022</text:p>
          </table:table-cell>
          <table:table-cell/>
          <table:table-cell table:formula="of:=CONCATENATE(&quot;/home/driverless/ras_perception/DL_training/RAS_DATASET/&quot;;[.A194];&quot;.jpg&quot;)" office:value-type="string" office:string-value="/home/driverless/ras_perception/DL_training/RAS_DATASET/70022.jpg" calcext:value-type="string">
            <text:p>/home/driverless/ras_perception/DL_training/RAS_DATASET/70022.jpg</text:p>
          </table:table-cell>
          <table:table-cell table:number-columns-repeated="5"/>
          <table:table-cell office:value-type="string" calcext:value-type="string">
            <text:p>/home/driverless/ras_perception/DL_training/RAS_DATASET/70022.jpg</text:p>
          </table:table-cell>
          <table:table-cell table:number-columns-repeated="6"/>
        </table:table-row>
        <table:table-row table:style-name="ro1">
          <table:table-cell office:value-type="float" office:value="70025" calcext:value-type="float">
            <text:p>70025</text:p>
          </table:table-cell>
          <table:table-cell/>
          <table:table-cell table:formula="of:=CONCATENATE(&quot;/home/driverless/ras_perception/DL_training/RAS_DATASET/&quot;;[.A195];&quot;.jpg&quot;)" office:value-type="string" office:string-value="/home/driverless/ras_perception/DL_training/RAS_DATASET/70025.jpg" calcext:value-type="string">
            <text:p>/home/driverless/ras_perception/DL_training/RAS_DATASET/70025.jpg</text:p>
          </table:table-cell>
          <table:table-cell table:number-columns-repeated="5"/>
          <table:table-cell office:value-type="string" calcext:value-type="string">
            <text:p>/home/driverless/ras_perception/DL_training/RAS_DATASET/70025.jpg</text:p>
          </table:table-cell>
          <table:table-cell table:number-columns-repeated="6"/>
        </table:table-row>
        <table:table-row table:style-name="ro1">
          <table:table-cell office:value-type="float" office:value="70026" calcext:value-type="float">
            <text:p>70026</text:p>
          </table:table-cell>
          <table:table-cell/>
          <table:table-cell table:formula="of:=CONCATENATE(&quot;/home/driverless/ras_perception/DL_training/RAS_DATASET/&quot;;[.A196];&quot;.jpg&quot;)" office:value-type="string" office:string-value="/home/driverless/ras_perception/DL_training/RAS_DATASET/70026.jpg" calcext:value-type="string">
            <text:p>/home/driverless/ras_perception/DL_training/RAS_DATASET/70026.jpg</text:p>
          </table:table-cell>
          <table:table-cell table:number-columns-repeated="5"/>
          <table:table-cell office:value-type="string" calcext:value-type="string">
            <text:p>/home/driverless/ras_perception/DL_training/RAS_DATASET/70026.jpg</text:p>
          </table:table-cell>
          <table:table-cell table:number-columns-repeated="6"/>
        </table:table-row>
        <table:table-row table:style-name="ro1">
          <table:table-cell office:value-type="float" office:value="70027" calcext:value-type="float">
            <text:p>70027</text:p>
          </table:table-cell>
          <table:table-cell/>
          <table:table-cell table:formula="of:=CONCATENATE(&quot;/home/driverless/ras_perception/DL_training/RAS_DATASET/&quot;;[.A197];&quot;.jpg&quot;)" office:value-type="string" office:string-value="/home/driverless/ras_perception/DL_training/RAS_DATASET/70027.jpg" calcext:value-type="string">
            <text:p>/home/driverless/ras_perception/DL_training/RAS_DATASET/70027.jpg</text:p>
          </table:table-cell>
          <table:table-cell table:number-columns-repeated="5"/>
          <table:table-cell office:value-type="string" calcext:value-type="string">
            <text:p>/home/driverless/ras_perception/DL_training/RAS_DATASET/70027.jpg</text:p>
          </table:table-cell>
          <table:table-cell table:number-columns-repeated="6"/>
        </table:table-row>
        <table:table-row table:style-name="ro1">
          <table:table-cell office:value-type="float" office:value="70028" calcext:value-type="float">
            <text:p>70028</text:p>
          </table:table-cell>
          <table:table-cell/>
          <table:table-cell table:formula="of:=CONCATENATE(&quot;/home/driverless/ras_perception/DL_training/RAS_DATASET/&quot;;[.A198];&quot;.jpg&quot;)" office:value-type="string" office:string-value="/home/driverless/ras_perception/DL_training/RAS_DATASET/70028.jpg" calcext:value-type="string">
            <text:p>/home/driverless/ras_perception/DL_training/RAS_DATASET/70028.jpg</text:p>
          </table:table-cell>
          <table:table-cell table:number-columns-repeated="5"/>
          <table:table-cell office:value-type="string" calcext:value-type="string">
            <text:p>/home/driverless/ras_perception/DL_training/RAS_DATASET/70028.jpg</text:p>
          </table:table-cell>
          <table:table-cell table:number-columns-repeated="6"/>
        </table:table-row>
        <table:table-row table:style-name="ro1">
          <table:table-cell office:value-type="float" office:value="70029" calcext:value-type="float">
            <text:p>70029</text:p>
          </table:table-cell>
          <table:table-cell/>
          <table:table-cell table:formula="of:=CONCATENATE(&quot;/home/driverless/ras_perception/DL_training/RAS_DATASET/&quot;;[.A199];&quot;.jpg&quot;)" office:value-type="string" office:string-value="/home/driverless/ras_perception/DL_training/RAS_DATASET/70029.jpg" calcext:value-type="string">
            <text:p>/home/driverless/ras_perception/DL_training/RAS_DATASET/70029.jpg</text:p>
          </table:table-cell>
          <table:table-cell table:number-columns-repeated="5"/>
          <table:table-cell office:value-type="string" calcext:value-type="string">
            <text:p>/home/driverless/ras_perception/DL_training/RAS_DATASET/70029.jpg</text:p>
          </table:table-cell>
          <table:table-cell table:number-columns-repeated="6"/>
        </table:table-row>
        <table:table-row table:style-name="ro1">
          <table:table-cell office:value-type="float" office:value="70030" calcext:value-type="float">
            <text:p>70030</text:p>
          </table:table-cell>
          <table:table-cell/>
          <table:table-cell table:formula="of:=CONCATENATE(&quot;/home/driverless/ras_perception/DL_training/RAS_DATASET/&quot;;[.A200];&quot;.jpg&quot;)" office:value-type="string" office:string-value="/home/driverless/ras_perception/DL_training/RAS_DATASET/70030.jpg" calcext:value-type="string">
            <text:p>/home/driverless/ras_perception/DL_training/RAS_DATASET/70030.jpg</text:p>
          </table:table-cell>
          <table:table-cell table:number-columns-repeated="5"/>
          <table:table-cell office:value-type="string" calcext:value-type="string">
            <text:p>/home/driverless/ras_perception/DL_training/RAS_DATASET/70030.jpg</text:p>
          </table:table-cell>
          <table:table-cell table:number-columns-repeated="6"/>
        </table:table-row>
        <table:table-row table:style-name="ro1">
          <table:table-cell office:value-type="float" office:value="70031" calcext:value-type="float">
            <text:p>70031</text:p>
          </table:table-cell>
          <table:table-cell/>
          <table:table-cell table:formula="of:=CONCATENATE(&quot;/home/driverless/ras_perception/DL_training/RAS_DATASET/&quot;;[.A201];&quot;.jpg&quot;)" office:value-type="string" office:string-value="/home/driverless/ras_perception/DL_training/RAS_DATASET/70031.jpg" calcext:value-type="string">
            <text:p>/home/driverless/ras_perception/DL_training/RAS_DATASET/70031.jpg</text:p>
          </table:table-cell>
          <table:table-cell table:number-columns-repeated="5"/>
          <table:table-cell office:value-type="string" calcext:value-type="string">
            <text:p>/home/driverless/ras_perception/DL_training/RAS_DATASET/70031.jpg</text:p>
          </table:table-cell>
          <table:table-cell table:number-columns-repeated="6"/>
        </table:table-row>
        <table:table-row table:style-name="ro1">
          <table:table-cell office:value-type="float" office:value="70033" calcext:value-type="float">
            <text:p>70033</text:p>
          </table:table-cell>
          <table:table-cell/>
          <table:table-cell table:formula="of:=CONCATENATE(&quot;/home/driverless/ras_perception/DL_training/RAS_DATASET/&quot;;[.A202];&quot;.jpg&quot;)" office:value-type="string" office:string-value="/home/driverless/ras_perception/DL_training/RAS_DATASET/70033.jpg" calcext:value-type="string">
            <text:p>/home/driverless/ras_perception/DL_training/RAS_DATASET/70033.jpg</text:p>
          </table:table-cell>
          <table:table-cell table:number-columns-repeated="5"/>
          <table:table-cell office:value-type="string" calcext:value-type="string">
            <text:p>/home/driverless/ras_perception/DL_training/RAS_DATASET/70033.jpg</text:p>
          </table:table-cell>
          <table:table-cell table:number-columns-repeated="6"/>
        </table:table-row>
        <table:table-row table:style-name="ro1">
          <table:table-cell office:value-type="float" office:value="70034" calcext:value-type="float">
            <text:p>70034</text:p>
          </table:table-cell>
          <table:table-cell/>
          <table:table-cell table:formula="of:=CONCATENATE(&quot;/home/driverless/ras_perception/DL_training/RAS_DATASET/&quot;;[.A203];&quot;.jpg&quot;)" office:value-type="string" office:string-value="/home/driverless/ras_perception/DL_training/RAS_DATASET/70034.jpg" calcext:value-type="string">
            <text:p>/home/driverless/ras_perception/DL_training/RAS_DATASET/70034.jpg</text:p>
          </table:table-cell>
          <table:table-cell table:number-columns-repeated="5"/>
          <table:table-cell office:value-type="string" calcext:value-type="string">
            <text:p>/home/driverless/ras_perception/DL_training/RAS_DATASET/70034.jpg</text:p>
          </table:table-cell>
          <table:table-cell table:number-columns-repeated="6"/>
        </table:table-row>
        <table:table-row table:style-name="ro1">
          <table:table-cell office:value-type="float" office:value="70035" calcext:value-type="float">
            <text:p>70035</text:p>
          </table:table-cell>
          <table:table-cell/>
          <table:table-cell table:formula="of:=CONCATENATE(&quot;/home/driverless/ras_perception/DL_training/RAS_DATASET/&quot;;[.A204];&quot;.jpg&quot;)" office:value-type="string" office:string-value="/home/driverless/ras_perception/DL_training/RAS_DATASET/70035.jpg" calcext:value-type="string">
            <text:p>/home/driverless/ras_perception/DL_training/RAS_DATASET/70035.jpg</text:p>
          </table:table-cell>
          <table:table-cell table:number-columns-repeated="5"/>
          <table:table-cell office:value-type="string" calcext:value-type="string">
            <text:p>/home/driverless/ras_perception/DL_training/RAS_DATASET/70035.jpg</text:p>
          </table:table-cell>
          <table:table-cell table:number-columns-repeated="6"/>
        </table:table-row>
        <table:table-row table:style-name="ro1">
          <table:table-cell office:value-type="float" office:value="70036" calcext:value-type="float">
            <text:p>70036</text:p>
          </table:table-cell>
          <table:table-cell/>
          <table:table-cell table:formula="of:=CONCATENATE(&quot;/home/driverless/ras_perception/DL_training/RAS_DATASET/&quot;;[.A205];&quot;.jpg&quot;)" office:value-type="string" office:string-value="/home/driverless/ras_perception/DL_training/RAS_DATASET/70036.jpg" calcext:value-type="string">
            <text:p>/home/driverless/ras_perception/DL_training/RAS_DATASET/70036.jpg</text:p>
          </table:table-cell>
          <table:table-cell table:number-columns-repeated="5"/>
          <table:table-cell office:value-type="string" calcext:value-type="string">
            <text:p>/home/driverless/ras_perception/DL_training/RAS_DATASET/70036.jpg</text:p>
          </table:table-cell>
          <table:table-cell table:number-columns-repeated="6"/>
        </table:table-row>
        <table:table-row table:style-name="ro1">
          <table:table-cell office:value-type="float" office:value="70038" calcext:value-type="float">
            <text:p>70038</text:p>
          </table:table-cell>
          <table:table-cell/>
          <table:table-cell table:formula="of:=CONCATENATE(&quot;/home/driverless/ras_perception/DL_training/RAS_DATASET/&quot;;[.A206];&quot;.jpg&quot;)" office:value-type="string" office:string-value="/home/driverless/ras_perception/DL_training/RAS_DATASET/70038.jpg" calcext:value-type="string">
            <text:p>/home/driverless/ras_perception/DL_training/RAS_DATASET/70038.jpg</text:p>
          </table:table-cell>
          <table:table-cell table:number-columns-repeated="5"/>
          <table:table-cell office:value-type="string" calcext:value-type="string">
            <text:p>/home/driverless/ras_perception/DL_training/RAS_DATASET/70038.jpg</text:p>
          </table:table-cell>
          <table:table-cell table:number-columns-repeated="6"/>
        </table:table-row>
        <table:table-row table:style-name="ro1">
          <table:table-cell office:value-type="float" office:value="70039" calcext:value-type="float">
            <text:p>70039</text:p>
          </table:table-cell>
          <table:table-cell/>
          <table:table-cell table:formula="of:=CONCATENATE(&quot;/home/driverless/ras_perception/DL_training/RAS_DATASET/&quot;;[.A207];&quot;.jpg&quot;)" office:value-type="string" office:string-value="/home/driverless/ras_perception/DL_training/RAS_DATASET/70039.jpg" calcext:value-type="string">
            <text:p>/home/driverless/ras_perception/DL_training/RAS_DATASET/70039.jpg</text:p>
          </table:table-cell>
          <table:table-cell table:number-columns-repeated="5"/>
          <table:table-cell office:value-type="string" calcext:value-type="string">
            <text:p>/home/driverless/ras_perception/DL_training/RAS_DATASET/70039.jpg</text:p>
          </table:table-cell>
          <table:table-cell table:number-columns-repeated="6"/>
        </table:table-row>
        <table:table-row table:style-name="ro1">
          <table:table-cell office:value-type="float" office:value="70040" calcext:value-type="float">
            <text:p>70040</text:p>
          </table:table-cell>
          <table:table-cell/>
          <table:table-cell table:formula="of:=CONCATENATE(&quot;/home/driverless/ras_perception/DL_training/RAS_DATASET/&quot;;[.A208];&quot;.jpg&quot;)" office:value-type="string" office:string-value="/home/driverless/ras_perception/DL_training/RAS_DATASET/70040.jpg" calcext:value-type="string">
            <text:p>/home/driverless/ras_perception/DL_training/RAS_DATASET/70040.jpg</text:p>
          </table:table-cell>
          <table:table-cell table:number-columns-repeated="5"/>
          <table:table-cell office:value-type="string" calcext:value-type="string">
            <text:p>/home/driverless/ras_perception/DL_training/RAS_DATASET/70040.jpg</text:p>
          </table:table-cell>
          <table:table-cell table:number-columns-repeated="6"/>
        </table:table-row>
        <table:table-row table:style-name="ro1">
          <table:table-cell office:value-type="float" office:value="70041" calcext:value-type="float">
            <text:p>70041</text:p>
          </table:table-cell>
          <table:table-cell/>
          <table:table-cell table:formula="of:=CONCATENATE(&quot;/home/driverless/ras_perception/DL_training/RAS_DATASET/&quot;;[.A209];&quot;.jpg&quot;)" office:value-type="string" office:string-value="/home/driverless/ras_perception/DL_training/RAS_DATASET/70041.jpg" calcext:value-type="string">
            <text:p>/home/driverless/ras_perception/DL_training/RAS_DATASET/70041.jpg</text:p>
          </table:table-cell>
          <table:table-cell table:number-columns-repeated="5"/>
          <table:table-cell office:value-type="string" calcext:value-type="string">
            <text:p>/home/driverless/ras_perception/DL_training/RAS_DATASET/70041.jpg</text:p>
          </table:table-cell>
          <table:table-cell table:number-columns-repeated="6"/>
        </table:table-row>
        <table:table-row table:style-name="ro1">
          <table:table-cell office:value-type="float" office:value="70042" calcext:value-type="float">
            <text:p>70042</text:p>
          </table:table-cell>
          <table:table-cell/>
          <table:table-cell table:formula="of:=CONCATENATE(&quot;/home/driverless/ras_perception/DL_training/RAS_DATASET/&quot;;[.A210];&quot;.jpg&quot;)" office:value-type="string" office:string-value="/home/driverless/ras_perception/DL_training/RAS_DATASET/70042.jpg" calcext:value-type="string">
            <text:p>/home/driverless/ras_perception/DL_training/RAS_DATASET/70042.jpg</text:p>
          </table:table-cell>
          <table:table-cell table:number-columns-repeated="5"/>
          <table:table-cell office:value-type="string" calcext:value-type="string">
            <text:p>/home/driverless/ras_perception/DL_training/RAS_DATASET/70042.jpg</text:p>
          </table:table-cell>
          <table:table-cell table:number-columns-repeated="6"/>
        </table:table-row>
        <table:table-row table:style-name="ro1">
          <table:table-cell office:value-type="float" office:value="70043" calcext:value-type="float">
            <text:p>70043</text:p>
          </table:table-cell>
          <table:table-cell/>
          <table:table-cell table:formula="of:=CONCATENATE(&quot;/home/driverless/ras_perception/DL_training/RAS_DATASET/&quot;;[.A211];&quot;.jpg&quot;)" office:value-type="string" office:string-value="/home/driverless/ras_perception/DL_training/RAS_DATASET/70043.jpg" calcext:value-type="string">
            <text:p>/home/driverless/ras_perception/DL_training/RAS_DATASET/70043.jpg</text:p>
          </table:table-cell>
          <table:table-cell table:number-columns-repeated="5"/>
          <table:table-cell office:value-type="string" calcext:value-type="string">
            <text:p>/home/driverless/ras_perception/DL_training/RAS_DATASET/70043.jpg</text:p>
          </table:table-cell>
          <table:table-cell table:number-columns-repeated="6"/>
        </table:table-row>
        <table:table-row table:style-name="ro1">
          <table:table-cell office:value-type="float" office:value="70044" calcext:value-type="float">
            <text:p>70044</text:p>
          </table:table-cell>
          <table:table-cell/>
          <table:table-cell table:formula="of:=CONCATENATE(&quot;/home/driverless/ras_perception/DL_training/RAS_DATASET/&quot;;[.A212];&quot;.jpg&quot;)" office:value-type="string" office:string-value="/home/driverless/ras_perception/DL_training/RAS_DATASET/70044.jpg" calcext:value-type="string">
            <text:p>/home/driverless/ras_perception/DL_training/RAS_DATASET/70044.jpg</text:p>
          </table:table-cell>
          <table:table-cell table:number-columns-repeated="5"/>
          <table:table-cell office:value-type="string" calcext:value-type="string">
            <text:p>/home/driverless/ras_perception/DL_training/RAS_DATASET/70044.jpg</text:p>
          </table:table-cell>
          <table:table-cell table:number-columns-repeated="6"/>
        </table:table-row>
        <table:table-row table:style-name="ro1">
          <table:table-cell office:value-type="float" office:value="70045" calcext:value-type="float">
            <text:p>70045</text:p>
          </table:table-cell>
          <table:table-cell/>
          <table:table-cell table:formula="of:=CONCATENATE(&quot;/home/driverless/ras_perception/DL_training/RAS_DATASET/&quot;;[.A213];&quot;.jpg&quot;)" office:value-type="string" office:string-value="/home/driverless/ras_perception/DL_training/RAS_DATASET/70045.jpg" calcext:value-type="string">
            <text:p>/home/driverless/ras_perception/DL_training/RAS_DATASET/70045.jpg</text:p>
          </table:table-cell>
          <table:table-cell table:number-columns-repeated="5"/>
          <table:table-cell office:value-type="string" calcext:value-type="string">
            <text:p>/home/driverless/ras_perception/DL_training/RAS_DATASET/70045.jpg</text:p>
          </table:table-cell>
          <table:table-cell table:number-columns-repeated="6"/>
        </table:table-row>
        <table:table-row table:style-name="ro1">
          <table:table-cell office:value-type="float" office:value="70046" calcext:value-type="float">
            <text:p>70046</text:p>
          </table:table-cell>
          <table:table-cell/>
          <table:table-cell table:formula="of:=CONCATENATE(&quot;/home/driverless/ras_perception/DL_training/RAS_DATASET/&quot;;[.A214];&quot;.jpg&quot;)" office:value-type="string" office:string-value="/home/driverless/ras_perception/DL_training/RAS_DATASET/70046.jpg" calcext:value-type="string">
            <text:p>/home/driverless/ras_perception/DL_training/RAS_DATASET/70046.jpg</text:p>
          </table:table-cell>
          <table:table-cell table:number-columns-repeated="5"/>
          <table:table-cell office:value-type="string" calcext:value-type="string">
            <text:p>/home/driverless/ras_perception/DL_training/RAS_DATASET/70046.jpg</text:p>
          </table:table-cell>
          <table:table-cell table:number-columns-repeated="6"/>
        </table:table-row>
        <table:table-row table:style-name="ro1">
          <table:table-cell office:value-type="float" office:value="70047" calcext:value-type="float">
            <text:p>70047</text:p>
          </table:table-cell>
          <table:table-cell/>
          <table:table-cell table:formula="of:=CONCATENATE(&quot;/home/driverless/ras_perception/DL_training/RAS_DATASET/&quot;;[.A215];&quot;.jpg&quot;)" office:value-type="string" office:string-value="/home/driverless/ras_perception/DL_training/RAS_DATASET/70047.jpg" calcext:value-type="string">
            <text:p>/home/driverless/ras_perception/DL_training/RAS_DATASET/70047.jpg</text:p>
          </table:table-cell>
          <table:table-cell table:number-columns-repeated="5"/>
          <table:table-cell office:value-type="string" calcext:value-type="string">
            <text:p>/home/driverless/ras_perception/DL_training/RAS_DATASET/70047.jpg</text:p>
          </table:table-cell>
          <table:table-cell table:number-columns-repeated="6"/>
        </table:table-row>
        <table:table-row table:style-name="ro1">
          <table:table-cell office:value-type="float" office:value="70048" calcext:value-type="float">
            <text:p>70048</text:p>
          </table:table-cell>
          <table:table-cell/>
          <table:table-cell table:formula="of:=CONCATENATE(&quot;/home/driverless/ras_perception/DL_training/RAS_DATASET/&quot;;[.A216];&quot;.jpg&quot;)" office:value-type="string" office:string-value="/home/driverless/ras_perception/DL_training/RAS_DATASET/70048.jpg" calcext:value-type="string">
            <text:p>/home/driverless/ras_perception/DL_training/RAS_DATASET/70048.jpg</text:p>
          </table:table-cell>
          <table:table-cell table:number-columns-repeated="5"/>
          <table:table-cell office:value-type="string" calcext:value-type="string">
            <text:p>/home/driverless/ras_perception/DL_training/RAS_DATASET/70048.jpg</text:p>
          </table:table-cell>
          <table:table-cell table:number-columns-repeated="6"/>
        </table:table-row>
        <table:table-row table:style-name="ro1">
          <table:table-cell office:value-type="float" office:value="70049" calcext:value-type="float">
            <text:p>70049</text:p>
          </table:table-cell>
          <table:table-cell/>
          <table:table-cell table:formula="of:=CONCATENATE(&quot;/home/driverless/ras_perception/DL_training/RAS_DATASET/&quot;;[.A217];&quot;.jpg&quot;)" office:value-type="string" office:string-value="/home/driverless/ras_perception/DL_training/RAS_DATASET/70049.jpg" calcext:value-type="string">
            <text:p>/home/driverless/ras_perception/DL_training/RAS_DATASET/70049.jpg</text:p>
          </table:table-cell>
          <table:table-cell table:number-columns-repeated="5"/>
          <table:table-cell office:value-type="string" calcext:value-type="string">
            <text:p>/home/driverless/ras_perception/DL_training/RAS_DATASET/70049.jpg</text:p>
          </table:table-cell>
          <table:table-cell table:number-columns-repeated="6"/>
        </table:table-row>
        <table:table-row table:style-name="ro1">
          <table:table-cell office:value-type="float" office:value="70050" calcext:value-type="float">
            <text:p>70050</text:p>
          </table:table-cell>
          <table:table-cell/>
          <table:table-cell table:formula="of:=CONCATENATE(&quot;/home/driverless/ras_perception/DL_training/RAS_DATASET/&quot;;[.A218];&quot;.jpg&quot;)" office:value-type="string" office:string-value="/home/driverless/ras_perception/DL_training/RAS_DATASET/70050.jpg" calcext:value-type="string">
            <text:p>/home/driverless/ras_perception/DL_training/RAS_DATASET/70050.jpg</text:p>
          </table:table-cell>
          <table:table-cell table:number-columns-repeated="5"/>
          <table:table-cell office:value-type="string" calcext:value-type="string">
            <text:p>/home/driverless/ras_perception/DL_training/RAS_DATASET/70050.jpg</text:p>
          </table:table-cell>
          <table:table-cell table:number-columns-repeated="6"/>
        </table:table-row>
        <table:table-row table:style-name="ro1">
          <table:table-cell office:value-type="float" office:value="70051" calcext:value-type="float">
            <text:p>70051</text:p>
          </table:table-cell>
          <table:table-cell/>
          <table:table-cell table:formula="of:=CONCATENATE(&quot;/home/driverless/ras_perception/DL_training/RAS_DATASET/&quot;;[.A219];&quot;.jpg&quot;)" office:value-type="string" office:string-value="/home/driverless/ras_perception/DL_training/RAS_DATASET/70051.jpg" calcext:value-type="string">
            <text:p>/home/driverless/ras_perception/DL_training/RAS_DATASET/70051.jpg</text:p>
          </table:table-cell>
          <table:table-cell table:number-columns-repeated="5"/>
          <table:table-cell office:value-type="string" calcext:value-type="string">
            <text:p>/home/driverless/ras_perception/DL_training/RAS_DATASET/70051.jpg</text:p>
          </table:table-cell>
          <table:table-cell table:number-columns-repeated="6"/>
        </table:table-row>
        <table:table-row table:style-name="ro1">
          <table:table-cell office:value-type="float" office:value="70052" calcext:value-type="float">
            <text:p>70052</text:p>
          </table:table-cell>
          <table:table-cell/>
          <table:table-cell table:formula="of:=CONCATENATE(&quot;/home/driverless/ras_perception/DL_training/RAS_DATASET/&quot;;[.A220];&quot;.jpg&quot;)" office:value-type="string" office:string-value="/home/driverless/ras_perception/DL_training/RAS_DATASET/70052.jpg" calcext:value-type="string">
            <text:p>/home/driverless/ras_perception/DL_training/RAS_DATASET/70052.jpg</text:p>
          </table:table-cell>
          <table:table-cell table:number-columns-repeated="5"/>
          <table:table-cell office:value-type="string" calcext:value-type="string">
            <text:p>/home/driverless/ras_perception/DL_training/RAS_DATASET/70052.jpg</text:p>
          </table:table-cell>
          <table:table-cell table:number-columns-repeated="6"/>
        </table:table-row>
        <table:table-row table:style-name="ro1">
          <table:table-cell office:value-type="float" office:value="70053" calcext:value-type="float">
            <text:p>70053</text:p>
          </table:table-cell>
          <table:table-cell/>
          <table:table-cell table:formula="of:=CONCATENATE(&quot;/home/driverless/ras_perception/DL_training/RAS_DATASET/&quot;;[.A221];&quot;.jpg&quot;)" office:value-type="string" office:string-value="/home/driverless/ras_perception/DL_training/RAS_DATASET/70053.jpg" calcext:value-type="string">
            <text:p>/home/driverless/ras_perception/DL_training/RAS_DATASET/70053.jpg</text:p>
          </table:table-cell>
          <table:table-cell table:number-columns-repeated="5"/>
          <table:table-cell office:value-type="string" calcext:value-type="string">
            <text:p>/home/driverless/ras_perception/DL_training/RAS_DATASET/70053.jpg</text:p>
          </table:table-cell>
          <table:table-cell table:number-columns-repeated="6"/>
        </table:table-row>
        <table:table-row table:style-name="ro1">
          <table:table-cell office:value-type="float" office:value="70054" calcext:value-type="float">
            <text:p>70054</text:p>
          </table:table-cell>
          <table:table-cell/>
          <table:table-cell table:formula="of:=CONCATENATE(&quot;/home/driverless/ras_perception/DL_training/RAS_DATASET/&quot;;[.A222];&quot;.jpg&quot;)" office:value-type="string" office:string-value="/home/driverless/ras_perception/DL_training/RAS_DATASET/70054.jpg" calcext:value-type="string">
            <text:p>/home/driverless/ras_perception/DL_training/RAS_DATASET/70054.jpg</text:p>
          </table:table-cell>
          <table:table-cell table:number-columns-repeated="5"/>
          <table:table-cell office:value-type="string" calcext:value-type="string">
            <text:p>/home/driverless/ras_perception/DL_training/RAS_DATASET/70054.jpg</text:p>
          </table:table-cell>
          <table:table-cell table:number-columns-repeated="6"/>
        </table:table-row>
        <table:table-row table:style-name="ro1">
          <table:table-cell office:value-type="float" office:value="70055" calcext:value-type="float">
            <text:p>70055</text:p>
          </table:table-cell>
          <table:table-cell/>
          <table:table-cell table:formula="of:=CONCATENATE(&quot;/home/driverless/ras_perception/DL_training/RAS_DATASET/&quot;;[.A223];&quot;.jpg&quot;)" office:value-type="string" office:string-value="/home/driverless/ras_perception/DL_training/RAS_DATASET/70055.jpg" calcext:value-type="string">
            <text:p>/home/driverless/ras_perception/DL_training/RAS_DATASET/70055.jpg</text:p>
          </table:table-cell>
          <table:table-cell table:number-columns-repeated="5"/>
          <table:table-cell office:value-type="string" calcext:value-type="string">
            <text:p>/home/driverless/ras_perception/DL_training/RAS_DATASET/70055.jpg</text:p>
          </table:table-cell>
          <table:table-cell table:number-columns-repeated="6"/>
        </table:table-row>
        <table:table-row table:style-name="ro1">
          <table:table-cell office:value-type="float" office:value="70056" calcext:value-type="float">
            <text:p>70056</text:p>
          </table:table-cell>
          <table:table-cell/>
          <table:table-cell table:formula="of:=CONCATENATE(&quot;/home/driverless/ras_perception/DL_training/RAS_DATASET/&quot;;[.A224];&quot;.jpg&quot;)" office:value-type="string" office:string-value="/home/driverless/ras_perception/DL_training/RAS_DATASET/70056.jpg" calcext:value-type="string">
            <text:p>/home/driverless/ras_perception/DL_training/RAS_DATASET/70056.jpg</text:p>
          </table:table-cell>
          <table:table-cell table:number-columns-repeated="5"/>
          <table:table-cell office:value-type="string" calcext:value-type="string">
            <text:p>/home/driverless/ras_perception/DL_training/RAS_DATASET/70056.jpg</text:p>
          </table:table-cell>
          <table:table-cell table:number-columns-repeated="6"/>
        </table:table-row>
        <table:table-row table:style-name="ro1">
          <table:table-cell office:value-type="float" office:value="70057" calcext:value-type="float">
            <text:p>70057</text:p>
          </table:table-cell>
          <table:table-cell/>
          <table:table-cell table:formula="of:=CONCATENATE(&quot;/home/driverless/ras_perception/DL_training/RAS_DATASET/&quot;;[.A225];&quot;.jpg&quot;)" office:value-type="string" office:string-value="/home/driverless/ras_perception/DL_training/RAS_DATASET/70057.jpg" calcext:value-type="string">
            <text:p>/home/driverless/ras_perception/DL_training/RAS_DATASET/70057.jpg</text:p>
          </table:table-cell>
          <table:table-cell table:number-columns-repeated="5"/>
          <table:table-cell office:value-type="string" calcext:value-type="string">
            <text:p>/home/driverless/ras_perception/DL_training/RAS_DATASET/70057.jpg</text:p>
          </table:table-cell>
          <table:table-cell table:number-columns-repeated="6"/>
        </table:table-row>
        <table:table-row table:style-name="ro1">
          <table:table-cell office:value-type="float" office:value="70058" calcext:value-type="float">
            <text:p>70058</text:p>
          </table:table-cell>
          <table:table-cell/>
          <table:table-cell table:formula="of:=CONCATENATE(&quot;/home/driverless/ras_perception/DL_training/RAS_DATASET/&quot;;[.A226];&quot;.jpg&quot;)" office:value-type="string" office:string-value="/home/driverless/ras_perception/DL_training/RAS_DATASET/70058.jpg" calcext:value-type="string">
            <text:p>/home/driverless/ras_perception/DL_training/RAS_DATASET/70058.jpg</text:p>
          </table:table-cell>
          <table:table-cell table:number-columns-repeated="5"/>
          <table:table-cell office:value-type="string" calcext:value-type="string">
            <text:p>/home/driverless/ras_perception/DL_training/RAS_DATASET/70058.jpg</text:p>
          </table:table-cell>
          <table:table-cell table:number-columns-repeated="6"/>
        </table:table-row>
        <table:table-row table:style-name="ro1">
          <table:table-cell office:value-type="float" office:value="70059" calcext:value-type="float">
            <text:p>70059</text:p>
          </table:table-cell>
          <table:table-cell/>
          <table:table-cell table:formula="of:=CONCATENATE(&quot;/home/driverless/ras_perception/DL_training/RAS_DATASET/&quot;;[.A227];&quot;.jpg&quot;)" office:value-type="string" office:string-value="/home/driverless/ras_perception/DL_training/RAS_DATASET/70059.jpg" calcext:value-type="string">
            <text:p>/home/driverless/ras_perception/DL_training/RAS_DATASET/70059.jpg</text:p>
          </table:table-cell>
          <table:table-cell table:number-columns-repeated="5"/>
          <table:table-cell office:value-type="string" calcext:value-type="string">
            <text:p>/home/driverless/ras_perception/DL_training/RAS_DATASET/70059.jpg</text:p>
          </table:table-cell>
          <table:table-cell table:number-columns-repeated="6"/>
        </table:table-row>
        <table:table-row table:style-name="ro1">
          <table:table-cell office:value-type="float" office:value="70060" calcext:value-type="float">
            <text:p>70060</text:p>
          </table:table-cell>
          <table:table-cell/>
          <table:table-cell table:formula="of:=CONCATENATE(&quot;/home/driverless/ras_perception/DL_training/RAS_DATASET/&quot;;[.A228];&quot;.jpg&quot;)" office:value-type="string" office:string-value="/home/driverless/ras_perception/DL_training/RAS_DATASET/70060.jpg" calcext:value-type="string">
            <text:p>/home/driverless/ras_perception/DL_training/RAS_DATASET/70060.jpg</text:p>
          </table:table-cell>
          <table:table-cell table:number-columns-repeated="5"/>
          <table:table-cell office:value-type="string" calcext:value-type="string">
            <text:p>/home/driverless/ras_perception/DL_training/RAS_DATASET/70060.jpg</text:p>
          </table:table-cell>
          <table:table-cell table:number-columns-repeated="6"/>
        </table:table-row>
        <table:table-row table:style-name="ro1">
          <table:table-cell office:value-type="float" office:value="70061" calcext:value-type="float">
            <text:p>70061</text:p>
          </table:table-cell>
          <table:table-cell/>
          <table:table-cell table:formula="of:=CONCATENATE(&quot;/home/driverless/ras_perception/DL_training/RAS_DATASET/&quot;;[.A229];&quot;.jpg&quot;)" office:value-type="string" office:string-value="/home/driverless/ras_perception/DL_training/RAS_DATASET/70061.jpg" calcext:value-type="string">
            <text:p>/home/driverless/ras_perception/DL_training/RAS_DATASET/70061.jpg</text:p>
          </table:table-cell>
          <table:table-cell table:number-columns-repeated="5"/>
          <table:table-cell office:value-type="string" calcext:value-type="string">
            <text:p>/home/driverless/ras_perception/DL_training/RAS_DATASET/70061.jpg</text:p>
          </table:table-cell>
          <table:table-cell table:number-columns-repeated="6"/>
        </table:table-row>
        <table:table-row table:style-name="ro1">
          <table:table-cell office:value-type="float" office:value="70062" calcext:value-type="float">
            <text:p>70062</text:p>
          </table:table-cell>
          <table:table-cell/>
          <table:table-cell table:formula="of:=CONCATENATE(&quot;/home/driverless/ras_perception/DL_training/RAS_DATASET/&quot;;[.A230];&quot;.jpg&quot;)" office:value-type="string" office:string-value="/home/driverless/ras_perception/DL_training/RAS_DATASET/70062.jpg" calcext:value-type="string">
            <text:p>/home/driverless/ras_perception/DL_training/RAS_DATASET/70062.jpg</text:p>
          </table:table-cell>
          <table:table-cell table:number-columns-repeated="5"/>
          <table:table-cell office:value-type="string" calcext:value-type="string">
            <text:p>/home/driverless/ras_perception/DL_training/RAS_DATASET/70062.jpg</text:p>
          </table:table-cell>
          <table:table-cell table:number-columns-repeated="6"/>
        </table:table-row>
        <table:table-row table:style-name="ro1">
          <table:table-cell office:value-type="float" office:value="70063" calcext:value-type="float">
            <text:p>70063</text:p>
          </table:table-cell>
          <table:table-cell/>
          <table:table-cell table:formula="of:=CONCATENATE(&quot;/home/driverless/ras_perception/DL_training/RAS_DATASET/&quot;;[.A231];&quot;.jpg&quot;)" office:value-type="string" office:string-value="/home/driverless/ras_perception/DL_training/RAS_DATASET/70063.jpg" calcext:value-type="string">
            <text:p>/home/driverless/ras_perception/DL_training/RAS_DATASET/70063.jpg</text:p>
          </table:table-cell>
          <table:table-cell table:number-columns-repeated="12"/>
        </table:table-row>
        <table:table-row table:style-name="ro1">
          <table:table-cell office:value-type="float" office:value="70064" calcext:value-type="float">
            <text:p>70064</text:p>
          </table:table-cell>
          <table:table-cell/>
          <table:table-cell table:formula="of:=CONCATENATE(&quot;/home/driverless/ras_perception/DL_training/RAS_DATASET/&quot;;[.A232];&quot;.jpg&quot;)" office:value-type="string" office:string-value="/home/driverless/ras_perception/DL_training/RAS_DATASET/70064.jpg" calcext:value-type="string">
            <text:p>/home/driverless/ras_perception/DL_training/RAS_DATASET/70064.jpg</text:p>
          </table:table-cell>
          <table:table-cell table:number-columns-repeated="5"/>
          <table:table-cell office:value-type="string" calcext:value-type="string">
            <text:p>/home/driverless/ras_perception/DL_training/RAS_DATASET/70064.jpg</text:p>
          </table:table-cell>
          <table:table-cell table:number-columns-repeated="6"/>
        </table:table-row>
        <table:table-row table:style-name="ro1">
          <table:table-cell office:value-type="float" office:value="70065" calcext:value-type="float">
            <text:p>70065</text:p>
          </table:table-cell>
          <table:table-cell/>
          <table:table-cell table:formula="of:=CONCATENATE(&quot;/home/driverless/ras_perception/DL_training/RAS_DATASET/&quot;;[.A233];&quot;.jpg&quot;)" office:value-type="string" office:string-value="/home/driverless/ras_perception/DL_training/RAS_DATASET/70065.jpg" calcext:value-type="string">
            <text:p>/home/driverless/ras_perception/DL_training/RAS_DATASET/70065.jpg</text:p>
          </table:table-cell>
          <table:table-cell table:number-columns-repeated="5"/>
          <table:table-cell office:value-type="string" calcext:value-type="string">
            <text:p>/home/driverless/ras_perception/DL_training/RAS_DATASET/70065.jpg</text:p>
          </table:table-cell>
          <table:table-cell table:number-columns-repeated="6"/>
        </table:table-row>
        <table:table-row table:style-name="ro1">
          <table:table-cell office:value-type="float" office:value="70066" calcext:value-type="float">
            <text:p>70066</text:p>
          </table:table-cell>
          <table:table-cell/>
          <table:table-cell table:formula="of:=CONCATENATE(&quot;/home/driverless/ras_perception/DL_training/RAS_DATASET/&quot;;[.A234];&quot;.jpg&quot;)" office:value-type="string" office:string-value="/home/driverless/ras_perception/DL_training/RAS_DATASET/70066.jpg" calcext:value-type="string">
            <text:p>/home/driverless/ras_perception/DL_training/RAS_DATASET/70066.jpg</text:p>
          </table:table-cell>
          <table:table-cell table:number-columns-repeated="5"/>
          <table:table-cell office:value-type="string" calcext:value-type="string">
            <text:p>/home/driverless/ras_perception/DL_training/RAS_DATASET/70066.jpg</text:p>
          </table:table-cell>
          <table:table-cell table:number-columns-repeated="6"/>
        </table:table-row>
        <table:table-row table:style-name="ro1">
          <table:table-cell office:value-type="float" office:value="70067" calcext:value-type="float">
            <text:p>70067</text:p>
          </table:table-cell>
          <table:table-cell/>
          <table:table-cell table:formula="of:=CONCATENATE(&quot;/home/driverless/ras_perception/DL_training/RAS_DATASET/&quot;;[.A235];&quot;.jpg&quot;)" office:value-type="string" office:string-value="/home/driverless/ras_perception/DL_training/RAS_DATASET/70067.jpg" calcext:value-type="string">
            <text:p>/home/driverless/ras_perception/DL_training/RAS_DATASET/70067.jpg</text:p>
          </table:table-cell>
          <table:table-cell table:number-columns-repeated="5"/>
          <table:table-cell office:value-type="string" calcext:value-type="string">
            <text:p>/home/driverless/ras_perception/DL_training/RAS_DATASET/70067.jpg</text:p>
          </table:table-cell>
          <table:table-cell table:number-columns-repeated="6"/>
        </table:table-row>
        <table:table-row table:style-name="ro1">
          <table:table-cell office:value-type="float" office:value="70068" calcext:value-type="float">
            <text:p>70068</text:p>
          </table:table-cell>
          <table:table-cell/>
          <table:table-cell table:formula="of:=CONCATENATE(&quot;/home/driverless/ras_perception/DL_training/RAS_DATASET/&quot;;[.A236];&quot;.jpg&quot;)" office:value-type="string" office:string-value="/home/driverless/ras_perception/DL_training/RAS_DATASET/70068.jpg" calcext:value-type="string">
            <text:p>/home/driverless/ras_perception/DL_training/RAS_DATASET/70068.jpg</text:p>
          </table:table-cell>
          <table:table-cell table:number-columns-repeated="5"/>
          <table:table-cell office:value-type="string" calcext:value-type="string">
            <text:p>/home/driverless/ras_perception/DL_training/RAS_DATASET/70068.jpg</text:p>
          </table:table-cell>
          <table:table-cell table:number-columns-repeated="6"/>
        </table:table-row>
        <table:table-row table:style-name="ro1">
          <table:table-cell office:value-type="float" office:value="70069" calcext:value-type="float">
            <text:p>70069</text:p>
          </table:table-cell>
          <table:table-cell/>
          <table:table-cell table:formula="of:=CONCATENATE(&quot;/home/driverless/ras_perception/DL_training/RAS_DATASET/&quot;;[.A237];&quot;.jpg&quot;)" office:value-type="string" office:string-value="/home/driverless/ras_perception/DL_training/RAS_DATASET/70069.jpg" calcext:value-type="string">
            <text:p>/home/driverless/ras_perception/DL_training/RAS_DATASET/70069.jpg</text:p>
          </table:table-cell>
          <table:table-cell table:number-columns-repeated="5"/>
          <table:table-cell office:value-type="string" calcext:value-type="string">
            <text:p>/home/driverless/ras_perception/DL_training/RAS_DATASET/70069.jpg</text:p>
          </table:table-cell>
          <table:table-cell table:number-columns-repeated="6"/>
        </table:table-row>
        <table:table-row table:style-name="ro1">
          <table:table-cell office:value-type="float" office:value="70070" calcext:value-type="float">
            <text:p>70070</text:p>
          </table:table-cell>
          <table:table-cell/>
          <table:table-cell table:formula="of:=CONCATENATE(&quot;/home/driverless/ras_perception/DL_training/RAS_DATASET/&quot;;[.A238];&quot;.jpg&quot;)" office:value-type="string" office:string-value="/home/driverless/ras_perception/DL_training/RAS_DATASET/70070.jpg" calcext:value-type="string">
            <text:p>/home/driverless/ras_perception/DL_training/RAS_DATASET/70070.jpg</text:p>
          </table:table-cell>
          <table:table-cell table:number-columns-repeated="5"/>
          <table:table-cell office:value-type="string" calcext:value-type="string">
            <text:p>/home/driverless/ras_perception/DL_training/RAS_DATASET/70070.jpg</text:p>
          </table:table-cell>
          <table:table-cell table:number-columns-repeated="6"/>
        </table:table-row>
        <table:table-row table:style-name="ro1">
          <table:table-cell office:value-type="float" office:value="70071" calcext:value-type="float">
            <text:p>70071</text:p>
          </table:table-cell>
          <table:table-cell/>
          <table:table-cell table:formula="of:=CONCATENATE(&quot;/home/driverless/ras_perception/DL_training/RAS_DATASET/&quot;;[.A239];&quot;.jpg&quot;)" office:value-type="string" office:string-value="/home/driverless/ras_perception/DL_training/RAS_DATASET/70071.jpg" calcext:value-type="string">
            <text:p>/home/driverless/ras_perception/DL_training/RAS_DATASET/70071.jpg</text:p>
          </table:table-cell>
          <table:table-cell table:number-columns-repeated="5"/>
          <table:table-cell office:value-type="string" calcext:value-type="string">
            <text:p>/home/driverless/ras_perception/DL_training/RAS_DATASET/70071.jpg</text:p>
          </table:table-cell>
          <table:table-cell table:number-columns-repeated="6"/>
        </table:table-row>
        <table:table-row table:style-name="ro1">
          <table:table-cell office:value-type="float" office:value="70072" calcext:value-type="float">
            <text:p>70072</text:p>
          </table:table-cell>
          <table:table-cell/>
          <table:table-cell table:formula="of:=CONCATENATE(&quot;/home/driverless/ras_perception/DL_training/RAS_DATASET/&quot;;[.A240];&quot;.jpg&quot;)" office:value-type="string" office:string-value="/home/driverless/ras_perception/DL_training/RAS_DATASET/70072.jpg" calcext:value-type="string">
            <text:p>/home/driverless/ras_perception/DL_training/RAS_DATASET/70072.jpg</text:p>
          </table:table-cell>
          <table:table-cell table:number-columns-repeated="5"/>
          <table:table-cell office:value-type="string" calcext:value-type="string">
            <text:p>/home/driverless/ras_perception/DL_training/RAS_DATASET/70072.jpg</text:p>
          </table:table-cell>
          <table:table-cell table:number-columns-repeated="6"/>
        </table:table-row>
        <table:table-row table:style-name="ro1">
          <table:table-cell office:value-type="float" office:value="70074" calcext:value-type="float">
            <text:p>70074</text:p>
          </table:table-cell>
          <table:table-cell/>
          <table:table-cell table:formula="of:=CONCATENATE(&quot;/home/driverless/ras_perception/DL_training/RAS_DATASET/&quot;;[.A241];&quot;.jpg&quot;)" office:value-type="string" office:string-value="/home/driverless/ras_perception/DL_training/RAS_DATASET/70074.jpg" calcext:value-type="string">
            <text:p>/home/driverless/ras_perception/DL_training/RAS_DATASET/70074.jpg</text:p>
          </table:table-cell>
          <table:table-cell table:number-columns-repeated="5"/>
          <table:table-cell office:value-type="string" calcext:value-type="string">
            <text:p>/home/driverless/ras_perception/DL_training/RAS_DATASET/70074.jpg</text:p>
          </table:table-cell>
          <table:table-cell table:number-columns-repeated="6"/>
        </table:table-row>
        <table:table-row table:style-name="ro1">
          <table:table-cell office:value-type="float" office:value="70075" calcext:value-type="float">
            <text:p>70075</text:p>
          </table:table-cell>
          <table:table-cell/>
          <table:table-cell table:formula="of:=CONCATENATE(&quot;/home/driverless/ras_perception/DL_training/RAS_DATASET/&quot;;[.A242];&quot;.jpg&quot;)" office:value-type="string" office:string-value="/home/driverless/ras_perception/DL_training/RAS_DATASET/70075.jpg" calcext:value-type="string">
            <text:p>/home/driverless/ras_perception/DL_training/RAS_DATASET/70075.jpg</text:p>
          </table:table-cell>
          <table:table-cell table:number-columns-repeated="5"/>
          <table:table-cell office:value-type="string" calcext:value-type="string">
            <text:p>/home/driverless/ras_perception/DL_training/RAS_DATASET/70075.jpg</text:p>
          </table:table-cell>
          <table:table-cell table:number-columns-repeated="6"/>
        </table:table-row>
        <table:table-row table:style-name="ro1">
          <table:table-cell office:value-type="float" office:value="80001" calcext:value-type="float">
            <text:p>80001</text:p>
          </table:table-cell>
          <table:table-cell/>
          <table:table-cell table:formula="of:=CONCATENATE(&quot;/home/driverless/ras_perception/DL_training/RAS_DATASET/&quot;;[.A243];&quot;.jpg&quot;)" office:value-type="string" office:string-value="/home/driverless/ras_perception/DL_training/RAS_DATASET/80001.jpg" calcext:value-type="string">
            <text:p>/home/driverless/ras_perception/DL_training/RAS_DATASET/80001.jpg</text:p>
          </table:table-cell>
          <table:table-cell table:number-columns-repeated="12"/>
        </table:table-row>
        <table:table-row table:style-name="ro1">
          <table:table-cell office:value-type="float" office:value="80002" calcext:value-type="float">
            <text:p>80002</text:p>
          </table:table-cell>
          <table:table-cell/>
          <table:table-cell table:formula="of:=CONCATENATE(&quot;/home/driverless/ras_perception/DL_training/RAS_DATASET/&quot;;[.A244];&quot;.jpg&quot;)" office:value-type="string" office:string-value="/home/driverless/ras_perception/DL_training/RAS_DATASET/80002.jpg" calcext:value-type="string">
            <text:p>/home/driverless/ras_perception/DL_training/RAS_DATASET/80002.jpg</text:p>
          </table:table-cell>
          <table:table-cell table:number-columns-repeated="5"/>
          <table:table-cell office:value-type="string" calcext:value-type="string">
            <text:p>/home/driverless/ras_perception/DL_training/RAS_DATASET/80002.jpg</text:p>
          </table:table-cell>
          <table:table-cell table:number-columns-repeated="6"/>
        </table:table-row>
        <table:table-row table:style-name="ro1">
          <table:table-cell office:value-type="float" office:value="80003" calcext:value-type="float">
            <text:p>80003</text:p>
          </table:table-cell>
          <table:table-cell/>
          <table:table-cell table:formula="of:=CONCATENATE(&quot;/home/driverless/ras_perception/DL_training/RAS_DATASET/&quot;;[.A245];&quot;.jpg&quot;)" office:value-type="string" office:string-value="/home/driverless/ras_perception/DL_training/RAS_DATASET/80003.jpg" calcext:value-type="string">
            <text:p>/home/driverless/ras_perception/DL_training/RAS_DATASET/80003.jpg</text:p>
          </table:table-cell>
          <table:table-cell table:number-columns-repeated="5"/>
          <table:table-cell office:value-type="string" calcext:value-type="string">
            <text:p>/home/driverless/ras_perception/DL_training/RAS_DATASET/80003.jpg</text:p>
          </table:table-cell>
          <table:table-cell table:number-columns-repeated="6"/>
        </table:table-row>
        <table:table-row table:style-name="ro1">
          <table:table-cell office:value-type="float" office:value="80005" calcext:value-type="float">
            <text:p>80005</text:p>
          </table:table-cell>
          <table:table-cell/>
          <table:table-cell table:formula="of:=CONCATENATE(&quot;/home/driverless/ras_perception/DL_training/RAS_DATASET/&quot;;[.A246];&quot;.jpg&quot;)" office:value-type="string" office:string-value="/home/driverless/ras_perception/DL_training/RAS_DATASET/80005.jpg" calcext:value-type="string">
            <text:p>/home/driverless/ras_perception/DL_training/RAS_DATASET/80005.jpg</text:p>
          </table:table-cell>
          <table:table-cell table:number-columns-repeated="5"/>
          <table:table-cell office:value-type="string" calcext:value-type="string">
            <text:p>/home/driverless/ras_perception/DL_training/RAS_DATASET/80005.jpg</text:p>
          </table:table-cell>
          <table:table-cell table:number-columns-repeated="6"/>
        </table:table-row>
        <table:table-row table:style-name="ro1">
          <table:table-cell office:value-type="float" office:value="80006" calcext:value-type="float">
            <text:p>80006</text:p>
          </table:table-cell>
          <table:table-cell/>
          <table:table-cell table:formula="of:=CONCATENATE(&quot;/home/driverless/ras_perception/DL_training/RAS_DATASET/&quot;;[.A247];&quot;.jpg&quot;)" office:value-type="string" office:string-value="/home/driverless/ras_perception/DL_training/RAS_DATASET/80006.jpg" calcext:value-type="string">
            <text:p>/home/driverless/ras_perception/DL_training/RAS_DATASET/80006.jpg</text:p>
          </table:table-cell>
          <table:table-cell table:number-columns-repeated="5"/>
          <table:table-cell office:value-type="string" calcext:value-type="string">
            <text:p>/home/driverless/ras_perception/DL_training/RAS_DATASET/80006.jpg</text:p>
          </table:table-cell>
          <table:table-cell table:number-columns-repeated="6"/>
        </table:table-row>
        <table:table-row table:style-name="ro1">
          <table:table-cell office:value-type="float" office:value="80007" calcext:value-type="float">
            <text:p>80007</text:p>
          </table:table-cell>
          <table:table-cell/>
          <table:table-cell table:formula="of:=CONCATENATE(&quot;/home/driverless/ras_perception/DL_training/RAS_DATASET/&quot;;[.A248];&quot;.jpg&quot;)" office:value-type="string" office:string-value="/home/driverless/ras_perception/DL_training/RAS_DATASET/80007.jpg" calcext:value-type="string">
            <text:p>/home/driverless/ras_perception/DL_training/RAS_DATASET/80007.jpg</text:p>
          </table:table-cell>
          <table:table-cell table:number-columns-repeated="5"/>
          <table:table-cell office:value-type="string" calcext:value-type="string">
            <text:p>/home/driverless/ras_perception/DL_training/RAS_DATASET/80007.jpg</text:p>
          </table:table-cell>
          <table:table-cell table:number-columns-repeated="6"/>
        </table:table-row>
        <table:table-row table:style-name="ro1">
          <table:table-cell office:value-type="float" office:value="80008" calcext:value-type="float">
            <text:p>80008</text:p>
          </table:table-cell>
          <table:table-cell/>
          <table:table-cell table:formula="of:=CONCATENATE(&quot;/home/driverless/ras_perception/DL_training/RAS_DATASET/&quot;;[.A249];&quot;.jpg&quot;)" office:value-type="string" office:string-value="/home/driverless/ras_perception/DL_training/RAS_DATASET/80008.jpg" calcext:value-type="string">
            <text:p>/home/driverless/ras_perception/DL_training/RAS_DATASET/80008.jpg</text:p>
          </table:table-cell>
          <table:table-cell table:number-columns-repeated="5"/>
          <table:table-cell office:value-type="string" calcext:value-type="string">
            <text:p>/home/driverless/ras_perception/DL_training/RAS_DATASET/80008.jpg</text:p>
          </table:table-cell>
          <table:table-cell table:number-columns-repeated="6"/>
        </table:table-row>
        <table:table-row table:style-name="ro1">
          <table:table-cell office:value-type="float" office:value="80009" calcext:value-type="float">
            <text:p>80009</text:p>
          </table:table-cell>
          <table:table-cell/>
          <table:table-cell table:formula="of:=CONCATENATE(&quot;/home/driverless/ras_perception/DL_training/RAS_DATASET/&quot;;[.A250];&quot;.jpg&quot;)" office:value-type="string" office:string-value="/home/driverless/ras_perception/DL_training/RAS_DATASET/80009.jpg" calcext:value-type="string">
            <text:p>/home/driverless/ras_perception/DL_training/RAS_DATASET/80009.jpg</text:p>
          </table:table-cell>
          <table:table-cell table:number-columns-repeated="5"/>
          <table:table-cell office:value-type="string" calcext:value-type="string">
            <text:p>/home/driverless/ras_perception/DL_training/RAS_DATASET/80009.jpg</text:p>
          </table:table-cell>
          <table:table-cell table:number-columns-repeated="6"/>
        </table:table-row>
        <table:table-row table:style-name="ro1">
          <table:table-cell office:value-type="float" office:value="80010" calcext:value-type="float">
            <text:p>80010</text:p>
          </table:table-cell>
          <table:table-cell/>
          <table:table-cell table:formula="of:=CONCATENATE(&quot;/home/driverless/ras_perception/DL_training/RAS_DATASET/&quot;;[.A251];&quot;.jpg&quot;)" office:value-type="string" office:string-value="/home/driverless/ras_perception/DL_training/RAS_DATASET/80010.jpg" calcext:value-type="string">
            <text:p>/home/driverless/ras_perception/DL_training/RAS_DATASET/80010.jpg</text:p>
          </table:table-cell>
          <table:table-cell table:number-columns-repeated="5"/>
          <table:table-cell office:value-type="string" calcext:value-type="string">
            <text:p>/home/driverless/ras_perception/DL_training/RAS_DATASET/80010.jpg</text:p>
          </table:table-cell>
          <table:table-cell table:number-columns-repeated="6"/>
        </table:table-row>
        <table:table-row table:style-name="ro1">
          <table:table-cell office:value-type="float" office:value="80011" calcext:value-type="float">
            <text:p>80011</text:p>
          </table:table-cell>
          <table:table-cell/>
          <table:table-cell table:formula="of:=CONCATENATE(&quot;/home/driverless/ras_perception/DL_training/RAS_DATASET/&quot;;[.A252];&quot;.jpg&quot;)" office:value-type="string" office:string-value="/home/driverless/ras_perception/DL_training/RAS_DATASET/80011.jpg" calcext:value-type="string">
            <text:p>/home/driverless/ras_perception/DL_training/RAS_DATASET/80011.jpg</text:p>
          </table:table-cell>
          <table:table-cell table:number-columns-repeated="5"/>
          <table:table-cell office:value-type="string" calcext:value-type="string">
            <text:p>/home/driverless/ras_perception/DL_training/RAS_DATASET/80011.jpg</text:p>
          </table:table-cell>
          <table:table-cell table:number-columns-repeated="6"/>
        </table:table-row>
        <table:table-row table:style-name="ro1">
          <table:table-cell office:value-type="float" office:value="80012" calcext:value-type="float">
            <text:p>80012</text:p>
          </table:table-cell>
          <table:table-cell/>
          <table:table-cell table:formula="of:=CONCATENATE(&quot;/home/driverless/ras_perception/DL_training/RAS_DATASET/&quot;;[.A253];&quot;.jpg&quot;)" office:value-type="string" office:string-value="/home/driverless/ras_perception/DL_training/RAS_DATASET/80012.jpg" calcext:value-type="string">
            <text:p>/home/driverless/ras_perception/DL_training/RAS_DATASET/80012.jpg</text:p>
          </table:table-cell>
          <table:table-cell table:number-columns-repeated="5"/>
          <table:table-cell office:value-type="string" calcext:value-type="string">
            <text:p>/home/driverless/ras_perception/DL_training/RAS_DATASET/80012.jpg</text:p>
          </table:table-cell>
          <table:table-cell table:number-columns-repeated="6"/>
        </table:table-row>
        <table:table-row table:style-name="ro1">
          <table:table-cell office:value-type="float" office:value="80013" calcext:value-type="float">
            <text:p>80013</text:p>
          </table:table-cell>
          <table:table-cell/>
          <table:table-cell table:formula="of:=CONCATENATE(&quot;/home/driverless/ras_perception/DL_training/RAS_DATASET/&quot;;[.A254];&quot;.jpg&quot;)" office:value-type="string" office:string-value="/home/driverless/ras_perception/DL_training/RAS_DATASET/80013.jpg" calcext:value-type="string">
            <text:p>/home/driverless/ras_perception/DL_training/RAS_DATASET/80013.jpg</text:p>
          </table:table-cell>
          <table:table-cell table:number-columns-repeated="5"/>
          <table:table-cell office:value-type="string" calcext:value-type="string">
            <text:p>/home/driverless/ras_perception/DL_training/RAS_DATASET/80013.jpg</text:p>
          </table:table-cell>
          <table:table-cell table:number-columns-repeated="6"/>
        </table:table-row>
        <table:table-row table:style-name="ro1">
          <table:table-cell office:value-type="float" office:value="80014" calcext:value-type="float">
            <text:p>80014</text:p>
          </table:table-cell>
          <table:table-cell/>
          <table:table-cell table:formula="of:=CONCATENATE(&quot;/home/driverless/ras_perception/DL_training/RAS_DATASET/&quot;;[.A255];&quot;.jpg&quot;)" office:value-type="string" office:string-value="/home/driverless/ras_perception/DL_training/RAS_DATASET/80014.jpg" calcext:value-type="string">
            <text:p>/home/driverless/ras_perception/DL_training/RAS_DATASET/80014.jpg</text:p>
          </table:table-cell>
          <table:table-cell table:number-columns-repeated="5"/>
          <table:table-cell office:value-type="string" calcext:value-type="string">
            <text:p>/home/driverless/ras_perception/DL_training/RAS_DATASET/80014.jpg</text:p>
          </table:table-cell>
          <table:table-cell table:number-columns-repeated="6"/>
        </table:table-row>
        <table:table-row table:style-name="ro1">
          <table:table-cell office:value-type="float" office:value="80015" calcext:value-type="float">
            <text:p>80015</text:p>
          </table:table-cell>
          <table:table-cell/>
          <table:table-cell table:formula="of:=CONCATENATE(&quot;/home/driverless/ras_perception/DL_training/RAS_DATASET/&quot;;[.A256];&quot;.jpg&quot;)" office:value-type="string" office:string-value="/home/driverless/ras_perception/DL_training/RAS_DATASET/80015.jpg" calcext:value-type="string">
            <text:p>/home/driverless/ras_perception/DL_training/RAS_DATASET/80015.jpg</text:p>
          </table:table-cell>
          <table:table-cell table:number-columns-repeated="5"/>
          <table:table-cell office:value-type="string" calcext:value-type="string">
            <text:p>/home/driverless/ras_perception/DL_training/RAS_DATASET/80015.jpg</text:p>
          </table:table-cell>
          <table:table-cell table:number-columns-repeated="6"/>
        </table:table-row>
        <table:table-row table:style-name="ro1">
          <table:table-cell office:value-type="float" office:value="80016" calcext:value-type="float">
            <text:p>80016</text:p>
          </table:table-cell>
          <table:table-cell/>
          <table:table-cell table:formula="of:=CONCATENATE(&quot;/home/driverless/ras_perception/DL_training/RAS_DATASET/&quot;;[.A257];&quot;.jpg&quot;)" office:value-type="string" office:string-value="/home/driverless/ras_perception/DL_training/RAS_DATASET/80016.jpg" calcext:value-type="string">
            <text:p>/home/driverless/ras_perception/DL_training/RAS_DATASET/80016.jpg</text:p>
          </table:table-cell>
          <table:table-cell table:number-columns-repeated="5"/>
          <table:table-cell office:value-type="string" calcext:value-type="string">
            <text:p>/home/driverless/ras_perception/DL_training/RAS_DATASET/80016.jpg</text:p>
          </table:table-cell>
          <table:table-cell table:number-columns-repeated="6"/>
        </table:table-row>
        <table:table-row table:style-name="ro1">
          <table:table-cell office:value-type="float" office:value="80017" calcext:value-type="float">
            <text:p>80017</text:p>
          </table:table-cell>
          <table:table-cell/>
          <table:table-cell table:formula="of:=CONCATENATE(&quot;/home/driverless/ras_perception/DL_training/RAS_DATASET/&quot;;[.A258];&quot;.jpg&quot;)" office:value-type="string" office:string-value="/home/driverless/ras_perception/DL_training/RAS_DATASET/80017.jpg" calcext:value-type="string">
            <text:p>/home/driverless/ras_perception/DL_training/RAS_DATASET/80017.jpg</text:p>
          </table:table-cell>
          <table:table-cell table:number-columns-repeated="5"/>
          <table:table-cell office:value-type="string" calcext:value-type="string">
            <text:p>/home/driverless/ras_perception/DL_training/RAS_DATASET/80017.jpg</text:p>
          </table:table-cell>
          <table:table-cell table:number-columns-repeated="6"/>
        </table:table-row>
        <table:table-row table:style-name="ro1">
          <table:table-cell office:value-type="float" office:value="80018" calcext:value-type="float">
            <text:p>80018</text:p>
          </table:table-cell>
          <table:table-cell/>
          <table:table-cell table:formula="of:=CONCATENATE(&quot;/home/driverless/ras_perception/DL_training/RAS_DATASET/&quot;;[.A259];&quot;.jpg&quot;)" office:value-type="string" office:string-value="/home/driverless/ras_perception/DL_training/RAS_DATASET/80018.jpg" calcext:value-type="string">
            <text:p>/home/driverless/ras_perception/DL_training/RAS_DATASET/80018.jpg</text:p>
          </table:table-cell>
          <table:table-cell table:number-columns-repeated="5"/>
          <table:table-cell office:value-type="string" calcext:value-type="string">
            <text:p>/home/driverless/ras_perception/DL_training/RAS_DATASET/80018.jpg</text:p>
          </table:table-cell>
          <table:table-cell table:number-columns-repeated="6"/>
        </table:table-row>
        <table:table-row table:style-name="ro1">
          <table:table-cell office:value-type="float" office:value="80019" calcext:value-type="float">
            <text:p>80019</text:p>
          </table:table-cell>
          <table:table-cell/>
          <table:table-cell table:formula="of:=CONCATENATE(&quot;/home/driverless/ras_perception/DL_training/RAS_DATASET/&quot;;[.A260];&quot;.jpg&quot;)" office:value-type="string" office:string-value="/home/driverless/ras_perception/DL_training/RAS_DATASET/80019.jpg" calcext:value-type="string">
            <text:p>/home/driverless/ras_perception/DL_training/RAS_DATASET/80019.jpg</text:p>
          </table:table-cell>
          <table:table-cell table:number-columns-repeated="5"/>
          <table:table-cell office:value-type="string" calcext:value-type="string">
            <text:p>/home/driverless/ras_perception/DL_training/RAS_DATASET/80019.jpg</text:p>
          </table:table-cell>
          <table:table-cell table:number-columns-repeated="6"/>
        </table:table-row>
        <table:table-row table:style-name="ro1">
          <table:table-cell office:value-type="float" office:value="80020" calcext:value-type="float">
            <text:p>80020</text:p>
          </table:table-cell>
          <table:table-cell/>
          <table:table-cell table:formula="of:=CONCATENATE(&quot;/home/driverless/ras_perception/DL_training/RAS_DATASET/&quot;;[.A261];&quot;.jpg&quot;)" office:value-type="string" office:string-value="/home/driverless/ras_perception/DL_training/RAS_DATASET/80020.jpg" calcext:value-type="string">
            <text:p>/home/driverless/ras_perception/DL_training/RAS_DATASET/80020.jpg</text:p>
          </table:table-cell>
          <table:table-cell table:number-columns-repeated="5"/>
          <table:table-cell office:value-type="string" calcext:value-type="string">
            <text:p>/home/driverless/ras_perception/DL_training/RAS_DATASET/80020.jpg</text:p>
          </table:table-cell>
          <table:table-cell table:number-columns-repeated="6"/>
        </table:table-row>
        <table:table-row table:style-name="ro1">
          <table:table-cell office:value-type="float" office:value="80021" calcext:value-type="float">
            <text:p>80021</text:p>
          </table:table-cell>
          <table:table-cell/>
          <table:table-cell table:formula="of:=CONCATENATE(&quot;/home/driverless/ras_perception/DL_training/RAS_DATASET/&quot;;[.A262];&quot;.jpg&quot;)" office:value-type="string" office:string-value="/home/driverless/ras_perception/DL_training/RAS_DATASET/80021.jpg" calcext:value-type="string">
            <text:p>/home/driverless/ras_perception/DL_training/RAS_DATASET/80021.jpg</text:p>
          </table:table-cell>
          <table:table-cell table:number-columns-repeated="5"/>
          <table:table-cell office:value-type="string" calcext:value-type="string">
            <text:p>/home/driverless/ras_perception/DL_training/RAS_DATASET/80021.jpg</text:p>
          </table:table-cell>
          <table:table-cell table:number-columns-repeated="6"/>
        </table:table-row>
        <table:table-row table:style-name="ro1">
          <table:table-cell office:value-type="float" office:value="80022" calcext:value-type="float">
            <text:p>80022</text:p>
          </table:table-cell>
          <table:table-cell/>
          <table:table-cell table:formula="of:=CONCATENATE(&quot;/home/driverless/ras_perception/DL_training/RAS_DATASET/&quot;;[.A263];&quot;.jpg&quot;)" office:value-type="string" office:string-value="/home/driverless/ras_perception/DL_training/RAS_DATASET/80022.jpg" calcext:value-type="string">
            <text:p>/home/driverless/ras_perception/DL_training/RAS_DATASET/80022.jpg</text:p>
          </table:table-cell>
          <table:table-cell table:number-columns-repeated="5"/>
          <table:table-cell office:value-type="string" calcext:value-type="string">
            <text:p>/home/driverless/ras_perception/DL_training/RAS_DATASET/80022.jpg</text:p>
          </table:table-cell>
          <table:table-cell table:number-columns-repeated="6"/>
        </table:table-row>
        <table:table-row table:style-name="ro1">
          <table:table-cell office:value-type="float" office:value="80023" calcext:value-type="float">
            <text:p>80023</text:p>
          </table:table-cell>
          <table:table-cell/>
          <table:table-cell table:formula="of:=CONCATENATE(&quot;/home/driverless/ras_perception/DL_training/RAS_DATASET/&quot;;[.A264];&quot;.jpg&quot;)" office:value-type="string" office:string-value="/home/driverless/ras_perception/DL_training/RAS_DATASET/80023.jpg" calcext:value-type="string">
            <text:p>/home/driverless/ras_perception/DL_training/RAS_DATASET/80023.jpg</text:p>
          </table:table-cell>
          <table:table-cell table:number-columns-repeated="5"/>
          <table:table-cell office:value-type="string" calcext:value-type="string">
            <text:p>/home/driverless/ras_perception/DL_training/RAS_DATASET/80023.jpg</text:p>
          </table:table-cell>
          <table:table-cell table:number-columns-repeated="6"/>
        </table:table-row>
        <table:table-row table:style-name="ro1">
          <table:table-cell office:value-type="float" office:value="80024" calcext:value-type="float">
            <text:p>80024</text:p>
          </table:table-cell>
          <table:table-cell/>
          <table:table-cell table:formula="of:=CONCATENATE(&quot;/home/driverless/ras_perception/DL_training/RAS_DATASET/&quot;;[.A265];&quot;.jpg&quot;)" office:value-type="string" office:string-value="/home/driverless/ras_perception/DL_training/RAS_DATASET/80024.jpg" calcext:value-type="string">
            <text:p>/home/driverless/ras_perception/DL_training/RAS_DATASET/80024.jpg</text:p>
          </table:table-cell>
          <table:table-cell table:number-columns-repeated="5"/>
          <table:table-cell office:value-type="string" calcext:value-type="string">
            <text:p>/home/driverless/ras_perception/DL_training/RAS_DATASET/80024.jpg</text:p>
          </table:table-cell>
          <table:table-cell table:number-columns-repeated="6"/>
        </table:table-row>
        <table:table-row table:style-name="ro1">
          <table:table-cell office:value-type="float" office:value="80025" calcext:value-type="float">
            <text:p>80025</text:p>
          </table:table-cell>
          <table:table-cell/>
          <table:table-cell table:formula="of:=CONCATENATE(&quot;/home/driverless/ras_perception/DL_training/RAS_DATASET/&quot;;[.A266];&quot;.jpg&quot;)" office:value-type="string" office:string-value="/home/driverless/ras_perception/DL_training/RAS_DATASET/80025.jpg" calcext:value-type="string">
            <text:p>/home/driverless/ras_perception/DL_training/RAS_DATASET/80025.jpg</text:p>
          </table:table-cell>
          <table:table-cell table:number-columns-repeated="5"/>
          <table:table-cell office:value-type="string" calcext:value-type="string">
            <text:p>/home/driverless/ras_perception/DL_training/RAS_DATASET/80025.jpg</text:p>
          </table:table-cell>
          <table:table-cell table:number-columns-repeated="6"/>
        </table:table-row>
        <table:table-row table:style-name="ro1">
          <table:table-cell office:value-type="float" office:value="80026" calcext:value-type="float">
            <text:p>80026</text:p>
          </table:table-cell>
          <table:table-cell/>
          <table:table-cell table:formula="of:=CONCATENATE(&quot;/home/driverless/ras_perception/DL_training/RAS_DATASET/&quot;;[.A267];&quot;.jpg&quot;)" office:value-type="string" office:string-value="/home/driverless/ras_perception/DL_training/RAS_DATASET/80026.jpg" calcext:value-type="string">
            <text:p>/home/driverless/ras_perception/DL_training/RAS_DATASET/80026.jpg</text:p>
          </table:table-cell>
          <table:table-cell table:number-columns-repeated="5"/>
          <table:table-cell office:value-type="string" calcext:value-type="string">
            <text:p>/home/driverless/ras_perception/DL_training/RAS_DATASET/80026.jpg</text:p>
          </table:table-cell>
          <table:table-cell table:number-columns-repeated="6"/>
        </table:table-row>
        <table:table-row table:style-name="ro1">
          <table:table-cell office:value-type="float" office:value="80027" calcext:value-type="float">
            <text:p>80027</text:p>
          </table:table-cell>
          <table:table-cell/>
          <table:table-cell table:formula="of:=CONCATENATE(&quot;/home/driverless/ras_perception/DL_training/RAS_DATASET/&quot;;[.A268];&quot;.jpg&quot;)" office:value-type="string" office:string-value="/home/driverless/ras_perception/DL_training/RAS_DATASET/80027.jpg" calcext:value-type="string">
            <text:p>/home/driverless/ras_perception/DL_training/RAS_DATASET/80027.jpg</text:p>
          </table:table-cell>
          <table:table-cell table:number-columns-repeated="5"/>
          <table:table-cell office:value-type="string" calcext:value-type="string">
            <text:p>/home/driverless/ras_perception/DL_training/RAS_DATASET/80027.jpg</text:p>
          </table:table-cell>
          <table:table-cell table:number-columns-repeated="6"/>
        </table:table-row>
        <table:table-row table:style-name="ro1">
          <table:table-cell office:value-type="float" office:value="80028" calcext:value-type="float">
            <text:p>80028</text:p>
          </table:table-cell>
          <table:table-cell/>
          <table:table-cell table:formula="of:=CONCATENATE(&quot;/home/driverless/ras_perception/DL_training/RAS_DATASET/&quot;;[.A269];&quot;.jpg&quot;)" office:value-type="string" office:string-value="/home/driverless/ras_perception/DL_training/RAS_DATASET/80028.jpg" calcext:value-type="string">
            <text:p>/home/driverless/ras_perception/DL_training/RAS_DATASET/80028.jpg</text:p>
          </table:table-cell>
          <table:table-cell table:number-columns-repeated="5"/>
          <table:table-cell office:value-type="string" calcext:value-type="string">
            <text:p>/home/driverless/ras_perception/DL_training/RAS_DATASET/80028.jpg</text:p>
          </table:table-cell>
          <table:table-cell table:number-columns-repeated="6"/>
        </table:table-row>
        <table:table-row table:style-name="ro1">
          <table:table-cell office:value-type="float" office:value="90001" calcext:value-type="float">
            <text:p>90001</text:p>
          </table:table-cell>
          <table:table-cell/>
          <table:table-cell table:formula="of:=CONCATENATE(&quot;/home/driverless/ras_perception/DL_training/RAS_DATASET/&quot;;[.A270];&quot;.jpg&quot;)" office:value-type="string" office:string-value="/home/driverless/ras_perception/DL_training/RAS_DATASET/90001.jpg" calcext:value-type="string">
            <text:p>/home/driverless/ras_perception/DL_training/RAS_DATASET/90001.jpg</text:p>
          </table:table-cell>
          <table:table-cell table:number-columns-repeated="5"/>
          <table:table-cell office:value-type="string" calcext:value-type="string">
            <text:p>/home/driverless/ras_perception/DL_training/RAS_DATASET/90001.jpg</text:p>
          </table:table-cell>
          <table:table-cell table:number-columns-repeated="6"/>
        </table:table-row>
        <table:table-row table:style-name="ro1">
          <table:table-cell office:value-type="float" office:value="90002" calcext:value-type="float">
            <text:p>90002</text:p>
          </table:table-cell>
          <table:table-cell/>
          <table:table-cell table:formula="of:=CONCATENATE(&quot;/home/driverless/ras_perception/DL_training/RAS_DATASET/&quot;;[.A271];&quot;.jpg&quot;)" office:value-type="string" office:string-value="/home/driverless/ras_perception/DL_training/RAS_DATASET/90002.jpg" calcext:value-type="string">
            <text:p>/home/driverless/ras_perception/DL_training/RAS_DATASET/90002.jpg</text:p>
          </table:table-cell>
          <table:table-cell table:number-columns-repeated="5"/>
          <table:table-cell office:value-type="string" calcext:value-type="string">
            <text:p>/home/driverless/ras_perception/DL_training/RAS_DATASET/90002.jpg</text:p>
          </table:table-cell>
          <table:table-cell table:number-columns-repeated="6"/>
        </table:table-row>
        <table:table-row table:style-name="ro1">
          <table:table-cell office:value-type="float" office:value="90003" calcext:value-type="float">
            <text:p>90003</text:p>
          </table:table-cell>
          <table:table-cell/>
          <table:table-cell table:formula="of:=CONCATENATE(&quot;/home/driverless/ras_perception/DL_training/RAS_DATASET/&quot;;[.A272];&quot;.jpg&quot;)" office:value-type="string" office:string-value="/home/driverless/ras_perception/DL_training/RAS_DATASET/90003.jpg" calcext:value-type="string">
            <text:p>/home/driverless/ras_perception/DL_training/RAS_DATASET/90003.jpg</text:p>
          </table:table-cell>
          <table:table-cell table:number-columns-repeated="5"/>
          <table:table-cell office:value-type="string" calcext:value-type="string">
            <text:p>/home/driverless/ras_perception/DL_training/RAS_DATASET/90003.jpg</text:p>
          </table:table-cell>
          <table:table-cell table:number-columns-repeated="6"/>
        </table:table-row>
        <table:table-row table:style-name="ro1">
          <table:table-cell office:value-type="float" office:value="90004" calcext:value-type="float">
            <text:p>90004</text:p>
          </table:table-cell>
          <table:table-cell/>
          <table:table-cell table:formula="of:=CONCATENATE(&quot;/home/driverless/ras_perception/DL_training/RAS_DATASET/&quot;;[.A273];&quot;.jpg&quot;)" office:value-type="string" office:string-value="/home/driverless/ras_perception/DL_training/RAS_DATASET/90004.jpg" calcext:value-type="string">
            <text:p>/home/driverless/ras_perception/DL_training/RAS_DATASET/90004.jpg</text:p>
          </table:table-cell>
          <table:table-cell table:number-columns-repeated="5"/>
          <table:table-cell office:value-type="string" calcext:value-type="string">
            <text:p>/home/driverless/ras_perception/DL_training/RAS_DATASET/90004.jpg</text:p>
          </table:table-cell>
          <table:table-cell table:number-columns-repeated="6"/>
        </table:table-row>
        <table:table-row table:style-name="ro1">
          <table:table-cell office:value-type="float" office:value="90005" calcext:value-type="float">
            <text:p>90005</text:p>
          </table:table-cell>
          <table:table-cell/>
          <table:table-cell table:formula="of:=CONCATENATE(&quot;/home/driverless/ras_perception/DL_training/RAS_DATASET/&quot;;[.A274];&quot;.jpg&quot;)" office:value-type="string" office:string-value="/home/driverless/ras_perception/DL_training/RAS_DATASET/90005.jpg" calcext:value-type="string">
            <text:p>/home/driverless/ras_perception/DL_training/RAS_DATASET/90005.jpg</text:p>
          </table:table-cell>
          <table:table-cell table:number-columns-repeated="5"/>
          <table:table-cell office:value-type="string" calcext:value-type="string">
            <text:p>/home/driverless/ras_perception/DL_training/RAS_DATASET/90005.jpg</text:p>
          </table:table-cell>
          <table:table-cell table:number-columns-repeated="6"/>
        </table:table-row>
        <table:table-row table:style-name="ro1">
          <table:table-cell office:value-type="float" office:value="90006" calcext:value-type="float">
            <text:p>90006</text:p>
          </table:table-cell>
          <table:table-cell/>
          <table:table-cell table:formula="of:=CONCATENATE(&quot;/home/driverless/ras_perception/DL_training/RAS_DATASET/&quot;;[.A275];&quot;.jpg&quot;)" office:value-type="string" office:string-value="/home/driverless/ras_perception/DL_training/RAS_DATASET/90006.jpg" calcext:value-type="string">
            <text:p>/home/driverless/ras_perception/DL_training/RAS_DATASET/90006.jpg</text:p>
          </table:table-cell>
          <table:table-cell table:number-columns-repeated="5"/>
          <table:table-cell office:value-type="string" calcext:value-type="string">
            <text:p>/home/driverless/ras_perception/DL_training/RAS_DATASET/90006.jpg</text:p>
          </table:table-cell>
          <table:table-cell table:number-columns-repeated="6"/>
        </table:table-row>
        <table:table-row table:style-name="ro1">
          <table:table-cell office:value-type="float" office:value="90007" calcext:value-type="float">
            <text:p>90007</text:p>
          </table:table-cell>
          <table:table-cell/>
          <table:table-cell table:formula="of:=CONCATENATE(&quot;/home/driverless/ras_perception/DL_training/RAS_DATASET/&quot;;[.A276];&quot;.jpg&quot;)" office:value-type="string" office:string-value="/home/driverless/ras_perception/DL_training/RAS_DATASET/90007.jpg" calcext:value-type="string">
            <text:p>/home/driverless/ras_perception/DL_training/RAS_DATASET/90007.jpg</text:p>
          </table:table-cell>
          <table:table-cell table:number-columns-repeated="12"/>
        </table:table-row>
        <table:table-row table:style-name="ro1">
          <table:table-cell office:value-type="float" office:value="90008" calcext:value-type="float">
            <text:p>90008</text:p>
          </table:table-cell>
          <table:table-cell/>
          <table:table-cell table:formula="of:=CONCATENATE(&quot;/home/driverless/ras_perception/DL_training/RAS_DATASET/&quot;;[.A277];&quot;.jpg&quot;)" office:value-type="string" office:string-value="/home/driverless/ras_perception/DL_training/RAS_DATASET/90008.jpg" calcext:value-type="string">
            <text:p>/home/driverless/ras_perception/DL_training/RAS_DATASET/90008.jpg</text:p>
          </table:table-cell>
          <table:table-cell table:number-columns-repeated="5"/>
          <table:table-cell office:value-type="string" calcext:value-type="string">
            <text:p>/home/driverless/ras_perception/DL_training/RAS_DATASET/90008.jpg</text:p>
          </table:table-cell>
          <table:table-cell table:number-columns-repeated="6"/>
        </table:table-row>
        <table:table-row table:style-name="ro1">
          <table:table-cell office:value-type="float" office:value="90009" calcext:value-type="float">
            <text:p>90009</text:p>
          </table:table-cell>
          <table:table-cell/>
          <table:table-cell table:formula="of:=CONCATENATE(&quot;/home/driverless/ras_perception/DL_training/RAS_DATASET/&quot;;[.A278];&quot;.jpg&quot;)" office:value-type="string" office:string-value="/home/driverless/ras_perception/DL_training/RAS_DATASET/90009.jpg" calcext:value-type="string">
            <text:p>/home/driverless/ras_perception/DL_training/RAS_DATASET/90009.jpg</text:p>
          </table:table-cell>
          <table:table-cell table:number-columns-repeated="5"/>
          <table:table-cell office:value-type="string" calcext:value-type="string">
            <text:p>/home/driverless/ras_perception/DL_training/RAS_DATASET/90009.jpg</text:p>
          </table:table-cell>
          <table:table-cell table:number-columns-repeated="6"/>
        </table:table-row>
        <table:table-row table:style-name="ro1">
          <table:table-cell office:value-type="float" office:value="90010" calcext:value-type="float">
            <text:p>90010</text:p>
          </table:table-cell>
          <table:table-cell/>
          <table:table-cell table:formula="of:=CONCATENATE(&quot;/home/driverless/ras_perception/DL_training/RAS_DATASET/&quot;;[.A279];&quot;.jpg&quot;)" office:value-type="string" office:string-value="/home/driverless/ras_perception/DL_training/RAS_DATASET/90010.jpg" calcext:value-type="string">
            <text:p>/home/driverless/ras_perception/DL_training/RAS_DATASET/90010.jpg</text:p>
          </table:table-cell>
          <table:table-cell table:number-columns-repeated="5"/>
          <table:table-cell office:value-type="string" calcext:value-type="string">
            <text:p>/home/driverless/ras_perception/DL_training/RAS_DATASET/90010.jpg</text:p>
          </table:table-cell>
          <table:table-cell table:number-columns-repeated="6"/>
        </table:table-row>
        <table:table-row table:style-name="ro1">
          <table:table-cell office:value-type="float" office:value="90011" calcext:value-type="float">
            <text:p>90011</text:p>
          </table:table-cell>
          <table:table-cell/>
          <table:table-cell table:formula="of:=CONCATENATE(&quot;/home/driverless/ras_perception/DL_training/RAS_DATASET/&quot;;[.A280];&quot;.jpg&quot;)" office:value-type="string" office:string-value="/home/driverless/ras_perception/DL_training/RAS_DATASET/90011.jpg" calcext:value-type="string">
            <text:p>/home/driverless/ras_perception/DL_training/RAS_DATASET/90011.jpg</text:p>
          </table:table-cell>
          <table:table-cell table:number-columns-repeated="5"/>
          <table:table-cell office:value-type="string" calcext:value-type="string">
            <text:p>/home/driverless/ras_perception/DL_training/RAS_DATASET/90011.jpg</text:p>
          </table:table-cell>
          <table:table-cell table:number-columns-repeated="6"/>
        </table:table-row>
        <table:table-row table:style-name="ro1">
          <table:table-cell office:value-type="float" office:value="90012" calcext:value-type="float">
            <text:p>90012</text:p>
          </table:table-cell>
          <table:table-cell/>
          <table:table-cell table:formula="of:=CONCATENATE(&quot;/home/driverless/ras_perception/DL_training/RAS_DATASET/&quot;;[.A281];&quot;.jpg&quot;)" office:value-type="string" office:string-value="/home/driverless/ras_perception/DL_training/RAS_DATASET/90012.jpg" calcext:value-type="string">
            <text:p>/home/driverless/ras_perception/DL_training/RAS_DATASET/90012.jpg</text:p>
          </table:table-cell>
          <table:table-cell table:number-columns-repeated="5"/>
          <table:table-cell office:value-type="string" calcext:value-type="string">
            <text:p>/home/driverless/ras_perception/DL_training/RAS_DATASET/90012.jpg</text:p>
          </table:table-cell>
          <table:table-cell table:number-columns-repeated="6"/>
        </table:table-row>
        <table:table-row table:style-name="ro1">
          <table:table-cell office:value-type="float" office:value="90013" calcext:value-type="float">
            <text:p>90013</text:p>
          </table:table-cell>
          <table:table-cell/>
          <table:table-cell table:formula="of:=CONCATENATE(&quot;/home/driverless/ras_perception/DL_training/RAS_DATASET/&quot;;[.A282];&quot;.jpg&quot;)" office:value-type="string" office:string-value="/home/driverless/ras_perception/DL_training/RAS_DATASET/90013.jpg" calcext:value-type="string">
            <text:p>/home/driverless/ras_perception/DL_training/RAS_DATASET/90013.jpg</text:p>
          </table:table-cell>
          <table:table-cell table:number-columns-repeated="5"/>
          <table:table-cell office:value-type="string" calcext:value-type="string">
            <text:p>/home/driverless/ras_perception/DL_training/RAS_DATASET/90013.jpg</text:p>
          </table:table-cell>
          <table:table-cell table:number-columns-repeated="6"/>
        </table:table-row>
        <table:table-row table:style-name="ro1">
          <table:table-cell office:value-type="float" office:value="90014" calcext:value-type="float">
            <text:p>90014</text:p>
          </table:table-cell>
          <table:table-cell/>
          <table:table-cell table:formula="of:=CONCATENATE(&quot;/home/driverless/ras_perception/DL_training/RAS_DATASET/&quot;;[.A283];&quot;.jpg&quot;)" office:value-type="string" office:string-value="/home/driverless/ras_perception/DL_training/RAS_DATASET/90014.jpg" calcext:value-type="string">
            <text:p>/home/driverless/ras_perception/DL_training/RAS_DATASET/90014.jpg</text:p>
          </table:table-cell>
          <table:table-cell table:number-columns-repeated="5"/>
          <table:table-cell office:value-type="string" calcext:value-type="string">
            <text:p>/home/driverless/ras_perception/DL_training/RAS_DATASET/90014.jpg</text:p>
          </table:table-cell>
          <table:table-cell table:number-columns-repeated="6"/>
        </table:table-row>
        <table:table-row table:style-name="ro1">
          <table:table-cell office:value-type="float" office:value="90015" calcext:value-type="float">
            <text:p>90015</text:p>
          </table:table-cell>
          <table:table-cell/>
          <table:table-cell table:formula="of:=CONCATENATE(&quot;/home/driverless/ras_perception/DL_training/RAS_DATASET/&quot;;[.A284];&quot;.jpg&quot;)" office:value-type="string" office:string-value="/home/driverless/ras_perception/DL_training/RAS_DATASET/90015.jpg" calcext:value-type="string">
            <text:p>/home/driverless/ras_perception/DL_training/RAS_DATASET/90015.jpg</text:p>
          </table:table-cell>
          <table:table-cell table:number-columns-repeated="5"/>
          <table:table-cell office:value-type="string" calcext:value-type="string">
            <text:p>/home/driverless/ras_perception/DL_training/RAS_DATASET/90015.jpg</text:p>
          </table:table-cell>
          <table:table-cell table:number-columns-repeated="6"/>
        </table:table-row>
        <table:table-row table:style-name="ro1">
          <table:table-cell office:value-type="float" office:value="90016" calcext:value-type="float">
            <text:p>90016</text:p>
          </table:table-cell>
          <table:table-cell/>
          <table:table-cell table:formula="of:=CONCATENATE(&quot;/home/driverless/ras_perception/DL_training/RAS_DATASET/&quot;;[.A285];&quot;.jpg&quot;)" office:value-type="string" office:string-value="/home/driverless/ras_perception/DL_training/RAS_DATASET/90016.jpg" calcext:value-type="string">
            <text:p>/home/driverless/ras_perception/DL_training/RAS_DATASET/90016.jpg</text:p>
          </table:table-cell>
          <table:table-cell table:number-columns-repeated="5"/>
          <table:table-cell office:value-type="string" calcext:value-type="string">
            <text:p>/home/driverless/ras_perception/DL_training/RAS_DATASET/90016.jpg</text:p>
          </table:table-cell>
          <table:table-cell table:number-columns-repeated="6"/>
        </table:table-row>
        <table:table-row table:style-name="ro1">
          <table:table-cell office:value-type="float" office:value="90017" calcext:value-type="float">
            <text:p>90017</text:p>
          </table:table-cell>
          <table:table-cell/>
          <table:table-cell table:formula="of:=CONCATENATE(&quot;/home/driverless/ras_perception/DL_training/RAS_DATASET/&quot;;[.A286];&quot;.jpg&quot;)" office:value-type="string" office:string-value="/home/driverless/ras_perception/DL_training/RAS_DATASET/90017.jpg" calcext:value-type="string">
            <text:p>/home/driverless/ras_perception/DL_training/RAS_DATASET/90017.jpg</text:p>
          </table:table-cell>
          <table:table-cell table:number-columns-repeated="5"/>
          <table:table-cell office:value-type="string" calcext:value-type="string">
            <text:p>/home/driverless/ras_perception/DL_training/RAS_DATASET/90017.jpg</text:p>
          </table:table-cell>
          <table:table-cell table:number-columns-repeated="6"/>
        </table:table-row>
        <table:table-row table:style-name="ro1">
          <table:table-cell office:value-type="float" office:value="90018" calcext:value-type="float">
            <text:p>90018</text:p>
          </table:table-cell>
          <table:table-cell/>
          <table:table-cell table:formula="of:=CONCATENATE(&quot;/home/driverless/ras_perception/DL_training/RAS_DATASET/&quot;;[.A287];&quot;.jpg&quot;)" office:value-type="string" office:string-value="/home/driverless/ras_perception/DL_training/RAS_DATASET/90018.jpg" calcext:value-type="string">
            <text:p>/home/driverless/ras_perception/DL_training/RAS_DATASET/90018.jpg</text:p>
          </table:table-cell>
          <table:table-cell table:number-columns-repeated="5"/>
          <table:table-cell office:value-type="string" calcext:value-type="string">
            <text:p>/home/driverless/ras_perception/DL_training/RAS_DATASET/90018.jpg</text:p>
          </table:table-cell>
          <table:table-cell table:number-columns-repeated="6"/>
        </table:table-row>
        <table:table-row table:style-name="ro1">
          <table:table-cell office:value-type="float" office:value="90019" calcext:value-type="float">
            <text:p>90019</text:p>
          </table:table-cell>
          <table:table-cell/>
          <table:table-cell table:formula="of:=CONCATENATE(&quot;/home/driverless/ras_perception/DL_training/RAS_DATASET/&quot;;[.A288];&quot;.jpg&quot;)" office:value-type="string" office:string-value="/home/driverless/ras_perception/DL_training/RAS_DATASET/90019.jpg" calcext:value-type="string">
            <text:p>/home/driverless/ras_perception/DL_training/RAS_DATASET/90019.jpg</text:p>
          </table:table-cell>
          <table:table-cell table:number-columns-repeated="5"/>
          <table:table-cell office:value-type="string" calcext:value-type="string">
            <text:p>/home/driverless/ras_perception/DL_training/RAS_DATASET/90019.jpg</text:p>
          </table:table-cell>
          <table:table-cell table:number-columns-repeated="6"/>
        </table:table-row>
        <table:table-row table:style-name="ro1">
          <table:table-cell office:value-type="float" office:value="90020" calcext:value-type="float">
            <text:p>90020</text:p>
          </table:table-cell>
          <table:table-cell/>
          <table:table-cell table:formula="of:=CONCATENATE(&quot;/home/driverless/ras_perception/DL_training/RAS_DATASET/&quot;;[.A289];&quot;.jpg&quot;)" office:value-type="string" office:string-value="/home/driverless/ras_perception/DL_training/RAS_DATASET/90020.jpg" calcext:value-type="string">
            <text:p>/home/driverless/ras_perception/DL_training/RAS_DATASET/90020.jpg</text:p>
          </table:table-cell>
          <table:table-cell table:number-columns-repeated="5"/>
          <table:table-cell office:value-type="string" calcext:value-type="string">
            <text:p>/home/driverless/ras_perception/DL_training/RAS_DATASET/90020.jpg</text:p>
          </table:table-cell>
          <table:table-cell table:number-columns-repeated="6"/>
        </table:table-row>
        <table:table-row table:style-name="ro1">
          <table:table-cell office:value-type="float" office:value="90021" calcext:value-type="float">
            <text:p>90021</text:p>
          </table:table-cell>
          <table:table-cell/>
          <table:table-cell table:formula="of:=CONCATENATE(&quot;/home/driverless/ras_perception/DL_training/RAS_DATASET/&quot;;[.A290];&quot;.jpg&quot;)" office:value-type="string" office:string-value="/home/driverless/ras_perception/DL_training/RAS_DATASET/90021.jpg" calcext:value-type="string">
            <text:p>/home/driverless/ras_perception/DL_training/RAS_DATASET/90021.jpg</text:p>
          </table:table-cell>
          <table:table-cell table:number-columns-repeated="5"/>
          <table:table-cell office:value-type="string" calcext:value-type="string">
            <text:p>/home/driverless/ras_perception/DL_training/RAS_DATASET/90021.jpg</text:p>
          </table:table-cell>
          <table:table-cell table:number-columns-repeated="6"/>
        </table:table-row>
        <table:table-row table:style-name="ro1">
          <table:table-cell office:value-type="float" office:value="90023" calcext:value-type="float">
            <text:p>90023</text:p>
          </table:table-cell>
          <table:table-cell/>
          <table:table-cell table:formula="of:=CONCATENATE(&quot;/home/driverless/ras_perception/DL_training/RAS_DATASET/&quot;;[.A291];&quot;.jpg&quot;)" office:value-type="string" office:string-value="/home/driverless/ras_perception/DL_training/RAS_DATASET/90023.jpg" calcext:value-type="string">
            <text:p>/home/driverless/ras_perception/DL_training/RAS_DATASET/90023.jpg</text:p>
          </table:table-cell>
          <table:table-cell table:number-columns-repeated="5"/>
          <table:table-cell office:value-type="string" calcext:value-type="string">
            <text:p>/home/driverless/ras_perception/DL_training/RAS_DATASET/90023.jpg</text:p>
          </table:table-cell>
          <table:table-cell table:number-columns-repeated="6"/>
        </table:table-row>
        <table:table-row table:style-name="ro1">
          <table:table-cell office:value-type="float" office:value="90024" calcext:value-type="float">
            <text:p>90024</text:p>
          </table:table-cell>
          <table:table-cell/>
          <table:table-cell table:formula="of:=CONCATENATE(&quot;/home/driverless/ras_perception/DL_training/RAS_DATASET/&quot;;[.A292];&quot;.jpg&quot;)" office:value-type="string" office:string-value="/home/driverless/ras_perception/DL_training/RAS_DATASET/90024.jpg" calcext:value-type="string">
            <text:p>/home/driverless/ras_perception/DL_training/RAS_DATASET/90024.jpg</text:p>
          </table:table-cell>
          <table:table-cell table:number-columns-repeated="5"/>
          <table:table-cell office:value-type="string" calcext:value-type="string">
            <text:p>/home/driverless/ras_perception/DL_training/RAS_DATASET/90024.jpg</text:p>
          </table:table-cell>
          <table:table-cell table:number-columns-repeated="6"/>
        </table:table-row>
        <table:table-row table:style-name="ro1">
          <table:table-cell office:value-type="float" office:value="90025" calcext:value-type="float">
            <text:p>90025</text:p>
          </table:table-cell>
          <table:table-cell/>
          <table:table-cell table:formula="of:=CONCATENATE(&quot;/home/driverless/ras_perception/DL_training/RAS_DATASET/&quot;;[.A293];&quot;.jpg&quot;)" office:value-type="string" office:string-value="/home/driverless/ras_perception/DL_training/RAS_DATASET/90025.jpg" calcext:value-type="string">
            <text:p>/home/driverless/ras_perception/DL_training/RAS_DATASET/90025.jpg</text:p>
          </table:table-cell>
          <table:table-cell table:number-columns-repeated="5"/>
          <table:table-cell office:value-type="string" calcext:value-type="string">
            <text:p>/home/driverless/ras_perception/DL_training/RAS_DATASET/90025.jpg</text:p>
          </table:table-cell>
          <table:table-cell table:number-columns-repeated="6"/>
        </table:table-row>
        <table:table-row table:style-name="ro1">
          <table:table-cell office:value-type="float" office:value="90026" calcext:value-type="float">
            <text:p>90026</text:p>
          </table:table-cell>
          <table:table-cell/>
          <table:table-cell table:formula="of:=CONCATENATE(&quot;/home/driverless/ras_perception/DL_training/RAS_DATASET/&quot;;[.A294];&quot;.jpg&quot;)" office:value-type="string" office:string-value="/home/driverless/ras_perception/DL_training/RAS_DATASET/90026.jpg" calcext:value-type="string">
            <text:p>/home/driverless/ras_perception/DL_training/RAS_DATASET/90026.jpg</text:p>
          </table:table-cell>
          <table:table-cell table:number-columns-repeated="5"/>
          <table:table-cell office:value-type="string" calcext:value-type="string">
            <text:p>/home/driverless/ras_perception/DL_training/RAS_DATASET/90026.jpg</text:p>
          </table:table-cell>
          <table:table-cell table:number-columns-repeated="6"/>
        </table:table-row>
        <table:table-row table:style-name="ro1">
          <table:table-cell office:value-type="float" office:value="90027" calcext:value-type="float">
            <text:p>90027</text:p>
          </table:table-cell>
          <table:table-cell/>
          <table:table-cell table:formula="of:=CONCATENATE(&quot;/home/driverless/ras_perception/DL_training/RAS_DATASET/&quot;;[.A295];&quot;.jpg&quot;)" office:value-type="string" office:string-value="/home/driverless/ras_perception/DL_training/RAS_DATASET/90027.jpg" calcext:value-type="string">
            <text:p>/home/driverless/ras_perception/DL_training/RAS_DATASET/90027.jpg</text:p>
          </table:table-cell>
          <table:table-cell table:number-columns-repeated="5"/>
          <table:table-cell office:value-type="string" calcext:value-type="string">
            <text:p>/home/driverless/ras_perception/DL_training/RAS_DATASET/90027.jpg</text:p>
          </table:table-cell>
          <table:table-cell table:number-columns-repeated="6"/>
        </table:table-row>
        <table:table-row table:style-name="ro1">
          <table:table-cell office:value-type="float" office:value="90029" calcext:value-type="float">
            <text:p>90029</text:p>
          </table:table-cell>
          <table:table-cell/>
          <table:table-cell table:formula="of:=CONCATENATE(&quot;/home/driverless/ras_perception/DL_training/RAS_DATASET/&quot;;[.A296];&quot;.jpg&quot;)" office:value-type="string" office:string-value="/home/driverless/ras_perception/DL_training/RAS_DATASET/90029.jpg" calcext:value-type="string">
            <text:p>/home/driverless/ras_perception/DL_training/RAS_DATASET/90029.jpg</text:p>
          </table:table-cell>
          <table:table-cell table:number-columns-repeated="5"/>
          <table:table-cell office:value-type="string" calcext:value-type="string">
            <text:p>/home/driverless/ras_perception/DL_training/RAS_DATASET/90029.jpg</text:p>
          </table:table-cell>
          <table:table-cell table:number-columns-repeated="6"/>
        </table:table-row>
        <table:table-row table:style-name="ro1">
          <table:table-cell office:value-type="float" office:value="90030" calcext:value-type="float">
            <text:p>90030</text:p>
          </table:table-cell>
          <table:table-cell/>
          <table:table-cell table:formula="of:=CONCATENATE(&quot;/home/driverless/ras_perception/DL_training/RAS_DATASET/&quot;;[.A297];&quot;.jpg&quot;)" office:value-type="string" office:string-value="/home/driverless/ras_perception/DL_training/RAS_DATASET/90030.jpg" calcext:value-type="string">
            <text:p>/home/driverless/ras_perception/DL_training/RAS_DATASET/90030.jpg</text:p>
          </table:table-cell>
          <table:table-cell table:number-columns-repeated="5"/>
          <table:table-cell office:value-type="string" calcext:value-type="string">
            <text:p>/home/driverless/ras_perception/DL_training/RAS_DATASET/90030.jpg</text:p>
          </table:table-cell>
          <table:table-cell table:number-columns-repeated="6"/>
        </table:table-row>
        <table:table-row table:style-name="ro1">
          <table:table-cell office:value-type="float" office:value="100001" calcext:value-type="float">
            <text:p>100001</text:p>
          </table:table-cell>
          <table:table-cell/>
          <table:table-cell table:formula="of:=CONCATENATE(&quot;/home/driverless/ras_perception/DL_training/RAS_DATASET/&quot;;[.A298];&quot;.jpg&quot;)" office:value-type="string" office:string-value="/home/driverless/ras_perception/DL_training/RAS_DATASET/100001.jpg" calcext:value-type="string">
            <text:p>/home/driverless/ras_perception/DL_training/RAS_DATASET/100001.jpg</text:p>
          </table:table-cell>
          <table:table-cell table:number-columns-repeated="5"/>
          <table:table-cell office:value-type="string" calcext:value-type="string">
            <text:p>/home/driverless/ras_perception/DL_training/RAS_DATASET/100001.jpg</text:p>
          </table:table-cell>
          <table:table-cell table:number-columns-repeated="6"/>
        </table:table-row>
        <table:table-row table:style-name="ro1">
          <table:table-cell office:value-type="float" office:value="100002" calcext:value-type="float">
            <text:p>100002</text:p>
          </table:table-cell>
          <table:table-cell/>
          <table:table-cell table:formula="of:=CONCATENATE(&quot;/home/driverless/ras_perception/DL_training/RAS_DATASET/&quot;;[.A299];&quot;.jpg&quot;)" office:value-type="string" office:string-value="/home/driverless/ras_perception/DL_training/RAS_DATASET/100002.jpg" calcext:value-type="string">
            <text:p>/home/driverless/ras_perception/DL_training/RAS_DATASET/100002.jpg</text:p>
          </table:table-cell>
          <table:table-cell table:number-columns-repeated="5"/>
          <table:table-cell office:value-type="string" calcext:value-type="string">
            <text:p>/home/driverless/ras_perception/DL_training/RAS_DATASET/100002.jpg</text:p>
          </table:table-cell>
          <table:table-cell table:number-columns-repeated="6"/>
        </table:table-row>
        <table:table-row table:style-name="ro1">
          <table:table-cell office:value-type="float" office:value="100003" calcext:value-type="float">
            <text:p>100003</text:p>
          </table:table-cell>
          <table:table-cell/>
          <table:table-cell table:formula="of:=CONCATENATE(&quot;/home/driverless/ras_perception/DL_training/RAS_DATASET/&quot;;[.A300];&quot;.jpg&quot;)" office:value-type="string" office:string-value="/home/driverless/ras_perception/DL_training/RAS_DATASET/100003.jpg" calcext:value-type="string">
            <text:p>/home/driverless/ras_perception/DL_training/RAS_DATASET/100003.jpg</text:p>
          </table:table-cell>
          <table:table-cell table:number-columns-repeated="5"/>
          <table:table-cell office:value-type="string" calcext:value-type="string">
            <text:p>/home/driverless/ras_perception/DL_training/RAS_DATASET/100003.jpg</text:p>
          </table:table-cell>
          <table:table-cell table:number-columns-repeated="6"/>
        </table:table-row>
        <table:table-row table:style-name="ro1">
          <table:table-cell office:value-type="float" office:value="100004" calcext:value-type="float">
            <text:p>100004</text:p>
          </table:table-cell>
          <table:table-cell/>
          <table:table-cell table:formula="of:=CONCATENATE(&quot;/home/driverless/ras_perception/DL_training/RAS_DATASET/&quot;;[.A301];&quot;.jpg&quot;)" office:value-type="string" office:string-value="/home/driverless/ras_perception/DL_training/RAS_DATASET/100004.jpg" calcext:value-type="string">
            <text:p>/home/driverless/ras_perception/DL_training/RAS_DATASET/100004.jpg</text:p>
          </table:table-cell>
          <table:table-cell table:number-columns-repeated="5"/>
          <table:table-cell office:value-type="string" calcext:value-type="string">
            <text:p>/home/driverless/ras_perception/DL_training/RAS_DATASET/100004.jpg</text:p>
          </table:table-cell>
          <table:table-cell table:number-columns-repeated="6"/>
        </table:table-row>
        <table:table-row table:style-name="ro1">
          <table:table-cell office:value-type="float" office:value="100005" calcext:value-type="float">
            <text:p>100005</text:p>
          </table:table-cell>
          <table:table-cell/>
          <table:table-cell table:formula="of:=CONCATENATE(&quot;/home/driverless/ras_perception/DL_training/RAS_DATASET/&quot;;[.A302];&quot;.jpg&quot;)" office:value-type="string" office:string-value="/home/driverless/ras_perception/DL_training/RAS_DATASET/100005.jpg" calcext:value-type="string">
            <text:p>/home/driverless/ras_perception/DL_training/RAS_DATASET/100005.jpg</text:p>
          </table:table-cell>
          <table:table-cell table:number-columns-repeated="5"/>
          <table:table-cell office:value-type="string" calcext:value-type="string">
            <text:p>/home/driverless/ras_perception/DL_training/RAS_DATASET/100005.jpg</text:p>
          </table:table-cell>
          <table:table-cell table:number-columns-repeated="6"/>
        </table:table-row>
        <table:table-row table:style-name="ro1">
          <table:table-cell office:value-type="float" office:value="100006" calcext:value-type="float">
            <text:p>100006</text:p>
          </table:table-cell>
          <table:table-cell/>
          <table:table-cell table:formula="of:=CONCATENATE(&quot;/home/driverless/ras_perception/DL_training/RAS_DATASET/&quot;;[.A303];&quot;.jpg&quot;)" office:value-type="string" office:string-value="/home/driverless/ras_perception/DL_training/RAS_DATASET/100006.jpg" calcext:value-type="string">
            <text:p>/home/driverless/ras_perception/DL_training/RAS_DATASET/100006.jpg</text:p>
          </table:table-cell>
          <table:table-cell table:number-columns-repeated="5"/>
          <table:table-cell office:value-type="string" calcext:value-type="string">
            <text:p>/home/driverless/ras_perception/DL_training/RAS_DATASET/100006.jpg</text:p>
          </table:table-cell>
          <table:table-cell table:number-columns-repeated="6"/>
        </table:table-row>
        <table:table-row table:style-name="ro1">
          <table:table-cell office:value-type="float" office:value="100007" calcext:value-type="float">
            <text:p>100007</text:p>
          </table:table-cell>
          <table:table-cell/>
          <table:table-cell table:formula="of:=CONCATENATE(&quot;/home/driverless/ras_perception/DL_training/RAS_DATASET/&quot;;[.A304];&quot;.jpg&quot;)" office:value-type="string" office:string-value="/home/driverless/ras_perception/DL_training/RAS_DATASET/100007.jpg" calcext:value-type="string">
            <text:p>/home/driverless/ras_perception/DL_training/RAS_DATASET/100007.jpg</text:p>
          </table:table-cell>
          <table:table-cell table:number-columns-repeated="5"/>
          <table:table-cell office:value-type="string" calcext:value-type="string">
            <text:p>/home/driverless/ras_perception/DL_training/RAS_DATASET/100007.jpg</text:p>
          </table:table-cell>
          <table:table-cell table:number-columns-repeated="6"/>
        </table:table-row>
        <table:table-row table:style-name="ro1">
          <table:table-cell office:value-type="float" office:value="100008" calcext:value-type="float">
            <text:p>100008</text:p>
          </table:table-cell>
          <table:table-cell/>
          <table:table-cell table:formula="of:=CONCATENATE(&quot;/home/driverless/ras_perception/DL_training/RAS_DATASET/&quot;;[.A305];&quot;.jpg&quot;)" office:value-type="string" office:string-value="/home/driverless/ras_perception/DL_training/RAS_DATASET/100008.jpg" calcext:value-type="string">
            <text:p>/home/driverless/ras_perception/DL_training/RAS_DATASET/100008.jpg</text:p>
          </table:table-cell>
          <table:table-cell table:number-columns-repeated="5"/>
          <table:table-cell office:value-type="string" calcext:value-type="string">
            <text:p>/home/driverless/ras_perception/DL_training/RAS_DATASET/100008.jpg</text:p>
          </table:table-cell>
          <table:table-cell table:number-columns-repeated="6"/>
        </table:table-row>
        <table:table-row table:style-name="ro1">
          <table:table-cell office:value-type="float" office:value="100009" calcext:value-type="float">
            <text:p>100009</text:p>
          </table:table-cell>
          <table:table-cell/>
          <table:table-cell table:formula="of:=CONCATENATE(&quot;/home/driverless/ras_perception/DL_training/RAS_DATASET/&quot;;[.A306];&quot;.jpg&quot;)" office:value-type="string" office:string-value="/home/driverless/ras_perception/DL_training/RAS_DATASET/100009.jpg" calcext:value-type="string">
            <text:p>/home/driverless/ras_perception/DL_training/RAS_DATASET/100009.jpg</text:p>
          </table:table-cell>
          <table:table-cell table:number-columns-repeated="5"/>
          <table:table-cell office:value-type="string" calcext:value-type="string">
            <text:p>/home/driverless/ras_perception/DL_training/RAS_DATASET/100009.jpg</text:p>
          </table:table-cell>
          <table:table-cell table:number-columns-repeated="6"/>
        </table:table-row>
        <table:table-row table:style-name="ro1">
          <table:table-cell office:value-type="float" office:value="100010" calcext:value-type="float">
            <text:p>100010</text:p>
          </table:table-cell>
          <table:table-cell/>
          <table:table-cell table:formula="of:=CONCATENATE(&quot;/home/driverless/ras_perception/DL_training/RAS_DATASET/&quot;;[.A307];&quot;.jpg&quot;)" office:value-type="string" office:string-value="/home/driverless/ras_perception/DL_training/RAS_DATASET/100010.jpg" calcext:value-type="string">
            <text:p>/home/driverless/ras_perception/DL_training/RAS_DATASET/100010.jpg</text:p>
          </table:table-cell>
          <table:table-cell table:number-columns-repeated="5"/>
          <table:table-cell office:value-type="string" calcext:value-type="string">
            <text:p>/home/driverless/ras_perception/DL_training/RAS_DATASET/100010.jpg</text:p>
          </table:table-cell>
          <table:table-cell table:number-columns-repeated="6"/>
        </table:table-row>
        <table:table-row table:style-name="ro1">
          <table:table-cell office:value-type="float" office:value="100011" calcext:value-type="float">
            <text:p>100011</text:p>
          </table:table-cell>
          <table:table-cell/>
          <table:table-cell table:formula="of:=CONCATENATE(&quot;/home/driverless/ras_perception/DL_training/RAS_DATASET/&quot;;[.A308];&quot;.jpg&quot;)" office:value-type="string" office:string-value="/home/driverless/ras_perception/DL_training/RAS_DATASET/100011.jpg" calcext:value-type="string">
            <text:p>/home/driverless/ras_perception/DL_training/RAS_DATASET/100011.jpg</text:p>
          </table:table-cell>
          <table:table-cell table:number-columns-repeated="5"/>
          <table:table-cell office:value-type="string" calcext:value-type="string">
            <text:p>/home/driverless/ras_perception/DL_training/RAS_DATASET/100011.jpg</text:p>
          </table:table-cell>
          <table:table-cell table:number-columns-repeated="6"/>
        </table:table-row>
        <table:table-row table:style-name="ro1">
          <table:table-cell office:value-type="float" office:value="100012" calcext:value-type="float">
            <text:p>100012</text:p>
          </table:table-cell>
          <table:table-cell/>
          <table:table-cell table:formula="of:=CONCATENATE(&quot;/home/driverless/ras_perception/DL_training/RAS_DATASET/&quot;;[.A309];&quot;.jpg&quot;)" office:value-type="string" office:string-value="/home/driverless/ras_perception/DL_training/RAS_DATASET/100012.jpg" calcext:value-type="string">
            <text:p>/home/driverless/ras_perception/DL_training/RAS_DATASET/100012.jpg</text:p>
          </table:table-cell>
          <table:table-cell table:number-columns-repeated="12"/>
        </table:table-row>
        <table:table-row table:style-name="ro1">
          <table:table-cell office:value-type="float" office:value="100013" calcext:value-type="float">
            <text:p>100013</text:p>
          </table:table-cell>
          <table:table-cell/>
          <table:table-cell table:formula="of:=CONCATENATE(&quot;/home/driverless/ras_perception/DL_training/RAS_DATASET/&quot;;[.A310];&quot;.jpg&quot;)" office:value-type="string" office:string-value="/home/driverless/ras_perception/DL_training/RAS_DATASET/100013.jpg" calcext:value-type="string">
            <text:p>/home/driverless/ras_perception/DL_training/RAS_DATASET/100013.jpg</text:p>
          </table:table-cell>
          <table:table-cell table:number-columns-repeated="5"/>
          <table:table-cell office:value-type="string" calcext:value-type="string">
            <text:p>/home/driverless/ras_perception/DL_training/RAS_DATASET/100013.jpg</text:p>
          </table:table-cell>
          <table:table-cell table:number-columns-repeated="6"/>
        </table:table-row>
        <table:table-row table:style-name="ro1">
          <table:table-cell office:value-type="float" office:value="100014" calcext:value-type="float">
            <text:p>100014</text:p>
          </table:table-cell>
          <table:table-cell/>
          <table:table-cell table:formula="of:=CONCATENATE(&quot;/home/driverless/ras_perception/DL_training/RAS_DATASET/&quot;;[.A311];&quot;.jpg&quot;)" office:value-type="string" office:string-value="/home/driverless/ras_perception/DL_training/RAS_DATASET/100014.jpg" calcext:value-type="string">
            <text:p>/home/driverless/ras_perception/DL_training/RAS_DATASET/100014.jpg</text:p>
          </table:table-cell>
          <table:table-cell table:number-columns-repeated="5"/>
          <table:table-cell office:value-type="string" calcext:value-type="string">
            <text:p>/home/driverless/ras_perception/DL_training/RAS_DATASET/100014.jpg</text:p>
          </table:table-cell>
          <table:table-cell table:number-columns-repeated="6"/>
        </table:table-row>
        <table:table-row table:style-name="ro1">
          <table:table-cell office:value-type="float" office:value="100016" calcext:value-type="float">
            <text:p>100016</text:p>
          </table:table-cell>
          <table:table-cell/>
          <table:table-cell table:formula="of:=CONCATENATE(&quot;/home/driverless/ras_perception/DL_training/RAS_DATASET/&quot;;[.A312];&quot;.jpg&quot;)" office:value-type="string" office:string-value="/home/driverless/ras_perception/DL_training/RAS_DATASET/100016.jpg" calcext:value-type="string">
            <text:p>/home/driverless/ras_perception/DL_training/RAS_DATASET/100016.jpg</text:p>
          </table:table-cell>
          <table:table-cell table:number-columns-repeated="5"/>
          <table:table-cell office:value-type="string" calcext:value-type="string">
            <text:p>/home/driverless/ras_perception/DL_training/RAS_DATASET/100016.jpg</text:p>
          </table:table-cell>
          <table:table-cell table:number-columns-repeated="6"/>
        </table:table-row>
        <table:table-row table:style-name="ro1">
          <table:table-cell office:value-type="float" office:value="100017" calcext:value-type="float">
            <text:p>100017</text:p>
          </table:table-cell>
          <table:table-cell/>
          <table:table-cell table:formula="of:=CONCATENATE(&quot;/home/driverless/ras_perception/DL_training/RAS_DATASET/&quot;;[.A313];&quot;.jpg&quot;)" office:value-type="string" office:string-value="/home/driverless/ras_perception/DL_training/RAS_DATASET/100017.jpg" calcext:value-type="string">
            <text:p>/home/driverless/ras_perception/DL_training/RAS_DATASET/100017.jpg</text:p>
          </table:table-cell>
          <table:table-cell table:number-columns-repeated="5"/>
          <table:table-cell office:value-type="string" calcext:value-type="string">
            <text:p>/home/driverless/ras_perception/DL_training/RAS_DATASET/100017.jpg</text:p>
          </table:table-cell>
          <table:table-cell table:number-columns-repeated="6"/>
        </table:table-row>
        <table:table-row table:style-name="ro1">
          <table:table-cell office:value-type="float" office:value="100018" calcext:value-type="float">
            <text:p>100018</text:p>
          </table:table-cell>
          <table:table-cell/>
          <table:table-cell table:formula="of:=CONCATENATE(&quot;/home/driverless/ras_perception/DL_training/RAS_DATASET/&quot;;[.A314];&quot;.jpg&quot;)" office:value-type="string" office:string-value="/home/driverless/ras_perception/DL_training/RAS_DATASET/100018.jpg" calcext:value-type="string">
            <text:p>/home/driverless/ras_perception/DL_training/RAS_DATASET/100018.jpg</text:p>
          </table:table-cell>
          <table:table-cell table:number-columns-repeated="5"/>
          <table:table-cell office:value-type="string" calcext:value-type="string">
            <text:p>/home/driverless/ras_perception/DL_training/RAS_DATASET/100018.jpg</text:p>
          </table:table-cell>
          <table:table-cell table:number-columns-repeated="6"/>
        </table:table-row>
        <table:table-row table:style-name="ro1">
          <table:table-cell office:value-type="float" office:value="100019" calcext:value-type="float">
            <text:p>100019</text:p>
          </table:table-cell>
          <table:table-cell/>
          <table:table-cell table:formula="of:=CONCATENATE(&quot;/home/driverless/ras_perception/DL_training/RAS_DATASET/&quot;;[.A315];&quot;.jpg&quot;)" office:value-type="string" office:string-value="/home/driverless/ras_perception/DL_training/RAS_DATASET/100019.jpg" calcext:value-type="string">
            <text:p>/home/driverless/ras_perception/DL_training/RAS_DATASET/100019.jpg</text:p>
          </table:table-cell>
          <table:table-cell table:number-columns-repeated="5"/>
          <table:table-cell office:value-type="string" calcext:value-type="string">
            <text:p>/home/driverless/ras_perception/DL_training/RAS_DATASET/100019.jpg</text:p>
          </table:table-cell>
          <table:table-cell table:number-columns-repeated="6"/>
        </table:table-row>
        <table:table-row table:style-name="ro1">
          <table:table-cell office:value-type="float" office:value="100020" calcext:value-type="float">
            <text:p>100020</text:p>
          </table:table-cell>
          <table:table-cell/>
          <table:table-cell table:formula="of:=CONCATENATE(&quot;/home/driverless/ras_perception/DL_training/RAS_DATASET/&quot;;[.A316];&quot;.jpg&quot;)" office:value-type="string" office:string-value="/home/driverless/ras_perception/DL_training/RAS_DATASET/100020.jpg" calcext:value-type="string">
            <text:p>/home/driverless/ras_perception/DL_training/RAS_DATASET/100020.jpg</text:p>
          </table:table-cell>
          <table:table-cell table:number-columns-repeated="5"/>
          <table:table-cell office:value-type="string" calcext:value-type="string">
            <text:p>/home/driverless/ras_perception/DL_training/RAS_DATASET/100020.jpg</text:p>
          </table:table-cell>
          <table:table-cell table:number-columns-repeated="6"/>
        </table:table-row>
        <table:table-row table:style-name="ro1">
          <table:table-cell office:value-type="float" office:value="100021" calcext:value-type="float">
            <text:p>100021</text:p>
          </table:table-cell>
          <table:table-cell/>
          <table:table-cell table:formula="of:=CONCATENATE(&quot;/home/driverless/ras_perception/DL_training/RAS_DATASET/&quot;;[.A317];&quot;.jpg&quot;)" office:value-type="string" office:string-value="/home/driverless/ras_perception/DL_training/RAS_DATASET/100021.jpg" calcext:value-type="string">
            <text:p>/home/driverless/ras_perception/DL_training/RAS_DATASET/100021.jpg</text:p>
          </table:table-cell>
          <table:table-cell table:number-columns-repeated="5"/>
          <table:table-cell office:value-type="string" calcext:value-type="string">
            <text:p>/home/driverless/ras_perception/DL_training/RAS_DATASET/100021.jpg</text:p>
          </table:table-cell>
          <table:table-cell table:number-columns-repeated="6"/>
        </table:table-row>
        <table:table-row table:style-name="ro1">
          <table:table-cell office:value-type="float" office:value="100022" calcext:value-type="float">
            <text:p>100022</text:p>
          </table:table-cell>
          <table:table-cell/>
          <table:table-cell table:formula="of:=CONCATENATE(&quot;/home/driverless/ras_perception/DL_training/RAS_DATASET/&quot;;[.A318];&quot;.jpg&quot;)" office:value-type="string" office:string-value="/home/driverless/ras_perception/DL_training/RAS_DATASET/100022.jpg" calcext:value-type="string">
            <text:p>/home/driverless/ras_perception/DL_training/RAS_DATASET/100022.jpg</text:p>
          </table:table-cell>
          <table:table-cell table:number-columns-repeated="5"/>
          <table:table-cell office:value-type="string" calcext:value-type="string">
            <text:p>/home/driverless/ras_perception/DL_training/RAS_DATASET/100022.jpg</text:p>
          </table:table-cell>
          <table:table-cell table:number-columns-repeated="6"/>
        </table:table-row>
        <table:table-row table:style-name="ro1">
          <table:table-cell office:value-type="float" office:value="100024" calcext:value-type="float">
            <text:p>100024</text:p>
          </table:table-cell>
          <table:table-cell/>
          <table:table-cell table:formula="of:=CONCATENATE(&quot;/home/driverless/ras_perception/DL_training/RAS_DATASET/&quot;;[.A319];&quot;.jpg&quot;)" office:value-type="string" office:string-value="/home/driverless/ras_perception/DL_training/RAS_DATASET/100024.jpg" calcext:value-type="string">
            <text:p>/home/driverless/ras_perception/DL_training/RAS_DATASET/100024.jpg</text:p>
          </table:table-cell>
          <table:table-cell table:number-columns-repeated="5"/>
          <table:table-cell office:value-type="string" calcext:value-type="string">
            <text:p>/home/driverless/ras_perception/DL_training/RAS_DATASET/100024.jpg</text:p>
          </table:table-cell>
          <table:table-cell table:number-columns-repeated="6"/>
        </table:table-row>
        <table:table-row table:style-name="ro1">
          <table:table-cell office:value-type="float" office:value="100025" calcext:value-type="float">
            <text:p>100025</text:p>
          </table:table-cell>
          <table:table-cell/>
          <table:table-cell table:formula="of:=CONCATENATE(&quot;/home/driverless/ras_perception/DL_training/RAS_DATASET/&quot;;[.A320];&quot;.jpg&quot;)" office:value-type="string" office:string-value="/home/driverless/ras_perception/DL_training/RAS_DATASET/100025.jpg" calcext:value-type="string">
            <text:p>/home/driverless/ras_perception/DL_training/RAS_DATASET/100025.jpg</text:p>
          </table:table-cell>
          <table:table-cell table:number-columns-repeated="5"/>
          <table:table-cell office:value-type="string" calcext:value-type="string">
            <text:p>/home/driverless/ras_perception/DL_training/RAS_DATASET/100025.jpg</text:p>
          </table:table-cell>
          <table:table-cell table:number-columns-repeated="6"/>
        </table:table-row>
        <table:table-row table:style-name="ro1">
          <table:table-cell office:value-type="float" office:value="100026" calcext:value-type="float">
            <text:p>100026</text:p>
          </table:table-cell>
          <table:table-cell/>
          <table:table-cell table:formula="of:=CONCATENATE(&quot;/home/driverless/ras_perception/DL_training/RAS_DATASET/&quot;;[.A321];&quot;.jpg&quot;)" office:value-type="string" office:string-value="/home/driverless/ras_perception/DL_training/RAS_DATASET/100026.jpg" calcext:value-type="string">
            <text:p>/home/driverless/ras_perception/DL_training/RAS_DATASET/100026.jpg</text:p>
          </table:table-cell>
          <table:table-cell table:number-columns-repeated="5"/>
          <table:table-cell office:value-type="string" calcext:value-type="string">
            <text:p>/home/driverless/ras_perception/DL_training/RAS_DATASET/100026.jpg</text:p>
          </table:table-cell>
          <table:table-cell table:number-columns-repeated="6"/>
        </table:table-row>
        <table:table-row table:style-name="ro1">
          <table:table-cell office:value-type="float" office:value="100027" calcext:value-type="float">
            <text:p>100027</text:p>
          </table:table-cell>
          <table:table-cell/>
          <table:table-cell table:formula="of:=CONCATENATE(&quot;/home/driverless/ras_perception/DL_training/RAS_DATASET/&quot;;[.A322];&quot;.jpg&quot;)" office:value-type="string" office:string-value="/home/driverless/ras_perception/DL_training/RAS_DATASET/100027.jpg" calcext:value-type="string">
            <text:p>/home/driverless/ras_perception/DL_training/RAS_DATASET/100027.jpg</text:p>
          </table:table-cell>
          <table:table-cell table:number-columns-repeated="5"/>
          <table:table-cell office:value-type="string" calcext:value-type="string">
            <text:p>/home/driverless/ras_perception/DL_training/RAS_DATASET/100027.jpg</text:p>
          </table:table-cell>
          <table:table-cell table:number-columns-repeated="6"/>
        </table:table-row>
        <table:table-row table:style-name="ro1">
          <table:table-cell office:value-type="float" office:value="100028" calcext:value-type="float">
            <text:p>100028</text:p>
          </table:table-cell>
          <table:table-cell/>
          <table:table-cell table:formula="of:=CONCATENATE(&quot;/home/driverless/ras_perception/DL_training/RAS_DATASET/&quot;;[.A323];&quot;.jpg&quot;)" office:value-type="string" office:string-value="/home/driverless/ras_perception/DL_training/RAS_DATASET/100028.jpg" calcext:value-type="string">
            <text:p>/home/driverless/ras_perception/DL_training/RAS_DATASET/100028.jpg</text:p>
          </table:table-cell>
          <table:table-cell table:number-columns-repeated="5"/>
          <table:table-cell office:value-type="string" calcext:value-type="string">
            <text:p>/home/driverless/ras_perception/DL_training/RAS_DATASET/100028.jpg</text:p>
          </table:table-cell>
          <table:table-cell table:number-columns-repeated="6"/>
        </table:table-row>
        <table:table-row table:style-name="ro1">
          <table:table-cell office:value-type="float" office:value="100029" calcext:value-type="float">
            <text:p>100029</text:p>
          </table:table-cell>
          <table:table-cell/>
          <table:table-cell table:formula="of:=CONCATENATE(&quot;/home/driverless/ras_perception/DL_training/RAS_DATASET/&quot;;[.A324];&quot;.jpg&quot;)" office:value-type="string" office:string-value="/home/driverless/ras_perception/DL_training/RAS_DATASET/100029.jpg" calcext:value-type="string">
            <text:p>/home/driverless/ras_perception/DL_training/RAS_DATASET/100029.jpg</text:p>
          </table:table-cell>
          <table:table-cell table:number-columns-repeated="5"/>
          <table:table-cell office:value-type="string" calcext:value-type="string">
            <text:p>/home/driverless/ras_perception/DL_training/RAS_DATASET/100029.jpg</text:p>
          </table:table-cell>
          <table:table-cell table:number-columns-repeated="6"/>
        </table:table-row>
        <table:table-row table:style-name="ro1">
          <table:table-cell office:value-type="float" office:value="100030" calcext:value-type="float">
            <text:p>100030</text:p>
          </table:table-cell>
          <table:table-cell/>
          <table:table-cell table:formula="of:=CONCATENATE(&quot;/home/driverless/ras_perception/DL_training/RAS_DATASET/&quot;;[.A325];&quot;.jpg&quot;)" office:value-type="string" office:string-value="/home/driverless/ras_perception/DL_training/RAS_DATASET/100030.jpg" calcext:value-type="string">
            <text:p>/home/driverless/ras_perception/DL_training/RAS_DATASET/100030.jpg</text:p>
          </table:table-cell>
          <table:table-cell table:number-columns-repeated="5"/>
          <table:table-cell office:value-type="string" calcext:value-type="string">
            <text:p>/home/driverless/ras_perception/DL_training/RAS_DATASET/100030.jpg</text:p>
          </table:table-cell>
          <table:table-cell table:number-columns-repeated="6"/>
        </table:table-row>
        <table:table-row table:style-name="ro1">
          <table:table-cell office:value-type="float" office:value="100031" calcext:value-type="float">
            <text:p>100031</text:p>
          </table:table-cell>
          <table:table-cell/>
          <table:table-cell table:formula="of:=CONCATENATE(&quot;/home/driverless/ras_perception/DL_training/RAS_DATASET/&quot;;[.A326];&quot;.jpg&quot;)" office:value-type="string" office:string-value="/home/driverless/ras_perception/DL_training/RAS_DATASET/100031.jpg" calcext:value-type="string">
            <text:p>/home/driverless/ras_perception/DL_training/RAS_DATASET/100031.jpg</text:p>
          </table:table-cell>
          <table:table-cell table:number-columns-repeated="5"/>
          <table:table-cell office:value-type="string" calcext:value-type="string">
            <text:p>/home/driverless/ras_perception/DL_training/RAS_DATASET/100031.jpg</text:p>
          </table:table-cell>
          <table:table-cell table:number-columns-repeated="6"/>
        </table:table-row>
        <table:table-row table:style-name="ro1">
          <table:table-cell office:value-type="float" office:value="110001" calcext:value-type="float">
            <text:p>110001</text:p>
          </table:table-cell>
          <table:table-cell/>
          <table:table-cell table:formula="of:=CONCATENATE(&quot;/home/driverless/ras_perception/DL_training/RAS_DATASET/&quot;;[.A327];&quot;.jpg&quot;)" office:value-type="string" office:string-value="/home/driverless/ras_perception/DL_training/RAS_DATASET/110001.jpg" calcext:value-type="string">
            <text:p>/home/driverless/ras_perception/DL_training/RAS_DATASET/110001.jpg</text:p>
          </table:table-cell>
          <table:table-cell table:number-columns-repeated="5"/>
          <table:table-cell office:value-type="string" calcext:value-type="string">
            <text:p>/home/driverless/ras_perception/DL_training/RAS_DATASET/110001.jpg</text:p>
          </table:table-cell>
          <table:table-cell table:number-columns-repeated="6"/>
        </table:table-row>
        <table:table-row table:style-name="ro1">
          <table:table-cell office:value-type="float" office:value="110002" calcext:value-type="float">
            <text:p>110002</text:p>
          </table:table-cell>
          <table:table-cell/>
          <table:table-cell table:formula="of:=CONCATENATE(&quot;/home/driverless/ras_perception/DL_training/RAS_DATASET/&quot;;[.A328];&quot;.jpg&quot;)" office:value-type="string" office:string-value="/home/driverless/ras_perception/DL_training/RAS_DATASET/110002.jpg" calcext:value-type="string">
            <text:p>/home/driverless/ras_perception/DL_training/RAS_DATASET/110002.jpg</text:p>
          </table:table-cell>
          <table:table-cell table:number-columns-repeated="5"/>
          <table:table-cell office:value-type="string" calcext:value-type="string">
            <text:p>/home/driverless/ras_perception/DL_training/RAS_DATASET/110002.jpg</text:p>
          </table:table-cell>
          <table:table-cell table:number-columns-repeated="6"/>
        </table:table-row>
        <table:table-row table:style-name="ro1">
          <table:table-cell office:value-type="float" office:value="110003" calcext:value-type="float">
            <text:p>110003</text:p>
          </table:table-cell>
          <table:table-cell/>
          <table:table-cell table:formula="of:=CONCATENATE(&quot;/home/driverless/ras_perception/DL_training/RAS_DATASET/&quot;;[.A329];&quot;.jpg&quot;)" office:value-type="string" office:string-value="/home/driverless/ras_perception/DL_training/RAS_DATASET/110003.jpg" calcext:value-type="string">
            <text:p>/home/driverless/ras_perception/DL_training/RAS_DATASET/110003.jpg</text:p>
          </table:table-cell>
          <table:table-cell table:number-columns-repeated="5"/>
          <table:table-cell office:value-type="string" calcext:value-type="string">
            <text:p>/home/driverless/ras_perception/DL_training/RAS_DATASET/110003.jpg</text:p>
          </table:table-cell>
          <table:table-cell table:number-columns-repeated="6"/>
        </table:table-row>
        <table:table-row table:style-name="ro1">
          <table:table-cell office:value-type="float" office:value="110004" calcext:value-type="float">
            <text:p>110004</text:p>
          </table:table-cell>
          <table:table-cell/>
          <table:table-cell table:formula="of:=CONCATENATE(&quot;/home/driverless/ras_perception/DL_training/RAS_DATASET/&quot;;[.A330];&quot;.jpg&quot;)" office:value-type="string" office:string-value="/home/driverless/ras_perception/DL_training/RAS_DATASET/110004.jpg" calcext:value-type="string">
            <text:p>/home/driverless/ras_perception/DL_training/RAS_DATASET/110004.jpg</text:p>
          </table:table-cell>
          <table:table-cell table:number-columns-repeated="5"/>
          <table:table-cell office:value-type="string" calcext:value-type="string">
            <text:p>/home/driverless/ras_perception/DL_training/RAS_DATASET/110004.jpg</text:p>
          </table:table-cell>
          <table:table-cell table:number-columns-repeated="6"/>
        </table:table-row>
        <table:table-row table:style-name="ro1">
          <table:table-cell office:value-type="float" office:value="110005" calcext:value-type="float">
            <text:p>110005</text:p>
          </table:table-cell>
          <table:table-cell/>
          <table:table-cell table:formula="of:=CONCATENATE(&quot;/home/driverless/ras_perception/DL_training/RAS_DATASET/&quot;;[.A331];&quot;.jpg&quot;)" office:value-type="string" office:string-value="/home/driverless/ras_perception/DL_training/RAS_DATASET/110005.jpg" calcext:value-type="string">
            <text:p>/home/driverless/ras_perception/DL_training/RAS_DATASET/110005.jpg</text:p>
          </table:table-cell>
          <table:table-cell table:number-columns-repeated="5"/>
          <table:table-cell office:value-type="string" calcext:value-type="string">
            <text:p>/home/driverless/ras_perception/DL_training/RAS_DATASET/110005.jpg</text:p>
          </table:table-cell>
          <table:table-cell table:number-columns-repeated="6"/>
        </table:table-row>
        <table:table-row table:style-name="ro1">
          <table:table-cell office:value-type="float" office:value="110006" calcext:value-type="float">
            <text:p>110006</text:p>
          </table:table-cell>
          <table:table-cell/>
          <table:table-cell table:formula="of:=CONCATENATE(&quot;/home/driverless/ras_perception/DL_training/RAS_DATASET/&quot;;[.A332];&quot;.jpg&quot;)" office:value-type="string" office:string-value="/home/driverless/ras_perception/DL_training/RAS_DATASET/110006.jpg" calcext:value-type="string">
            <text:p>/home/driverless/ras_perception/DL_training/RAS_DATASET/110006.jpg</text:p>
          </table:table-cell>
          <table:table-cell table:number-columns-repeated="5"/>
          <table:table-cell office:value-type="string" calcext:value-type="string">
            <text:p>/home/driverless/ras_perception/DL_training/RAS_DATASET/110006.jpg</text:p>
          </table:table-cell>
          <table:table-cell table:number-columns-repeated="6"/>
        </table:table-row>
        <table:table-row table:style-name="ro1">
          <table:table-cell office:value-type="float" office:value="110007" calcext:value-type="float">
            <text:p>110007</text:p>
          </table:table-cell>
          <table:table-cell/>
          <table:table-cell table:formula="of:=CONCATENATE(&quot;/home/driverless/ras_perception/DL_training/RAS_DATASET/&quot;;[.A333];&quot;.jpg&quot;)" office:value-type="string" office:string-value="/home/driverless/ras_perception/DL_training/RAS_DATASET/110007.jpg" calcext:value-type="string">
            <text:p>/home/driverless/ras_perception/DL_training/RAS_DATASET/110007.jpg</text:p>
          </table:table-cell>
          <table:table-cell table:number-columns-repeated="5"/>
          <table:table-cell office:value-type="string" calcext:value-type="string">
            <text:p>/home/driverless/ras_perception/DL_training/RAS_DATASET/110007.jpg</text:p>
          </table:table-cell>
          <table:table-cell table:number-columns-repeated="6"/>
        </table:table-row>
        <table:table-row table:style-name="ro1">
          <table:table-cell office:value-type="float" office:value="110008" calcext:value-type="float">
            <text:p>110008</text:p>
          </table:table-cell>
          <table:table-cell/>
          <table:table-cell table:formula="of:=CONCATENATE(&quot;/home/driverless/ras_perception/DL_training/RAS_DATASET/&quot;;[.A334];&quot;.jpg&quot;)" office:value-type="string" office:string-value="/home/driverless/ras_perception/DL_training/RAS_DATASET/110008.jpg" calcext:value-type="string">
            <text:p>/home/driverless/ras_perception/DL_training/RAS_DATASET/110008.jpg</text:p>
          </table:table-cell>
          <table:table-cell table:number-columns-repeated="5"/>
          <table:table-cell office:value-type="string" calcext:value-type="string">
            <text:p>/home/driverless/ras_perception/DL_training/RAS_DATASET/110008.jpg</text:p>
          </table:table-cell>
          <table:table-cell table:number-columns-repeated="6"/>
        </table:table-row>
        <table:table-row table:style-name="ro1">
          <table:table-cell office:value-type="float" office:value="110009" calcext:value-type="float">
            <text:p>110009</text:p>
          </table:table-cell>
          <table:table-cell/>
          <table:table-cell table:formula="of:=CONCATENATE(&quot;/home/driverless/ras_perception/DL_training/RAS_DATASET/&quot;;[.A335];&quot;.jpg&quot;)" office:value-type="string" office:string-value="/home/driverless/ras_perception/DL_training/RAS_DATASET/110009.jpg" calcext:value-type="string">
            <text:p>/home/driverless/ras_perception/DL_training/RAS_DATASET/110009.jpg</text:p>
          </table:table-cell>
          <table:table-cell table:number-columns-repeated="5"/>
          <table:table-cell office:value-type="string" calcext:value-type="string">
            <text:p>/home/driverless/ras_perception/DL_training/RAS_DATASET/110009.jpg</text:p>
          </table:table-cell>
          <table:table-cell table:number-columns-repeated="6"/>
        </table:table-row>
        <table:table-row table:style-name="ro1">
          <table:table-cell office:value-type="float" office:value="110010" calcext:value-type="float">
            <text:p>110010</text:p>
          </table:table-cell>
          <table:table-cell/>
          <table:table-cell table:formula="of:=CONCATENATE(&quot;/home/driverless/ras_perception/DL_training/RAS_DATASET/&quot;;[.A336];&quot;.jpg&quot;)" office:value-type="string" office:string-value="/home/driverless/ras_perception/DL_training/RAS_DATASET/110010.jpg" calcext:value-type="string">
            <text:p>/home/driverless/ras_perception/DL_training/RAS_DATASET/110010.jpg</text:p>
          </table:table-cell>
          <table:table-cell table:number-columns-repeated="5"/>
          <table:table-cell office:value-type="string" calcext:value-type="string">
            <text:p>/home/driverless/ras_perception/DL_training/RAS_DATASET/110010.jpg</text:p>
          </table:table-cell>
          <table:table-cell table:number-columns-repeated="6"/>
        </table:table-row>
        <table:table-row table:style-name="ro1">
          <table:table-cell office:value-type="float" office:value="110011" calcext:value-type="float">
            <text:p>110011</text:p>
          </table:table-cell>
          <table:table-cell/>
          <table:table-cell table:formula="of:=CONCATENATE(&quot;/home/driverless/ras_perception/DL_training/RAS_DATASET/&quot;;[.A337];&quot;.jpg&quot;)" office:value-type="string" office:string-value="/home/driverless/ras_perception/DL_training/RAS_DATASET/110011.jpg" calcext:value-type="string">
            <text:p>/home/driverless/ras_perception/DL_training/RAS_DATASET/110011.jpg</text:p>
          </table:table-cell>
          <table:table-cell table:number-columns-repeated="5"/>
          <table:table-cell office:value-type="string" calcext:value-type="string">
            <text:p>/home/driverless/ras_perception/DL_training/RAS_DATASET/110011.jpg</text:p>
          </table:table-cell>
          <table:table-cell table:number-columns-repeated="6"/>
        </table:table-row>
        <table:table-row table:style-name="ro1">
          <table:table-cell office:value-type="float" office:value="110012" calcext:value-type="float">
            <text:p>110012</text:p>
          </table:table-cell>
          <table:table-cell/>
          <table:table-cell table:formula="of:=CONCATENATE(&quot;/home/driverless/ras_perception/DL_training/RAS_DATASET/&quot;;[.A338];&quot;.jpg&quot;)" office:value-type="string" office:string-value="/home/driverless/ras_perception/DL_training/RAS_DATASET/110012.jpg" calcext:value-type="string">
            <text:p>/home/driverless/ras_perception/DL_training/RAS_DATASET/110012.jpg</text:p>
          </table:table-cell>
          <table:table-cell table:number-columns-repeated="5"/>
          <table:table-cell office:value-type="string" calcext:value-type="string">
            <text:p>/home/driverless/ras_perception/DL_training/RAS_DATASET/110012.jpg</text:p>
          </table:table-cell>
          <table:table-cell table:number-columns-repeated="6"/>
        </table:table-row>
        <table:table-row table:style-name="ro1">
          <table:table-cell office:value-type="float" office:value="110013" calcext:value-type="float">
            <text:p>110013</text:p>
          </table:table-cell>
          <table:table-cell/>
          <table:table-cell table:formula="of:=CONCATENATE(&quot;/home/driverless/ras_perception/DL_training/RAS_DATASET/&quot;;[.A339];&quot;.jpg&quot;)" office:value-type="string" office:string-value="/home/driverless/ras_perception/DL_training/RAS_DATASET/110013.jpg" calcext:value-type="string">
            <text:p>/home/driverless/ras_perception/DL_training/RAS_DATASET/110013.jpg</text:p>
          </table:table-cell>
          <table:table-cell table:number-columns-repeated="5"/>
          <table:table-cell office:value-type="string" calcext:value-type="string">
            <text:p>/home/driverless/ras_perception/DL_training/RAS_DATASET/110013.jpg</text:p>
          </table:table-cell>
          <table:table-cell table:number-columns-repeated="6"/>
        </table:table-row>
        <table:table-row table:style-name="ro1">
          <table:table-cell office:value-type="float" office:value="110014" calcext:value-type="float">
            <text:p>110014</text:p>
          </table:table-cell>
          <table:table-cell/>
          <table:table-cell table:formula="of:=CONCATENATE(&quot;/home/driverless/ras_perception/DL_training/RAS_DATASET/&quot;;[.A340];&quot;.jpg&quot;)" office:value-type="string" office:string-value="/home/driverless/ras_perception/DL_training/RAS_DATASET/110014.jpg" calcext:value-type="string">
            <text:p>/home/driverless/ras_perception/DL_training/RAS_DATASET/110014.jpg</text:p>
          </table:table-cell>
          <table:table-cell table:number-columns-repeated="12"/>
        </table:table-row>
        <table:table-row table:style-name="ro1">
          <table:table-cell office:value-type="float" office:value="110015" calcext:value-type="float">
            <text:p>110015</text:p>
          </table:table-cell>
          <table:table-cell/>
          <table:table-cell table:formula="of:=CONCATENATE(&quot;/home/driverless/ras_perception/DL_training/RAS_DATASET/&quot;;[.A341];&quot;.jpg&quot;)" office:value-type="string" office:string-value="/home/driverless/ras_perception/DL_training/RAS_DATASET/110015.jpg" calcext:value-type="string">
            <text:p>/home/driverless/ras_perception/DL_training/RAS_DATASET/110015.jpg</text:p>
          </table:table-cell>
          <table:table-cell table:number-columns-repeated="5"/>
          <table:table-cell office:value-type="string" calcext:value-type="string">
            <text:p>/home/driverless/ras_perception/DL_training/RAS_DATASET/110015.jpg</text:p>
          </table:table-cell>
          <table:table-cell table:number-columns-repeated="6"/>
        </table:table-row>
        <table:table-row table:style-name="ro1">
          <table:table-cell office:value-type="float" office:value="110016" calcext:value-type="float">
            <text:p>110016</text:p>
          </table:table-cell>
          <table:table-cell/>
          <table:table-cell table:formula="of:=CONCATENATE(&quot;/home/driverless/ras_perception/DL_training/RAS_DATASET/&quot;;[.A342];&quot;.jpg&quot;)" office:value-type="string" office:string-value="/home/driverless/ras_perception/DL_training/RAS_DATASET/110016.jpg" calcext:value-type="string">
            <text:p>/home/driverless/ras_perception/DL_training/RAS_DATASET/110016.jpg</text:p>
          </table:table-cell>
          <table:table-cell table:number-columns-repeated="5"/>
          <table:table-cell office:value-type="string" calcext:value-type="string">
            <text:p>/home/driverless/ras_perception/DL_training/RAS_DATASET/110016.jpg</text:p>
          </table:table-cell>
          <table:table-cell table:number-columns-repeated="6"/>
        </table:table-row>
        <table:table-row table:style-name="ro1">
          <table:table-cell office:value-type="float" office:value="110017" calcext:value-type="float">
            <text:p>110017</text:p>
          </table:table-cell>
          <table:table-cell/>
          <table:table-cell table:formula="of:=CONCATENATE(&quot;/home/driverless/ras_perception/DL_training/RAS_DATASET/&quot;;[.A343];&quot;.jpg&quot;)" office:value-type="string" office:string-value="/home/driverless/ras_perception/DL_training/RAS_DATASET/110017.jpg" calcext:value-type="string">
            <text:p>/home/driverless/ras_perception/DL_training/RAS_DATASET/110017.jpg</text:p>
          </table:table-cell>
          <table:table-cell table:number-columns-repeated="5"/>
          <table:table-cell office:value-type="string" calcext:value-type="string">
            <text:p>/home/driverless/ras_perception/DL_training/RAS_DATASET/110017.jpg</text:p>
          </table:table-cell>
          <table:table-cell table:number-columns-repeated="6"/>
        </table:table-row>
        <table:table-row table:style-name="ro1">
          <table:table-cell office:value-type="float" office:value="110018" calcext:value-type="float">
            <text:p>110018</text:p>
          </table:table-cell>
          <table:table-cell/>
          <table:table-cell table:formula="of:=CONCATENATE(&quot;/home/driverless/ras_perception/DL_training/RAS_DATASET/&quot;;[.A344];&quot;.jpg&quot;)" office:value-type="string" office:string-value="/home/driverless/ras_perception/DL_training/RAS_DATASET/110018.jpg" calcext:value-type="string">
            <text:p>/home/driverless/ras_perception/DL_training/RAS_DATASET/110018.jpg</text:p>
          </table:table-cell>
          <table:table-cell table:number-columns-repeated="5"/>
          <table:table-cell office:value-type="string" calcext:value-type="string">
            <text:p>/home/driverless/ras_perception/DL_training/RAS_DATASET/110018.jpg</text:p>
          </table:table-cell>
          <table:table-cell table:number-columns-repeated="6"/>
        </table:table-row>
        <table:table-row table:style-name="ro1">
          <table:table-cell office:value-type="float" office:value="110019" calcext:value-type="float">
            <text:p>110019</text:p>
          </table:table-cell>
          <table:table-cell/>
          <table:table-cell table:formula="of:=CONCATENATE(&quot;/home/driverless/ras_perception/DL_training/RAS_DATASET/&quot;;[.A345];&quot;.jpg&quot;)" office:value-type="string" office:string-value="/home/driverless/ras_perception/DL_training/RAS_DATASET/110019.jpg" calcext:value-type="string">
            <text:p>/home/driverless/ras_perception/DL_training/RAS_DATASET/110019.jpg</text:p>
          </table:table-cell>
          <table:table-cell table:number-columns-repeated="5"/>
          <table:table-cell office:value-type="string" calcext:value-type="string">
            <text:p>/home/driverless/ras_perception/DL_training/RAS_DATASET/110019.jpg</text:p>
          </table:table-cell>
          <table:table-cell table:number-columns-repeated="6"/>
        </table:table-row>
        <table:table-row table:style-name="ro1">
          <table:table-cell office:value-type="float" office:value="110020" calcext:value-type="float">
            <text:p>110020</text:p>
          </table:table-cell>
          <table:table-cell/>
          <table:table-cell table:formula="of:=CONCATENATE(&quot;/home/driverless/ras_perception/DL_training/RAS_DATASET/&quot;;[.A346];&quot;.jpg&quot;)" office:value-type="string" office:string-value="/home/driverless/ras_perception/DL_training/RAS_DATASET/110020.jpg" calcext:value-type="string">
            <text:p>/home/driverless/ras_perception/DL_training/RAS_DATASET/110020.jpg</text:p>
          </table:table-cell>
          <table:table-cell table:number-columns-repeated="5"/>
          <table:table-cell office:value-type="string" calcext:value-type="string">
            <text:p>/home/driverless/ras_perception/DL_training/RAS_DATASET/110020.jpg</text:p>
          </table:table-cell>
          <table:table-cell table:number-columns-repeated="6"/>
        </table:table-row>
        <table:table-row table:style-name="ro1">
          <table:table-cell office:value-type="float" office:value="110021" calcext:value-type="float">
            <text:p>110021</text:p>
          </table:table-cell>
          <table:table-cell/>
          <table:table-cell table:formula="of:=CONCATENATE(&quot;/home/driverless/ras_perception/DL_training/RAS_DATASET/&quot;;[.A347];&quot;.jpg&quot;)" office:value-type="string" office:string-value="/home/driverless/ras_perception/DL_training/RAS_DATASET/110021.jpg" calcext:value-type="string">
            <text:p>/home/driverless/ras_perception/DL_training/RAS_DATASET/110021.jpg</text:p>
          </table:table-cell>
          <table:table-cell table:number-columns-repeated="5"/>
          <table:table-cell office:value-type="string" calcext:value-type="string">
            <text:p>/home/driverless/ras_perception/DL_training/RAS_DATASET/110021.jpg</text:p>
          </table:table-cell>
          <table:table-cell table:number-columns-repeated="6"/>
        </table:table-row>
        <table:table-row table:style-name="ro1">
          <table:table-cell office:value-type="float" office:value="110022" calcext:value-type="float">
            <text:p>110022</text:p>
          </table:table-cell>
          <table:table-cell/>
          <table:table-cell table:formula="of:=CONCATENATE(&quot;/home/driverless/ras_perception/DL_training/RAS_DATASET/&quot;;[.A348];&quot;.jpg&quot;)" office:value-type="string" office:string-value="/home/driverless/ras_perception/DL_training/RAS_DATASET/110022.jpg" calcext:value-type="string">
            <text:p>/home/driverless/ras_perception/DL_training/RAS_DATASET/110022.jpg</text:p>
          </table:table-cell>
          <table:table-cell table:number-columns-repeated="5"/>
          <table:table-cell office:value-type="string" calcext:value-type="string">
            <text:p>/home/driverless/ras_perception/DL_training/RAS_DATASET/110022.jpg</text:p>
          </table:table-cell>
          <table:table-cell table:number-columns-repeated="6"/>
        </table:table-row>
        <table:table-row table:style-name="ro1">
          <table:table-cell office:value-type="float" office:value="110023" calcext:value-type="float">
            <text:p>110023</text:p>
          </table:table-cell>
          <table:table-cell/>
          <table:table-cell table:formula="of:=CONCATENATE(&quot;/home/driverless/ras_perception/DL_training/RAS_DATASET/&quot;;[.A349];&quot;.jpg&quot;)" office:value-type="string" office:string-value="/home/driverless/ras_perception/DL_training/RAS_DATASET/110023.jpg" calcext:value-type="string">
            <text:p>/home/driverless/ras_perception/DL_training/RAS_DATASET/110023.jpg</text:p>
          </table:table-cell>
          <table:table-cell table:number-columns-repeated="5"/>
          <table:table-cell office:value-type="string" calcext:value-type="string">
            <text:p>/home/driverless/ras_perception/DL_training/RAS_DATASET/110023.jpg</text:p>
          </table:table-cell>
          <table:table-cell table:number-columns-repeated="6"/>
        </table:table-row>
        <table:table-row table:style-name="ro1">
          <table:table-cell office:value-type="float" office:value="110024" calcext:value-type="float">
            <text:p>110024</text:p>
          </table:table-cell>
          <table:table-cell/>
          <table:table-cell table:formula="of:=CONCATENATE(&quot;/home/driverless/ras_perception/DL_training/RAS_DATASET/&quot;;[.A350];&quot;.jpg&quot;)" office:value-type="string" office:string-value="/home/driverless/ras_perception/DL_training/RAS_DATASET/110024.jpg" calcext:value-type="string">
            <text:p>/home/driverless/ras_perception/DL_training/RAS_DATASET/110024.jpg</text:p>
          </table:table-cell>
          <table:table-cell table:number-columns-repeated="5"/>
          <table:table-cell office:value-type="string" calcext:value-type="string">
            <text:p>/home/driverless/ras_perception/DL_training/RAS_DATASET/110024.jpg</text:p>
          </table:table-cell>
          <table:table-cell table:number-columns-repeated="6"/>
        </table:table-row>
        <table:table-row table:style-name="ro1">
          <table:table-cell office:value-type="float" office:value="110025" calcext:value-type="float">
            <text:p>110025</text:p>
          </table:table-cell>
          <table:table-cell/>
          <table:table-cell table:formula="of:=CONCATENATE(&quot;/home/driverless/ras_perception/DL_training/RAS_DATASET/&quot;;[.A351];&quot;.jpg&quot;)" office:value-type="string" office:string-value="/home/driverless/ras_perception/DL_training/RAS_DATASET/110025.jpg" calcext:value-type="string">
            <text:p>/home/driverless/ras_perception/DL_training/RAS_DATASET/110025.jpg</text:p>
          </table:table-cell>
          <table:table-cell table:number-columns-repeated="5"/>
          <table:table-cell office:value-type="string" calcext:value-type="string">
            <text:p>/home/driverless/ras_perception/DL_training/RAS_DATASET/110025.jpg</text:p>
          </table:table-cell>
          <table:table-cell table:number-columns-repeated="6"/>
        </table:table-row>
        <table:table-row table:style-name="ro1">
          <table:table-cell office:value-type="float" office:value="120001" calcext:value-type="float">
            <text:p>120001</text:p>
          </table:table-cell>
          <table:table-cell/>
          <table:table-cell table:formula="of:=CONCATENATE(&quot;/home/driverless/ras_perception/DL_training/RAS_DATASET/&quot;;[.A352];&quot;.jpg&quot;)" office:value-type="string" office:string-value="/home/driverless/ras_perception/DL_training/RAS_DATASET/120001.jpg" calcext:value-type="string">
            <text:p>/home/driverless/ras_perception/DL_training/RAS_DATASET/120001.jpg</text:p>
          </table:table-cell>
          <table:table-cell table:number-columns-repeated="5"/>
          <table:table-cell office:value-type="string" calcext:value-type="string">
            <text:p>/home/driverless/ras_perception/DL_training/RAS_DATASET/120001.jpg</text:p>
          </table:table-cell>
          <table:table-cell table:number-columns-repeated="6"/>
        </table:table-row>
        <table:table-row table:style-name="ro1">
          <table:table-cell office:value-type="float" office:value="120002" calcext:value-type="float">
            <text:p>120002</text:p>
          </table:table-cell>
          <table:table-cell/>
          <table:table-cell table:formula="of:=CONCATENATE(&quot;/home/driverless/ras_perception/DL_training/RAS_DATASET/&quot;;[.A353];&quot;.jpg&quot;)" office:value-type="string" office:string-value="/home/driverless/ras_perception/DL_training/RAS_DATASET/120002.jpg" calcext:value-type="string">
            <text:p>/home/driverless/ras_perception/DL_training/RAS_DATASET/120002.jpg</text:p>
          </table:table-cell>
          <table:table-cell table:number-columns-repeated="5"/>
          <table:table-cell office:value-type="string" calcext:value-type="string">
            <text:p>/home/driverless/ras_perception/DL_training/RAS_DATASET/120002.jpg</text:p>
          </table:table-cell>
          <table:table-cell table:number-columns-repeated="6"/>
        </table:table-row>
        <table:table-row table:style-name="ro1">
          <table:table-cell office:value-type="float" office:value="120003" calcext:value-type="float">
            <text:p>120003</text:p>
          </table:table-cell>
          <table:table-cell/>
          <table:table-cell table:formula="of:=CONCATENATE(&quot;/home/driverless/ras_perception/DL_training/RAS_DATASET/&quot;;[.A354];&quot;.jpg&quot;)" office:value-type="string" office:string-value="/home/driverless/ras_perception/DL_training/RAS_DATASET/120003.jpg" calcext:value-type="string">
            <text:p>/home/driverless/ras_perception/DL_training/RAS_DATASET/120003.jpg</text:p>
          </table:table-cell>
          <table:table-cell table:number-columns-repeated="5"/>
          <table:table-cell office:value-type="string" calcext:value-type="string">
            <text:p>/home/driverless/ras_perception/DL_training/RAS_DATASET/120003.jpg</text:p>
          </table:table-cell>
          <table:table-cell table:number-columns-repeated="6"/>
        </table:table-row>
        <table:table-row table:style-name="ro1">
          <table:table-cell office:value-type="float" office:value="120004" calcext:value-type="float">
            <text:p>120004</text:p>
          </table:table-cell>
          <table:table-cell/>
          <table:table-cell table:formula="of:=CONCATENATE(&quot;/home/driverless/ras_perception/DL_training/RAS_DATASET/&quot;;[.A355];&quot;.jpg&quot;)" office:value-type="string" office:string-value="/home/driverless/ras_perception/DL_training/RAS_DATASET/120004.jpg" calcext:value-type="string">
            <text:p>/home/driverless/ras_perception/DL_training/RAS_DATASET/120004.jpg</text:p>
          </table:table-cell>
          <table:table-cell table:number-columns-repeated="5"/>
          <table:table-cell office:value-type="string" calcext:value-type="string">
            <text:p>/home/driverless/ras_perception/DL_training/RAS_DATASET/120004.jpg</text:p>
          </table:table-cell>
          <table:table-cell table:number-columns-repeated="6"/>
        </table:table-row>
        <table:table-row table:style-name="ro1">
          <table:table-cell office:value-type="float" office:value="120005" calcext:value-type="float">
            <text:p>120005</text:p>
          </table:table-cell>
          <table:table-cell/>
          <table:table-cell table:formula="of:=CONCATENATE(&quot;/home/driverless/ras_perception/DL_training/RAS_DATASET/&quot;;[.A356];&quot;.jpg&quot;)" office:value-type="string" office:string-value="/home/driverless/ras_perception/DL_training/RAS_DATASET/120005.jpg" calcext:value-type="string">
            <text:p>/home/driverless/ras_perception/DL_training/RAS_DATASET/120005.jpg</text:p>
          </table:table-cell>
          <table:table-cell table:number-columns-repeated="5"/>
          <table:table-cell office:value-type="string" calcext:value-type="string">
            <text:p>/home/driverless/ras_perception/DL_training/RAS_DATASET/120005.jpg</text:p>
          </table:table-cell>
          <table:table-cell table:number-columns-repeated="6"/>
        </table:table-row>
        <table:table-row table:style-name="ro1">
          <table:table-cell office:value-type="float" office:value="120006" calcext:value-type="float">
            <text:p>120006</text:p>
          </table:table-cell>
          <table:table-cell/>
          <table:table-cell table:formula="of:=CONCATENATE(&quot;/home/driverless/ras_perception/DL_training/RAS_DATASET/&quot;;[.A357];&quot;.jpg&quot;)" office:value-type="string" office:string-value="/home/driverless/ras_perception/DL_training/RAS_DATASET/120006.jpg" calcext:value-type="string">
            <text:p>/home/driverless/ras_perception/DL_training/RAS_DATASET/120006.jpg</text:p>
          </table:table-cell>
          <table:table-cell table:number-columns-repeated="5"/>
          <table:table-cell office:value-type="string" calcext:value-type="string">
            <text:p>/home/driverless/ras_perception/DL_training/RAS_DATASET/120006.jpg</text:p>
          </table:table-cell>
          <table:table-cell table:number-columns-repeated="6"/>
        </table:table-row>
        <table:table-row table:style-name="ro1">
          <table:table-cell office:value-type="float" office:value="120008" calcext:value-type="float">
            <text:p>120008</text:p>
          </table:table-cell>
          <table:table-cell/>
          <table:table-cell table:formula="of:=CONCATENATE(&quot;/home/driverless/ras_perception/DL_training/RAS_DATASET/&quot;;[.A358];&quot;.jpg&quot;)" office:value-type="string" office:string-value="/home/driverless/ras_perception/DL_training/RAS_DATASET/120008.jpg" calcext:value-type="string">
            <text:p>/home/driverless/ras_perception/DL_training/RAS_DATASET/120008.jpg</text:p>
          </table:table-cell>
          <table:table-cell table:number-columns-repeated="5"/>
          <table:table-cell office:value-type="string" calcext:value-type="string">
            <text:p>/home/driverless/ras_perception/DL_training/RAS_DATASET/120008.jpg</text:p>
          </table:table-cell>
          <table:table-cell table:number-columns-repeated="6"/>
        </table:table-row>
        <table:table-row table:style-name="ro1">
          <table:table-cell office:value-type="float" office:value="120009" calcext:value-type="float">
            <text:p>120009</text:p>
          </table:table-cell>
          <table:table-cell/>
          <table:table-cell table:formula="of:=CONCATENATE(&quot;/home/driverless/ras_perception/DL_training/RAS_DATASET/&quot;;[.A359];&quot;.jpg&quot;)" office:value-type="string" office:string-value="/home/driverless/ras_perception/DL_training/RAS_DATASET/120009.jpg" calcext:value-type="string">
            <text:p>/home/driverless/ras_perception/DL_training/RAS_DATASET/120009.jpg</text:p>
          </table:table-cell>
          <table:table-cell table:number-columns-repeated="5"/>
          <table:table-cell office:value-type="string" calcext:value-type="string">
            <text:p>/home/driverless/ras_perception/DL_training/RAS_DATASET/120009.jpg</text:p>
          </table:table-cell>
          <table:table-cell table:number-columns-repeated="6"/>
        </table:table-row>
        <table:table-row table:style-name="ro1">
          <table:table-cell office:value-type="float" office:value="120010" calcext:value-type="float">
            <text:p>120010</text:p>
          </table:table-cell>
          <table:table-cell/>
          <table:table-cell table:formula="of:=CONCATENATE(&quot;/home/driverless/ras_perception/DL_training/RAS_DATASET/&quot;;[.A360];&quot;.jpg&quot;)" office:value-type="string" office:string-value="/home/driverless/ras_perception/DL_training/RAS_DATASET/120010.jpg" calcext:value-type="string">
            <text:p>/home/driverless/ras_perception/DL_training/RAS_DATASET/120010.jpg</text:p>
          </table:table-cell>
          <table:table-cell table:number-columns-repeated="12"/>
        </table:table-row>
        <table:table-row table:style-name="ro1">
          <table:table-cell office:value-type="float" office:value="120011" calcext:value-type="float">
            <text:p>120011</text:p>
          </table:table-cell>
          <table:table-cell/>
          <table:table-cell table:formula="of:=CONCATENATE(&quot;/home/driverless/ras_perception/DL_training/RAS_DATASET/&quot;;[.A361];&quot;.jpg&quot;)" office:value-type="string" office:string-value="/home/driverless/ras_perception/DL_training/RAS_DATASET/120011.jpg" calcext:value-type="string">
            <text:p>/home/driverless/ras_perception/DL_training/RAS_DATASET/120011.jpg</text:p>
          </table:table-cell>
          <table:table-cell table:number-columns-repeated="5"/>
          <table:table-cell office:value-type="string" calcext:value-type="string">
            <text:p>/home/driverless/ras_perception/DL_training/RAS_DATASET/120011.jpg</text:p>
          </table:table-cell>
          <table:table-cell table:number-columns-repeated="6"/>
        </table:table-row>
        <table:table-row table:style-name="ro1">
          <table:table-cell office:value-type="float" office:value="120012" calcext:value-type="float">
            <text:p>120012</text:p>
          </table:table-cell>
          <table:table-cell/>
          <table:table-cell table:formula="of:=CONCATENATE(&quot;/home/driverless/ras_perception/DL_training/RAS_DATASET/&quot;;[.A362];&quot;.jpg&quot;)" office:value-type="string" office:string-value="/home/driverless/ras_perception/DL_training/RAS_DATASET/120012.jpg" calcext:value-type="string">
            <text:p>/home/driverless/ras_perception/DL_training/RAS_DATASET/120012.jpg</text:p>
          </table:table-cell>
          <table:table-cell table:number-columns-repeated="5"/>
          <table:table-cell office:value-type="string" calcext:value-type="string">
            <text:p>/home/driverless/ras_perception/DL_training/RAS_DATASET/120012.jpg</text:p>
          </table:table-cell>
          <table:table-cell table:number-columns-repeated="6"/>
        </table:table-row>
        <table:table-row table:style-name="ro1">
          <table:table-cell office:value-type="float" office:value="120013" calcext:value-type="float">
            <text:p>120013</text:p>
          </table:table-cell>
          <table:table-cell/>
          <table:table-cell table:formula="of:=CONCATENATE(&quot;/home/driverless/ras_perception/DL_training/RAS_DATASET/&quot;;[.A363];&quot;.jpg&quot;)" office:value-type="string" office:string-value="/home/driverless/ras_perception/DL_training/RAS_DATASET/120013.jpg" calcext:value-type="string">
            <text:p>/home/driverless/ras_perception/DL_training/RAS_DATASET/120013.jpg</text:p>
          </table:table-cell>
          <table:table-cell table:number-columns-repeated="5"/>
          <table:table-cell office:value-type="string" calcext:value-type="string">
            <text:p>/home/driverless/ras_perception/DL_training/RAS_DATASET/120013.jpg</text:p>
          </table:table-cell>
          <table:table-cell table:number-columns-repeated="6"/>
        </table:table-row>
        <table:table-row table:style-name="ro1">
          <table:table-cell office:value-type="float" office:value="120014" calcext:value-type="float">
            <text:p>120014</text:p>
          </table:table-cell>
          <table:table-cell/>
          <table:table-cell table:formula="of:=CONCATENATE(&quot;/home/driverless/ras_perception/DL_training/RAS_DATASET/&quot;;[.A364];&quot;.jpg&quot;)" office:value-type="string" office:string-value="/home/driverless/ras_perception/DL_training/RAS_DATASET/120014.jpg" calcext:value-type="string">
            <text:p>/home/driverless/ras_perception/DL_training/RAS_DATASET/120014.jpg</text:p>
          </table:table-cell>
          <table:table-cell table:number-columns-repeated="5"/>
          <table:table-cell office:value-type="string" calcext:value-type="string">
            <text:p>/home/driverless/ras_perception/DL_training/RAS_DATASET/120014.jpg</text:p>
          </table:table-cell>
          <table:table-cell table:number-columns-repeated="6"/>
        </table:table-row>
        <table:table-row table:style-name="ro1">
          <table:table-cell office:value-type="float" office:value="120015" calcext:value-type="float">
            <text:p>120015</text:p>
          </table:table-cell>
          <table:table-cell/>
          <table:table-cell table:formula="of:=CONCATENATE(&quot;/home/driverless/ras_perception/DL_training/RAS_DATASET/&quot;;[.A365];&quot;.jpg&quot;)" office:value-type="string" office:string-value="/home/driverless/ras_perception/DL_training/RAS_DATASET/120015.jpg" calcext:value-type="string">
            <text:p>/home/driverless/ras_perception/DL_training/RAS_DATASET/120015.jpg</text:p>
          </table:table-cell>
          <table:table-cell table:number-columns-repeated="5"/>
          <table:table-cell office:value-type="string" calcext:value-type="string">
            <text:p>/home/driverless/ras_perception/DL_training/RAS_DATASET/120015.jpg</text:p>
          </table:table-cell>
          <table:table-cell table:number-columns-repeated="6"/>
        </table:table-row>
        <table:table-row table:style-name="ro1">
          <table:table-cell office:value-type="float" office:value="120016" calcext:value-type="float">
            <text:p>120016</text:p>
          </table:table-cell>
          <table:table-cell/>
          <table:table-cell table:formula="of:=CONCATENATE(&quot;/home/driverless/ras_perception/DL_training/RAS_DATASET/&quot;;[.A366];&quot;.jpg&quot;)" office:value-type="string" office:string-value="/home/driverless/ras_perception/DL_training/RAS_DATASET/120016.jpg" calcext:value-type="string">
            <text:p>/home/driverless/ras_perception/DL_training/RAS_DATASET/120016.jpg</text:p>
          </table:table-cell>
          <table:table-cell table:number-columns-repeated="5"/>
          <table:table-cell office:value-type="string" calcext:value-type="string">
            <text:p>/home/driverless/ras_perception/DL_training/RAS_DATASET/120016.jpg</text:p>
          </table:table-cell>
          <table:table-cell table:number-columns-repeated="6"/>
        </table:table-row>
        <table:table-row table:style-name="ro1">
          <table:table-cell office:value-type="float" office:value="120017" calcext:value-type="float">
            <text:p>120017</text:p>
          </table:table-cell>
          <table:table-cell/>
          <table:table-cell table:formula="of:=CONCATENATE(&quot;/home/driverless/ras_perception/DL_training/RAS_DATASET/&quot;;[.A367];&quot;.jpg&quot;)" office:value-type="string" office:string-value="/home/driverless/ras_perception/DL_training/RAS_DATASET/120017.jpg" calcext:value-type="string">
            <text:p>/home/driverless/ras_perception/DL_training/RAS_DATASET/120017.jpg</text:p>
          </table:table-cell>
          <table:table-cell table:number-columns-repeated="5"/>
          <table:table-cell office:value-type="string" calcext:value-type="string">
            <text:p>/home/driverless/ras_perception/DL_training/RAS_DATASET/120017.jpg</text:p>
          </table:table-cell>
          <table:table-cell table:number-columns-repeated="6"/>
        </table:table-row>
        <table:table-row table:style-name="ro1">
          <table:table-cell office:value-type="float" office:value="120018" calcext:value-type="float">
            <text:p>120018</text:p>
          </table:table-cell>
          <table:table-cell/>
          <table:table-cell table:formula="of:=CONCATENATE(&quot;/home/driverless/ras_perception/DL_training/RAS_DATASET/&quot;;[.A368];&quot;.jpg&quot;)" office:value-type="string" office:string-value="/home/driverless/ras_perception/DL_training/RAS_DATASET/120018.jpg" calcext:value-type="string">
            <text:p>/home/driverless/ras_perception/DL_training/RAS_DATASET/120018.jpg</text:p>
          </table:table-cell>
          <table:table-cell table:number-columns-repeated="5"/>
          <table:table-cell office:value-type="string" calcext:value-type="string">
            <text:p>/home/driverless/ras_perception/DL_training/RAS_DATASET/120018.jpg</text:p>
          </table:table-cell>
          <table:table-cell table:number-columns-repeated="6"/>
        </table:table-row>
        <table:table-row table:style-name="ro1">
          <table:table-cell office:value-type="float" office:value="120019" calcext:value-type="float">
            <text:p>120019</text:p>
          </table:table-cell>
          <table:table-cell/>
          <table:table-cell table:formula="of:=CONCATENATE(&quot;/home/driverless/ras_perception/DL_training/RAS_DATASET/&quot;;[.A369];&quot;.jpg&quot;)" office:value-type="string" office:string-value="/home/driverless/ras_perception/DL_training/RAS_DATASET/120019.jpg" calcext:value-type="string">
            <text:p>/home/driverless/ras_perception/DL_training/RAS_DATASET/120019.jpg</text:p>
          </table:table-cell>
          <table:table-cell table:number-columns-repeated="5"/>
          <table:table-cell office:value-type="string" calcext:value-type="string">
            <text:p>/home/driverless/ras_perception/DL_training/RAS_DATASET/120019.jpg</text:p>
          </table:table-cell>
          <table:table-cell table:number-columns-repeated="6"/>
        </table:table-row>
        <table:table-row table:style-name="ro1">
          <table:table-cell office:value-type="float" office:value="120020" calcext:value-type="float">
            <text:p>120020</text:p>
          </table:table-cell>
          <table:table-cell/>
          <table:table-cell table:formula="of:=CONCATENATE(&quot;/home/driverless/ras_perception/DL_training/RAS_DATASET/&quot;;[.A370];&quot;.jpg&quot;)" office:value-type="string" office:string-value="/home/driverless/ras_perception/DL_training/RAS_DATASET/120020.jpg" calcext:value-type="string">
            <text:p>/home/driverless/ras_perception/DL_training/RAS_DATASET/120020.jpg</text:p>
          </table:table-cell>
          <table:table-cell table:number-columns-repeated="5"/>
          <table:table-cell office:value-type="string" calcext:value-type="string">
            <text:p>/home/driverless/ras_perception/DL_training/RAS_DATASET/120020.jpg</text:p>
          </table:table-cell>
          <table:table-cell table:number-columns-repeated="6"/>
        </table:table-row>
        <table:table-row table:style-name="ro1">
          <table:table-cell office:value-type="float" office:value="120021" calcext:value-type="float">
            <text:p>120021</text:p>
          </table:table-cell>
          <table:table-cell/>
          <table:table-cell table:formula="of:=CONCATENATE(&quot;/home/driverless/ras_perception/DL_training/RAS_DATASET/&quot;;[.A371];&quot;.jpg&quot;)" office:value-type="string" office:string-value="/home/driverless/ras_perception/DL_training/RAS_DATASET/120021.jpg" calcext:value-type="string">
            <text:p>/home/driverless/ras_perception/DL_training/RAS_DATASET/120021.jpg</text:p>
          </table:table-cell>
          <table:table-cell table:number-columns-repeated="5"/>
          <table:table-cell office:value-type="string" calcext:value-type="string">
            <text:p>/home/driverless/ras_perception/DL_training/RAS_DATASET/120021.jpg</text:p>
          </table:table-cell>
          <table:table-cell table:number-columns-repeated="6"/>
        </table:table-row>
        <table:table-row table:style-name="ro1">
          <table:table-cell office:value-type="float" office:value="120022" calcext:value-type="float">
            <text:p>120022</text:p>
          </table:table-cell>
          <table:table-cell/>
          <table:table-cell table:formula="of:=CONCATENATE(&quot;/home/driverless/ras_perception/DL_training/RAS_DATASET/&quot;;[.A372];&quot;.jpg&quot;)" office:value-type="string" office:string-value="/home/driverless/ras_perception/DL_training/RAS_DATASET/120022.jpg" calcext:value-type="string">
            <text:p>/home/driverless/ras_perception/DL_training/RAS_DATASET/120022.jpg</text:p>
          </table:table-cell>
          <table:table-cell table:number-columns-repeated="5"/>
          <table:table-cell office:value-type="string" calcext:value-type="string">
            <text:p>/home/driverless/ras_perception/DL_training/RAS_DATASET/120022.jpg</text:p>
          </table:table-cell>
          <table:table-cell table:number-columns-repeated="6"/>
        </table:table-row>
        <table:table-row table:style-name="ro1">
          <table:table-cell office:value-type="float" office:value="120023" calcext:value-type="float">
            <text:p>120023</text:p>
          </table:table-cell>
          <table:table-cell/>
          <table:table-cell table:formula="of:=CONCATENATE(&quot;/home/driverless/ras_perception/DL_training/RAS_DATASET/&quot;;[.A373];&quot;.jpg&quot;)" office:value-type="string" office:string-value="/home/driverless/ras_perception/DL_training/RAS_DATASET/120023.jpg" calcext:value-type="string">
            <text:p>/home/driverless/ras_perception/DL_training/RAS_DATASET/120023.jpg</text:p>
          </table:table-cell>
          <table:table-cell table:number-columns-repeated="5"/>
          <table:table-cell office:value-type="string" calcext:value-type="string">
            <text:p>/home/driverless/ras_perception/DL_training/RAS_DATASET/120023.jpg</text:p>
          </table:table-cell>
          <table:table-cell table:number-columns-repeated="6"/>
        </table:table-row>
        <table:table-row table:style-name="ro1">
          <table:table-cell office:value-type="float" office:value="120024" calcext:value-type="float">
            <text:p>120024</text:p>
          </table:table-cell>
          <table:table-cell/>
          <table:table-cell table:formula="of:=CONCATENATE(&quot;/home/driverless/ras_perception/DL_training/RAS_DATASET/&quot;;[.A374];&quot;.jpg&quot;)" office:value-type="string" office:string-value="/home/driverless/ras_perception/DL_training/RAS_DATASET/120024.jpg" calcext:value-type="string">
            <text:p>/home/driverless/ras_perception/DL_training/RAS_DATASET/120024.jpg</text:p>
          </table:table-cell>
          <table:table-cell table:number-columns-repeated="5"/>
          <table:table-cell office:value-type="string" calcext:value-type="string">
            <text:p>/home/driverless/ras_perception/DL_training/RAS_DATASET/120024.jpg</text:p>
          </table:table-cell>
          <table:table-cell table:number-columns-repeated="6"/>
        </table:table-row>
        <table:table-row table:style-name="ro1">
          <table:table-cell office:value-type="float" office:value="120025" calcext:value-type="float">
            <text:p>120025</text:p>
          </table:table-cell>
          <table:table-cell/>
          <table:table-cell table:formula="of:=CONCATENATE(&quot;/home/driverless/ras_perception/DL_training/RAS_DATASET/&quot;;[.A375];&quot;.jpg&quot;)" office:value-type="string" office:string-value="/home/driverless/ras_perception/DL_training/RAS_DATASET/120025.jpg" calcext:value-type="string">
            <text:p>/home/driverless/ras_perception/DL_training/RAS_DATASET/120025.jpg</text:p>
          </table:table-cell>
          <table:table-cell table:number-columns-repeated="5"/>
          <table:table-cell office:value-type="string" calcext:value-type="string">
            <text:p>/home/driverless/ras_perception/DL_training/RAS_DATASET/120025.jpg</text:p>
          </table:table-cell>
          <table:table-cell table:number-columns-repeated="6"/>
        </table:table-row>
        <table:table-row table:style-name="ro1">
          <table:table-cell office:value-type="float" office:value="120026" calcext:value-type="float">
            <text:p>120026</text:p>
          </table:table-cell>
          <table:table-cell/>
          <table:table-cell table:formula="of:=CONCATENATE(&quot;/home/driverless/ras_perception/DL_training/RAS_DATASET/&quot;;[.A376];&quot;.jpg&quot;)" office:value-type="string" office:string-value="/home/driverless/ras_perception/DL_training/RAS_DATASET/120026.jpg" calcext:value-type="string">
            <text:p>/home/driverless/ras_perception/DL_training/RAS_DATASET/120026.jpg</text:p>
          </table:table-cell>
          <table:table-cell table:number-columns-repeated="5"/>
          <table:table-cell office:value-type="string" calcext:value-type="string">
            <text:p>/home/driverless/ras_perception/DL_training/RAS_DATASET/120026.jpg</text:p>
          </table:table-cell>
          <table:table-cell table:number-columns-repeated="6"/>
        </table:table-row>
        <table:table-row table:style-name="ro1">
          <table:table-cell office:value-type="float" office:value="120027" calcext:value-type="float">
            <text:p>120027</text:p>
          </table:table-cell>
          <table:table-cell/>
          <table:table-cell table:formula="of:=CONCATENATE(&quot;/home/driverless/ras_perception/DL_training/RAS_DATASET/&quot;;[.A377];&quot;.jpg&quot;)" office:value-type="string" office:string-value="/home/driverless/ras_perception/DL_training/RAS_DATASET/120027.jpg" calcext:value-type="string">
            <text:p>/home/driverless/ras_perception/DL_training/RAS_DATASET/120027.jpg</text:p>
          </table:table-cell>
          <table:table-cell table:number-columns-repeated="5"/>
          <table:table-cell office:value-type="string" calcext:value-type="string">
            <text:p>/home/driverless/ras_perception/DL_training/RAS_DATASET/120027.jpg</text:p>
          </table:table-cell>
          <table:table-cell table:number-columns-repeated="6"/>
        </table:table-row>
        <table:table-row table:style-name="ro1">
          <table:table-cell office:value-type="float" office:value="120028" calcext:value-type="float">
            <text:p>120028</text:p>
          </table:table-cell>
          <table:table-cell/>
          <table:table-cell table:formula="of:=CONCATENATE(&quot;/home/driverless/ras_perception/DL_training/RAS_DATASET/&quot;;[.A378];&quot;.jpg&quot;)" office:value-type="string" office:string-value="/home/driverless/ras_perception/DL_training/RAS_DATASET/120028.jpg" calcext:value-type="string">
            <text:p>/home/driverless/ras_perception/DL_training/RAS_DATASET/120028.jpg</text:p>
          </table:table-cell>
          <table:table-cell table:number-columns-repeated="5"/>
          <table:table-cell office:value-type="string" calcext:value-type="string">
            <text:p>/home/driverless/ras_perception/DL_training/RAS_DATASET/120028.jpg</text:p>
          </table:table-cell>
          <table:table-cell table:number-columns-repeated="6"/>
        </table:table-row>
        <table:table-row table:style-name="ro1">
          <table:table-cell office:value-type="float" office:value="120029" calcext:value-type="float">
            <text:p>120029</text:p>
          </table:table-cell>
          <table:table-cell/>
          <table:table-cell table:formula="of:=CONCATENATE(&quot;/home/driverless/ras_perception/DL_training/RAS_DATASET/&quot;;[.A379];&quot;.jpg&quot;)" office:value-type="string" office:string-value="/home/driverless/ras_perception/DL_training/RAS_DATASET/120029.jpg" calcext:value-type="string">
            <text:p>/home/driverless/ras_perception/DL_training/RAS_DATASET/120029.jpg</text:p>
          </table:table-cell>
          <table:table-cell table:number-columns-repeated="5"/>
          <table:table-cell office:value-type="string" calcext:value-type="string">
            <text:p>/home/driverless/ras_perception/DL_training/RAS_DATASET/120029.jpg</text:p>
          </table:table-cell>
          <table:table-cell table:number-columns-repeated="6"/>
        </table:table-row>
        <table:table-row table:style-name="ro1">
          <table:table-cell office:value-type="float" office:value="120030" calcext:value-type="float">
            <text:p>120030</text:p>
          </table:table-cell>
          <table:table-cell/>
          <table:table-cell table:formula="of:=CONCATENATE(&quot;/home/driverless/ras_perception/DL_training/RAS_DATASET/&quot;;[.A380];&quot;.jpg&quot;)" office:value-type="string" office:string-value="/home/driverless/ras_perception/DL_training/RAS_DATASET/120030.jpg" calcext:value-type="string">
            <text:p>/home/driverless/ras_perception/DL_training/RAS_DATASET/120030.jpg</text:p>
          </table:table-cell>
          <table:table-cell table:number-columns-repeated="5"/>
          <table:table-cell office:value-type="string" calcext:value-type="string">
            <text:p>/home/driverless/ras_perception/DL_training/RAS_DATASET/120030.jpg</text:p>
          </table:table-cell>
          <table:table-cell table:number-columns-repeated="6"/>
        </table:table-row>
        <table:table-row table:style-name="ro1">
          <table:table-cell office:value-type="float" office:value="120031" calcext:value-type="float">
            <text:p>120031</text:p>
          </table:table-cell>
          <table:table-cell/>
          <table:table-cell table:formula="of:=CONCATENATE(&quot;/home/driverless/ras_perception/DL_training/RAS_DATASET/&quot;;[.A381];&quot;.jpg&quot;)" office:value-type="string" office:string-value="/home/driverless/ras_perception/DL_training/RAS_DATASET/120031.jpg" calcext:value-type="string">
            <text:p>/home/driverless/ras_perception/DL_training/RAS_DATASET/120031.jpg</text:p>
          </table:table-cell>
          <table:table-cell table:number-columns-repeated="5"/>
          <table:table-cell office:value-type="string" calcext:value-type="string">
            <text:p>/home/driverless/ras_perception/DL_training/RAS_DATASET/120031.jpg</text:p>
          </table:table-cell>
          <table:table-cell table:number-columns-repeated="6"/>
        </table:table-row>
        <table:table-row table:style-name="ro1">
          <table:table-cell office:value-type="float" office:value="120032" calcext:value-type="float">
            <text:p>120032</text:p>
          </table:table-cell>
          <table:table-cell/>
          <table:table-cell table:formula="of:=CONCATENATE(&quot;/home/driverless/ras_perception/DL_training/RAS_DATASET/&quot;;[.A382];&quot;.jpg&quot;)" office:value-type="string" office:string-value="/home/driverless/ras_perception/DL_training/RAS_DATASET/120032.jpg" calcext:value-type="string">
            <text:p>/home/driverless/ras_perception/DL_training/RAS_DATASET/120032.jpg</text:p>
          </table:table-cell>
          <table:table-cell table:number-columns-repeated="5"/>
          <table:table-cell office:value-type="string" calcext:value-type="string">
            <text:p>/home/driverless/ras_perception/DL_training/RAS_DATASET/120032.jpg</text:p>
          </table:table-cell>
          <table:table-cell table:number-columns-repeated="6"/>
        </table:table-row>
        <table:table-row table:style-name="ro1">
          <table:table-cell office:value-type="float" office:value="120033" calcext:value-type="float">
            <text:p>120033</text:p>
          </table:table-cell>
          <table:table-cell/>
          <table:table-cell table:formula="of:=CONCATENATE(&quot;/home/driverless/ras_perception/DL_training/RAS_DATASET/&quot;;[.A383];&quot;.jpg&quot;)" office:value-type="string" office:string-value="/home/driverless/ras_perception/DL_training/RAS_DATASET/120033.jpg" calcext:value-type="string">
            <text:p>/home/driverless/ras_perception/DL_training/RAS_DATASET/120033.jpg</text:p>
          </table:table-cell>
          <table:table-cell table:number-columns-repeated="5"/>
          <table:table-cell office:value-type="string" calcext:value-type="string">
            <text:p>/home/driverless/ras_perception/DL_training/RAS_DATASET/120033.jpg</text:p>
          </table:table-cell>
          <table:table-cell table:number-columns-repeated="6"/>
        </table:table-row>
        <table:table-row table:style-name="ro1">
          <table:table-cell office:value-type="float" office:value="120034" calcext:value-type="float">
            <text:p>120034</text:p>
          </table:table-cell>
          <table:table-cell/>
          <table:table-cell table:formula="of:=CONCATENATE(&quot;/home/driverless/ras_perception/DL_training/RAS_DATASET/&quot;;[.A384];&quot;.jpg&quot;)" office:value-type="string" office:string-value="/home/driverless/ras_perception/DL_training/RAS_DATASET/120034.jpg" calcext:value-type="string">
            <text:p>/home/driverless/ras_perception/DL_training/RAS_DATASET/120034.jpg</text:p>
          </table:table-cell>
          <table:table-cell table:number-columns-repeated="5"/>
          <table:table-cell office:value-type="string" calcext:value-type="string">
            <text:p>/home/driverless/ras_perception/DL_training/RAS_DATASET/120034.jpg</text:p>
          </table:table-cell>
          <table:table-cell table:number-columns-repeated="6"/>
        </table:table-row>
        <table:table-row table:style-name="ro1">
          <table:table-cell office:value-type="float" office:value="120035" calcext:value-type="float">
            <text:p>120035</text:p>
          </table:table-cell>
          <table:table-cell/>
          <table:table-cell table:formula="of:=CONCATENATE(&quot;/home/driverless/ras_perception/DL_training/RAS_DATASET/&quot;;[.A385];&quot;.jpg&quot;)" office:value-type="string" office:string-value="/home/driverless/ras_perception/DL_training/RAS_DATASET/120035.jpg" calcext:value-type="string">
            <text:p>/home/driverless/ras_perception/DL_training/RAS_DATASET/120035.jpg</text:p>
          </table:table-cell>
          <table:table-cell table:number-columns-repeated="5"/>
          <table:table-cell office:value-type="string" calcext:value-type="string">
            <text:p>/home/driverless/ras_perception/DL_training/RAS_DATASET/120035.jpg</text:p>
          </table:table-cell>
          <table:table-cell table:number-columns-repeated="6"/>
        </table:table-row>
        <table:table-row table:style-name="ro1">
          <table:table-cell office:value-type="float" office:value="120036" calcext:value-type="float">
            <text:p>120036</text:p>
          </table:table-cell>
          <table:table-cell/>
          <table:table-cell table:formula="of:=CONCATENATE(&quot;/home/driverless/ras_perception/DL_training/RAS_DATASET/&quot;;[.A386];&quot;.jpg&quot;)" office:value-type="string" office:string-value="/home/driverless/ras_perception/DL_training/RAS_DATASET/120036.jpg" calcext:value-type="string">
            <text:p>/home/driverless/ras_perception/DL_training/RAS_DATASET/120036.jpg</text:p>
          </table:table-cell>
          <table:table-cell table:number-columns-repeated="5"/>
          <table:table-cell office:value-type="string" calcext:value-type="string">
            <text:p>/home/driverless/ras_perception/DL_training/RAS_DATASET/120036.jpg</text:p>
          </table:table-cell>
          <table:table-cell table:number-columns-repeated="6"/>
        </table:table-row>
        <table:table-row table:style-name="ro1">
          <table:table-cell office:value-type="float" office:value="120037" calcext:value-type="float">
            <text:p>120037</text:p>
          </table:table-cell>
          <table:table-cell/>
          <table:table-cell table:formula="of:=CONCATENATE(&quot;/home/driverless/ras_perception/DL_training/RAS_DATASET/&quot;;[.A387];&quot;.jpg&quot;)" office:value-type="string" office:string-value="/home/driverless/ras_perception/DL_training/RAS_DATASET/120037.jpg" calcext:value-type="string">
            <text:p>/home/driverless/ras_perception/DL_training/RAS_DATASET/120037.jpg</text:p>
          </table:table-cell>
          <table:table-cell table:number-columns-repeated="5"/>
          <table:table-cell office:value-type="string" calcext:value-type="string">
            <text:p>/home/driverless/ras_perception/DL_training/RAS_DATASET/120037.jpg</text:p>
          </table:table-cell>
          <table:table-cell table:number-columns-repeated="6"/>
        </table:table-row>
        <table:table-row table:style-name="ro1">
          <table:table-cell office:value-type="float" office:value="120038" calcext:value-type="float">
            <text:p>120038</text:p>
          </table:table-cell>
          <table:table-cell/>
          <table:table-cell table:formula="of:=CONCATENATE(&quot;/home/driverless/ras_perception/DL_training/RAS_DATASET/&quot;;[.A388];&quot;.jpg&quot;)" office:value-type="string" office:string-value="/home/driverless/ras_perception/DL_training/RAS_DATASET/120038.jpg" calcext:value-type="string">
            <text:p>/home/driverless/ras_perception/DL_training/RAS_DATASET/120038.jpg</text:p>
          </table:table-cell>
          <table:table-cell table:number-columns-repeated="5"/>
          <table:table-cell office:value-type="string" calcext:value-type="string">
            <text:p>/home/driverless/ras_perception/DL_training/RAS_DATASET/120038.jpg</text:p>
          </table:table-cell>
          <table:table-cell table:number-columns-repeated="6"/>
        </table:table-row>
        <table:table-row table:style-name="ro1">
          <table:table-cell office:value-type="float" office:value="120039" calcext:value-type="float">
            <text:p>120039</text:p>
          </table:table-cell>
          <table:table-cell/>
          <table:table-cell table:formula="of:=CONCATENATE(&quot;/home/driverless/ras_perception/DL_training/RAS_DATASET/&quot;;[.A389];&quot;.jpg&quot;)" office:value-type="string" office:string-value="/home/driverless/ras_perception/DL_training/RAS_DATASET/120039.jpg" calcext:value-type="string">
            <text:p>/home/driverless/ras_perception/DL_training/RAS_DATASET/120039.jpg</text:p>
          </table:table-cell>
          <table:table-cell table:number-columns-repeated="5"/>
          <table:table-cell office:value-type="string" calcext:value-type="string">
            <text:p>/home/driverless/ras_perception/DL_training/RAS_DATASET/120039.jpg</text:p>
          </table:table-cell>
          <table:table-cell table:number-columns-repeated="6"/>
        </table:table-row>
        <table:table-row table:style-name="ro1">
          <table:table-cell office:value-type="float" office:value="120040" calcext:value-type="float">
            <text:p>120040</text:p>
          </table:table-cell>
          <table:table-cell/>
          <table:table-cell table:formula="of:=CONCATENATE(&quot;/home/driverless/ras_perception/DL_training/RAS_DATASET/&quot;;[.A390];&quot;.jpg&quot;)" office:value-type="string" office:string-value="/home/driverless/ras_perception/DL_training/RAS_DATASET/120040.jpg" calcext:value-type="string">
            <text:p>/home/driverless/ras_perception/DL_training/RAS_DATASET/120040.jpg</text:p>
          </table:table-cell>
          <table:table-cell table:number-columns-repeated="5"/>
          <table:table-cell office:value-type="string" calcext:value-type="string">
            <text:p>/home/driverless/ras_perception/DL_training/RAS_DATASET/120040.jpg</text:p>
          </table:table-cell>
          <table:table-cell table:number-columns-repeated="6"/>
        </table:table-row>
        <table:table-row table:style-name="ro1">
          <table:table-cell office:value-type="float" office:value="120041" calcext:value-type="float">
            <text:p>120041</text:p>
          </table:table-cell>
          <table:table-cell/>
          <table:table-cell table:formula="of:=CONCATENATE(&quot;/home/driverless/ras_perception/DL_training/RAS_DATASET/&quot;;[.A391];&quot;.jpg&quot;)" office:value-type="string" office:string-value="/home/driverless/ras_perception/DL_training/RAS_DATASET/120041.jpg" calcext:value-type="string">
            <text:p>/home/driverless/ras_perception/DL_training/RAS_DATASET/120041.jpg</text:p>
          </table:table-cell>
          <table:table-cell table:number-columns-repeated="5"/>
          <table:table-cell office:value-type="string" calcext:value-type="string">
            <text:p>/home/driverless/ras_perception/DL_training/RAS_DATASET/120041.jpg</text:p>
          </table:table-cell>
          <table:table-cell table:number-columns-repeated="6"/>
        </table:table-row>
        <table:table-row table:style-name="ro1">
          <table:table-cell office:value-type="float" office:value="120042" calcext:value-type="float">
            <text:p>120042</text:p>
          </table:table-cell>
          <table:table-cell/>
          <table:table-cell table:formula="of:=CONCATENATE(&quot;/home/driverless/ras_perception/DL_training/RAS_DATASET/&quot;;[.A392];&quot;.jpg&quot;)" office:value-type="string" office:string-value="/home/driverless/ras_perception/DL_training/RAS_DATASET/120042.jpg" calcext:value-type="string">
            <text:p>/home/driverless/ras_perception/DL_training/RAS_DATASET/120042.jpg</text:p>
          </table:table-cell>
          <table:table-cell table:number-columns-repeated="5"/>
          <table:table-cell office:value-type="string" calcext:value-type="string">
            <text:p>/home/driverless/ras_perception/DL_training/RAS_DATASET/120042.jpg</text:p>
          </table:table-cell>
          <table:table-cell table:number-columns-repeated="6"/>
        </table:table-row>
        <table:table-row table:style-name="ro1">
          <table:table-cell office:value-type="float" office:value="120043" calcext:value-type="float">
            <text:p>120043</text:p>
          </table:table-cell>
          <table:table-cell/>
          <table:table-cell table:formula="of:=CONCATENATE(&quot;/home/driverless/ras_perception/DL_training/RAS_DATASET/&quot;;[.A393];&quot;.jpg&quot;)" office:value-type="string" office:string-value="/home/driverless/ras_perception/DL_training/RAS_DATASET/120043.jpg" calcext:value-type="string">
            <text:p>/home/driverless/ras_perception/DL_training/RAS_DATASET/120043.jpg</text:p>
          </table:table-cell>
          <table:table-cell table:number-columns-repeated="5"/>
          <table:table-cell office:value-type="string" calcext:value-type="string">
            <text:p>/home/driverless/ras_perception/DL_training/RAS_DATASET/120043.jpg</text:p>
          </table:table-cell>
          <table:table-cell table:number-columns-repeated="6"/>
        </table:table-row>
        <table:table-row table:style-name="ro1">
          <table:table-cell office:value-type="float" office:value="120044" calcext:value-type="float">
            <text:p>120044</text:p>
          </table:table-cell>
          <table:table-cell/>
          <table:table-cell table:formula="of:=CONCATENATE(&quot;/home/driverless/ras_perception/DL_training/RAS_DATASET/&quot;;[.A394];&quot;.jpg&quot;)" office:value-type="string" office:string-value="/home/driverless/ras_perception/DL_training/RAS_DATASET/120044.jpg" calcext:value-type="string">
            <text:p>/home/driverless/ras_perception/DL_training/RAS_DATASET/120044.jpg</text:p>
          </table:table-cell>
          <table:table-cell table:number-columns-repeated="5"/>
          <table:table-cell office:value-type="string" calcext:value-type="string">
            <text:p>/home/driverless/ras_perception/DL_training/RAS_DATASET/120044.jpg</text:p>
          </table:table-cell>
          <table:table-cell table:number-columns-repeated="6"/>
        </table:table-row>
        <table:table-row table:style-name="ro1">
          <table:table-cell office:value-type="float" office:value="120045" calcext:value-type="float">
            <text:p>120045</text:p>
          </table:table-cell>
          <table:table-cell/>
          <table:table-cell table:formula="of:=CONCATENATE(&quot;/home/driverless/ras_perception/DL_training/RAS_DATASET/&quot;;[.A395];&quot;.jpg&quot;)" office:value-type="string" office:string-value="/home/driverless/ras_perception/DL_training/RAS_DATASET/120045.jpg" calcext:value-type="string">
            <text:p>/home/driverless/ras_perception/DL_training/RAS_DATASET/120045.jpg</text:p>
          </table:table-cell>
          <table:table-cell table:number-columns-repeated="5"/>
          <table:table-cell office:value-type="string" calcext:value-type="string">
            <text:p>/home/driverless/ras_perception/DL_training/RAS_DATASET/120045.jpg</text:p>
          </table:table-cell>
          <table:table-cell table:number-columns-repeated="6"/>
        </table:table-row>
        <table:table-row table:style-name="ro1">
          <table:table-cell office:value-type="float" office:value="120046" calcext:value-type="float">
            <text:p>120046</text:p>
          </table:table-cell>
          <table:table-cell/>
          <table:table-cell table:formula="of:=CONCATENATE(&quot;/home/driverless/ras_perception/DL_training/RAS_DATASET/&quot;;[.A396];&quot;.jpg&quot;)" office:value-type="string" office:string-value="/home/driverless/ras_perception/DL_training/RAS_DATASET/120046.jpg" calcext:value-type="string">
            <text:p>/home/driverless/ras_perception/DL_training/RAS_DATASET/120046.jpg</text:p>
          </table:table-cell>
          <table:table-cell table:number-columns-repeated="5"/>
          <table:table-cell office:value-type="string" calcext:value-type="string">
            <text:p>/home/driverless/ras_perception/DL_training/RAS_DATASET/120046.jpg</text:p>
          </table:table-cell>
          <table:table-cell table:number-columns-repeated="6"/>
        </table:table-row>
        <table:table-row table:style-name="ro1">
          <table:table-cell office:value-type="float" office:value="120047" calcext:value-type="float">
            <text:p>120047</text:p>
          </table:table-cell>
          <table:table-cell/>
          <table:table-cell table:formula="of:=CONCATENATE(&quot;/home/driverless/ras_perception/DL_training/RAS_DATASET/&quot;;[.A397];&quot;.jpg&quot;)" office:value-type="string" office:string-value="/home/driverless/ras_perception/DL_training/RAS_DATASET/120047.jpg" calcext:value-type="string">
            <text:p>/home/driverless/ras_perception/DL_training/RAS_DATASET/120047.jpg</text:p>
          </table:table-cell>
          <table:table-cell table:number-columns-repeated="5"/>
          <table:table-cell office:value-type="string" calcext:value-type="string">
            <text:p>/home/driverless/ras_perception/DL_training/RAS_DATASET/120047.jpg</text:p>
          </table:table-cell>
          <table:table-cell table:number-columns-repeated="6"/>
        </table:table-row>
        <table:table-row table:style-name="ro1">
          <table:table-cell office:value-type="float" office:value="120048" calcext:value-type="float">
            <text:p>120048</text:p>
          </table:table-cell>
          <table:table-cell/>
          <table:table-cell table:formula="of:=CONCATENATE(&quot;/home/driverless/ras_perception/DL_training/RAS_DATASET/&quot;;[.A398];&quot;.jpg&quot;)" office:value-type="string" office:string-value="/home/driverless/ras_perception/DL_training/RAS_DATASET/120048.jpg" calcext:value-type="string">
            <text:p>/home/driverless/ras_perception/DL_training/RAS_DATASET/120048.jpg</text:p>
          </table:table-cell>
          <table:table-cell table:number-columns-repeated="5"/>
          <table:table-cell office:value-type="string" calcext:value-type="string">
            <text:p>/home/driverless/ras_perception/DL_training/RAS_DATASET/120048.jpg</text:p>
          </table:table-cell>
          <table:table-cell table:number-columns-repeated="6"/>
        </table:table-row>
        <table:table-row table:style-name="ro1">
          <table:table-cell office:value-type="float" office:value="120049" calcext:value-type="float">
            <text:p>120049</text:p>
          </table:table-cell>
          <table:table-cell/>
          <table:table-cell table:formula="of:=CONCATENATE(&quot;/home/driverless/ras_perception/DL_training/RAS_DATASET/&quot;;[.A399];&quot;.jpg&quot;)" office:value-type="string" office:string-value="/home/driverless/ras_perception/DL_training/RAS_DATASET/120049.jpg" calcext:value-type="string">
            <text:p>/home/driverless/ras_perception/DL_training/RAS_DATASET/120049.jpg</text:p>
          </table:table-cell>
          <table:table-cell table:number-columns-repeated="5"/>
          <table:table-cell office:value-type="string" calcext:value-type="string">
            <text:p>/home/driverless/ras_perception/DL_training/RAS_DATASET/120049.jpg</text:p>
          </table:table-cell>
          <table:table-cell table:number-columns-repeated="6"/>
        </table:table-row>
        <table:table-row table:style-name="ro1">
          <table:table-cell office:value-type="float" office:value="120050" calcext:value-type="float">
            <text:p>120050</text:p>
          </table:table-cell>
          <table:table-cell/>
          <table:table-cell table:formula="of:=CONCATENATE(&quot;/home/driverless/ras_perception/DL_training/RAS_DATASET/&quot;;[.A400];&quot;.jpg&quot;)" office:value-type="string" office:string-value="/home/driverless/ras_perception/DL_training/RAS_DATASET/120050.jpg" calcext:value-type="string">
            <text:p>/home/driverless/ras_perception/DL_training/RAS_DATASET/120050.jpg</text:p>
          </table:table-cell>
          <table:table-cell table:number-columns-repeated="5"/>
          <table:table-cell office:value-type="string" calcext:value-type="string">
            <text:p>/home/driverless/ras_perception/DL_training/RAS_DATASET/120050.jpg</text:p>
          </table:table-cell>
          <table:table-cell table:number-columns-repeated="6"/>
        </table:table-row>
        <table:table-row table:style-name="ro1">
          <table:table-cell office:value-type="float" office:value="120051" calcext:value-type="float">
            <text:p>120051</text:p>
          </table:table-cell>
          <table:table-cell/>
          <table:table-cell table:formula="of:=CONCATENATE(&quot;/home/driverless/ras_perception/DL_training/RAS_DATASET/&quot;;[.A401];&quot;.jpg&quot;)" office:value-type="string" office:string-value="/home/driverless/ras_perception/DL_training/RAS_DATASET/120051.jpg" calcext:value-type="string">
            <text:p>/home/driverless/ras_perception/DL_training/RAS_DATASET/120051.jpg</text:p>
          </table:table-cell>
          <table:table-cell table:number-columns-repeated="5"/>
          <table:table-cell office:value-type="string" calcext:value-type="string">
            <text:p>/home/driverless/ras_perception/DL_training/RAS_DATASET/120051.jpg</text:p>
          </table:table-cell>
          <table:table-cell table:number-columns-repeated="6"/>
        </table:table-row>
        <table:table-row table:style-name="ro1">
          <table:table-cell office:value-type="float" office:value="120052" calcext:value-type="float">
            <text:p>120052</text:p>
          </table:table-cell>
          <table:table-cell/>
          <table:table-cell table:formula="of:=CONCATENATE(&quot;/home/driverless/ras_perception/DL_training/RAS_DATASET/&quot;;[.A402];&quot;.jpg&quot;)" office:value-type="string" office:string-value="/home/driverless/ras_perception/DL_training/RAS_DATASET/120052.jpg" calcext:value-type="string">
            <text:p>/home/driverless/ras_perception/DL_training/RAS_DATASET/120052.jpg</text:p>
          </table:table-cell>
          <table:table-cell table:number-columns-repeated="5"/>
          <table:table-cell office:value-type="string" calcext:value-type="string">
            <text:p>/home/driverless/ras_perception/DL_training/RAS_DATASET/120052.jpg</text:p>
          </table:table-cell>
          <table:table-cell table:number-columns-repeated="6"/>
        </table:table-row>
        <table:table-row table:style-name="ro1">
          <table:table-cell office:value-type="float" office:value="120053" calcext:value-type="float">
            <text:p>120053</text:p>
          </table:table-cell>
          <table:table-cell/>
          <table:table-cell table:formula="of:=CONCATENATE(&quot;/home/driverless/ras_perception/DL_training/RAS_DATASET/&quot;;[.A403];&quot;.jpg&quot;)" office:value-type="string" office:string-value="/home/driverless/ras_perception/DL_training/RAS_DATASET/120053.jpg" calcext:value-type="string">
            <text:p>/home/driverless/ras_perception/DL_training/RAS_DATASET/120053.jpg</text:p>
          </table:table-cell>
          <table:table-cell table:number-columns-repeated="5"/>
          <table:table-cell office:value-type="string" calcext:value-type="string">
            <text:p>/home/driverless/ras_perception/DL_training/RAS_DATASET/120053.jpg</text:p>
          </table:table-cell>
          <table:table-cell table:number-columns-repeated="6"/>
        </table:table-row>
        <table:table-row table:style-name="ro1">
          <table:table-cell office:value-type="float" office:value="120054" calcext:value-type="float">
            <text:p>120054</text:p>
          </table:table-cell>
          <table:table-cell/>
          <table:table-cell table:formula="of:=CONCATENATE(&quot;/home/driverless/ras_perception/DL_training/RAS_DATASET/&quot;;[.A404];&quot;.jpg&quot;)" office:value-type="string" office:string-value="/home/driverless/ras_perception/DL_training/RAS_DATASET/120054.jpg" calcext:value-type="string">
            <text:p>/home/driverless/ras_perception/DL_training/RAS_DATASET/120054.jpg</text:p>
          </table:table-cell>
          <table:table-cell table:number-columns-repeated="5"/>
          <table:table-cell office:value-type="string" calcext:value-type="string">
            <text:p>/home/driverless/ras_perception/DL_training/RAS_DATASET/120054.jpg</text:p>
          </table:table-cell>
          <table:table-cell table:number-columns-repeated="6"/>
        </table:table-row>
        <table:table-row table:style-name="ro1">
          <table:table-cell office:value-type="float" office:value="120055" calcext:value-type="float">
            <text:p>120055</text:p>
          </table:table-cell>
          <table:table-cell/>
          <table:table-cell table:formula="of:=CONCATENATE(&quot;/home/driverless/ras_perception/DL_training/RAS_DATASET/&quot;;[.A405];&quot;.jpg&quot;)" office:value-type="string" office:string-value="/home/driverless/ras_perception/DL_training/RAS_DATASET/120055.jpg" calcext:value-type="string">
            <text:p>/home/driverless/ras_perception/DL_training/RAS_DATASET/120055.jpg</text:p>
          </table:table-cell>
          <table:table-cell table:number-columns-repeated="5"/>
          <table:table-cell office:value-type="string" calcext:value-type="string">
            <text:p>/home/driverless/ras_perception/DL_training/RAS_DATASET/120055.jpg</text:p>
          </table:table-cell>
          <table:table-cell table:number-columns-repeated="6"/>
        </table:table-row>
        <table:table-row table:style-name="ro1">
          <table:table-cell office:value-type="float" office:value="120056" calcext:value-type="float">
            <text:p>120056</text:p>
          </table:table-cell>
          <table:table-cell/>
          <table:table-cell table:formula="of:=CONCATENATE(&quot;/home/driverless/ras_perception/DL_training/RAS_DATASET/&quot;;[.A406];&quot;.jpg&quot;)" office:value-type="string" office:string-value="/home/driverless/ras_perception/DL_training/RAS_DATASET/120056.jpg" calcext:value-type="string">
            <text:p>/home/driverless/ras_perception/DL_training/RAS_DATASET/120056.jpg</text:p>
          </table:table-cell>
          <table:table-cell table:number-columns-repeated="5"/>
          <table:table-cell office:value-type="string" calcext:value-type="string">
            <text:p>/home/driverless/ras_perception/DL_training/RAS_DATASET/120056.jpg</text:p>
          </table:table-cell>
          <table:table-cell table:number-columns-repeated="6"/>
        </table:table-row>
        <table:table-row table:style-name="ro1">
          <table:table-cell office:value-type="float" office:value="120057" calcext:value-type="float">
            <text:p>120057</text:p>
          </table:table-cell>
          <table:table-cell/>
          <table:table-cell table:formula="of:=CONCATENATE(&quot;/home/driverless/ras_perception/DL_training/RAS_DATASET/&quot;;[.A407];&quot;.jpg&quot;)" office:value-type="string" office:string-value="/home/driverless/ras_perception/DL_training/RAS_DATASET/120057.jpg" calcext:value-type="string">
            <text:p>/home/driverless/ras_perception/DL_training/RAS_DATASET/120057.jpg</text:p>
          </table:table-cell>
          <table:table-cell table:number-columns-repeated="5"/>
          <table:table-cell office:value-type="string" calcext:value-type="string">
            <text:p>/home/driverless/ras_perception/DL_training/RAS_DATASET/120057.jpg</text:p>
          </table:table-cell>
          <table:table-cell table:number-columns-repeated="6"/>
        </table:table-row>
        <table:table-row table:style-name="ro1">
          <table:table-cell office:value-type="float" office:value="120058" calcext:value-type="float">
            <text:p>120058</text:p>
          </table:table-cell>
          <table:table-cell/>
          <table:table-cell table:formula="of:=CONCATENATE(&quot;/home/driverless/ras_perception/DL_training/RAS_DATASET/&quot;;[.A408];&quot;.jpg&quot;)" office:value-type="string" office:string-value="/home/driverless/ras_perception/DL_training/RAS_DATASET/120058.jpg" calcext:value-type="string">
            <text:p>/home/driverless/ras_perception/DL_training/RAS_DATASET/120058.jpg</text:p>
          </table:table-cell>
          <table:table-cell table:number-columns-repeated="5"/>
          <table:table-cell office:value-type="string" calcext:value-type="string">
            <text:p>/home/driverless/ras_perception/DL_training/RAS_DATASET/120058.jpg</text:p>
          </table:table-cell>
          <table:table-cell table:number-columns-repeated="6"/>
        </table:table-row>
        <table:table-row table:style-name="ro1">
          <table:table-cell office:value-type="float" office:value="120059" calcext:value-type="float">
            <text:p>120059</text:p>
          </table:table-cell>
          <table:table-cell/>
          <table:table-cell table:formula="of:=CONCATENATE(&quot;/home/driverless/ras_perception/DL_training/RAS_DATASET/&quot;;[.A409];&quot;.jpg&quot;)" office:value-type="string" office:string-value="/home/driverless/ras_perception/DL_training/RAS_DATASET/120059.jpg" calcext:value-type="string">
            <text:p>/home/driverless/ras_perception/DL_training/RAS_DATASET/120059.jpg</text:p>
          </table:table-cell>
          <table:table-cell table:number-columns-repeated="5"/>
          <table:table-cell office:value-type="string" calcext:value-type="string">
            <text:p>/home/driverless/ras_perception/DL_training/RAS_DATASET/120059.jpg</text:p>
          </table:table-cell>
          <table:table-cell table:number-columns-repeated="6"/>
        </table:table-row>
        <table:table-row table:style-name="ro1">
          <table:table-cell office:value-type="float" office:value="120060" calcext:value-type="float">
            <text:p>120060</text:p>
          </table:table-cell>
          <table:table-cell/>
          <table:table-cell table:formula="of:=CONCATENATE(&quot;/home/driverless/ras_perception/DL_training/RAS_DATASET/&quot;;[.A410];&quot;.jpg&quot;)" office:value-type="string" office:string-value="/home/driverless/ras_perception/DL_training/RAS_DATASET/120060.jpg" calcext:value-type="string">
            <text:p>/home/driverless/ras_perception/DL_training/RAS_DATASET/120060.jpg</text:p>
          </table:table-cell>
          <table:table-cell table:number-columns-repeated="5"/>
          <table:table-cell office:value-type="string" calcext:value-type="string">
            <text:p>/home/driverless/ras_perception/DL_training/RAS_DATASET/120060.jpg</text:p>
          </table:table-cell>
          <table:table-cell table:number-columns-repeated="6"/>
        </table:table-row>
        <table:table-row table:style-name="ro1">
          <table:table-cell office:value-type="float" office:value="120061" calcext:value-type="float">
            <text:p>120061</text:p>
          </table:table-cell>
          <table:table-cell/>
          <table:table-cell table:formula="of:=CONCATENATE(&quot;/home/driverless/ras_perception/DL_training/RAS_DATASET/&quot;;[.A411];&quot;.jpg&quot;)" office:value-type="string" office:string-value="/home/driverless/ras_perception/DL_training/RAS_DATASET/120061.jpg" calcext:value-type="string">
            <text:p>/home/driverless/ras_perception/DL_training/RAS_DATASET/120061.jpg</text:p>
          </table:table-cell>
          <table:table-cell table:number-columns-repeated="5"/>
          <table:table-cell office:value-type="string" calcext:value-type="string">
            <text:p>/home/driverless/ras_perception/DL_training/RAS_DATASET/120061.jpg</text:p>
          </table:table-cell>
          <table:table-cell table:number-columns-repeated="6"/>
        </table:table-row>
        <table:table-row table:style-name="ro1">
          <table:table-cell office:value-type="float" office:value="130001" calcext:value-type="float">
            <text:p>130001</text:p>
          </table:table-cell>
          <table:table-cell/>
          <table:table-cell table:formula="of:=CONCATENATE(&quot;/home/driverless/ras_perception/DL_training/RAS_DATASET/&quot;;[.A412];&quot;.jpg&quot;)" office:value-type="string" office:string-value="/home/driverless/ras_perception/DL_training/RAS_DATASET/130001.jpg" calcext:value-type="string">
            <text:p>/home/driverless/ras_perception/DL_training/RAS_DATASET/130001.jpg</text:p>
          </table:table-cell>
          <table:table-cell table:number-columns-repeated="5"/>
          <table:table-cell office:value-type="string" calcext:value-type="string">
            <text:p>/home/driverless/ras_perception/DL_training/RAS_DATASET/130001.jpg</text:p>
          </table:table-cell>
          <table:table-cell table:number-columns-repeated="6"/>
        </table:table-row>
        <table:table-row table:style-name="ro1">
          <table:table-cell office:value-type="float" office:value="130002" calcext:value-type="float">
            <text:p>130002</text:p>
          </table:table-cell>
          <table:table-cell/>
          <table:table-cell table:formula="of:=CONCATENATE(&quot;/home/driverless/ras_perception/DL_training/RAS_DATASET/&quot;;[.A413];&quot;.jpg&quot;)" office:value-type="string" office:string-value="/home/driverless/ras_perception/DL_training/RAS_DATASET/130002.jpg" calcext:value-type="string">
            <text:p>/home/driverless/ras_perception/DL_training/RAS_DATASET/130002.jpg</text:p>
          </table:table-cell>
          <table:table-cell table:number-columns-repeated="5"/>
          <table:table-cell office:value-type="string" calcext:value-type="string">
            <text:p>/home/driverless/ras_perception/DL_training/RAS_DATASET/130002.jpg</text:p>
          </table:table-cell>
          <table:table-cell table:number-columns-repeated="6"/>
        </table:table-row>
        <table:table-row table:style-name="ro1">
          <table:table-cell office:value-type="float" office:value="130004" calcext:value-type="float">
            <text:p>130004</text:p>
          </table:table-cell>
          <table:table-cell/>
          <table:table-cell table:formula="of:=CONCATENATE(&quot;/home/driverless/ras_perception/DL_training/RAS_DATASET/&quot;;[.A414];&quot;.jpg&quot;)" office:value-type="string" office:string-value="/home/driverless/ras_perception/DL_training/RAS_DATASET/130004.jpg" calcext:value-type="string">
            <text:p>/home/driverless/ras_perception/DL_training/RAS_DATASET/130004.jpg</text:p>
          </table:table-cell>
          <table:table-cell table:number-columns-repeated="5"/>
          <table:table-cell office:value-type="string" calcext:value-type="string">
            <text:p>/home/driverless/ras_perception/DL_training/RAS_DATASET/130004.jpg</text:p>
          </table:table-cell>
          <table:table-cell table:number-columns-repeated="6"/>
        </table:table-row>
        <table:table-row table:style-name="ro1">
          <table:table-cell office:value-type="float" office:value="130005" calcext:value-type="float">
            <text:p>130005</text:p>
          </table:table-cell>
          <table:table-cell/>
          <table:table-cell table:formula="of:=CONCATENATE(&quot;/home/driverless/ras_perception/DL_training/RAS_DATASET/&quot;;[.A415];&quot;.jpg&quot;)" office:value-type="string" office:string-value="/home/driverless/ras_perception/DL_training/RAS_DATASET/130005.jpg" calcext:value-type="string">
            <text:p>/home/driverless/ras_perception/DL_training/RAS_DATASET/130005.jpg</text:p>
          </table:table-cell>
          <table:table-cell table:number-columns-repeated="5"/>
          <table:table-cell office:value-type="string" calcext:value-type="string">
            <text:p>/home/driverless/ras_perception/DL_training/RAS_DATASET/130005.jpg</text:p>
          </table:table-cell>
          <table:table-cell table:number-columns-repeated="6"/>
        </table:table-row>
        <table:table-row table:style-name="ro1">
          <table:table-cell office:value-type="float" office:value="130007" calcext:value-type="float">
            <text:p>130007</text:p>
          </table:table-cell>
          <table:table-cell/>
          <table:table-cell table:formula="of:=CONCATENATE(&quot;/home/driverless/ras_perception/DL_training/RAS_DATASET/&quot;;[.A416];&quot;.jpg&quot;)" office:value-type="string" office:string-value="/home/driverless/ras_perception/DL_training/RAS_DATASET/130007.jpg" calcext:value-type="string">
            <text:p>/home/driverless/ras_perception/DL_training/RAS_DATASET/130007.jpg</text:p>
          </table:table-cell>
          <table:table-cell table:number-columns-repeated="5"/>
          <table:table-cell office:value-type="string" calcext:value-type="string">
            <text:p>/home/driverless/ras_perception/DL_training/RAS_DATASET/130007.jpg</text:p>
          </table:table-cell>
          <table:table-cell table:number-columns-repeated="6"/>
        </table:table-row>
        <table:table-row table:style-name="ro1">
          <table:table-cell office:value-type="float" office:value="130008" calcext:value-type="float">
            <text:p>130008</text:p>
          </table:table-cell>
          <table:table-cell/>
          <table:table-cell table:formula="of:=CONCATENATE(&quot;/home/driverless/ras_perception/DL_training/RAS_DATASET/&quot;;[.A417];&quot;.jpg&quot;)" office:value-type="string" office:string-value="/home/driverless/ras_perception/DL_training/RAS_DATASET/130008.jpg" calcext:value-type="string">
            <text:p>/home/driverless/ras_perception/DL_training/RAS_DATASET/130008.jpg</text:p>
          </table:table-cell>
          <table:table-cell table:number-columns-repeated="5"/>
          <table:table-cell office:value-type="string" calcext:value-type="string">
            <text:p>/home/driverless/ras_perception/DL_training/RAS_DATASET/130008.jpg</text:p>
          </table:table-cell>
          <table:table-cell table:number-columns-repeated="6"/>
        </table:table-row>
        <table:table-row table:style-name="ro1">
          <table:table-cell office:value-type="float" office:value="130009" calcext:value-type="float">
            <text:p>130009</text:p>
          </table:table-cell>
          <table:table-cell/>
          <table:table-cell table:formula="of:=CONCATENATE(&quot;/home/driverless/ras_perception/DL_training/RAS_DATASET/&quot;;[.A418];&quot;.jpg&quot;)" office:value-type="string" office:string-value="/home/driverless/ras_perception/DL_training/RAS_DATASET/130009.jpg" calcext:value-type="string">
            <text:p>/home/driverless/ras_perception/DL_training/RAS_DATASET/130009.jpg</text:p>
          </table:table-cell>
          <table:table-cell table:number-columns-repeated="5"/>
          <table:table-cell office:value-type="string" calcext:value-type="string">
            <text:p>/home/driverless/ras_perception/DL_training/RAS_DATASET/130009.jpg</text:p>
          </table:table-cell>
          <table:table-cell table:number-columns-repeated="6"/>
        </table:table-row>
        <table:table-row table:style-name="ro1">
          <table:table-cell office:value-type="float" office:value="130010" calcext:value-type="float">
            <text:p>130010</text:p>
          </table:table-cell>
          <table:table-cell/>
          <table:table-cell table:formula="of:=CONCATENATE(&quot;/home/driverless/ras_perception/DL_training/RAS_DATASET/&quot;;[.A419];&quot;.jpg&quot;)" office:value-type="string" office:string-value="/home/driverless/ras_perception/DL_training/RAS_DATASET/130010.jpg" calcext:value-type="string">
            <text:p>/home/driverless/ras_perception/DL_training/RAS_DATASET/130010.jpg</text:p>
          </table:table-cell>
          <table:table-cell table:number-columns-repeated="5"/>
          <table:table-cell office:value-type="string" calcext:value-type="string">
            <text:p>/home/driverless/ras_perception/DL_training/RAS_DATASET/130010.jpg</text:p>
          </table:table-cell>
          <table:table-cell table:number-columns-repeated="6"/>
        </table:table-row>
        <table:table-row table:style-name="ro1">
          <table:table-cell office:value-type="float" office:value="130011" calcext:value-type="float">
            <text:p>130011</text:p>
          </table:table-cell>
          <table:table-cell/>
          <table:table-cell table:formula="of:=CONCATENATE(&quot;/home/driverless/ras_perception/DL_training/RAS_DATASET/&quot;;[.A420];&quot;.jpg&quot;)" office:value-type="string" office:string-value="/home/driverless/ras_perception/DL_training/RAS_DATASET/130011.jpg" calcext:value-type="string">
            <text:p>/home/driverless/ras_perception/DL_training/RAS_DATASET/130011.jpg</text:p>
          </table:table-cell>
          <table:table-cell table:number-columns-repeated="5"/>
          <table:table-cell office:value-type="string" calcext:value-type="string">
            <text:p>/home/driverless/ras_perception/DL_training/RAS_DATASET/130011.jpg</text:p>
          </table:table-cell>
          <table:table-cell table:number-columns-repeated="6"/>
        </table:table-row>
        <table:table-row table:style-name="ro1">
          <table:table-cell office:value-type="float" office:value="130012" calcext:value-type="float">
            <text:p>130012</text:p>
          </table:table-cell>
          <table:table-cell/>
          <table:table-cell table:formula="of:=CONCATENATE(&quot;/home/driverless/ras_perception/DL_training/RAS_DATASET/&quot;;[.A421];&quot;.jpg&quot;)" office:value-type="string" office:string-value="/home/driverless/ras_perception/DL_training/RAS_DATASET/130012.jpg" calcext:value-type="string">
            <text:p>/home/driverless/ras_perception/DL_training/RAS_DATASET/130012.jpg</text:p>
          </table:table-cell>
          <table:table-cell table:number-columns-repeated="5"/>
          <table:table-cell office:value-type="string" calcext:value-type="string">
            <text:p>/home/driverless/ras_perception/DL_training/RAS_DATASET/130012.jpg</text:p>
          </table:table-cell>
          <table:table-cell table:number-columns-repeated="6"/>
        </table:table-row>
        <table:table-row table:style-name="ro1">
          <table:table-cell office:value-type="float" office:value="130013" calcext:value-type="float">
            <text:p>130013</text:p>
          </table:table-cell>
          <table:table-cell/>
          <table:table-cell table:formula="of:=CONCATENATE(&quot;/home/driverless/ras_perception/DL_training/RAS_DATASET/&quot;;[.A422];&quot;.jpg&quot;)" office:value-type="string" office:string-value="/home/driverless/ras_perception/DL_training/RAS_DATASET/130013.jpg" calcext:value-type="string">
            <text:p>/home/driverless/ras_perception/DL_training/RAS_DATASET/130013.jpg</text:p>
          </table:table-cell>
          <table:table-cell table:number-columns-repeated="5"/>
          <table:table-cell office:value-type="string" calcext:value-type="string">
            <text:p>/home/driverless/ras_perception/DL_training/RAS_DATASET/130013.jpg</text:p>
          </table:table-cell>
          <table:table-cell table:number-columns-repeated="6"/>
        </table:table-row>
        <table:table-row table:style-name="ro1">
          <table:table-cell office:value-type="float" office:value="130015" calcext:value-type="float">
            <text:p>130015</text:p>
          </table:table-cell>
          <table:table-cell/>
          <table:table-cell table:formula="of:=CONCATENATE(&quot;/home/driverless/ras_perception/DL_training/RAS_DATASET/&quot;;[.A423];&quot;.jpg&quot;)" office:value-type="string" office:string-value="/home/driverless/ras_perception/DL_training/RAS_DATASET/130015.jpg" calcext:value-type="string">
            <text:p>/home/driverless/ras_perception/DL_training/RAS_DATASET/130015.jpg</text:p>
          </table:table-cell>
          <table:table-cell table:number-columns-repeated="12"/>
        </table:table-row>
        <table:table-row table:style-name="ro1">
          <table:table-cell office:value-type="float" office:value="130016" calcext:value-type="float">
            <text:p>130016</text:p>
          </table:table-cell>
          <table:table-cell/>
          <table:table-cell table:formula="of:=CONCATENATE(&quot;/home/driverless/ras_perception/DL_training/RAS_DATASET/&quot;;[.A424];&quot;.jpg&quot;)" office:value-type="string" office:string-value="/home/driverless/ras_perception/DL_training/RAS_DATASET/130016.jpg" calcext:value-type="string">
            <text:p>/home/driverless/ras_perception/DL_training/RAS_DATASET/130016.jpg</text:p>
          </table:table-cell>
          <table:table-cell table:number-columns-repeated="5"/>
          <table:table-cell office:value-type="string" calcext:value-type="string">
            <text:p>/home/driverless/ras_perception/DL_training/RAS_DATASET/130016.jpg</text:p>
          </table:table-cell>
          <table:table-cell table:number-columns-repeated="6"/>
        </table:table-row>
        <table:table-row table:style-name="ro1">
          <table:table-cell office:value-type="float" office:value="130018" calcext:value-type="float">
            <text:p>130018</text:p>
          </table:table-cell>
          <table:table-cell/>
          <table:table-cell table:formula="of:=CONCATENATE(&quot;/home/driverless/ras_perception/DL_training/RAS_DATASET/&quot;;[.A425];&quot;.jpg&quot;)" office:value-type="string" office:string-value="/home/driverless/ras_perception/DL_training/RAS_DATASET/130018.jpg" calcext:value-type="string">
            <text:p>/home/driverless/ras_perception/DL_training/RAS_DATASET/130018.jpg</text:p>
          </table:table-cell>
          <table:table-cell table:number-columns-repeated="5"/>
          <table:table-cell office:value-type="string" calcext:value-type="string">
            <text:p>/home/driverless/ras_perception/DL_training/RAS_DATASET/130018.jpg</text:p>
          </table:table-cell>
          <table:table-cell table:number-columns-repeated="6"/>
        </table:table-row>
        <table:table-row table:style-name="ro1">
          <table:table-cell office:value-type="float" office:value="130019" calcext:value-type="float">
            <text:p>130019</text:p>
          </table:table-cell>
          <table:table-cell/>
          <table:table-cell table:formula="of:=CONCATENATE(&quot;/home/driverless/ras_perception/DL_training/RAS_DATASET/&quot;;[.A426];&quot;.jpg&quot;)" office:value-type="string" office:string-value="/home/driverless/ras_perception/DL_training/RAS_DATASET/130019.jpg" calcext:value-type="string">
            <text:p>/home/driverless/ras_perception/DL_training/RAS_DATASET/130019.jpg</text:p>
          </table:table-cell>
          <table:table-cell table:number-columns-repeated="5"/>
          <table:table-cell office:value-type="string" calcext:value-type="string">
            <text:p>/home/driverless/ras_perception/DL_training/RAS_DATASET/130019.jpg</text:p>
          </table:table-cell>
          <table:table-cell table:number-columns-repeated="6"/>
        </table:table-row>
        <table:table-row table:style-name="ro1">
          <table:table-cell office:value-type="float" office:value="130020" calcext:value-type="float">
            <text:p>130020</text:p>
          </table:table-cell>
          <table:table-cell/>
          <table:table-cell table:formula="of:=CONCATENATE(&quot;/home/driverless/ras_perception/DL_training/RAS_DATASET/&quot;;[.A427];&quot;.jpg&quot;)" office:value-type="string" office:string-value="/home/driverless/ras_perception/DL_training/RAS_DATASET/130020.jpg" calcext:value-type="string">
            <text:p>/home/driverless/ras_perception/DL_training/RAS_DATASET/130020.jpg</text:p>
          </table:table-cell>
          <table:table-cell table:number-columns-repeated="5"/>
          <table:table-cell office:value-type="string" calcext:value-type="string">
            <text:p>/home/driverless/ras_perception/DL_training/RAS_DATASET/130020.jpg</text:p>
          </table:table-cell>
          <table:table-cell table:number-columns-repeated="6"/>
        </table:table-row>
        <table:table-row table:style-name="ro1">
          <table:table-cell office:value-type="float" office:value="130023" calcext:value-type="float">
            <text:p>130023</text:p>
          </table:table-cell>
          <table:table-cell/>
          <table:table-cell table:formula="of:=CONCATENATE(&quot;/home/driverless/ras_perception/DL_training/RAS_DATASET/&quot;;[.A428];&quot;.jpg&quot;)" office:value-type="string" office:string-value="/home/driverless/ras_perception/DL_training/RAS_DATASET/130023.jpg" calcext:value-type="string">
            <text:p>/home/driverless/ras_perception/DL_training/RAS_DATASET/130023.jpg</text:p>
          </table:table-cell>
          <table:table-cell table:number-columns-repeated="5"/>
          <table:table-cell office:value-type="string" calcext:value-type="string">
            <text:p>/home/driverless/ras_perception/DL_training/RAS_DATASET/130023.jpg</text:p>
          </table:table-cell>
          <table:table-cell table:number-columns-repeated="6"/>
        </table:table-row>
        <table:table-row table:style-name="ro1">
          <table:table-cell office:value-type="float" office:value="130024" calcext:value-type="float">
            <text:p>130024</text:p>
          </table:table-cell>
          <table:table-cell/>
          <table:table-cell table:formula="of:=CONCATENATE(&quot;/home/driverless/ras_perception/DL_training/RAS_DATASET/&quot;;[.A429];&quot;.jpg&quot;)" office:value-type="string" office:string-value="/home/driverless/ras_perception/DL_training/RAS_DATASET/130024.jpg" calcext:value-type="string">
            <text:p>/home/driverless/ras_perception/DL_training/RAS_DATASET/130024.jpg</text:p>
          </table:table-cell>
          <table:table-cell table:number-columns-repeated="5"/>
          <table:table-cell office:value-type="string" calcext:value-type="string">
            <text:p>/home/driverless/ras_perception/DL_training/RAS_DATASET/130024.jpg</text:p>
          </table:table-cell>
          <table:table-cell table:number-columns-repeated="6"/>
        </table:table-row>
        <table:table-row table:style-name="ro1">
          <table:table-cell office:value-type="float" office:value="130025" calcext:value-type="float">
            <text:p>130025</text:p>
          </table:table-cell>
          <table:table-cell/>
          <table:table-cell table:formula="of:=CONCATENATE(&quot;/home/driverless/ras_perception/DL_training/RAS_DATASET/&quot;;[.A430];&quot;.jpg&quot;)" office:value-type="string" office:string-value="/home/driverless/ras_perception/DL_training/RAS_DATASET/130025.jpg" calcext:value-type="string">
            <text:p>/home/driverless/ras_perception/DL_training/RAS_DATASET/130025.jpg</text:p>
          </table:table-cell>
          <table:table-cell table:number-columns-repeated="5"/>
          <table:table-cell office:value-type="string" calcext:value-type="string">
            <text:p>/home/driverless/ras_perception/DL_training/RAS_DATASET/130025.jpg</text:p>
          </table:table-cell>
          <table:table-cell table:number-columns-repeated="6"/>
        </table:table-row>
        <table:table-row table:style-name="ro1">
          <table:table-cell office:value-type="float" office:value="130027" calcext:value-type="float">
            <text:p>130027</text:p>
          </table:table-cell>
          <table:table-cell/>
          <table:table-cell table:formula="of:=CONCATENATE(&quot;/home/driverless/ras_perception/DL_training/RAS_DATASET/&quot;;[.A431];&quot;.jpg&quot;)" office:value-type="string" office:string-value="/home/driverless/ras_perception/DL_training/RAS_DATASET/130027.jpg" calcext:value-type="string">
            <text:p>/home/driverless/ras_perception/DL_training/RAS_DATASET/130027.jpg</text:p>
          </table:table-cell>
          <table:table-cell table:number-columns-repeated="5"/>
          <table:table-cell office:value-type="string" calcext:value-type="string">
            <text:p>/home/driverless/ras_perception/DL_training/RAS_DATASET/130027.jpg</text:p>
          </table:table-cell>
          <table:table-cell table:number-columns-repeated="6"/>
        </table:table-row>
        <table:table-row table:style-name="ro1">
          <table:table-cell office:value-type="float" office:value="130029" calcext:value-type="float">
            <text:p>130029</text:p>
          </table:table-cell>
          <table:table-cell/>
          <table:table-cell table:formula="of:=CONCATENATE(&quot;/home/driverless/ras_perception/DL_training/RAS_DATASET/&quot;;[.A432];&quot;.jpg&quot;)" office:value-type="string" office:string-value="/home/driverless/ras_perception/DL_training/RAS_DATASET/130029.jpg" calcext:value-type="string">
            <text:p>/home/driverless/ras_perception/DL_training/RAS_DATASET/130029.jpg</text:p>
          </table:table-cell>
          <table:table-cell table:number-columns-repeated="5"/>
          <table:table-cell office:value-type="string" calcext:value-type="string">
            <text:p>/home/driverless/ras_perception/DL_training/RAS_DATASET/130029.jpg</text:p>
          </table:table-cell>
          <table:table-cell table:number-columns-repeated="6"/>
        </table:table-row>
        <table:table-row table:style-name="ro1">
          <table:table-cell office:value-type="float" office:value="130030" calcext:value-type="float">
            <text:p>130030</text:p>
          </table:table-cell>
          <table:table-cell/>
          <table:table-cell table:formula="of:=CONCATENATE(&quot;/home/driverless/ras_perception/DL_training/RAS_DATASET/&quot;;[.A433];&quot;.jpg&quot;)" office:value-type="string" office:string-value="/home/driverless/ras_perception/DL_training/RAS_DATASET/130030.jpg" calcext:value-type="string">
            <text:p>/home/driverless/ras_perception/DL_training/RAS_DATASET/130030.jpg</text:p>
          </table:table-cell>
          <table:table-cell table:number-columns-repeated="5"/>
          <table:table-cell office:value-type="string" calcext:value-type="string">
            <text:p>/home/driverless/ras_perception/DL_training/RAS_DATASET/130030.jpg</text:p>
          </table:table-cell>
          <table:table-cell table:number-columns-repeated="6"/>
        </table:table-row>
        <table:table-row table:style-name="ro1">
          <table:table-cell office:value-type="float" office:value="130031" calcext:value-type="float">
            <text:p>130031</text:p>
          </table:table-cell>
          <table:table-cell/>
          <table:table-cell table:formula="of:=CONCATENATE(&quot;/home/driverless/ras_perception/DL_training/RAS_DATASET/&quot;;[.A434];&quot;.jpg&quot;)" office:value-type="string" office:string-value="/home/driverless/ras_perception/DL_training/RAS_DATASET/130031.jpg" calcext:value-type="string">
            <text:p>/home/driverless/ras_perception/DL_training/RAS_DATASET/130031.jpg</text:p>
          </table:table-cell>
          <table:table-cell table:number-columns-repeated="5"/>
          <table:table-cell office:value-type="string" calcext:value-type="string">
            <text:p>/home/driverless/ras_perception/DL_training/RAS_DATASET/130031.jpg</text:p>
          </table:table-cell>
          <table:table-cell table:number-columns-repeated="6"/>
        </table:table-row>
        <table:table-row table:style-name="ro1">
          <table:table-cell office:value-type="float" office:value="130032" calcext:value-type="float">
            <text:p>130032</text:p>
          </table:table-cell>
          <table:table-cell/>
          <table:table-cell table:formula="of:=CONCATENATE(&quot;/home/driverless/ras_perception/DL_training/RAS_DATASET/&quot;;[.A435];&quot;.jpg&quot;)" office:value-type="string" office:string-value="/home/driverless/ras_perception/DL_training/RAS_DATASET/130032.jpg" calcext:value-type="string">
            <text:p>/home/driverless/ras_perception/DL_training/RAS_DATASET/130032.jpg</text:p>
          </table:table-cell>
          <table:table-cell table:number-columns-repeated="5"/>
          <table:table-cell office:value-type="string" calcext:value-type="string">
            <text:p>/home/driverless/ras_perception/DL_training/RAS_DATASET/130032.jpg</text:p>
          </table:table-cell>
          <table:table-cell table:number-columns-repeated="6"/>
        </table:table-row>
        <table:table-row table:style-name="ro1">
          <table:table-cell office:value-type="float" office:value="140001" calcext:value-type="float">
            <text:p>140001</text:p>
          </table:table-cell>
          <table:table-cell/>
          <table:table-cell table:formula="of:=CONCATENATE(&quot;/home/driverless/ras_perception/DL_training/RAS_DATASET/&quot;;[.A436];&quot;.jpg&quot;)" office:value-type="string" office:string-value="/home/driverless/ras_perception/DL_training/RAS_DATASET/140001.jpg" calcext:value-type="string">
            <text:p>/home/driverless/ras_perception/DL_training/RAS_DATASET/140001.jpg</text:p>
          </table:table-cell>
          <table:table-cell table:number-columns-repeated="5"/>
          <table:table-cell office:value-type="string" calcext:value-type="string">
            <text:p>/home/driverless/ras_perception/DL_training/RAS_DATASET/140001.jpg</text:p>
          </table:table-cell>
          <table:table-cell table:number-columns-repeated="6"/>
        </table:table-row>
        <table:table-row table:style-name="ro1">
          <table:table-cell office:value-type="float" office:value="140002" calcext:value-type="float">
            <text:p>140002</text:p>
          </table:table-cell>
          <table:table-cell/>
          <table:table-cell table:formula="of:=CONCATENATE(&quot;/home/driverless/ras_perception/DL_training/RAS_DATASET/&quot;;[.A437];&quot;.jpg&quot;)" office:value-type="string" office:string-value="/home/driverless/ras_perception/DL_training/RAS_DATASET/140002.jpg" calcext:value-type="string">
            <text:p>/home/driverless/ras_perception/DL_training/RAS_DATASET/140002.jpg</text:p>
          </table:table-cell>
          <table:table-cell table:number-columns-repeated="5"/>
          <table:table-cell office:value-type="string" calcext:value-type="string">
            <text:p>/home/driverless/ras_perception/DL_training/RAS_DATASET/140002.jpg</text:p>
          </table:table-cell>
          <table:table-cell table:number-columns-repeated="6"/>
        </table:table-row>
        <table:table-row table:style-name="ro1">
          <table:table-cell office:value-type="float" office:value="140003" calcext:value-type="float">
            <text:p>140003</text:p>
          </table:table-cell>
          <table:table-cell/>
          <table:table-cell table:formula="of:=CONCATENATE(&quot;/home/driverless/ras_perception/DL_training/RAS_DATASET/&quot;;[.A438];&quot;.jpg&quot;)" office:value-type="string" office:string-value="/home/driverless/ras_perception/DL_training/RAS_DATASET/140003.jpg" calcext:value-type="string">
            <text:p>/home/driverless/ras_perception/DL_training/RAS_DATASET/140003.jpg</text:p>
          </table:table-cell>
          <table:table-cell table:number-columns-repeated="5"/>
          <table:table-cell office:value-type="string" calcext:value-type="string">
            <text:p>/home/driverless/ras_perception/DL_training/RAS_DATASET/140003.jpg</text:p>
          </table:table-cell>
          <table:table-cell table:number-columns-repeated="6"/>
        </table:table-row>
        <table:table-row table:style-name="ro1">
          <table:table-cell office:value-type="float" office:value="140004" calcext:value-type="float">
            <text:p>140004</text:p>
          </table:table-cell>
          <table:table-cell/>
          <table:table-cell table:formula="of:=CONCATENATE(&quot;/home/driverless/ras_perception/DL_training/RAS_DATASET/&quot;;[.A439];&quot;.jpg&quot;)" office:value-type="string" office:string-value="/home/driverless/ras_perception/DL_training/RAS_DATASET/140004.jpg" calcext:value-type="string">
            <text:p>/home/driverless/ras_perception/DL_training/RAS_DATASET/140004.jpg</text:p>
          </table:table-cell>
          <table:table-cell table:number-columns-repeated="5"/>
          <table:table-cell office:value-type="string" calcext:value-type="string">
            <text:p>/home/driverless/ras_perception/DL_training/RAS_DATASET/140004.jpg</text:p>
          </table:table-cell>
          <table:table-cell table:number-columns-repeated="6"/>
        </table:table-row>
        <table:table-row table:style-name="ro1">
          <table:table-cell office:value-type="float" office:value="140005" calcext:value-type="float">
            <text:p>140005</text:p>
          </table:table-cell>
          <table:table-cell/>
          <table:table-cell table:formula="of:=CONCATENATE(&quot;/home/driverless/ras_perception/DL_training/RAS_DATASET/&quot;;[.A440];&quot;.jpg&quot;)" office:value-type="string" office:string-value="/home/driverless/ras_perception/DL_training/RAS_DATASET/140005.jpg" calcext:value-type="string">
            <text:p>/home/driverless/ras_perception/DL_training/RAS_DATASET/140005.jpg</text:p>
          </table:table-cell>
          <table:table-cell table:number-columns-repeated="5"/>
          <table:table-cell office:value-type="string" calcext:value-type="string">
            <text:p>/home/driverless/ras_perception/DL_training/RAS_DATASET/140005.jpg</text:p>
          </table:table-cell>
          <table:table-cell table:number-columns-repeated="6"/>
        </table:table-row>
        <table:table-row table:style-name="ro1">
          <table:table-cell office:value-type="float" office:value="140006" calcext:value-type="float">
            <text:p>140006</text:p>
          </table:table-cell>
          <table:table-cell/>
          <table:table-cell table:formula="of:=CONCATENATE(&quot;/home/driverless/ras_perception/DL_training/RAS_DATASET/&quot;;[.A441];&quot;.jpg&quot;)" office:value-type="string" office:string-value="/home/driverless/ras_perception/DL_training/RAS_DATASET/140006.jpg" calcext:value-type="string">
            <text:p>/home/driverless/ras_perception/DL_training/RAS_DATASET/140006.jpg</text:p>
          </table:table-cell>
          <table:table-cell table:number-columns-repeated="5"/>
          <table:table-cell office:value-type="string" calcext:value-type="string">
            <text:p>/home/driverless/ras_perception/DL_training/RAS_DATASET/140006.jpg</text:p>
          </table:table-cell>
          <table:table-cell table:number-columns-repeated="6"/>
        </table:table-row>
        <table:table-row table:style-name="ro1">
          <table:table-cell office:value-type="float" office:value="140007" calcext:value-type="float">
            <text:p>140007</text:p>
          </table:table-cell>
          <table:table-cell/>
          <table:table-cell table:formula="of:=CONCATENATE(&quot;/home/driverless/ras_perception/DL_training/RAS_DATASET/&quot;;[.A442];&quot;.jpg&quot;)" office:value-type="string" office:string-value="/home/driverless/ras_perception/DL_training/RAS_DATASET/140007.jpg" calcext:value-type="string">
            <text:p>/home/driverless/ras_perception/DL_training/RAS_DATASET/140007.jpg</text:p>
          </table:table-cell>
          <table:table-cell table:number-columns-repeated="12"/>
        </table:table-row>
        <table:table-row table:style-name="ro1">
          <table:table-cell office:value-type="float" office:value="140008" calcext:value-type="float">
            <text:p>140008</text:p>
          </table:table-cell>
          <table:table-cell/>
          <table:table-cell table:formula="of:=CONCATENATE(&quot;/home/driverless/ras_perception/DL_training/RAS_DATASET/&quot;;[.A443];&quot;.jpg&quot;)" office:value-type="string" office:string-value="/home/driverless/ras_perception/DL_training/RAS_DATASET/140008.jpg" calcext:value-type="string">
            <text:p>/home/driverless/ras_perception/DL_training/RAS_DATASET/140008.jpg</text:p>
          </table:table-cell>
          <table:table-cell table:number-columns-repeated="5"/>
          <table:table-cell office:value-type="string" calcext:value-type="string">
            <text:p>/home/driverless/ras_perception/DL_training/RAS_DATASET/140008.jpg</text:p>
          </table:table-cell>
          <table:table-cell table:number-columns-repeated="6"/>
        </table:table-row>
        <table:table-row table:style-name="ro1">
          <table:table-cell office:value-type="float" office:value="140009" calcext:value-type="float">
            <text:p>140009</text:p>
          </table:table-cell>
          <table:table-cell/>
          <table:table-cell table:formula="of:=CONCATENATE(&quot;/home/driverless/ras_perception/DL_training/RAS_DATASET/&quot;;[.A444];&quot;.jpg&quot;)" office:value-type="string" office:string-value="/home/driverless/ras_perception/DL_training/RAS_DATASET/140009.jpg" calcext:value-type="string">
            <text:p>/home/driverless/ras_perception/DL_training/RAS_DATASET/140009.jpg</text:p>
          </table:table-cell>
          <table:table-cell table:number-columns-repeated="5"/>
          <table:table-cell office:value-type="string" calcext:value-type="string">
            <text:p>/home/driverless/ras_perception/DL_training/RAS_DATASET/140009.jpg</text:p>
          </table:table-cell>
          <table:table-cell table:number-columns-repeated="6"/>
        </table:table-row>
        <table:table-row table:style-name="ro1">
          <table:table-cell office:value-type="float" office:value="140011" calcext:value-type="float">
            <text:p>140011</text:p>
          </table:table-cell>
          <table:table-cell/>
          <table:table-cell table:formula="of:=CONCATENATE(&quot;/home/driverless/ras_perception/DL_training/RAS_DATASET/&quot;;[.A445];&quot;.jpg&quot;)" office:value-type="string" office:string-value="/home/driverless/ras_perception/DL_training/RAS_DATASET/140011.jpg" calcext:value-type="string">
            <text:p>/home/driverless/ras_perception/DL_training/RAS_DATASET/140011.jpg</text:p>
          </table:table-cell>
          <table:table-cell table:number-columns-repeated="5"/>
          <table:table-cell office:value-type="string" calcext:value-type="string">
            <text:p>/home/driverless/ras_perception/DL_training/RAS_DATASET/140011.jpg</text:p>
          </table:table-cell>
          <table:table-cell table:number-columns-repeated="6"/>
        </table:table-row>
        <table:table-row table:style-name="ro1">
          <table:table-cell office:value-type="float" office:value="140012" calcext:value-type="float">
            <text:p>140012</text:p>
          </table:table-cell>
          <table:table-cell/>
          <table:table-cell table:formula="of:=CONCATENATE(&quot;/home/driverless/ras_perception/DL_training/RAS_DATASET/&quot;;[.A446];&quot;.jpg&quot;)" office:value-type="string" office:string-value="/home/driverless/ras_perception/DL_training/RAS_DATASET/140012.jpg" calcext:value-type="string">
            <text:p>/home/driverless/ras_perception/DL_training/RAS_DATASET/140012.jpg</text:p>
          </table:table-cell>
          <table:table-cell table:number-columns-repeated="5"/>
          <table:table-cell office:value-type="string" calcext:value-type="string">
            <text:p>/home/driverless/ras_perception/DL_training/RAS_DATASET/140012.jpg</text:p>
          </table:table-cell>
          <table:table-cell table:number-columns-repeated="6"/>
        </table:table-row>
        <table:table-row table:style-name="ro1">
          <table:table-cell office:value-type="float" office:value="140013" calcext:value-type="float">
            <text:p>140013</text:p>
          </table:table-cell>
          <table:table-cell/>
          <table:table-cell table:formula="of:=CONCATENATE(&quot;/home/driverless/ras_perception/DL_training/RAS_DATASET/&quot;;[.A447];&quot;.jpg&quot;)" office:value-type="string" office:string-value="/home/driverless/ras_perception/DL_training/RAS_DATASET/140013.jpg" calcext:value-type="string">
            <text:p>/home/driverless/ras_perception/DL_training/RAS_DATASET/140013.jpg</text:p>
          </table:table-cell>
          <table:table-cell table:number-columns-repeated="5"/>
          <table:table-cell office:value-type="string" calcext:value-type="string">
            <text:p>/home/driverless/ras_perception/DL_training/RAS_DATASET/140013.jpg</text:p>
          </table:table-cell>
          <table:table-cell table:number-columns-repeated="6"/>
        </table:table-row>
        <table:table-row table:style-name="ro1">
          <table:table-cell office:value-type="float" office:value="140014" calcext:value-type="float">
            <text:p>140014</text:p>
          </table:table-cell>
          <table:table-cell/>
          <table:table-cell table:formula="of:=CONCATENATE(&quot;/home/driverless/ras_perception/DL_training/RAS_DATASET/&quot;;[.A448];&quot;.jpg&quot;)" office:value-type="string" office:string-value="/home/driverless/ras_perception/DL_training/RAS_DATASET/140014.jpg" calcext:value-type="string">
            <text:p>/home/driverless/ras_perception/DL_training/RAS_DATASET/140014.jpg</text:p>
          </table:table-cell>
          <table:table-cell table:number-columns-repeated="5"/>
          <table:table-cell office:value-type="string" calcext:value-type="string">
            <text:p>/home/driverless/ras_perception/DL_training/RAS_DATASET/140014.jpg</text:p>
          </table:table-cell>
          <table:table-cell table:number-columns-repeated="6"/>
        </table:table-row>
        <table:table-row table:style-name="ro1">
          <table:table-cell office:value-type="float" office:value="140015" calcext:value-type="float">
            <text:p>140015</text:p>
          </table:table-cell>
          <table:table-cell/>
          <table:table-cell table:formula="of:=CONCATENATE(&quot;/home/driverless/ras_perception/DL_training/RAS_DATASET/&quot;;[.A449];&quot;.jpg&quot;)" office:value-type="string" office:string-value="/home/driverless/ras_perception/DL_training/RAS_DATASET/140015.jpg" calcext:value-type="string">
            <text:p>/home/driverless/ras_perception/DL_training/RAS_DATASET/140015.jpg</text:p>
          </table:table-cell>
          <table:table-cell table:number-columns-repeated="5"/>
          <table:table-cell office:value-type="string" calcext:value-type="string">
            <text:p>/home/driverless/ras_perception/DL_training/RAS_DATASET/140015.jpg</text:p>
          </table:table-cell>
          <table:table-cell table:number-columns-repeated="6"/>
        </table:table-row>
        <table:table-row table:style-name="ro1">
          <table:table-cell office:value-type="float" office:value="140018" calcext:value-type="float">
            <text:p>140018</text:p>
          </table:table-cell>
          <table:table-cell/>
          <table:table-cell table:formula="of:=CONCATENATE(&quot;/home/driverless/ras_perception/DL_training/RAS_DATASET/&quot;;[.A450];&quot;.jpg&quot;)" office:value-type="string" office:string-value="/home/driverless/ras_perception/DL_training/RAS_DATASET/140018.jpg" calcext:value-type="string">
            <text:p>/home/driverless/ras_perception/DL_training/RAS_DATASET/140018.jpg</text:p>
          </table:table-cell>
          <table:table-cell table:number-columns-repeated="5"/>
          <table:table-cell office:value-type="string" calcext:value-type="string">
            <text:p>/home/driverless/ras_perception/DL_training/RAS_DATASET/140018.jpg</text:p>
          </table:table-cell>
          <table:table-cell table:number-columns-repeated="6"/>
        </table:table-row>
        <table:table-row table:style-name="ro1">
          <table:table-cell office:value-type="float" office:value="140019" calcext:value-type="float">
            <text:p>140019</text:p>
          </table:table-cell>
          <table:table-cell/>
          <table:table-cell table:formula="of:=CONCATENATE(&quot;/home/driverless/ras_perception/DL_training/RAS_DATASET/&quot;;[.A451];&quot;.jpg&quot;)" office:value-type="string" office:string-value="/home/driverless/ras_perception/DL_training/RAS_DATASET/140019.jpg" calcext:value-type="string">
            <text:p>/home/driverless/ras_perception/DL_training/RAS_DATASET/140019.jpg</text:p>
          </table:table-cell>
          <table:table-cell table:number-columns-repeated="5"/>
          <table:table-cell office:value-type="string" calcext:value-type="string">
            <text:p>/home/driverless/ras_perception/DL_training/RAS_DATASET/140019.jpg</text:p>
          </table:table-cell>
          <table:table-cell table:number-columns-repeated="6"/>
        </table:table-row>
        <table:table-row table:style-name="ro1">
          <table:table-cell office:value-type="float" office:value="140020" calcext:value-type="float">
            <text:p>140020</text:p>
          </table:table-cell>
          <table:table-cell/>
          <table:table-cell table:formula="of:=CONCATENATE(&quot;/home/driverless/ras_perception/DL_training/RAS_DATASET/&quot;;[.A452];&quot;.jpg&quot;)" office:value-type="string" office:string-value="/home/driverless/ras_perception/DL_training/RAS_DATASET/140020.jpg" calcext:value-type="string">
            <text:p>/home/driverless/ras_perception/DL_training/RAS_DATASET/140020.jpg</text:p>
          </table:table-cell>
          <table:table-cell table:number-columns-repeated="5"/>
          <table:table-cell office:value-type="string" calcext:value-type="string">
            <text:p>/home/driverless/ras_perception/DL_training/RAS_DATASET/140020.jpg</text:p>
          </table:table-cell>
          <table:table-cell table:number-columns-repeated="6"/>
        </table:table-row>
        <table:table-row table:style-name="ro1">
          <table:table-cell office:value-type="float" office:value="140023" calcext:value-type="float">
            <text:p>140023</text:p>
          </table:table-cell>
          <table:table-cell/>
          <table:table-cell table:formula="of:=CONCATENATE(&quot;/home/driverless/ras_perception/DL_training/RAS_DATASET/&quot;;[.A453];&quot;.jpg&quot;)" office:value-type="string" office:string-value="/home/driverless/ras_perception/DL_training/RAS_DATASET/140023.jpg" calcext:value-type="string">
            <text:p>/home/driverless/ras_perception/DL_training/RAS_DATASET/140023.jpg</text:p>
          </table:table-cell>
          <table:table-cell table:number-columns-repeated="5"/>
          <table:table-cell office:value-type="string" calcext:value-type="string">
            <text:p>/home/driverless/ras_perception/DL_training/RAS_DATASET/140023.jpg</text:p>
          </table:table-cell>
          <table:table-cell table:number-columns-repeated="6"/>
        </table:table-row>
        <table:table-row table:style-name="ro1">
          <table:table-cell office:value-type="float" office:value="140024" calcext:value-type="float">
            <text:p>140024</text:p>
          </table:table-cell>
          <table:table-cell/>
          <table:table-cell table:formula="of:=CONCATENATE(&quot;/home/driverless/ras_perception/DL_training/RAS_DATASET/&quot;;[.A454];&quot;.jpg&quot;)" office:value-type="string" office:string-value="/home/driverless/ras_perception/DL_training/RAS_DATASET/140024.jpg" calcext:value-type="string">
            <text:p>/home/driverless/ras_perception/DL_training/RAS_DATASET/140024.jpg</text:p>
          </table:table-cell>
          <table:table-cell table:number-columns-repeated="5"/>
          <table:table-cell office:value-type="string" calcext:value-type="string">
            <text:p>/home/driverless/ras_perception/DL_training/RAS_DATASET/140024.jpg</text:p>
          </table:table-cell>
          <table:table-cell table:number-columns-repeated="6"/>
        </table:table-row>
        <table:table-row table:style-name="ro1">
          <table:table-cell office:value-type="float" office:value="140025" calcext:value-type="float">
            <text:p>140025</text:p>
          </table:table-cell>
          <table:table-cell/>
          <table:table-cell table:formula="of:=CONCATENATE(&quot;/home/driverless/ras_perception/DL_training/RAS_DATASET/&quot;;[.A455];&quot;.jpg&quot;)" office:value-type="string" office:string-value="/home/driverless/ras_perception/DL_training/RAS_DATASET/140025.jpg" calcext:value-type="string">
            <text:p>/home/driverless/ras_perception/DL_training/RAS_DATASET/140025.jpg</text:p>
          </table:table-cell>
          <table:table-cell table:number-columns-repeated="5"/>
          <table:table-cell office:value-type="string" calcext:value-type="string">
            <text:p>/home/driverless/ras_perception/DL_training/RAS_DATASET/140025.jpg</text:p>
          </table:table-cell>
          <table:table-cell table:number-columns-repeated="6"/>
        </table:table-row>
        <table:table-row table:style-name="ro1">
          <table:table-cell office:value-type="float" office:value="140026" calcext:value-type="float">
            <text:p>140026</text:p>
          </table:table-cell>
          <table:table-cell/>
          <table:table-cell table:formula="of:=CONCATENATE(&quot;/home/driverless/ras_perception/DL_training/RAS_DATASET/&quot;;[.A456];&quot;.jpg&quot;)" office:value-type="string" office:string-value="/home/driverless/ras_perception/DL_training/RAS_DATASET/140026.jpg" calcext:value-type="string">
            <text:p>/home/driverless/ras_perception/DL_training/RAS_DATASET/140026.jpg</text:p>
          </table:table-cell>
          <table:table-cell table:number-columns-repeated="5"/>
          <table:table-cell office:value-type="string" calcext:value-type="string">
            <text:p>/home/driverless/ras_perception/DL_training/RAS_DATASET/140026.jpg</text:p>
          </table:table-cell>
          <table:table-cell table:number-columns-repeated="6"/>
        </table:table-row>
        <table:table-row table:style-name="ro1">
          <table:table-cell office:value-type="float" office:value="140027" calcext:value-type="float">
            <text:p>140027</text:p>
          </table:table-cell>
          <table:table-cell/>
          <table:table-cell table:formula="of:=CONCATENATE(&quot;/home/driverless/ras_perception/DL_training/RAS_DATASET/&quot;;[.A457];&quot;.jpg&quot;)" office:value-type="string" office:string-value="/home/driverless/ras_perception/DL_training/RAS_DATASET/140027.jpg" calcext:value-type="string">
            <text:p>/home/driverless/ras_perception/DL_training/RAS_DATASET/140027.jpg</text:p>
          </table:table-cell>
          <table:table-cell table:number-columns-repeated="5"/>
          <table:table-cell office:value-type="string" calcext:value-type="string">
            <text:p>/home/driverless/ras_perception/DL_training/RAS_DATASET/140027.jpg</text:p>
          </table:table-cell>
          <table:table-cell table:number-columns-repeated="6"/>
        </table:table-row>
        <table:table-row table:style-name="ro1">
          <table:table-cell office:value-type="float" office:value="140030" calcext:value-type="float">
            <text:p>140030</text:p>
          </table:table-cell>
          <table:table-cell/>
          <table:table-cell table:formula="of:=CONCATENATE(&quot;/home/driverless/ras_perception/DL_training/RAS_DATASET/&quot;;[.A458];&quot;.jpg&quot;)" office:value-type="string" office:string-value="/home/driverless/ras_perception/DL_training/RAS_DATASET/140030.jpg" calcext:value-type="string">
            <text:p>/home/driverless/ras_perception/DL_training/RAS_DATASET/140030.jpg</text:p>
          </table:table-cell>
          <table:table-cell table:number-columns-repeated="5"/>
          <table:table-cell office:value-type="string" calcext:value-type="string">
            <text:p>/home/driverless/ras_perception/DL_training/RAS_DATASET/140030.jpg</text:p>
          </table:table-cell>
          <table:table-cell table:number-columns-repeated="6"/>
        </table:table-row>
        <table:table-row table:style-name="ro1">
          <table:table-cell office:value-type="float" office:value="140031" calcext:value-type="float">
            <text:p>140031</text:p>
          </table:table-cell>
          <table:table-cell/>
          <table:table-cell table:formula="of:=CONCATENATE(&quot;/home/driverless/ras_perception/DL_training/RAS_DATASET/&quot;;[.A459];&quot;.jpg&quot;)" office:value-type="string" office:string-value="/home/driverless/ras_perception/DL_training/RAS_DATASET/140031.jpg" calcext:value-type="string">
            <text:p>/home/driverless/ras_perception/DL_training/RAS_DATASET/140031.jpg</text:p>
          </table:table-cell>
          <table:table-cell table:number-columns-repeated="5"/>
          <table:table-cell office:value-type="string" calcext:value-type="string">
            <text:p>/home/driverless/ras_perception/DL_training/RAS_DATASET/140031.jpg</text:p>
          </table:table-cell>
          <table:table-cell table:number-columns-repeated="6"/>
        </table:table-row>
        <table:table-row table:style-name="ro1">
          <table:table-cell office:value-type="float" office:value="140032" calcext:value-type="float">
            <text:p>140032</text:p>
          </table:table-cell>
          <table:table-cell/>
          <table:table-cell table:formula="of:=CONCATENATE(&quot;/home/driverless/ras_perception/DL_training/RAS_DATASET/&quot;;[.A460];&quot;.jpg&quot;)" office:value-type="string" office:string-value="/home/driverless/ras_perception/DL_training/RAS_DATASET/140032.jpg" calcext:value-type="string">
            <text:p>/home/driverless/ras_perception/DL_training/RAS_DATASET/140032.jpg</text:p>
          </table:table-cell>
          <table:table-cell table:number-columns-repeated="5"/>
          <table:table-cell office:value-type="string" calcext:value-type="string">
            <text:p>/home/driverless/ras_perception/DL_training/RAS_DATASET/140032.jpg</text:p>
          </table:table-cell>
          <table:table-cell table:number-columns-repeated="6"/>
        </table:table-row>
        <table:table-row table:style-name="ro1">
          <table:table-cell office:value-type="float" office:value="140033" calcext:value-type="float">
            <text:p>140033</text:p>
          </table:table-cell>
          <table:table-cell/>
          <table:table-cell table:formula="of:=CONCATENATE(&quot;/home/driverless/ras_perception/DL_training/RAS_DATASET/&quot;;[.A461];&quot;.jpg&quot;)" office:value-type="string" office:string-value="/home/driverless/ras_perception/DL_training/RAS_DATASET/140033.jpg" calcext:value-type="string">
            <text:p>/home/driverless/ras_perception/DL_training/RAS_DATASET/140033.jpg</text:p>
          </table:table-cell>
          <table:table-cell table:number-columns-repeated="5"/>
          <table:table-cell office:value-type="string" calcext:value-type="string">
            <text:p>/home/driverless/ras_perception/DL_training/RAS_DATASET/140033.jp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13:38:05.532965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3:38:05.628291744</meta:creation-date>
    <meta:editing-duration>PT5H33M18S</meta:editing-duration>
    <meta:editing-cycles>3</meta:editing-cycles>
    <meta:generator>LibreOffice/5.1.6.2$Linux_X86_64 LibreOffice_project/10m0$Build-2</meta:generator>
    <dc:date>2018-11-11T19:31:55.443160723</dc:date>
    <meta:document-statistic meta:table-count="2" meta:cell-count="2396" meta:object-count="0"/>
  </office:meta>
</office:document-meta>
</file>